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3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faction</text:p>
          </table:table-cell>
          <table:table-cell office:value-type="string">
            <text:p>name</text:p>
          </table:table-cell>
          <table:table-cell office:value-type="string">
            <text:p>x coordinate</text:p>
          </table:table-cell>
          <table:table-cell office:value-type="string">
            <text:p>y coordinate</text:p>
          </table:table-cell>
          <table:table-cell table:style-name="Default" office:value-type="string">
            <text:p>Resource Value</text:p>
          </table:table-cell>
        </table:table-row>
        <table:table-row table:style-name="ro1">
          <table:table-cell office:value-type="string">
            <text:p>Comstar</text:p>
          </table:table-cell>
          <table:table-cell office:value-type="string">
            <text:p>Terra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bbeville</text:p>
          </table:table-cell>
          <table:table-cell office:value-type="float" office:value="611.32">
            <text:p>611,32</text:p>
          </table:table-cell>
          <table:table-cell office:value-type="float" office:value="-40.16">
            <text:p>-4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bruzzi</text:p>
          </table:table-cell>
          <table:table-cell office:value-type="float" office:value="150.74">
            <text:p>150,74</text:p>
          </table:table-cell>
          <table:table-cell office:value-type="float" office:value="-306.96">
            <text:p>-306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cala</text:p>
          </table:table-cell>
          <table:table-cell office:value-type="float" office:value="135.36">
            <text:p>135,36</text:p>
          </table:table-cell>
          <table:table-cell office:value-type="float" office:value="-125.44">
            <text:p>-125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ddicks</text:p>
          </table:table-cell>
          <table:table-cell office:value-type="float" office:value="72.24">
            <text:p>72,24</text:p>
          </table:table-cell>
          <table:table-cell office:value-type="float" office:value="-0.26">
            <text:p>-0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delson</text:p>
          </table:table-cell>
          <table:table-cell office:value-type="float" office:value="477">
            <text:p>477</text:p>
          </table:table-cell>
          <table:table-cell office:value-type="float" office:value="-247.5">
            <text:p>-247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drian</text:p>
          </table:table-cell>
          <table:table-cell office:value-type="float" office:value="453.27">
            <text:p>453,27</text:p>
          </table:table-cell>
          <table:table-cell office:value-type="float" office:value="28.43">
            <text:p>28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gliana</text:p>
          </table:table-cell>
          <table:table-cell office:value-type="float" office:value="393.29">
            <text:p>393,29</text:p>
          </table:table-cell>
          <table:table-cell office:value-type="float" office:value="-292.1">
            <text:p>-292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cyone</text:p>
          </table:table-cell>
          <table:table-cell office:value-type="float" office:value="130.92">
            <text:p>130,92</text:p>
          </table:table-cell>
          <table:table-cell office:value-type="float" office:value="-199.25">
            <text:p>-199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got</text:p>
          </table:table-cell>
          <table:table-cell office:value-type="float" office:value="86.59">
            <text:p>86,59</text:p>
          </table:table-cell>
          <table:table-cell office:value-type="float" office:value="-83.46">
            <text:p>-8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lerton</text:p>
          </table:table-cell>
          <table:table-cell office:value-type="float" office:value="265.76">
            <text:p>265,76</text:p>
          </table:table-cell>
          <table:table-cell office:value-type="float" office:value="7.3">
            <text:p>7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mach</text:p>
          </table:table-cell>
          <table:table-cell office:value-type="float" office:value="101.71">
            <text:p>101,71</text:p>
          </table:table-cell>
          <table:table-cell office:value-type="float" office:value="-62.07">
            <text:p>-62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sek</text:p>
          </table:table-cell>
          <table:table-cell office:value-type="float" office:value="318.44">
            <text:p>318,44</text:p>
          </table:table-cell>
          <table:table-cell office:value-type="float" office:value="-240.2">
            <text:p>-240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ta Vista</text:p>
          </table:table-cell>
          <table:table-cell office:value-type="float" office:value="511.17">
            <text:p>511,17</text:p>
          </table:table-cell>
          <table:table-cell office:value-type="float" office:value="13.04">
            <text:p>13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ltoona</text:p>
          </table:table-cell>
          <table:table-cell office:value-type="float" office:value="555.5">
            <text:p>555,5</text:p>
          </table:table-cell>
          <table:table-cell office:value-type="float" office:value="-4.17">
            <text:p>-4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miga</text:p>
          </table:table-cell>
          <table:table-cell office:value-type="float" office:value="166.65">
            <text:p>166,65</text:p>
          </table:table-cell>
          <table:table-cell office:value-type="float" office:value="-85.28">
            <text:p>-85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aheim</text:p>
          </table:table-cell>
          <table:table-cell office:value-type="float" office:value="302.01">
            <text:p>302,01</text:p>
          </table:table-cell>
          <table:table-cell office:value-type="float" office:value="-314.52">
            <text:p>-314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dalusia</text:p>
          </table:table-cell>
          <table:table-cell office:value-type="float" office:value="394.85">
            <text:p>394,85</text:p>
          </table:table-cell>
          <table:table-cell office:value-type="float" office:value="-110.06">
            <text:p>-110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dro</text:p>
          </table:table-cell>
          <table:table-cell office:value-type="float" office:value="146.05">
            <text:p>146,05</text:p>
          </table:table-cell>
          <table:table-cell office:value-type="float" office:value="-174.48">
            <text:p>-174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gol</text:p>
          </table:table-cell>
          <table:table-cell office:value-type="float" office:value="88.67">
            <text:p>88,67</text:p>
          </table:table-cell>
          <table:table-cell office:value-type="float" office:value="-39.12">
            <text:p>-3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guilla</text:p>
          </table:table-cell>
          <table:table-cell office:value-type="float" office:value="415.72">
            <text:p>415,72</text:p>
          </table:table-cell>
          <table:table-cell office:value-type="float" office:value="80.33">
            <text:p>8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jin Muerto</text:p>
          </table:table-cell>
          <table:table-cell office:value-type="float" office:value="591.76">
            <text:p>591,76</text:p>
          </table:table-cell>
          <table:table-cell office:value-type="float" office:value="-78.76">
            <text:p>-78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kaa</text:p>
          </table:table-cell>
          <table:table-cell office:value-type="float" office:value="75.37">
            <text:p>75,37</text:p>
          </table:table-cell>
          <table:table-cell office:value-type="float" office:value="-9.39">
            <text:p>-9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ntietam</text:p>
          </table:table-cell>
          <table:table-cell office:value-type="float" office:value="333.82">
            <text:p>333,82</text:p>
          </table:table-cell>
          <table:table-cell office:value-type="float" office:value="-138.22">
            <text:p>-138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rgyle</text:p>
          </table:table-cell>
          <table:table-cell office:value-type="float" office:value="257.67">
            <text:p>257,67</text:p>
          </table:table-cell>
          <table:table-cell office:value-type="float" office:value="-110.06">
            <text:p>-110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rmington</text:p>
          </table:table-cell>
          <table:table-cell office:value-type="float" office:value="424.58">
            <text:p>424,58</text:p>
          </table:table-cell>
          <table:table-cell office:value-type="float" office:value="-306.44">
            <text:p>-306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rnaudville</text:p>
          </table:table-cell>
          <table:table-cell office:value-type="float" office:value="588.89">
            <text:p>588,89</text:p>
          </table:table-cell>
          <table:table-cell office:value-type="float" office:value="37.03">
            <text:p>37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s Samik</text:p>
          </table:table-cell>
          <table:table-cell office:value-type="float" office:value="349.99">
            <text:p>349,99</text:p>
          </table:table-cell>
          <table:table-cell office:value-type="float" office:value="-289.23">
            <text:p>-289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shkum</text:p>
          </table:table-cell>
          <table:table-cell office:value-type="float" office:value="112.93">
            <text:p>112,93</text:p>
          </table:table-cell>
          <table:table-cell office:value-type="float" office:value="-101.97">
            <text:p>-101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shley</text:p>
          </table:table-cell>
          <table:table-cell office:value-type="float" office:value="165.87">
            <text:p>165,87</text:p>
          </table:table-cell>
          <table:table-cell office:value-type="float" office:value="-311.13">
            <text:p>-311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tlas</text:p>
          </table:table-cell>
          <table:table-cell office:value-type="float" office:value="158.83">
            <text:p>158,83</text:p>
          </table:table-cell>
          <table:table-cell office:value-type="float" office:value="-246.2">
            <text:p>-246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ucara</text:p>
          </table:table-cell>
          <table:table-cell office:value-type="float" office:value="178.13">
            <text:p>178,13</text:p>
          </table:table-cell>
          <table:table-cell office:value-type="float" office:value="-298.88">
            <text:p>-298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ugusta</text:p>
          </table:table-cell>
          <table:table-cell office:value-type="float" office:value="284.79">
            <text:p>284,79</text:p>
          </table:table-cell>
          <table:table-cell office:value-type="float" office:value="-99.89">
            <text:p>-99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vawatz</text:p>
          </table:table-cell>
          <table:table-cell office:value-type="float" office:value="166.39">
            <text:p>166,39</text:p>
          </table:table-cell>
          <table:table-cell office:value-type="float" office:value="-29.73">
            <text:p>-29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vigait</text:p>
          </table:table-cell>
          <table:table-cell office:value-type="float" office:value="154.39">
            <text:p>154,39</text:p>
          </table:table-cell>
          <table:table-cell office:value-type="float" office:value="-277.49">
            <text:p>-277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Axton</text:p>
          </table:table-cell>
          <table:table-cell office:value-type="float" office:value="128.31">
            <text:p>128,31</text:p>
          </table:table-cell>
          <table:table-cell office:value-type="float" office:value="-114.23">
            <text:p>-114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cum</text:p>
          </table:table-cell>
          <table:table-cell office:value-type="float" office:value="158.57">
            <text:p>158,57</text:p>
          </table:table-cell>
          <table:table-cell office:value-type="float" office:value="-291.84">
            <text:p>-291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randa</text:p>
          </table:table-cell>
          <table:table-cell office:value-type="float" office:value="453.27">
            <text:p>453,27</text:p>
          </table:table-cell>
          <table:table-cell office:value-type="float" office:value="-261.32">
            <text:p>-261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rlow's End</text:p>
          </table:table-cell>
          <table:table-cell office:value-type="float" office:value="307.22">
            <text:p>307,22</text:p>
          </table:table-cell>
          <table:table-cell office:value-type="float" office:value="63.64">
            <text:p>6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rstow</text:p>
          </table:table-cell>
          <table:table-cell office:value-type="float" office:value="172.13">
            <text:p>172,13</text:p>
          </table:table-cell>
          <table:table-cell office:value-type="float" office:value="-41.21">
            <text:p>-41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salt</text:p>
          </table:table-cell>
          <table:table-cell office:value-type="float" office:value="66.76">
            <text:p>66,76</text:p>
          </table:table-cell>
          <table:table-cell office:value-type="float" office:value="-29.21">
            <text:p>-29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santapur</text:p>
          </table:table-cell>
          <table:table-cell office:value-type="float" office:value="367.73">
            <text:p>367,73</text:p>
          </table:table-cell>
          <table:table-cell office:value-type="float" office:value="-286.88">
            <text:p>-286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ssfield</text:p>
          </table:table-cell>
          <table:table-cell office:value-type="float" office:value="594.1">
            <text:p>594,1</text:p>
          </table:table-cell>
          <table:table-cell office:value-type="float" office:value="4.96">
            <text:p>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stian</text:p>
          </table:table-cell>
          <table:table-cell office:value-type="float" office:value="299.92">
            <text:p>299,92</text:p>
          </table:table-cell>
          <table:table-cell office:value-type="float" office:value="-161.44">
            <text:p>-16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strop</text:p>
          </table:table-cell>
          <table:table-cell office:value-type="float" office:value="568.28">
            <text:p>568,28</text:p>
          </table:table-cell>
          <table:table-cell office:value-type="float" office:value="61.03">
            <text:p>61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tavia</text:p>
          </table:table-cell>
          <table:table-cell office:value-type="float" office:value="202.9">
            <text:p>202,9</text:p>
          </table:table-cell>
          <table:table-cell office:value-type="float" office:value="-55.81">
            <text:p>-55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axley</text:p>
          </table:table-cell>
          <table:table-cell office:value-type="float" office:value="436.06">
            <text:p>436,06</text:p>
          </table:table-cell>
          <table:table-cell office:value-type="float" office:value="-151.26">
            <text:p>-151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aumont</text:p>
          </table:table-cell>
          <table:table-cell office:value-type="float" office:value="589.15">
            <text:p>589,15</text:p>
          </table:table-cell>
          <table:table-cell office:value-type="float" office:value="40.16">
            <text:p>4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echer</text:p>
          </table:table-cell>
          <table:table-cell office:value-type="float" office:value="185.43">
            <text:p>185,43</text:p>
          </table:table-cell>
          <table:table-cell office:value-type="float" office:value="-50.6">
            <text:p>-50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enleigh</text:p>
          </table:table-cell>
          <table:table-cell office:value-type="float" office:value="185.43">
            <text:p>185,43</text:p>
          </table:table-cell>
          <table:table-cell office:value-type="float" office:value="-271.23">
            <text:p>-271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id</text:p>
          </table:table-cell>
          <table:table-cell office:value-type="float" office:value="125.71">
            <text:p>125,71</text:p>
          </table:table-cell>
          <table:table-cell office:value-type="float" office:value="-245.93">
            <text:p>-245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laire</text:p>
          </table:table-cell>
          <table:table-cell office:value-type="float" office:value="337.48">
            <text:p>337,48</text:p>
          </table:table-cell>
          <table:table-cell office:value-type="float" office:value="-276.71">
            <text:p>-276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ll</text:p>
          </table:table-cell>
          <table:table-cell office:value-type="float" office:value="105.1">
            <text:p>105,1</text:p>
          </table:table-cell>
          <table:table-cell office:value-type="float" office:value="-110.84">
            <text:p>-110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lladonna</text:p>
          </table:table-cell>
          <table:table-cell office:value-type="float" office:value="265.23">
            <text:p>265,23</text:p>
          </table:table-cell>
          <table:table-cell office:value-type="float" office:value="-125.71">
            <text:p>-125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llevue</text:p>
          </table:table-cell>
          <table:table-cell office:value-type="float" office:value="330.96">
            <text:p>330,96</text:p>
          </table:table-cell>
          <table:table-cell office:value-type="float" office:value="-58.15">
            <text:p>-58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nedict</text:p>
          </table:table-cell>
          <table:table-cell office:value-type="float" office:value="477.52">
            <text:p>477,52</text:p>
          </table:table-cell>
          <table:table-cell office:value-type="float" office:value="-11.48">
            <text:p>-1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net III</text:p>
          </table:table-cell>
          <table:table-cell office:value-type="float" office:value="265.23">
            <text:p>265,23</text:p>
          </table:table-cell>
          <table:table-cell office:value-type="float" office:value="58.68">
            <text:p>5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rgman's Planet</text:p>
          </table:table-cell>
          <table:table-cell office:value-type="float" office:value="268.36">
            <text:p>268,36</text:p>
          </table:table-cell>
          <table:table-cell office:value-type="float" office:value="75.63">
            <text:p>75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ten Kaitos</text:p>
          </table:table-cell>
          <table:table-cell office:value-type="float" office:value="167.17">
            <text:p>167,17</text:p>
          </table:table-cell>
          <table:table-cell office:value-type="float" office:value="-114.23">
            <text:p>-114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thel</text:p>
          </table:table-cell>
          <table:table-cell office:value-type="float" office:value="141.88">
            <text:p>141,88</text:p>
          </table:table-cell>
          <table:table-cell office:value-type="float" office:value="-185.69">
            <text:p>-185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ettendorf</text:p>
          </table:table-cell>
          <table:table-cell office:value-type="float" office:value="267.32">
            <text:p>267,32</text:p>
          </table:table-cell>
          <table:table-cell office:value-type="float" office:value="26.08">
            <text:p>26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irmensdorf</text:p>
          </table:table-cell>
          <table:table-cell office:value-type="float" office:value="386.51">
            <text:p>386,51</text:p>
          </table:table-cell>
          <table:table-cell office:value-type="float" office:value="-273.32">
            <text:p>-273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irqash</text:p>
          </table:table-cell>
          <table:table-cell office:value-type="float" office:value="278.27">
            <text:p>278,27</text:p>
          </table:table-cell>
          <table:table-cell office:value-type="float" office:value="-268.62">
            <text:p>-268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landinsville</text:p>
          </table:table-cell>
          <table:table-cell office:value-type="float" office:value="230.03">
            <text:p>230,03</text:p>
          </table:table-cell>
          <table:table-cell office:value-type="float" office:value="-33.12">
            <text:p>-33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luford</text:p>
          </table:table-cell>
          <table:table-cell office:value-type="float" office:value="451.44">
            <text:p>451,44</text:p>
          </table:table-cell>
          <table:table-cell office:value-type="float" office:value="-80.85">
            <text:p>-80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ogard</text:p>
          </table:table-cell>
          <table:table-cell office:value-type="float" office:value="271.75">
            <text:p>271,75</text:p>
          </table:table-cell>
          <table:table-cell office:value-type="float" office:value="-32.6">
            <text:p>-3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onneau</text:p>
          </table:table-cell>
          <table:table-cell office:value-type="float" office:value="399.81">
            <text:p>399,81</text:p>
          </table:table-cell>
          <table:table-cell office:value-type="float" office:value="-167.43">
            <text:p>-167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oondock</text:p>
          </table:table-cell>
          <table:table-cell office:value-type="float" office:value="596.19">
            <text:p>596,19</text:p>
          </table:table-cell>
          <table:table-cell office:value-type="float" office:value="21.65">
            <text:p>2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eed</text:p>
          </table:table-cell>
          <table:table-cell office:value-type="float" office:value="197.16">
            <text:p>197,16</text:p>
          </table:table-cell>
          <table:table-cell office:value-type="float" office:value="40.16">
            <text:p>4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emond</text:p>
          </table:table-cell>
          <table:table-cell office:value-type="float" office:value="391.72">
            <text:p>391,72</text:p>
          </table:table-cell>
          <table:table-cell office:value-type="float" office:value="59.2">
            <text:p>59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istol</text:p>
          </table:table-cell>
          <table:table-cell office:value-type="float" office:value="179.69">
            <text:p>179,69</text:p>
          </table:table-cell>
          <table:table-cell office:value-type="float" office:value="-67.55">
            <text:p>-67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addus</text:p>
          </table:table-cell>
          <table:table-cell office:value-type="float" office:value="469.18">
            <text:p>469,18</text:p>
          </table:table-cell>
          <table:table-cell office:value-type="float" office:value="56.33">
            <text:p>56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ckton</text:p>
          </table:table-cell>
          <table:table-cell office:value-type="float" office:value="536.73">
            <text:p>536,73</text:p>
          </table:table-cell>
          <table:table-cell office:value-type="float" office:value="-120.23">
            <text:p>-12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ckway</text:p>
          </table:table-cell>
          <table:table-cell office:value-type="float" office:value="220.12">
            <text:p>220,12</text:p>
          </table:table-cell>
          <table:table-cell office:value-type="float" office:value="-359.12">
            <text:p>-35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ken Wheel</text:p>
          </table:table-cell>
          <table:table-cell office:value-type="float" office:value="539.07">
            <text:p>539,07</text:p>
          </table:table-cell>
          <table:table-cell office:value-type="float" office:value="-175">
            <text:p>-1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mhead</text:p>
          </table:table-cell>
          <table:table-cell office:value-type="float" office:value="161.17">
            <text:p>161,17</text:p>
          </table:table-cell>
          <table:table-cell office:value-type="float" office:value="-380.77">
            <text:p>-380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ookeland</text:p>
          </table:table-cell>
          <table:table-cell office:value-type="float" office:value="444.14">
            <text:p>444,14</text:p>
          </table:table-cell>
          <table:table-cell office:value-type="float" office:value="71.2">
            <text:p>7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undage</text:p>
          </table:table-cell>
          <table:table-cell office:value-type="float" office:value="407.11">
            <text:p>407,11</text:p>
          </table:table-cell>
          <table:table-cell office:value-type="float" office:value="49.81">
            <text:p>4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usett</text:p>
          </table:table-cell>
          <table:table-cell office:value-type="float" office:value="247.76">
            <text:p>247,76</text:p>
          </table:table-cell>
          <table:table-cell office:value-type="float" office:value="-330.96">
            <text:p>-330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Bryceland</text:p>
          </table:table-cell>
          <table:table-cell office:value-type="float" office:value="410.24">
            <text:p>410,24</text:p>
          </table:table-cell>
          <table:table-cell office:value-type="float" office:value="98.84">
            <text:p>98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hokia</text:p>
          </table:table-cell>
          <table:table-cell office:value-type="float" office:value="291.31">
            <text:p>291,31</text:p>
          </table:table-cell>
          <table:table-cell office:value-type="float" office:value="-73.55">
            <text:p>-73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ldwell</text:p>
          </table:table-cell>
          <table:table-cell office:value-type="float" office:value="334.35">
            <text:p>334,35</text:p>
          </table:table-cell>
          <table:table-cell office:value-type="float" office:value="-328.87">
            <text:p>-328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mbiano</text:p>
          </table:table-cell>
          <table:table-cell office:value-type="float" office:value="354.69">
            <text:p>354,69</text:p>
          </table:table-cell>
          <table:table-cell office:value-type="float" office:value="-244.11">
            <text:p>-244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mmal</text:p>
          </table:table-cell>
          <table:table-cell office:value-type="float" office:value="112.4">
            <text:p>112,4</text:p>
          </table:table-cell>
          <table:table-cell office:value-type="float" office:value="-166.39">
            <text:p>-166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pac</text:p>
          </table:table-cell>
          <table:table-cell office:value-type="float" office:value="312.96">
            <text:p>312,96</text:p>
          </table:table-cell>
          <table:table-cell office:value-type="float" office:value="-56.85">
            <text:p>-5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ph</text:p>
          </table:table-cell>
          <table:table-cell office:value-type="float" office:value="13.04">
            <text:p>13,04</text:p>
          </table:table-cell>
          <table:table-cell office:value-type="float" office:value="-0.52">
            <text:p>-0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rmacks</text:p>
          </table:table-cell>
          <table:table-cell office:value-type="float" office:value="185.43">
            <text:p>185,43</text:p>
          </table:table-cell>
          <table:table-cell office:value-type="float" office:value="-238.89">
            <text:p>-238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rmichael</text:p>
          </table:table-cell>
          <table:table-cell office:value-type="float" office:value="201.34">
            <text:p>201,34</text:p>
          </table:table-cell>
          <table:table-cell office:value-type="float" office:value="-352.08">
            <text:p>-352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rtago</text:p>
          </table:table-cell>
          <table:table-cell office:value-type="float" office:value="141.09">
            <text:p>141,09</text:p>
          </table:table-cell>
          <table:table-cell office:value-type="float" office:value="-10.17">
            <text:p>-10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selton</text:p>
          </table:table-cell>
          <table:table-cell office:value-type="float" office:value="117.36">
            <text:p>117,36</text:p>
          </table:table-cell>
          <table:table-cell office:value-type="float" office:value="-35.99">
            <text:p>-35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assias</text:p>
          </table:table-cell>
          <table:table-cell office:value-type="float" office:value="320.52">
            <text:p>320,52</text:p>
          </table:table-cell>
          <table:table-cell office:value-type="float" office:value="80.59">
            <text:p>80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erulean</text:p>
          </table:table-cell>
          <table:table-cell office:value-type="float" office:value="416.5">
            <text:p>416,5</text:p>
          </table:table-cell>
          <table:table-cell office:value-type="float" office:value="-81.37">
            <text:p>-81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akachamna</text:p>
          </table:table-cell>
          <table:table-cell office:value-type="float" office:value="302.53">
            <text:p>302,53</text:p>
          </table:table-cell>
          <table:table-cell office:value-type="float" office:value="-182.82">
            <text:p>-182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anute</text:p>
          </table:table-cell>
          <table:table-cell office:value-type="float" office:value="467.88">
            <text:p>467,88</text:p>
          </table:table-cell>
          <table:table-cell office:value-type="float" office:value="23.73">
            <text:p>2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ebanse</text:p>
          </table:table-cell>
          <table:table-cell office:value-type="float" office:value="227.16">
            <text:p>227,16</text:p>
          </table:table-cell>
          <table:table-cell office:value-type="float" office:value="-103.8">
            <text:p>-103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enier</text:p>
          </table:table-cell>
          <table:table-cell office:value-type="float" office:value="585.76">
            <text:p>585,76</text:p>
          </table:table-cell>
          <table:table-cell office:value-type="float" office:value="-41.73">
            <text:p>-41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esterton</text:p>
          </table:table-cell>
          <table:table-cell office:value-type="float" office:value="115.27">
            <text:p>115,27</text:p>
          </table:table-cell>
          <table:table-cell office:value-type="float" office:value="-72.24">
            <text:p>-72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irikof</text:p>
          </table:table-cell>
          <table:table-cell office:value-type="float" office:value="338.78">
            <text:p>338,78</text:p>
          </table:table-cell>
          <table:table-cell office:value-type="float" office:value="-235.5">
            <text:p>-235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olame</text:p>
          </table:table-cell>
          <table:table-cell office:value-type="float" office:value="204.21">
            <text:p>204,21</text:p>
          </table:table-cell>
          <table:table-cell office:value-type="float" office:value="-31.56">
            <text:p>-3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houdrant</text:p>
          </table:table-cell>
          <table:table-cell office:value-type="float" office:value="339.04">
            <text:p>339,04</text:p>
          </table:table-cell>
          <table:table-cell office:value-type="float" office:value="56.59">
            <text:p>56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imeron</text:p>
          </table:table-cell>
          <table:table-cell office:value-type="float" office:value="365.9">
            <text:p>365,9</text:p>
          </table:table-cell>
          <table:table-cell office:value-type="float" office:value="84.76">
            <text:p>84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lovis</text:p>
          </table:table-cell>
          <table:table-cell office:value-type="float" office:value="181.78">
            <text:p>181,78</text:p>
          </table:table-cell>
          <table:table-cell office:value-type="float" office:value="3.13">
            <text:p>3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gdell</text:p>
          </table:table-cell>
          <table:table-cell office:value-type="float" office:value="526.56">
            <text:p>526,56</text:p>
          </table:table-cell>
          <table:table-cell office:value-type="float" office:value="-142.66">
            <text:p>-142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hagen</text:p>
          </table:table-cell>
          <table:table-cell office:value-type="float" office:value="375.55">
            <text:p>375,55</text:p>
          </table:table-cell>
          <table:table-cell office:value-type="float" office:value="-318.96">
            <text:p>-318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hay</text:p>
          </table:table-cell>
          <table:table-cell office:value-type="float" office:value="615.49">
            <text:p>615,49</text:p>
          </table:table-cell>
          <table:table-cell office:value-type="float" office:value="11.48">
            <text:p>1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lchester</text:p>
          </table:table-cell>
          <table:table-cell office:value-type="float" office:value="308">
            <text:p>308</text:p>
          </table:table-cell>
          <table:table-cell office:value-type="float" office:value="-13.56">
            <text:p>-1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lia</text:p>
          </table:table-cell>
          <table:table-cell office:value-type="float" office:value="360.69">
            <text:p>360,69</text:p>
          </table:table-cell>
          <table:table-cell office:value-type="float" office:value="67.55">
            <text:p>67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loma</text:p>
          </table:table-cell>
          <table:table-cell office:value-type="float" office:value="291.05">
            <text:p>291,05</text:p>
          </table:table-cell>
          <table:table-cell office:value-type="float" office:value="-73.55">
            <text:p>-73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lorado</text:p>
          </table:table-cell>
          <table:table-cell office:value-type="float" office:value="347.65">
            <text:p>347,65</text:p>
          </table:table-cell>
          <table:table-cell office:value-type="float" office:value="-200.82">
            <text:p>-200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nroe</text:p>
          </table:table-cell>
          <table:table-cell office:value-type="float" office:value="380.51">
            <text:p>380,51</text:p>
          </table:table-cell>
          <table:table-cell office:value-type="float" office:value="92.32">
            <text:p>92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rella</text:p>
          </table:table-cell>
          <table:table-cell office:value-type="float" office:value="143.44">
            <text:p>143,44</text:p>
          </table:table-cell>
          <table:table-cell office:value-type="float" office:value="-253.5">
            <text:p>-253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rydon</text:p>
          </table:table-cell>
          <table:table-cell office:value-type="float" office:value="218.55">
            <text:p>218,55</text:p>
          </table:table-cell>
          <table:table-cell office:value-type="float" office:value="-39.12">
            <text:p>-3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tocallao</text:p>
          </table:table-cell>
          <table:table-cell office:value-type="float" office:value="146.05">
            <text:p>146,05</text:p>
          </table:table-cell>
          <table:table-cell office:value-type="float" office:value="-302.27">
            <text:p>-302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urcellete</text:p>
          </table:table-cell>
          <table:table-cell office:value-type="float" office:value="142.92">
            <text:p>142,92</text:p>
          </table:table-cell>
          <table:table-cell office:value-type="float" office:value="-313.48">
            <text:p>-313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ovington</text:p>
          </table:table-cell>
          <table:table-cell office:value-type="float" office:value="342.69">
            <text:p>342,69</text:p>
          </table:table-cell>
          <table:table-cell office:value-type="float" office:value="-151">
            <text:p>-1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rofton</text:p>
          </table:table-cell>
          <table:table-cell office:value-type="float" office:value="527.6">
            <text:p>527,6</text:p>
          </table:table-cell>
          <table:table-cell office:value-type="float" office:value="-78.76">
            <text:p>-78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rossing</text:p>
          </table:table-cell>
          <table:table-cell office:value-type="float" office:value="255.58">
            <text:p>255,58</text:p>
          </table:table-cell>
          <table:table-cell office:value-type="float" office:value="47.73">
            <text:p>47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somad</text:p>
          </table:table-cell>
          <table:table-cell office:value-type="float" office:value="431.1">
            <text:p>431,1</text:p>
          </table:table-cell>
          <table:table-cell office:value-type="float" office:value="-294.7">
            <text:p>-294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Cumberland</text:p>
          </table:table-cell>
          <table:table-cell office:value-type="float" office:value="208.9">
            <text:p>208,9</text:p>
          </table:table-cell>
          <table:table-cell office:value-type="float" office:value="-267.32">
            <text:p>-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har IV</text:p>
          </table:table-cell>
          <table:table-cell office:value-type="float" office:value="281.92">
            <text:p>281,92</text:p>
          </table:table-cell>
          <table:table-cell office:value-type="float" office:value="20.34">
            <text:p>2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mevang</text:p>
          </table:table-cell>
          <table:table-cell office:value-type="float" office:value="348.69">
            <text:p>348,69</text:p>
          </table:table-cell>
          <table:table-cell office:value-type="float" office:value="64.94">
            <text:p>64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niels</text:p>
          </table:table-cell>
          <table:table-cell office:value-type="float" office:value="125.71">
            <text:p>125,71</text:p>
          </table:table-cell>
          <table:table-cell office:value-type="float" office:value="-198.21">
            <text:p>-198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rwendale</text:p>
          </table:table-cell>
          <table:table-cell office:value-type="float" office:value="314.52">
            <text:p>314,52</text:p>
          </table:table-cell>
          <table:table-cell office:value-type="float" office:value="-265.23">
            <text:p>-265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vid</text:p>
          </table:table-cell>
          <table:table-cell office:value-type="float" office:value="140.57">
            <text:p>140,57</text:p>
          </table:table-cell>
          <table:table-cell office:value-type="float" office:value="19.3">
            <text:p>19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avisville</text:p>
          </table:table-cell>
          <table:table-cell office:value-type="float" office:value="485.61">
            <text:p>485,61</text:p>
          </table:table-cell>
          <table:table-cell office:value-type="float" office:value="-27.64">
            <text:p>-27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 Berry</text:p>
          </table:table-cell>
          <table:table-cell office:value-type="float" office:value="450.66">
            <text:p>450,66</text:p>
          </table:table-cell>
          <table:table-cell office:value-type="float" office:value="63.11">
            <text:p>63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fiance</text:p>
          </table:table-cell>
          <table:table-cell office:value-type="float" office:value="428.76">
            <text:p>428,76</text:p>
          </table:table-cell>
          <table:table-cell office:value-type="float" office:value="-107.45">
            <text:p>-107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ifenbaker</text:p>
          </table:table-cell>
          <table:table-cell office:value-type="float" office:value="200.03">
            <text:p>200,03</text:p>
          </table:table-cell>
          <table:table-cell office:value-type="float" office:value="-344.52">
            <text:p>-344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lacambre</text:p>
          </table:table-cell>
          <table:table-cell office:value-type="float" office:value="544.55">
            <text:p>544,55</text:p>
          </table:table-cell>
          <table:table-cell office:value-type="float" office:value="4.96">
            <text:p>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lavan</text:p>
          </table:table-cell>
          <table:table-cell office:value-type="float" office:value="272.28">
            <text:p>272,28</text:p>
          </table:table-cell>
          <table:table-cell office:value-type="float" office:value="-95.97">
            <text:p>-95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los IV</text:p>
          </table:table-cell>
          <table:table-cell office:value-type="float" office:value="618.88">
            <text:p>618,88</text:p>
          </table:table-cell>
          <table:table-cell office:value-type="float" office:value="60.51">
            <text:p>60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lphos</text:p>
          </table:table-cell>
          <table:table-cell office:value-type="float" office:value="322.61">
            <text:p>322,61</text:p>
          </table:table-cell>
          <table:table-cell office:value-type="float" office:value="-52.42">
            <text:p>-5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meter</text:p>
          </table:table-cell>
          <table:table-cell office:value-type="float" office:value="92.32">
            <text:p>92,32</text:p>
          </table:table-cell>
          <table:table-cell office:value-type="float" office:value="-70.16">
            <text:p>-7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neb Kaitos</text:p>
          </table:table-cell>
          <table:table-cell office:value-type="float" office:value="65.2">
            <text:p>65,2</text:p>
          </table:table-cell>
          <table:table-cell office:value-type="float" office:value="-13.04">
            <text:p>-13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s Arc</text:p>
          </table:table-cell>
          <table:table-cell office:value-type="float" office:value="501">
            <text:p>501</text:p>
          </table:table-cell>
          <table:table-cell office:value-type="float" office:value="-84.24">
            <text:p>-84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shler</text:p>
          </table:table-cell>
          <table:table-cell office:value-type="float" office:value="216.99">
            <text:p>216,99</text:p>
          </table:table-cell>
          <table:table-cell office:value-type="float" office:value="75.11">
            <text:p>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eWitt</text:p>
          </table:table-cell>
          <table:table-cell office:value-type="float" office:value="260.02">
            <text:p>260,02</text:p>
          </table:table-cell>
          <table:table-cell office:value-type="float" office:value="-21.91">
            <text:p>-21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iboll</text:p>
          </table:table-cell>
          <table:table-cell office:value-type="float" office:value="479.61">
            <text:p>479,61</text:p>
          </table:table-cell>
          <table:table-cell office:value-type="float" office:value="67.81">
            <text:p>67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ie Moot</text:p>
          </table:table-cell>
          <table:table-cell office:value-type="float" office:value="286.88">
            <text:p>286,88</text:p>
          </table:table-cell>
          <table:table-cell office:value-type="float" office:value="-305.4">
            <text:p>-305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obson</text:p>
          </table:table-cell>
          <table:table-cell office:value-type="float" office:value="206.03">
            <text:p>206,03</text:p>
          </table:table-cell>
          <table:table-cell office:value-type="float" office:value="26.6">
            <text:p>26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oneval II</text:p>
          </table:table-cell>
          <table:table-cell office:value-type="float" office:value="200.56">
            <text:p>200,56</text:p>
          </table:table-cell>
          <table:table-cell office:value-type="float" office:value="8.87">
            <text:p>8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othan</text:p>
          </table:table-cell>
          <table:table-cell office:value-type="float" office:value="437.62">
            <text:p>437,62</text:p>
          </table:table-cell>
          <table:table-cell office:value-type="float" office:value="-135.36">
            <text:p>-135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Drienfontein</text:p>
          </table:table-cell>
          <table:table-cell office:value-type="float" office:value="273.58">
            <text:p>273,58</text:p>
          </table:table-cell>
          <table:table-cell office:value-type="float" office:value="-292.88">
            <text:p>-292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bro</text:p>
          </table:table-cell>
          <table:table-cell office:value-type="float" office:value="568.8">
            <text:p>568,8</text:p>
          </table:table-cell>
          <table:table-cell office:value-type="float" office:value="-130.66">
            <text:p>-130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dwards</text:p>
          </table:table-cell>
          <table:table-cell office:value-type="float" office:value="133.27">
            <text:p>133,27</text:p>
          </table:table-cell>
          <table:table-cell office:value-type="float" office:value="-32.6">
            <text:p>-3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l Dorado</text:p>
          </table:table-cell>
          <table:table-cell office:value-type="float" office:value="268.88">
            <text:p>268,88</text:p>
          </table:table-cell>
          <table:table-cell office:value-type="float" office:value="-146.31">
            <text:p>-146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lbar</text:p>
          </table:table-cell>
          <table:table-cell office:value-type="float" office:value="127.79">
            <text:p>127,79</text:p>
          </table:table-cell>
          <table:table-cell office:value-type="float" office:value="-8.08">
            <text:p>-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lectra</text:p>
          </table:table-cell>
          <table:table-cell office:value-type="float" office:value="217.25">
            <text:p>217,25</text:p>
          </table:table-cell>
          <table:table-cell office:value-type="float" office:value="-325.22">
            <text:p>-325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lidereIV</text:p>
          </table:table-cell>
          <table:table-cell office:value-type="float" office:value="282.45">
            <text:p>282,45</text:p>
          </table:table-cell>
          <table:table-cell office:value-type="float" office:value="76.68">
            <text:p>7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merson</text:p>
          </table:table-cell>
          <table:table-cell office:value-type="float" office:value="171.87">
            <text:p>171,87</text:p>
          </table:table-cell>
          <table:table-cell office:value-type="float" office:value="-117.1">
            <text:p>-117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mporia</text:p>
          </table:table-cell>
          <table:table-cell office:value-type="float" office:value="258.97">
            <text:p>258,97</text:p>
          </table:table-cell>
          <table:table-cell office:value-type="float" office:value="-6.52">
            <text:p>-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nchi</text:p>
          </table:table-cell>
          <table:table-cell office:value-type="float" office:value="297.05">
            <text:p>297,05</text:p>
          </table:table-cell>
          <table:table-cell office:value-type="float" office:value="-290.27">
            <text:p>-290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rrai</text:p>
          </table:table-cell>
          <table:table-cell office:value-type="float" office:value="52.68">
            <text:p>52,68</text:p>
          </table:table-cell>
          <table:table-cell office:value-type="float" office:value="4.43">
            <text:p>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stuan</text:p>
          </table:table-cell>
          <table:table-cell office:value-type="float" office:value="399.55">
            <text:p>399,55</text:p>
          </table:table-cell>
          <table:table-cell office:value-type="float" office:value="-307.74">
            <text:p>-307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uclid</text:p>
          </table:table-cell>
          <table:table-cell office:value-type="float" office:value="352.6">
            <text:p>352,6</text:p>
          </table:table-cell>
          <table:table-cell office:value-type="float" office:value="-71.2">
            <text:p>-7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ustatius</text:p>
          </table:table-cell>
          <table:table-cell office:value-type="float" office:value="462.14">
            <text:p>462,14</text:p>
          </table:table-cell>
          <table:table-cell office:value-type="float" office:value="-200.29">
            <text:p>-200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vansville</text:p>
          </table:table-cell>
          <table:table-cell office:value-type="float" office:value="296.27">
            <text:p>296,27</text:p>
          </table:table-cell>
          <table:table-cell office:value-type="float" office:value="-36.51">
            <text:p>-36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Exeter</text:p>
          </table:table-cell>
          <table:table-cell office:value-type="float" office:value="190.12">
            <text:p>190,12</text:p>
          </table:table-cell>
          <table:table-cell office:value-type="float" office:value="-8.08">
            <text:p>-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airfax</text:p>
          </table:table-cell>
          <table:table-cell office:value-type="float" office:value="356.51">
            <text:p>356,51</text:p>
          </table:table-cell>
          <table:table-cell office:value-type="float" office:value="31.56">
            <text:p>3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airfield</text:p>
          </table:table-cell>
          <table:table-cell office:value-type="float" office:value="289.49">
            <text:p>289,49</text:p>
          </table:table-cell>
          <table:table-cell office:value-type="float" office:value="46.16">
            <text:p>46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allon II</text:p>
          </table:table-cell>
          <table:table-cell office:value-type="float" office:value="371.12">
            <text:p>371,12</text:p>
          </table:table-cell>
          <table:table-cell office:value-type="float" office:value="49.03">
            <text:p>49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arnsworth</text:p>
          </table:table-cell>
          <table:table-cell office:value-type="float" office:value="566.46">
            <text:p>566,46</text:p>
          </table:table-cell>
          <table:table-cell office:value-type="float" office:value="31.82">
            <text:p>31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arwell</text:p>
          </table:table-cell>
          <table:table-cell office:value-type="float" office:value="141.88">
            <text:p>141,88</text:p>
          </table:table-cell>
          <table:table-cell office:value-type="float" office:value="-80.33">
            <text:p>-8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etsund</text:p>
          </table:table-cell>
          <table:table-cell office:value-type="float" office:value="450.66">
            <text:p>450,66</text:p>
          </table:table-cell>
          <table:table-cell office:value-type="float" office:value="-243.07">
            <text:p>-243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iltvelt</text:p>
          </table:table-cell>
          <table:table-cell office:value-type="float" office:value="511.17">
            <text:p>511,17</text:p>
          </table:table-cell>
          <table:table-cell office:value-type="float" office:value="-183.08">
            <text:p>-183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incastle</text:p>
          </table:table-cell>
          <table:table-cell office:value-type="float" office:value="326">
            <text:p>326</text:p>
          </table:table-cell>
          <table:table-cell office:value-type="float" office:value="-164.56">
            <text:p>-164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irgrove</text:p>
          </table:table-cell>
          <table:table-cell office:value-type="float" office:value="252.19">
            <text:p>252,19</text:p>
          </table:table-cell>
          <table:table-cell office:value-type="float" office:value="-301.48">
            <text:p>-30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lintoft</text:p>
          </table:table-cell>
          <table:table-cell office:value-type="float" office:value="193.25">
            <text:p>193,25</text:p>
          </table:table-cell>
          <table:table-cell office:value-type="float" office:value="-336.17">
            <text:p>-336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lushing</text:p>
          </table:table-cell>
          <table:table-cell office:value-type="float" office:value="197.16">
            <text:p>197,16</text:p>
          </table:table-cell>
          <table:table-cell office:value-type="float" office:value="-65.2">
            <text:p>-65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omalhaut</text:p>
          </table:table-cell>
          <table:table-cell office:value-type="float" office:value="21.12">
            <text:p>21,12</text:p>
          </table:table-cell>
          <table:table-cell office:value-type="float" office:value="5.48">
            <text:p>5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ortymile</text:p>
          </table:table-cell>
          <table:table-cell office:value-type="float" office:value="195.34">
            <text:p>195,34</text:p>
          </table:table-cell>
          <table:table-cell office:value-type="float" office:value="-216.2">
            <text:p>-216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ranklin</text:p>
          </table:table-cell>
          <table:table-cell office:value-type="float" office:value="252.98">
            <text:p>252,98</text:p>
          </table:table-cell>
          <table:table-cell office:value-type="float" office:value="10.95">
            <text:p>10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razer</text:p>
          </table:table-cell>
          <table:table-cell office:value-type="float" office:value="130.4">
            <text:p>130,4</text:p>
          </table:table-cell>
          <table:table-cell office:value-type="float" office:value="-336.43">
            <text:p>-336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reisland</text:p>
          </table:table-cell>
          <table:table-cell office:value-type="float" office:value="237.07">
            <text:p>237,07</text:p>
          </table:table-cell>
          <table:table-cell office:value-type="float" office:value="-119.71">
            <text:p>-119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Fuveau</text:p>
          </table:table-cell>
          <table:table-cell office:value-type="float" office:value="444.4">
            <text:p>444,4</text:p>
          </table:table-cell>
          <table:table-cell office:value-type="float" office:value="-234.72">
            <text:p>-234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latia III</text:p>
          </table:table-cell>
          <table:table-cell office:value-type="float" office:value="91.54">
            <text:p>91,54</text:p>
          </table:table-cell>
          <table:table-cell office:value-type="float" office:value="14.87">
            <text:p>14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lax</text:p>
          </table:table-cell>
          <table:table-cell office:value-type="float" office:value="312.18">
            <text:p>312,18</text:p>
          </table:table-cell>
          <table:table-cell office:value-type="float" office:value="-125.18">
            <text:p>-125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llitzin</text:p>
          </table:table-cell>
          <table:table-cell office:value-type="float" office:value="132.75">
            <text:p>132,75</text:p>
          </table:table-cell>
          <table:table-cell office:value-type="float" office:value="-164.83">
            <text:p>-164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ltor III</text:p>
          </table:table-cell>
          <table:table-cell office:value-type="float" office:value="195.86">
            <text:p>195,86</text:p>
          </table:table-cell>
          <table:table-cell office:value-type="float" office:value="73.81">
            <text:p>73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mbarare</text:p>
          </table:table-cell>
          <table:table-cell office:value-type="float" office:value="360.43">
            <text:p>360,43</text:p>
          </table:table-cell>
          <table:table-cell office:value-type="float" office:value="-272.28">
            <text:p>-272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ambier</text:p>
          </table:table-cell>
          <table:table-cell office:value-type="float" office:value="385.2">
            <text:p>385,2</text:p>
          </table:table-cell>
          <table:table-cell office:value-type="float" office:value="-60.51">
            <text:p>-60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illingham</text:p>
          </table:table-cell>
          <table:table-cell office:value-type="float" office:value="505.17">
            <text:p>505,17</text:p>
          </table:table-cell>
          <table:table-cell office:value-type="float" office:value="-213.33">
            <text:p>-213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lenmora</text:p>
          </table:table-cell>
          <table:table-cell office:value-type="float" office:value="287.92">
            <text:p>287,92</text:p>
          </table:table-cell>
          <table:table-cell office:value-type="float" office:value="53.46">
            <text:p>5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lentworth</text:p>
          </table:table-cell>
          <table:table-cell office:value-type="float" office:value="127.01">
            <text:p>127,01</text:p>
          </table:table-cell>
          <table:table-cell office:value-type="float" office:value="-320.52">
            <text:p>-320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oderich</text:p>
          </table:table-cell>
          <table:table-cell office:value-type="float" office:value="145.79">
            <text:p>145,79</text:p>
          </table:table-cell>
          <table:table-cell office:value-type="float" office:value="-49.81">
            <text:p>-4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oshen</text:p>
          </table:table-cell>
          <table:table-cell office:value-type="float" office:value="135.88">
            <text:p>135,88</text:p>
          </table:table-cell>
          <table:table-cell office:value-type="float" office:value="-95.45">
            <text:p>-95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reat Gorge</text:p>
          </table:table-cell>
          <table:table-cell office:value-type="float" office:value="497.08">
            <text:p>497,08</text:p>
          </table:table-cell>
          <table:table-cell office:value-type="float" office:value="-269.15">
            <text:p>-269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reeley</text:p>
          </table:table-cell>
          <table:table-cell office:value-type="float" office:value="453.27">
            <text:p>453,27</text:p>
          </table:table-cell>
          <table:table-cell office:value-type="float" office:value="40.68">
            <text:p>40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ronholt</text:p>
          </table:table-cell>
          <table:table-cell office:value-type="float" office:value="470.22">
            <text:p>470,22</text:p>
          </table:table-cell>
          <table:table-cell office:value-type="float" office:value="-263.41">
            <text:p>-263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rosvenor</text:p>
          </table:table-cell>
          <table:table-cell office:value-type="float" office:value="288.44">
            <text:p>288,44</text:p>
          </table:table-cell>
          <table:table-cell office:value-type="float" office:value="-226.64">
            <text:p>-226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roveld III</text:p>
          </table:table-cell>
          <table:table-cell office:value-type="float" office:value="390.42">
            <text:p>390,42</text:p>
          </table:table-cell>
          <table:table-cell office:value-type="float" office:value="114.49">
            <text:p>114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ulkana</text:p>
          </table:table-cell>
          <table:table-cell office:value-type="float" office:value="356.77">
            <text:p>356,77</text:p>
          </table:table-cell>
          <table:table-cell office:value-type="float" office:value="-179.43">
            <text:p>-179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urnet</text:p>
          </table:table-cell>
          <table:table-cell office:value-type="float" office:value="93.37">
            <text:p>93,37</text:p>
          </table:table-cell>
          <table:table-cell office:value-type="float" office:value="-257.93">
            <text:p>-257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Gurrnazovo</text:p>
          </table:table-cell>
          <table:table-cell office:value-type="float" office:value="427.19">
            <text:p>427,19</text:p>
          </table:table-cell>
          <table:table-cell office:value-type="float" office:value="-242.8">
            <text:p>-242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appajarvi</text:p>
          </table:table-cell>
          <table:table-cell office:value-type="float" office:value="138.48">
            <text:p>138,48</text:p>
          </table:table-cell>
          <table:table-cell office:value-type="float" office:value="-242.8">
            <text:p>-242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dnall</text:p>
          </table:table-cell>
          <table:table-cell office:value-type="float" office:value="137.96">
            <text:p>137,96</text:p>
          </table:table-cell>
          <table:table-cell office:value-type="float" office:value="-264.97">
            <text:p>-264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lloran V</text:p>
          </table:table-cell>
          <table:table-cell office:value-type="float" office:value="73.55">
            <text:p>73,55</text:p>
          </table:table-cell>
          <table:table-cell office:value-type="float" office:value="-77.2">
            <text:p>-7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rira</text:p>
          </table:table-cell>
          <table:table-cell office:value-type="float" office:value="554.98">
            <text:p>554,98</text:p>
          </table:table-cell>
          <table:table-cell office:value-type="float" office:value="-101.45">
            <text:p>-101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rpster</text:p>
          </table:table-cell>
          <table:table-cell office:value-type="float" office:value="215.16">
            <text:p>215,16</text:p>
          </table:table-cell>
          <table:table-cell office:value-type="float" office:value="83.2">
            <text:p>8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rrow's Sun</text:p>
          </table:table-cell>
          <table:table-cell office:value-type="float" office:value="264.19">
            <text:p>264,19</text:p>
          </table:table-cell>
          <table:table-cell office:value-type="float" office:value="71.72">
            <text:p>71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ynesville</text:p>
          </table:table-cell>
          <table:table-cell office:value-type="float" office:value="459.27">
            <text:p>459,27</text:p>
          </table:table-cell>
          <table:table-cell office:value-type="float" office:value="80.33">
            <text:p>8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azelhurst</text:p>
          </table:table-cell>
          <table:table-cell office:value-type="float" office:value="554.98">
            <text:p>554,98</text:p>
          </table:table-cell>
          <table:table-cell office:value-type="float" office:value="65.98">
            <text:p>65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ean</text:p>
          </table:table-cell>
          <table:table-cell office:value-type="float" office:value="75.37">
            <text:p>75,37</text:p>
          </table:table-cell>
          <table:table-cell office:value-type="float" office:value="-14.6">
            <text:p>-1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echeng</text:p>
          </table:table-cell>
          <table:table-cell office:value-type="float" office:value="334.61">
            <text:p>334,61</text:p>
          </table:table-cell>
          <table:table-cell office:value-type="float" office:value="-265.49">
            <text:p>-265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elen</text:p>
          </table:table-cell>
          <table:table-cell office:value-type="float" office:value="83.98">
            <text:p>83,98</text:p>
          </table:table-cell>
          <table:table-cell office:value-type="float" office:value="10.17">
            <text:p>10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ephzibah</text:p>
          </table:table-cell>
          <table:table-cell office:value-type="float" office:value="461.62">
            <text:p>461,62</text:p>
          </table:table-cell>
          <table:table-cell office:value-type="float" office:value="-169">
            <text:p>-1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ickok</text:p>
          </table:table-cell>
          <table:table-cell office:value-type="float" office:value="436.06">
            <text:p>436,06</text:p>
          </table:table-cell>
          <table:table-cell office:value-type="float" office:value="-4.96">
            <text:p>-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ivrannee</text:p>
          </table:table-cell>
          <table:table-cell office:value-type="float" office:value="631.66">
            <text:p>631,66</text:p>
          </table:table-cell>
          <table:table-cell office:value-type="float" office:value="-6">
            <text:p>-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bbs</text:p>
          </table:table-cell>
          <table:table-cell office:value-type="float" office:value="257.67">
            <text:p>257,67</text:p>
          </table:table-cell>
          <table:table-cell office:value-type="float" office:value="-246.2">
            <text:p>-246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bson</text:p>
          </table:table-cell>
          <table:table-cell office:value-type="float" office:value="215.94">
            <text:p>215,94</text:p>
          </table:table-cell>
          <table:table-cell office:value-type="float" office:value="-263.15">
            <text:p>-263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ff</text:p>
          </table:table-cell>
          <table:table-cell office:value-type="float" office:value="266.54">
            <text:p>266,54</text:p>
          </table:table-cell>
          <table:table-cell office:value-type="float" office:value="37.03">
            <text:p>37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onaar</text:p>
          </table:table-cell>
          <table:table-cell office:value-type="float" office:value="464.75">
            <text:p>464,75</text:p>
          </table:table-cell>
          <table:table-cell office:value-type="float" office:value="-267.32">
            <text:p>-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rsham</text:p>
          </table:table-cell>
          <table:table-cell office:value-type="float" office:value="156.74">
            <text:p>156,74</text:p>
          </table:table-cell>
          <table:table-cell office:value-type="float" office:value="-358.08">
            <text:p>-35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rtense</text:p>
          </table:table-cell>
          <table:table-cell office:value-type="float" office:value="492.39">
            <text:p>492,39</text:p>
          </table:table-cell>
          <table:table-cell office:value-type="float" office:value="-145.79">
            <text:p>-145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oyleton</text:p>
          </table:table-cell>
          <table:table-cell office:value-type="float" office:value="510.65">
            <text:p>510,65</text:p>
          </table:table-cell>
          <table:table-cell office:value-type="float" office:value="-52.16">
            <text:p>-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umansville</text:p>
          </table:table-cell>
          <table:table-cell office:value-type="float" office:value="557.85">
            <text:p>557,85</text:p>
          </table:table-cell>
          <table:table-cell office:value-type="float" office:value="-32.6">
            <text:p>-3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uron</text:p>
          </table:table-cell>
          <table:table-cell office:value-type="float" office:value="317.92">
            <text:p>317,92</text:p>
          </table:table-cell>
          <table:table-cell office:value-type="float" office:value="-72.5">
            <text:p>-7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Hyalite</text:p>
          </table:table-cell>
          <table:table-cell office:value-type="float" office:value="271.23">
            <text:p>271,23</text:p>
          </table:table-cell>
          <table:table-cell office:value-type="float" office:value="-357.3">
            <text:p>-357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kast</text:p>
          </table:table-cell>
          <table:table-cell office:value-type="float" office:value="102.23">
            <text:p>102,23</text:p>
          </table:table-cell>
          <table:table-cell office:value-type="float" office:value="-286.62">
            <text:p>-286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mbrial III</text:p>
          </table:table-cell>
          <table:table-cell office:value-type="float" office:value="296.79">
            <text:p>296,79</text:p>
          </table:table-cell>
          <table:table-cell office:value-type="float" office:value="-49.81">
            <text:p>-4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mmenstadt</text:p>
          </table:table-cell>
          <table:table-cell office:value-type="float" office:value="82.93">
            <text:p>82,93</text:p>
          </table:table-cell>
          <table:table-cell office:value-type="float" office:value="-280.36">
            <text:p>-280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ngenstrem</text:p>
          </table:table-cell>
          <table:table-cell office:value-type="float" office:value="320">
            <text:p>320</text:p>
          </table:table-cell>
          <table:table-cell office:value-type="float" office:value="-227.42">
            <text:p>-227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nman</text:p>
          </table:table-cell>
          <table:table-cell office:value-type="float" office:value="560.98">
            <text:p>560,98</text:p>
          </table:table-cell>
          <table:table-cell office:value-type="float" office:value="7.3">
            <text:p>7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nner End</text:p>
          </table:table-cell>
          <table:table-cell office:value-type="float" office:value="592.54">
            <text:p>592,54</text:p>
          </table:table-cell>
          <table:table-cell office:value-type="float" office:value="75.89">
            <text:p>75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pava</text:p>
          </table:table-cell>
          <table:table-cell office:value-type="float" office:value="261.32">
            <text:p>261,32</text:p>
          </table:table-cell>
          <table:table-cell office:value-type="float" office:value="-106.67">
            <text:p>-106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Islamabad</text:p>
          </table:table-cell>
          <table:table-cell office:value-type="float" office:value="324.44">
            <text:p>324,44</text:p>
          </table:table-cell>
          <table:table-cell office:value-type="float" office:value="-256.37">
            <text:p>-256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aboatao</text:p>
          </table:table-cell>
          <table:table-cell office:value-type="float" office:value="485.61">
            <text:p>485,61</text:p>
          </table:table-cell>
          <table:table-cell office:value-type="float" office:value="-213.86">
            <text:p>-213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aipur</text:p>
          </table:table-cell>
          <table:table-cell office:value-type="float" office:value="177.08">
            <text:p>177,08</text:p>
          </table:table-cell>
          <table:table-cell office:value-type="float" office:value="-282.71">
            <text:p>-282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esup</text:p>
          </table:table-cell>
          <table:table-cell office:value-type="float" office:value="504.91">
            <text:p>504,91</text:p>
          </table:table-cell>
          <table:table-cell office:value-type="float" office:value="-122.58">
            <text:p>-122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ohnsondale</text:p>
          </table:table-cell>
          <table:table-cell office:value-type="float" office:value="162.22">
            <text:p>162,22</text:p>
          </table:table-cell>
          <table:table-cell office:value-type="float" office:value="-23.21">
            <text:p>-2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onzac</text:p>
          </table:table-cell>
          <table:table-cell office:value-type="float" office:value="116.32">
            <text:p>116,32</text:p>
          </table:table-cell>
          <table:table-cell office:value-type="float" office:value="-300.18">
            <text:p>-300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une</text:p>
          </table:table-cell>
          <table:table-cell office:value-type="float" office:value="409.46">
            <text:p>409,46</text:p>
          </table:table-cell>
          <table:table-cell office:value-type="float" office:value="-266.54">
            <text:p>-266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Junior</text:p>
          </table:table-cell>
          <table:table-cell office:value-type="float" office:value="403.2">
            <text:p>403,2</text:p>
          </table:table-cell>
          <table:table-cell office:value-type="float" office:value="1.04">
            <text:p>1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fr Silim</text:p>
          </table:table-cell>
          <table:table-cell office:value-type="float" office:value="119.71">
            <text:p>119,71</text:p>
          </table:table-cell>
          <table:table-cell office:value-type="float" office:value="-290.53">
            <text:p>-290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guyak</text:p>
          </table:table-cell>
          <table:table-cell office:value-type="float" office:value="299.92">
            <text:p>299,92</text:p>
          </table:table-cell>
          <table:table-cell office:value-type="float" office:value="-238.11">
            <text:p>-238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itangata</text:p>
          </table:table-cell>
          <table:table-cell office:value-type="float" office:value="233.68">
            <text:p>233,68</text:p>
          </table:table-cell>
          <table:table-cell office:value-type="float" office:value="-282.19">
            <text:p>-282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iyuh</text:p>
          </table:table-cell>
          <table:table-cell office:value-type="float" office:value="365.64">
            <text:p>365,64</text:p>
          </table:table-cell>
          <table:table-cell office:value-type="float" office:value="-219.59">
            <text:p>-219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thil</text:p>
          </table:table-cell>
          <table:table-cell office:value-type="float" office:value="172.91">
            <text:p>172,91</text:p>
          </table:table-cell>
          <table:table-cell office:value-type="float" office:value="-149.96">
            <text:p>-149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awich</text:p>
          </table:table-cell>
          <table:table-cell office:value-type="float" office:value="54.25">
            <text:p>54,25</text:p>
          </table:table-cell>
          <table:table-cell office:value-type="float" office:value="-29.73">
            <text:p>-29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nnard</text:p>
          </table:table-cell>
          <table:table-cell office:value-type="float" office:value="472.83">
            <text:p>472,83</text:p>
          </table:table-cell>
          <table:table-cell office:value-type="float" office:value="89.19">
            <text:p>89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ntares IV</text:p>
          </table:table-cell>
          <table:table-cell office:value-type="float" office:value="150.74">
            <text:p>150,74</text:p>
          </table:table-cell>
          <table:table-cell office:value-type="float" office:value="-13.3">
            <text:p>-13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ntwood</text:p>
          </table:table-cell>
          <table:table-cell office:value-type="float" office:value="632.96">
            <text:p>632,96</text:p>
          </table:table-cell>
          <table:table-cell office:value-type="float" office:value="-20.34">
            <text:p>-2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sai IV</text:p>
          </table:table-cell>
          <table:table-cell office:value-type="float" office:value="373.47">
            <text:p>373,47</text:p>
          </table:table-cell>
          <table:table-cell office:value-type="float" office:value="106.67">
            <text:p>106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strel</text:p>
          </table:table-cell>
          <table:table-cell office:value-type="float" office:value="270.71">
            <text:p>270,71</text:p>
          </table:table-cell>
          <table:table-cell office:value-type="float" office:value="-47.2">
            <text:p>-4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ttering</text:p>
          </table:table-cell>
          <table:table-cell office:value-type="float" office:value="450.66">
            <text:p>450,66</text:p>
          </table:table-cell>
          <table:table-cell office:value-type="float" office:value="-98.32">
            <text:p>-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uterville</text:p>
          </table:table-cell>
          <table:table-cell office:value-type="float" office:value="276.71">
            <text:p>276,71</text:p>
          </table:table-cell>
          <table:table-cell office:value-type="float" office:value="-315.05">
            <text:p>-315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eytesville</text:p>
          </table:table-cell>
          <table:table-cell office:value-type="float" office:value="378.42">
            <text:p>378,42</text:p>
          </table:table-cell>
          <table:table-cell office:value-type="float" office:value="-31.04">
            <text:p>-31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gamboni</text:p>
          </table:table-cell>
          <table:table-cell office:value-type="float" office:value="208.12">
            <text:p>208,12</text:p>
          </table:table-cell>
          <table:table-cell office:value-type="float" office:value="-250.63">
            <text:p>-250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lbourne</text:p>
          </table:table-cell>
          <table:table-cell office:value-type="float" office:value="576.89">
            <text:p>576,89</text:p>
          </table:table-cell>
          <table:table-cell office:value-type="float" office:value="44.08">
            <text:p>4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llarney</text:p>
          </table:table-cell>
          <table:table-cell office:value-type="float" office:value="405.8">
            <text:p>405,8</text:p>
          </table:table-cell>
          <table:table-cell office:value-type="float" office:value="-205.51">
            <text:p>-205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rbyville</text:p>
          </table:table-cell>
          <table:table-cell office:value-type="float" office:value="511.69">
            <text:p>511,69</text:p>
          </table:table-cell>
          <table:table-cell office:value-type="float" office:value="51.64">
            <text:p>51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rklin</text:p>
          </table:table-cell>
          <table:table-cell office:value-type="float" office:value="280.88">
            <text:p>280,88</text:p>
          </table:table-cell>
          <table:table-cell office:value-type="float" office:value="-68.07">
            <text:p>-68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serian</text:p>
          </table:table-cell>
          <table:table-cell office:value-type="float" office:value="288.44">
            <text:p>288,44</text:p>
          </table:table-cell>
          <table:table-cell office:value-type="float" office:value="-281.66">
            <text:p>-281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ittery</text:p>
          </table:table-cell>
          <table:table-cell office:value-type="float" office:value="82.93">
            <text:p>82,93</text:p>
          </table:table-cell>
          <table:table-cell office:value-type="float" office:value="-225.85">
            <text:p>-225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lathandu IV</text:p>
          </table:table-cell>
          <table:table-cell office:value-type="float" office:value="176.82">
            <text:p>176,82</text:p>
          </table:table-cell>
          <table:table-cell office:value-type="float" office:value="31.82">
            <text:p>31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luane</text:p>
          </table:table-cell>
          <table:table-cell office:value-type="float" office:value="197.95">
            <text:p>197,95</text:p>
          </table:table-cell>
          <table:table-cell office:value-type="float" office:value="-201.08">
            <text:p>-201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otzebue</text:p>
          </table:table-cell>
          <table:table-cell office:value-type="float" office:value="319.48">
            <text:p>319,48</text:p>
          </table:table-cell>
          <table:table-cell office:value-type="float" office:value="-207.6">
            <text:p>-207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Kountze</text:p>
          </table:table-cell>
          <table:table-cell office:value-type="float" office:value="529.16">
            <text:p>529,16</text:p>
          </table:table-cell>
          <table:table-cell office:value-type="float" office:value="27.38">
            <text:p>27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ackland</text:p>
          </table:table-cell>
          <table:table-cell office:value-type="float" office:value="552.9">
            <text:p>552,9</text:p>
          </table:table-cell>
          <table:table-cell office:value-type="float" office:value="-175.26">
            <text:p>-175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arned</text:p>
          </table:table-cell>
          <table:table-cell office:value-type="float" office:value="297.05">
            <text:p>297,05</text:p>
          </table:table-cell>
          <table:table-cell office:value-type="float" office:value="-23.21">
            <text:p>-2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atexo</text:p>
          </table:table-cell>
          <table:table-cell office:value-type="float" office:value="396.42">
            <text:p>396,42</text:p>
          </table:table-cell>
          <table:table-cell office:value-type="float" office:value="81.11">
            <text:p>81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ayover</text:p>
          </table:table-cell>
          <table:table-cell office:value-type="float" office:value="206.03">
            <text:p>206,03</text:p>
          </table:table-cell>
          <table:table-cell office:value-type="float" office:value="-20.08">
            <text:p>-20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e Blanc</text:p>
          </table:table-cell>
          <table:table-cell office:value-type="float" office:value="208.9">
            <text:p>208,9</text:p>
          </table:table-cell>
          <table:table-cell office:value-type="float" office:value="18.52">
            <text:p>18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eamington</text:p>
          </table:table-cell>
          <table:table-cell office:value-type="float" office:value="356.77">
            <text:p>356,77</text:p>
          </table:table-cell>
          <table:table-cell office:value-type="float" office:value="-91.8">
            <text:p>-91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ee</text:p>
          </table:table-cell>
          <table:table-cell office:value-type="float" office:value="117.88">
            <text:p>117,88</text:p>
          </table:table-cell>
          <table:table-cell office:value-type="float" office:value="-149.44">
            <text:p>-149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eipsic</text:p>
          </table:table-cell>
          <table:table-cell office:value-type="float" office:value="310.61">
            <text:p>310,61</text:p>
          </table:table-cell>
          <table:table-cell office:value-type="float" office:value="-104.84">
            <text:p>-104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exington</text:p>
          </table:table-cell>
          <table:table-cell office:value-type="float" office:value="318.44">
            <text:p>318,44</text:p>
          </table:table-cell>
          <table:table-cell office:value-type="float" office:value="-22.95">
            <text:p>-22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ihue</text:p>
          </table:table-cell>
          <table:table-cell office:value-type="float" office:value="427.97">
            <text:p>427,97</text:p>
          </table:table-cell>
          <table:table-cell office:value-type="float" office:value="-200.29">
            <text:p>-200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ima</text:p>
          </table:table-cell>
          <table:table-cell office:value-type="float" office:value="237.85">
            <text:p>237,85</text:p>
          </table:table-cell>
          <table:table-cell office:value-type="float" office:value="54.51">
            <text:p>54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indsay</text:p>
          </table:table-cell>
          <table:table-cell office:value-type="float" office:value="208.38">
            <text:p>208,38</text:p>
          </table:table-cell>
          <table:table-cell office:value-type="float" office:value="-353.12">
            <text:p>-353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inneus</text:p>
          </table:table-cell>
          <table:table-cell office:value-type="float" office:value="454.31">
            <text:p>454,31</text:p>
          </table:table-cell>
          <table:table-cell office:value-type="float" office:value="-8.08">
            <text:p>-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istowel</text:p>
          </table:table-cell>
          <table:table-cell office:value-type="float" office:value="151.52">
            <text:p>151,52</text:p>
          </table:table-cell>
          <table:table-cell office:value-type="float" office:value="-68.07">
            <text:p>-68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ogandale</text:p>
          </table:table-cell>
          <table:table-cell office:value-type="float" office:value="144.48">
            <text:p>144,48</text:p>
          </table:table-cell>
          <table:table-cell office:value-type="float" office:value="-36.25">
            <text:p>-36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othair</text:p>
          </table:table-cell>
          <table:table-cell office:value-type="float" office:value="268.62">
            <text:p>268,62</text:p>
          </table:table-cell>
          <table:table-cell office:value-type="float" office:value="-340.08">
            <text:p>-340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ucerne</text:p>
          </table:table-cell>
          <table:table-cell office:value-type="float" office:value="233.94">
            <text:p>233,94</text:p>
          </table:table-cell>
          <table:table-cell office:value-type="float" office:value="12.52">
            <text:p>12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Lyceum</text:p>
          </table:table-cell>
          <table:table-cell office:value-type="float" office:value="432.41">
            <text:p>432,41</text:p>
          </table:table-cell>
          <table:table-cell office:value-type="float" office:value="76.68">
            <text:p>7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cintosh</text:p>
          </table:table-cell>
          <table:table-cell office:value-type="float" office:value="361.73">
            <text:p>361,73</text:p>
          </table:table-cell>
          <table:table-cell office:value-type="float" office:value="-267.32">
            <text:p>-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comb</text:p>
          </table:table-cell>
          <table:table-cell office:value-type="float" office:value="344.52">
            <text:p>344,52</text:p>
          </table:table-cell>
          <table:table-cell office:value-type="float" office:value="-20.34">
            <text:p>-2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ia</text:p>
          </table:table-cell>
          <table:table-cell office:value-type="float" office:value="216.46">
            <text:p>216,46</text:p>
          </table:table-cell>
          <table:table-cell office:value-type="float" office:value="-326">
            <text:p>-3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lagrotta</text:p>
          </table:table-cell>
          <table:table-cell office:value-type="float" office:value="431.88">
            <text:p>431,88</text:p>
          </table:table-cell>
          <table:table-cell office:value-type="float" office:value="-273.58">
            <text:p>-273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llory's World</text:p>
          </table:table-cell>
          <table:table-cell office:value-type="float" office:value="112.4">
            <text:p>112,4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napire</text:p>
          </table:table-cell>
          <table:table-cell office:value-type="float" office:value="83.2">
            <text:p>83,2</text:p>
          </table:table-cell>
          <table:table-cell office:value-type="float" office:value="-295.49">
            <text:p>-295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nassas</text:p>
          </table:table-cell>
          <table:table-cell office:value-type="float" office:value="318.18">
            <text:p>318,18</text:p>
          </table:table-cell>
          <table:table-cell office:value-type="float" office:value="-123.36">
            <text:p>-123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ndaree</text:p>
          </table:table-cell>
          <table:table-cell office:value-type="float" office:value="184.12">
            <text:p>184,12</text:p>
          </table:table-cell>
          <table:table-cell office:value-type="float" office:value="-311.66">
            <text:p>-311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nsfield</text:p>
          </table:table-cell>
          <table:table-cell office:value-type="float" office:value="398.24">
            <text:p>398,24</text:p>
          </table:table-cell>
          <table:table-cell office:value-type="float" office:value="-63.11">
            <text:p>-63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nteno</text:p>
          </table:table-cell>
          <table:table-cell office:value-type="float" office:value="190.91">
            <text:p>190,91</text:p>
          </table:table-cell>
          <table:table-cell office:value-type="float" office:value="-72.5">
            <text:p>-7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a</text:p>
          </table:table-cell>
          <table:table-cell office:value-type="float" office:value="122.84">
            <text:p>122,84</text:p>
          </table:table-cell>
          <table:table-cell office:value-type="float" office:value="8.87">
            <text:p>8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arn</text:p>
          </table:table-cell>
          <table:table-cell office:value-type="float" office:value="531.25">
            <text:p>531,25</text:p>
          </table:table-cell>
          <table:table-cell office:value-type="float" office:value="-221.94">
            <text:p>-221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duk</text:p>
          </table:table-cell>
          <table:table-cell office:value-type="float" office:value="210.2">
            <text:p>210,2</text:p>
          </table:table-cell>
          <table:table-cell office:value-type="float" office:value="60.51">
            <text:p>60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ielund</text:p>
          </table:table-cell>
          <table:table-cell office:value-type="float" office:value="532.29">
            <text:p>532,29</text:p>
          </table:table-cell>
          <table:table-cell office:value-type="float" office:value="-207.86">
            <text:p>-207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kesan</text:p>
          </table:table-cell>
          <table:table-cell office:value-type="float" office:value="223.51">
            <text:p>223,51</text:p>
          </table:table-cell>
          <table:table-cell office:value-type="float" office:value="-75.37">
            <text:p>-75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lette</text:p>
          </table:table-cell>
          <table:table-cell office:value-type="float" office:value="155.96">
            <text:p>155,96</text:p>
          </table:table-cell>
          <table:table-cell office:value-type="float" office:value="-44.86">
            <text:p>-44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rodzi</text:p>
          </table:table-cell>
          <table:table-cell office:value-type="float" office:value="294.7">
            <text:p>294,7</text:p>
          </table:table-cell>
          <table:table-cell office:value-type="float" office:value="-276.97">
            <text:p>-276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uckport</text:p>
          </table:table-cell>
          <table:table-cell office:value-type="float" office:value="430.84">
            <text:p>430,84</text:p>
          </table:table-cell>
          <table:table-cell office:value-type="float" office:value="-53.72">
            <text:p>-53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yetta</text:p>
          </table:table-cell>
          <table:table-cell office:value-type="float" office:value="408.93">
            <text:p>408,93</text:p>
          </table:table-cell>
          <table:table-cell office:value-type="float" office:value="7.04">
            <text:p>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aynard</text:p>
          </table:table-cell>
          <table:table-cell office:value-type="float" office:value="307.22">
            <text:p>307,22</text:p>
          </table:table-cell>
          <table:table-cell office:value-type="float" office:value="2.35">
            <text:p>2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cComb</text:p>
          </table:table-cell>
          <table:table-cell office:value-type="float" office:value="224.29">
            <text:p>224,29</text:p>
          </table:table-cell>
          <table:table-cell office:value-type="float" office:value="58.16">
            <text:p>58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cGehee</text:p>
          </table:table-cell>
          <table:table-cell office:value-type="float" office:value="333.3">
            <text:p>333,3</text:p>
          </table:table-cell>
          <table:table-cell office:value-type="float" office:value="75.63">
            <text:p>75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cHenry</text:p>
          </table:table-cell>
          <table:table-cell office:value-type="float" office:value="181">
            <text:p>181</text:p>
          </table:table-cell>
          <table:table-cell office:value-type="float" office:value="-85.28">
            <text:p>-85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cRae</text:p>
          </table:table-cell>
          <table:table-cell office:value-type="float" office:value="558.11">
            <text:p>558,11</text:p>
          </table:table-cell>
          <table:table-cell office:value-type="float" office:value="-85.28">
            <text:p>-85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inrad</text:p>
          </table:table-cell>
          <table:table-cell office:value-type="float" office:value="396.16">
            <text:p>396,16</text:p>
          </table:table-cell>
          <table:table-cell office:value-type="float" office:value="-85.8">
            <text:p>-85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jicanos</text:p>
          </table:table-cell>
          <table:table-cell office:value-type="float" office:value="476.48">
            <text:p>476,48</text:p>
          </table:table-cell>
          <table:table-cell office:value-type="float" office:value="-183.34">
            <text:p>-183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lcher</text:p>
          </table:table-cell>
          <table:table-cell office:value-type="float" office:value="370.6">
            <text:p>370,6</text:p>
          </table:table-cell>
          <table:table-cell office:value-type="float" office:value="38.86">
            <text:p>38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mphis</text:p>
          </table:table-cell>
          <table:table-cell office:value-type="float" office:value="567.24">
            <text:p>567,24</text:p>
          </table:table-cell>
          <table:table-cell office:value-type="float" office:value="-142.92">
            <text:p>-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ndham</text:p>
          </table:table-cell>
          <table:table-cell office:value-type="float" office:value="149.18">
            <text:p>149,18</text:p>
          </table:table-cell>
          <table:table-cell office:value-type="float" office:value="-347.91">
            <text:p>-347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ntasta</text:p>
          </table:table-cell>
          <table:table-cell office:value-type="float" office:value="115.27">
            <text:p>115,27</text:p>
          </table:table-cell>
          <table:table-cell office:value-type="float" office:value="-239.41">
            <text:p>-239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rmentau</text:p>
          </table:table-cell>
          <table:table-cell office:value-type="float" office:value="526.03">
            <text:p>526,03</text:p>
          </table:table-cell>
          <table:table-cell office:value-type="float" office:value="-39.64">
            <text:p>-39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rope</text:p>
          </table:table-cell>
          <table:table-cell office:value-type="float" office:value="215.16">
            <text:p>215,16</text:p>
          </table:table-cell>
          <table:table-cell office:value-type="float" office:value="-326.26">
            <text:p>-326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sartim</text:p>
          </table:table-cell>
          <table:table-cell office:value-type="float" office:value="103.8">
            <text:p>103,8</text:p>
          </table:table-cell>
          <table:table-cell office:value-type="float" office:value="-55.03">
            <text:p>-55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etter</text:p>
          </table:table-cell>
          <table:table-cell office:value-type="float" office:value="538.03">
            <text:p>538,03</text:p>
          </table:table-cell>
          <table:table-cell office:value-type="float" office:value="-98.84">
            <text:p>-98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dale</text:p>
          </table:table-cell>
          <table:table-cell office:value-type="float" office:value="191.17">
            <text:p>191,17</text:p>
          </table:table-cell>
          <table:table-cell office:value-type="float" office:value="-365.38">
            <text:p>-365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lligan</text:p>
          </table:table-cell>
          <table:table-cell office:value-type="float" office:value="479.35">
            <text:p>479,35</text:p>
          </table:table-cell>
          <table:table-cell office:value-type="float" office:value="39.12">
            <text:p>3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llray</text:p>
          </table:table-cell>
          <table:table-cell office:value-type="float" office:value="616.01">
            <text:p>616,01</text:p>
          </table:table-cell>
          <table:table-cell office:value-type="float" office:value="32.08">
            <text:p>32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nette</text:p>
          </table:table-cell>
          <table:table-cell office:value-type="float" office:value="475.18">
            <text:p>475,18</text:p>
          </table:table-cell>
          <table:table-cell office:value-type="float" office:value="-31.3">
            <text:p>-31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ra</text:p>
          </table:table-cell>
          <table:table-cell office:value-type="float" office:value="104.32">
            <text:p>104,32</text:p>
          </table:table-cell>
          <table:table-cell office:value-type="float" office:value="-52.42">
            <text:p>-5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rach</text:p>
          </table:table-cell>
          <table:table-cell office:value-type="float" office:value="109.8">
            <text:p>109,8</text:p>
          </table:table-cell>
          <table:table-cell office:value-type="float" office:value="-27.12">
            <text:p>-2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irage</text:p>
          </table:table-cell>
          <table:table-cell office:value-type="float" office:value="479.35">
            <text:p>479,35</text:p>
          </table:table-cell>
          <table:table-cell office:value-type="float" office:value="15.65">
            <text:p>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kane</text:p>
          </table:table-cell>
          <table:table-cell office:value-type="float" office:value="430.84">
            <text:p>430,84</text:p>
          </table:table-cell>
          <table:table-cell office:value-type="float" office:value="-23.21">
            <text:p>-2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lino</text:p>
          </table:table-cell>
          <table:table-cell office:value-type="float" office:value="464.48">
            <text:p>464,48</text:p>
          </table:table-cell>
          <table:table-cell office:value-type="float" office:value="-135.88">
            <text:p>-135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nhegan</text:p>
          </table:table-cell>
          <table:table-cell office:value-type="float" office:value="117.1">
            <text:p>117,1</text:p>
          </table:table-cell>
          <table:table-cell office:value-type="float" office:value="-185.69">
            <text:p>-185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nongahela</text:p>
          </table:table-cell>
          <table:table-cell office:value-type="float" office:value="166.39">
            <text:p>166,39</text:p>
          </table:table-cell>
          <table:table-cell office:value-type="float" office:value="-167.17">
            <text:p>-167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nroe</text:p>
          </table:table-cell>
          <table:table-cell office:value-type="float" office:value="406.85">
            <text:p>406,85</text:p>
          </table:table-cell>
          <table:table-cell office:value-type="float" office:value="-45.12">
            <text:p>-45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ntcoal</text:p>
          </table:table-cell>
          <table:table-cell office:value-type="float" office:value="250.11">
            <text:p>250,11</text:p>
          </table:table-cell>
          <table:table-cell office:value-type="float" office:value="-169.78">
            <text:p>-169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ntour</text:p>
          </table:table-cell>
          <table:table-cell office:value-type="float" office:value="351.82">
            <text:p>351,82</text:p>
          </table:table-cell>
          <table:table-cell office:value-type="float" office:value="-331.48">
            <text:p>-33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ravian</text:p>
          </table:table-cell>
          <table:table-cell office:value-type="float" office:value="110.06">
            <text:p>110,06</text:p>
          </table:table-cell>
          <table:table-cell office:value-type="float" office:value="-133.53">
            <text:p>-133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rdialloc</text:p>
          </table:table-cell>
          <table:table-cell office:value-type="float" office:value="221.94">
            <text:p>221,94</text:p>
          </table:table-cell>
          <table:table-cell office:value-type="float" office:value="-265.76">
            <text:p>-265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rrill</text:p>
          </table:table-cell>
          <table:table-cell office:value-type="float" office:value="399.55">
            <text:p>399,55</text:p>
          </table:table-cell>
          <table:table-cell office:value-type="float" office:value="32.08">
            <text:p>32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rven</text:p>
          </table:table-cell>
          <table:table-cell office:value-type="float" office:value="549.24">
            <text:p>549,24</text:p>
          </table:table-cell>
          <table:table-cell office:value-type="float" office:value="-148.4">
            <text:p>-148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oultrie</text:p>
          </table:table-cell>
          <table:table-cell office:value-type="float" office:value="475.96">
            <text:p>475,96</text:p>
          </table:table-cell>
          <table:table-cell office:value-type="float" office:value="-172.13">
            <text:p>-172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Muskegon</text:p>
          </table:table-cell>
          <table:table-cell office:value-type="float" office:value="164.56">
            <text:p>164,56</text:p>
          </table:table-cell>
          <table:table-cell office:value-type="float" office:value="-99.89">
            <text:p>-99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agel</text:p>
          </table:table-cell>
          <table:table-cell office:value-type="float" office:value="475.18">
            <text:p>475,18</text:p>
          </table:table-cell>
          <table:table-cell office:value-type="float" office:value="6.52">
            <text:p>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ahoni</text:p>
          </table:table-cell>
          <table:table-cell office:value-type="float" office:value="248.02">
            <text:p>248,02</text:p>
          </table:table-cell>
          <table:table-cell office:value-type="float" office:value="-200.29">
            <text:p>-200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aka Pabni</text:p>
          </table:table-cell>
          <table:table-cell office:value-type="float" office:value="381.29">
            <text:p>381,29</text:p>
          </table:table-cell>
          <table:table-cell office:value-type="float" office:value="-294.18">
            <text:p>-294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arellan</text:p>
          </table:table-cell>
          <table:table-cell office:value-type="float" office:value="172.13">
            <text:p>172,13</text:p>
          </table:table-cell>
          <table:table-cell office:value-type="float" office:value="-256.11">
            <text:p>-256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cedah</text:p>
          </table:table-cell>
          <table:table-cell office:value-type="float" office:value="357.04">
            <text:p>357,04</text:p>
          </table:table-cell>
          <table:table-cell office:value-type="float" office:value="-8.08">
            <text:p>-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osho</text:p>
          </table:table-cell>
          <table:table-cell office:value-type="float" office:value="554.72">
            <text:p>554,72</text:p>
          </table:table-cell>
          <table:table-cell office:value-type="float" office:value="-25.82">
            <text:p>-25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ukirchen</text:p>
          </table:table-cell>
          <table:table-cell office:value-type="float" office:value="409.98">
            <text:p>409,98</text:p>
          </table:table-cell>
          <table:table-cell office:value-type="float" office:value="-249.32">
            <text:p>-249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Aberdeen</text:p>
          </table:table-cell>
          <table:table-cell office:value-type="float" office:value="259.24">
            <text:p>259,24</text:p>
          </table:table-cell>
          <table:table-cell office:value-type="float" office:value="79.02">
            <text:p>79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Aragon</text:p>
          </table:table-cell>
          <table:table-cell office:value-type="float" office:value="70.16">
            <text:p>70,16</text:p>
          </table:table-cell>
          <table:table-cell office:value-type="float" office:value="-88.93">
            <text:p>-88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Avalon</text:p>
          </table:table-cell>
          <table:table-cell office:value-type="float" office:value="269.15">
            <text:p>269,15</text:p>
          </table:table-cell>
          <table:table-cell office:value-type="float" office:value="-112.14">
            <text:p>-112,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Damascus</text:p>
          </table:table-cell>
          <table:table-cell office:value-type="float" office:value="276.45">
            <text:p>276,45</text:p>
          </table:table-cell>
          <table:table-cell office:value-type="float" office:value="-208.38">
            <text:p>-208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Ivaarsen</text:p>
          </table:table-cell>
          <table:table-cell office:value-type="float" office:value="228.98">
            <text:p>228,98</text:p>
          </table:table-cell>
          <table:table-cell office:value-type="float" office:value="34.95">
            <text:p>34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Rhodes III</text:p>
          </table:table-cell>
          <table:table-cell office:value-type="float" office:value="103.28">
            <text:p>103,28</text:p>
          </table:table-cell>
          <table:table-cell office:value-type="float" office:value="-15.91">
            <text:p>-15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Syrtis</text:p>
          </table:table-cell>
          <table:table-cell office:value-type="float" office:value="233.16">
            <text:p>233,16</text:p>
          </table:table-cell>
          <table:table-cell office:value-type="float" office:value="-298.88">
            <text:p>-298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 Valencia</text:p>
          </table:table-cell>
          <table:table-cell office:value-type="float" office:value="221.94">
            <text:p>221,94</text:p>
          </table:table-cell>
          <table:table-cell office:value-type="float" office:value="-29.47">
            <text:p>-29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ewton</text:p>
          </table:table-cell>
          <table:table-cell office:value-type="float" office:value="320.26">
            <text:p>320,26</text:p>
          </table:table-cell>
          <table:table-cell office:value-type="float" office:value="-30.77">
            <text:p>-30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iles</text:p>
          </table:table-cell>
          <table:table-cell office:value-type="float" office:value="402.15">
            <text:p>402,15</text:p>
          </table:table-cell>
          <table:table-cell office:value-type="float" office:value="121.01">
            <text:p>121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iquinohomo</text:p>
          </table:table-cell>
          <table:table-cell office:value-type="float" office:value="411.28">
            <text:p>411,28</text:p>
          </table:table-cell>
          <table:table-cell office:value-type="float" office:value="-228.72">
            <text:p>-228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izina</text:p>
          </table:table-cell>
          <table:table-cell office:value-type="float" office:value="312.44">
            <text:p>312,44</text:p>
          </table:table-cell>
          <table:table-cell office:value-type="float" office:value="-230.29">
            <text:p>-230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atak</text:p>
          </table:table-cell>
          <table:table-cell office:value-type="float" office:value="333.82">
            <text:p>333,82</text:p>
          </table:table-cell>
          <table:table-cell office:value-type="float" office:value="-215.68">
            <text:p>-215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pah</text:p>
          </table:table-cell>
          <table:table-cell office:value-type="float" office:value="57.64">
            <text:p>57,64</text:p>
          </table:table-cell>
          <table:table-cell office:value-type="float" office:value="-33.9">
            <text:p>-33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rthfield</text:p>
          </table:table-cell>
          <table:table-cell office:value-type="float" office:value="281.92">
            <text:p>281,92</text:p>
          </table:table-cell>
          <table:table-cell office:value-type="float" office:value="-76.15">
            <text:p>-76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rthwind</text:p>
          </table:table-cell>
          <table:table-cell office:value-type="float" office:value="34.43">
            <text:p>34,43</text:p>
          </table:table-cell>
          <table:table-cell office:value-type="float" office:value="-2.87">
            <text:p>-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twina</text:p>
          </table:table-cell>
          <table:table-cell office:value-type="float" office:value="297.57">
            <text:p>297,57</text:p>
          </table:table-cell>
          <table:table-cell office:value-type="float" office:value="-195.6">
            <text:p>-195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ovaya Zemlya</text:p>
          </table:table-cell>
          <table:table-cell office:value-type="float" office:value="182.3">
            <text:p>182,3</text:p>
          </table:table-cell>
          <table:table-cell office:value-type="float" office:value="-184.91">
            <text:p>-184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umenor</text:p>
          </table:table-cell>
          <table:table-cell office:value-type="float" office:value="286.36">
            <text:p>286,36</text:p>
          </table:table-cell>
          <table:table-cell office:value-type="float" office:value="-108.49">
            <text:p>-108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Nunivak</text:p>
          </table:table-cell>
          <table:table-cell office:value-type="float" office:value="324.96">
            <text:p>324,96</text:p>
          </table:table-cell>
          <table:table-cell office:value-type="float" office:value="-189.86">
            <text:p>-189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'Fallon</text:p>
          </table:table-cell>
          <table:table-cell office:value-type="float" office:value="316.35">
            <text:p>316,35</text:p>
          </table:table-cell>
          <table:table-cell office:value-type="float" office:value="-83.98">
            <text:p>-83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dell</text:p>
          </table:table-cell>
          <table:table-cell office:value-type="float" office:value="252.72">
            <text:p>252,72</text:p>
          </table:table-cell>
          <table:table-cell office:value-type="float" office:value="-98.32">
            <text:p>-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fferman</text:p>
          </table:table-cell>
          <table:table-cell office:value-type="float" office:value="578.45">
            <text:p>578,45</text:p>
          </table:table-cell>
          <table:table-cell office:value-type="float" office:value="-52.68">
            <text:p>-52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gilvie</text:p>
          </table:table-cell>
          <table:table-cell office:value-type="float" office:value="197.69">
            <text:p>197,69</text:p>
          </table:table-cell>
          <table:table-cell office:value-type="float" office:value="-234.2">
            <text:p>-234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kains</text:p>
          </table:table-cell>
          <table:table-cell office:value-type="float" office:value="243.33">
            <text:p>243,33</text:p>
          </table:table-cell>
          <table:table-cell office:value-type="float" office:value="-270.97">
            <text:p>-270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kefenokee</text:p>
          </table:table-cell>
          <table:table-cell office:value-type="float" office:value="612.36">
            <text:p>612,36</text:p>
          </table:table-cell>
          <table:table-cell office:value-type="float" office:value="-68.07">
            <text:p>-68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lancha</text:p>
          </table:table-cell>
          <table:table-cell office:value-type="float" office:value="168.74">
            <text:p>168,74</text:p>
          </table:table-cell>
          <table:table-cell office:value-type="float" office:value="-6.52">
            <text:p>-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lindo</text:p>
          </table:table-cell>
          <table:table-cell office:value-type="float" office:value="467.35">
            <text:p>467,35</text:p>
          </table:table-cell>
          <table:table-cell office:value-type="float" office:value="-236.81">
            <text:p>-236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ltepesi</text:p>
          </table:table-cell>
          <table:table-cell office:value-type="float" office:value="254.8">
            <text:p>254,8</text:p>
          </table:table-cell>
          <table:table-cell office:value-type="float" office:value="-279.06">
            <text:p>-279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rbisonia</text:p>
          </table:table-cell>
          <table:table-cell office:value-type="float" office:value="151.52">
            <text:p>151,52</text:p>
          </table:table-cell>
          <table:table-cell office:value-type="float" office:value="-156.48">
            <text:p>-156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ttumwa</text:p>
          </table:table-cell>
          <table:table-cell office:value-type="float" office:value="402.15">
            <text:p>402,15</text:p>
          </table:table-cell>
          <table:table-cell office:value-type="float" office:value="33.64">
            <text:p>3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Ozawa</text:p>
          </table:table-cell>
          <table:table-cell office:value-type="float" office:value="85.54">
            <text:p>85,54</text:p>
          </table:table-cell>
          <table:table-cell office:value-type="float" office:value="2.87">
            <text:p>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jarito</text:p>
          </table:table-cell>
          <table:table-cell office:value-type="float" office:value="484.04">
            <text:p>484,04</text:p>
          </table:table-cell>
          <table:table-cell office:value-type="float" office:value="77.98">
            <text:p>77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lmyra</text:p>
          </table:table-cell>
          <table:table-cell office:value-type="float" office:value="454.84">
            <text:p>454,84</text:p>
          </table:table-cell>
          <table:table-cell office:value-type="float" office:value="-26.08">
            <text:p>-26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npour</text:p>
          </table:table-cell>
          <table:table-cell office:value-type="float" office:value="345.56">
            <text:p>345,56</text:p>
          </table:table-cell>
          <table:table-cell office:value-type="float" office:value="-294.96">
            <text:p>-29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rma</text:p>
          </table:table-cell>
          <table:table-cell office:value-type="float" office:value="363.03">
            <text:p>363,03</text:p>
          </table:table-cell>
          <table:table-cell office:value-type="float" office:value="-52.68">
            <text:p>-52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scagoula</text:p>
          </table:table-cell>
          <table:table-cell office:value-type="float" office:value="433.45">
            <text:p>433,45</text:p>
          </table:table-cell>
          <table:table-cell office:value-type="float" office:value="57.9">
            <text:p>57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ttison</text:p>
          </table:table-cell>
          <table:table-cell office:value-type="float" office:value="593.84">
            <text:p>593,84</text:p>
          </table:table-cell>
          <table:table-cell office:value-type="float" office:value="56.33">
            <text:p>56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ttonsbrug</text:p>
          </table:table-cell>
          <table:table-cell office:value-type="float" office:value="380.51">
            <text:p>380,51</text:p>
          </table:table-cell>
          <table:table-cell office:value-type="float" office:value="-6">
            <text:p>-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aulding</text:p>
          </table:table-cell>
          <table:table-cell office:value-type="float" office:value="307.74">
            <text:p>307,74</text:p>
          </table:table-cell>
          <table:table-cell office:value-type="float" office:value="-101.97">
            <text:p>-101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eabody</text:p>
          </table:table-cell>
          <table:table-cell office:value-type="float" office:value="333.56">
            <text:p>333,56</text:p>
          </table:table-cell>
          <table:table-cell office:value-type="float" office:value="-23.73">
            <text:p>-2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erdido</text:p>
          </table:table-cell>
          <table:table-cell office:value-type="float" office:value="450.66">
            <text:p>450,66</text:p>
          </table:table-cell>
          <table:table-cell office:value-type="float" office:value="-114.23">
            <text:p>-114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erkasie</text:p>
          </table:table-cell>
          <table:table-cell office:value-type="float" office:value="131.96">
            <text:p>131,96</text:p>
          </table:table-cell>
          <table:table-cell office:value-type="float" office:value="-145">
            <text:p>-1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etrolia</text:p>
          </table:table-cell>
          <table:table-cell office:value-type="float" office:value="310.87">
            <text:p>310,87</text:p>
          </table:table-cell>
          <table:table-cell office:value-type="float" office:value="-70.94">
            <text:p>-70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ierce</text:p>
          </table:table-cell>
          <table:table-cell office:value-type="float" office:value="346.08">
            <text:p>346,08</text:p>
          </table:table-cell>
          <table:table-cell office:value-type="float" office:value="-313.22">
            <text:p>-313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itkin</text:p>
          </table:table-cell>
          <table:table-cell office:value-type="float" office:value="497.08">
            <text:p>497,08</text:p>
          </table:table-cell>
          <table:table-cell office:value-type="float" office:value="77.72">
            <text:p>77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leiades Cluster</text:p>
          </table:table-cell>
          <table:table-cell office:value-type="float" office:value="218.29">
            <text:p>218,29</text:p>
          </table:table-cell>
          <table:table-cell office:value-type="float" office:value="-322.35">
            <text:p>-322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lymouth</text:p>
          </table:table-cell>
          <table:table-cell office:value-type="float" office:value="347.12">
            <text:p>347,12</text:p>
          </table:table-cell>
          <table:table-cell office:value-type="float" office:value="-69.37">
            <text:p>-69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oint Barrow</text:p>
          </table:table-cell>
          <table:table-cell office:value-type="float" office:value="366.16">
            <text:p>366,16</text:p>
          </table:table-cell>
          <table:table-cell office:value-type="float" office:value="-130.92">
            <text:p>-130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otwin</text:p>
          </table:table-cell>
          <table:table-cell office:value-type="float" office:value="310.35">
            <text:p>310,35</text:p>
          </table:table-cell>
          <table:table-cell office:value-type="float" office:value="-20.08">
            <text:p>-20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rincton</text:p>
          </table:table-cell>
          <table:table-cell office:value-type="float" office:value="417.02">
            <text:p>417,02</text:p>
          </table:table-cell>
          <table:table-cell office:value-type="float" office:value="26.6">
            <text:p>26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Protection</text:p>
          </table:table-cell>
          <table:table-cell office:value-type="float" office:value="455.88">
            <text:p>455,88</text:p>
          </table:table-cell>
          <table:table-cell office:value-type="float" office:value="5.48">
            <text:p>5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Quentin</text:p>
          </table:table-cell>
          <table:table-cell office:value-type="float" office:value="46.42">
            <text:p>46,42</text:p>
          </table:table-cell>
          <table:table-cell office:value-type="float" office:value="12.52">
            <text:p>12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Quincy</text:p>
          </table:table-cell>
          <table:table-cell office:value-type="float" office:value="350.52">
            <text:p>350,52</text:p>
          </table:table-cell>
          <table:table-cell office:value-type="float" office:value="-34.16">
            <text:p>-34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Quittacas</text:p>
          </table:table-cell>
          <table:table-cell office:value-type="float" office:value="159.35">
            <text:p>159,35</text:p>
          </table:table-cell>
          <table:table-cell office:value-type="float" office:value="-221.68">
            <text:p>-221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aman</text:p>
          </table:table-cell>
          <table:table-cell office:value-type="float" office:value="163">
            <text:p>163</text:p>
          </table:table-cell>
          <table:table-cell office:value-type="float" office:value="9.39">
            <text:p>9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amona</text:p>
          </table:table-cell>
          <table:table-cell office:value-type="float" office:value="332">
            <text:p>332</text:p>
          </table:table-cell>
          <table:table-cell office:value-type="float" office:value="-38.6">
            <text:p>-38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edfield</text:p>
          </table:table-cell>
          <table:table-cell office:value-type="float" office:value="141.35">
            <text:p>141,35</text:p>
          </table:table-cell>
          <table:table-cell office:value-type="float" office:value="-214.64">
            <text:p>-214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edondo</text:p>
          </table:table-cell>
          <table:table-cell office:value-type="float" office:value="458.75">
            <text:p>458,75</text:p>
          </table:table-cell>
          <table:table-cell office:value-type="float" office:value="-215.46">
            <text:p>-215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eisterstown</text:p>
          </table:table-cell>
          <table:table-cell office:value-type="float" office:value="318.44">
            <text:p>318,44</text:p>
          </table:table-cell>
          <table:table-cell office:value-type="float" office:value="-150.48">
            <text:p>-150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emagen</text:p>
          </table:table-cell>
          <table:table-cell office:value-type="float" office:value="278.27">
            <text:p>278,27</text:p>
          </table:table-cell>
          <table:table-cell office:value-type="float" office:value="-157.52">
            <text:p>-157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entz</text:p>
          </table:table-cell>
          <table:table-cell office:value-type="float" office:value="575.59">
            <text:p>575,59</text:p>
          </table:table-cell>
          <table:table-cell office:value-type="float" office:value="-98.84">
            <text:p>-98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idgebrook</text:p>
          </table:table-cell>
          <table:table-cell office:value-type="float" office:value="203.16">
            <text:p>203,16</text:p>
          </table:table-cell>
          <table:table-cell office:value-type="float" office:value="-322.35">
            <text:p>-322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io</text:p>
          </table:table-cell>
          <table:table-cell office:value-type="float" office:value="96.24">
            <text:p>96,24</text:p>
          </table:table-cell>
          <table:table-cell office:value-type="float" office:value="-28.95">
            <text:p>-28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binson</text:p>
          </table:table-cell>
          <table:table-cell office:value-type="float" office:value="234.72">
            <text:p>234,72</text:p>
          </table:table-cell>
          <table:table-cell office:value-type="float" office:value="-6.52">
            <text:p>-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bsart</text:p>
          </table:table-cell>
          <table:table-cell office:value-type="float" office:value="172.39">
            <text:p>172,39</text:p>
          </table:table-cell>
          <table:table-cell office:value-type="float" office:value="-343.21">
            <text:p>-34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chester</text:p>
          </table:table-cell>
          <table:table-cell office:value-type="float" office:value="228.98">
            <text:p>228,98</text:p>
          </table:table-cell>
          <table:table-cell office:value-type="float" office:value="3.13">
            <text:p>3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samond</text:p>
          </table:table-cell>
          <table:table-cell office:value-type="float" office:value="180.21">
            <text:p>180,21</text:p>
          </table:table-cell>
          <table:table-cell office:value-type="float" office:value="-33.9">
            <text:p>-33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sepine</text:p>
          </table:table-cell>
          <table:table-cell office:value-type="float" office:value="589.41">
            <text:p>589,41</text:p>
          </table:table-cell>
          <table:table-cell office:value-type="float" office:value="-22.95">
            <text:p>-22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siclare</text:p>
          </table:table-cell>
          <table:table-cell office:value-type="float" office:value="483.26">
            <text:p>483,26</text:p>
          </table:table-cell>
          <table:table-cell office:value-type="float" office:value="-47.73">
            <text:p>-47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we</text:p>
          </table:table-cell>
          <table:table-cell office:value-type="float" office:value="336.17">
            <text:p>336,17</text:p>
          </table:table-cell>
          <table:table-cell office:value-type="float" office:value="48.51">
            <text:p>48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yal</text:p>
          </table:table-cell>
          <table:table-cell office:value-type="float" office:value="224.55">
            <text:p>224,55</text:p>
          </table:table-cell>
          <table:table-cell office:value-type="float" office:value="44.86">
            <text:p>44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oyalston</text:p>
          </table:table-cell>
          <table:table-cell office:value-type="float" office:value="137.96">
            <text:p>137,96</text:p>
          </table:table-cell>
          <table:table-cell office:value-type="float" office:value="-226.11">
            <text:p>-226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Ruchbah</text:p>
          </table:table-cell>
          <table:table-cell office:value-type="float" office:value="57.9">
            <text:p>57,9</text:p>
          </table:table-cell>
          <table:table-cell office:value-type="float" office:value="-22.95">
            <text:p>-22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banillas</text:p>
          </table:table-cell>
          <table:table-cell office:value-type="float" office:value="437.62">
            <text:p>437,62</text:p>
          </table:table-cell>
          <table:table-cell office:value-type="float" office:value="-177.87">
            <text:p>-177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fe Port</text:p>
          </table:table-cell>
          <table:table-cell office:value-type="float" office:value="135.62">
            <text:p>135,62</text:p>
          </table:table-cell>
          <table:table-cell office:value-type="float" office:value="-289.49">
            <text:p>-289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ffel</text:p>
          </table:table-cell>
          <table:table-cell office:value-type="float" office:value="25.82">
            <text:p>25,82</text:p>
          </table:table-cell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ginaw</text:p>
          </table:table-cell>
          <table:table-cell office:value-type="float" office:value="302.27">
            <text:p>302,27</text:p>
          </table:table-cell>
          <table:table-cell office:value-type="float" office:value="-96.5">
            <text:p>-96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khara V</text:p>
          </table:table-cell>
          <table:table-cell office:value-type="float" office:value="279.06">
            <text:p>279,06</text:p>
          </table:table-cell>
          <table:table-cell office:value-type="float" office:value="34.43">
            <text:p>3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lem</text:p>
          </table:table-cell>
          <table:table-cell office:value-type="float" office:value="208.64">
            <text:p>208,64</text:p>
          </table:table-cell>
          <table:table-cell office:value-type="float" office:value="-162.48">
            <text:p>-162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nilac</text:p>
          </table:table-cell>
          <table:table-cell office:value-type="float" office:value="148.66">
            <text:p>148,66</text:p>
          </table:table-cell>
          <table:table-cell office:value-type="float" office:value="-59.46">
            <text:p>-59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uk City</text:p>
          </table:table-cell>
          <table:table-cell office:value-type="float" office:value="279.06">
            <text:p>279,06</text:p>
          </table:table-cell>
          <table:table-cell office:value-type="float" office:value="-3.13">
            <text:p>-3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unemin</text:p>
          </table:table-cell>
          <table:table-cell office:value-type="float" office:value="248.28">
            <text:p>248,28</text:p>
          </table:table-cell>
          <table:table-cell office:value-type="float" office:value="-56.85">
            <text:p>-5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avonburg</text:p>
          </table:table-cell>
          <table:table-cell office:value-type="float" office:value="502.56">
            <text:p>502,56</text:p>
          </table:table-cell>
          <table:table-cell office:value-type="float" office:value="-15.65">
            <text:p>-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chedar</text:p>
          </table:table-cell>
          <table:table-cell office:value-type="float" office:value="118.92">
            <text:p>118,92</text:p>
          </table:table-cell>
          <table:table-cell office:value-type="float" office:value="-21.39">
            <text:p>-21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cituate</text:p>
          </table:table-cell>
          <table:table-cell office:value-type="float" office:value="88.67">
            <text:p>88,67</text:p>
          </table:table-cell>
          <table:table-cell office:value-type="float" office:value="-221.94">
            <text:p>-221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cudder</text:p>
          </table:table-cell>
          <table:table-cell office:value-type="float" office:value="197.95">
            <text:p>197,95</text:p>
          </table:table-cell>
          <table:table-cell office:value-type="float" office:value="-96.76">
            <text:p>-96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ekulmun</text:p>
          </table:table-cell>
          <table:table-cell office:value-type="float" office:value="214.12">
            <text:p>214,12</text:p>
          </table:table-cell>
          <table:table-cell office:value-type="float" office:value="-222.2">
            <text:p>-222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emichi</text:p>
          </table:table-cell>
          <table:table-cell office:value-type="float" office:value="302.27">
            <text:p>302,27</text:p>
          </table:table-cell>
          <table:table-cell office:value-type="float" office:value="-216.72">
            <text:p>-216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haunavon</text:p>
          </table:table-cell>
          <table:table-cell office:value-type="float" office:value="161.7">
            <text:p>161,7</text:p>
          </table:table-cell>
          <table:table-cell office:value-type="float" office:value="-326.26">
            <text:p>-326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hawnee</text:p>
          </table:table-cell>
          <table:table-cell office:value-type="float" office:value="557.85">
            <text:p>557,85</text:p>
          </table:table-cell>
          <table:table-cell office:value-type="float" office:value="-65.98">
            <text:p>-65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herwood</text:p>
          </table:table-cell>
          <table:table-cell office:value-type="float" office:value="568.8">
            <text:p>568,8</text:p>
          </table:table-cell>
          <table:table-cell office:value-type="float" office:value="-119.71">
            <text:p>-119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horeham</text:p>
          </table:table-cell>
          <table:table-cell office:value-type="float" office:value="124.92">
            <text:p>124,92</text:p>
          </table:table-cell>
          <table:table-cell office:value-type="float" office:value="-219.59">
            <text:p>-219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hubuta</text:p>
          </table:table-cell>
          <table:table-cell office:value-type="float" office:value="463.96">
            <text:p>463,96</text:p>
          </table:table-cell>
          <table:table-cell office:value-type="float" office:value="-124.4">
            <text:p>-124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irdar</text:p>
          </table:table-cell>
          <table:table-cell office:value-type="float" office:value="128.31">
            <text:p>128,31</text:p>
          </table:table-cell>
          <table:table-cell office:value-type="float" office:value="-312.18">
            <text:p>-312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kepptana</text:p>
          </table:table-cell>
          <table:table-cell office:value-type="float" office:value="534.64">
            <text:p>534,64</text:p>
          </table:table-cell>
          <table:table-cell office:value-type="float" office:value="-192.73">
            <text:p>-192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molensk</text:p>
          </table:table-cell>
          <table:table-cell office:value-type="float" office:value="179.95">
            <text:p>179,95</text:p>
          </table:table-cell>
          <table:table-cell office:value-type="float" office:value="-130.92">
            <text:p>-130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odertalje</text:p>
          </table:table-cell>
          <table:table-cell office:value-type="float" office:value="498.39">
            <text:p>498,39</text:p>
          </table:table-cell>
          <table:table-cell office:value-type="float" office:value="-237.33">
            <text:p>-237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odus</text:p>
          </table:table-cell>
          <table:table-cell office:value-type="float" office:value="289.75">
            <text:p>289,75</text:p>
          </table:table-cell>
          <table:table-cell office:value-type="float" office:value="-65.72">
            <text:p>-65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onggang</text:p>
          </table:table-cell>
          <table:table-cell office:value-type="float" office:value="330.69">
            <text:p>330,69</text:p>
          </table:table-cell>
          <table:table-cell office:value-type="float" office:value="-302.27">
            <text:p>-302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onnia</text:p>
          </table:table-cell>
          <table:table-cell office:value-type="float" office:value="124.66">
            <text:p>124,66</text:p>
          </table:table-cell>
          <table:table-cell office:value-type="float" office:value="-42.25">
            <text:p>-42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parrevohn</text:p>
          </table:table-cell>
          <table:table-cell office:value-type="float" office:value="346.86">
            <text:p>346,86</text:p>
          </table:table-cell>
          <table:table-cell office:value-type="float" office:value="-189.86">
            <text:p>-189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pica</text:p>
          </table:table-cell>
          <table:table-cell office:value-type="float" office:value="93.37">
            <text:p>93,37</text:p>
          </table:table-cell>
          <table:table-cell office:value-type="float" office:value="-239.68">
            <text:p>-23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. Robert</text:p>
          </table:table-cell>
          <table:table-cell office:value-type="float" office:value="437.36">
            <text:p>437,36</text:p>
          </table:table-cell>
          <table:table-cell office:value-type="float" office:value="-31.56">
            <text:p>-3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eeles</text:p>
          </table:table-cell>
          <table:table-cell office:value-type="float" office:value="294.18">
            <text:p>294,18</text:p>
          </table:table-cell>
          <table:table-cell office:value-type="float" office:value="-143.18">
            <text:p>-143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ein's Folly</text:p>
          </table:table-cell>
          <table:table-cell office:value-type="float" office:value="161.17">
            <text:p>161,17</text:p>
          </table:table-cell>
          <table:table-cell office:value-type="float" office:value="-202.12">
            <text:p>-202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einhatchee</text:p>
          </table:table-cell>
          <table:table-cell office:value-type="float" office:value="526.82">
            <text:p>526,82</text:p>
          </table:table-cell>
          <table:table-cell office:value-type="float" office:value="-97.8">
            <text:p>-97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erlington</text:p>
          </table:table-cell>
          <table:table-cell office:value-type="float" office:value="528.9">
            <text:p>528,9</text:p>
          </table:table-cell>
          <table:table-cell office:value-type="float" office:value="54.25">
            <text:p>54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ratford</text:p>
          </table:table-cell>
          <table:table-cell office:value-type="float" office:value="530.99">
            <text:p>530,99</text:p>
          </table:table-cell>
          <table:table-cell office:value-type="float" office:value="39.38">
            <text:p>39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rawn</text:p>
          </table:table-cell>
          <table:table-cell office:value-type="float" office:value="238.11">
            <text:p>238,11</text:p>
          </table:table-cell>
          <table:table-cell office:value-type="float" office:value="-91.28">
            <text:p>-91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reator</text:p>
          </table:table-cell>
          <table:table-cell office:value-type="float" office:value="256.37">
            <text:p>256,37</text:p>
          </table:table-cell>
          <table:table-cell office:value-type="float" office:value="-76.41">
            <text:p>-76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turgis</text:p>
          </table:table-cell>
          <table:table-cell office:value-type="float" office:value="420.67">
            <text:p>420,67</text:p>
          </table:table-cell>
          <table:table-cell office:value-type="float" office:value="69.37">
            <text:p>69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ullivan</text:p>
          </table:table-cell>
          <table:table-cell office:value-type="float" office:value="416.76">
            <text:p>416,76</text:p>
          </table:table-cell>
          <table:table-cell office:value-type="float" office:value="-31.3">
            <text:p>-31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un Prairie</text:p>
          </table:table-cell>
          <table:table-cell office:value-type="float" office:value="328.09">
            <text:p>328,09</text:p>
          </table:table-cell>
          <table:table-cell office:value-type="float" office:value="29.21">
            <text:p>29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usulatna</text:p>
          </table:table-cell>
          <table:table-cell office:value-type="float" office:value="307.74">
            <text:p>307,74</text:p>
          </table:table-cell>
          <table:table-cell office:value-type="float" office:value="-187.25">
            <text:p>-187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ylvan</text:p>
          </table:table-cell>
          <table:table-cell office:value-type="float" office:value="426.93">
            <text:p>426,93</text:p>
          </table:table-cell>
          <table:table-cell office:value-type="float" office:value="3.13">
            <text:p>3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ylvester</text:p>
          </table:table-cell>
          <table:table-cell office:value-type="float" office:value="366.68">
            <text:p>366,68</text:p>
          </table:table-cell>
          <table:table-cell office:value-type="float" office:value="-115.53">
            <text:p>-115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Symsonia</text:p>
          </table:table-cell>
          <table:table-cell office:value-type="float" office:value="491.09">
            <text:p>491,09</text:p>
          </table:table-cell>
          <table:table-cell office:value-type="float" office:value="-96.5">
            <text:p>-96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lcott</text:p>
          </table:table-cell>
          <table:table-cell office:value-type="float" office:value="201.6">
            <text:p>201,6</text:p>
          </table:table-cell>
          <table:table-cell office:value-type="float" office:value="-124.92">
            <text:p>-124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llmadge</text:p>
          </table:table-cell>
          <table:table-cell office:value-type="float" office:value="278.53">
            <text:p>278,53</text:p>
          </table:table-cell>
          <table:table-cell office:value-type="float" office:value="42.25">
            <text:p>42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ncredi IV</text:p>
          </table:table-cell>
          <table:table-cell office:value-type="float" office:value="433.45">
            <text:p>433,45</text:p>
          </table:table-cell>
          <table:table-cell office:value-type="float" office:value="94.41">
            <text:p>94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ngipahoa</text:p>
          </table:table-cell>
          <table:table-cell office:value-type="float" office:value="594.62">
            <text:p>594,62</text:p>
          </table:table-cell>
          <table:table-cell office:value-type="float" office:value="-21.65">
            <text:p>-2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rkio</text:p>
          </table:table-cell>
          <table:table-cell office:value-type="float" office:value="320.26">
            <text:p>320,2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tlawiksuk</text:p>
          </table:table-cell>
          <table:table-cell office:value-type="float" office:value="374.77">
            <text:p>374,77</text:p>
          </table:table-cell>
          <table:table-cell office:value-type="float" office:value="-191.95">
            <text:p>-191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was</text:p>
          </table:table-cell>
          <table:table-cell office:value-type="float" office:value="136.92">
            <text:p>136,92</text:p>
          </table:table-cell>
          <table:table-cell office:value-type="float" office:value="-56.33">
            <text:p>-56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ygeta</text:p>
          </table:table-cell>
          <table:table-cell office:value-type="float" office:value="200.03">
            <text:p>200,03</text:p>
          </table:table-cell>
          <table:table-cell office:value-type="float" office:value="-298.09">
            <text:p>-298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ecumseh</text:p>
          </table:table-cell>
          <table:table-cell office:value-type="float" office:value="140.57">
            <text:p>140,57</text:p>
          </table:table-cell>
          <table:table-cell office:value-type="float" office:value="-105.88">
            <text:p>-105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egaldanas</text:p>
          </table:table-cell>
          <table:table-cell office:value-type="float" office:value="312.96">
            <text:p>312,96</text:p>
          </table:table-cell>
          <table:table-cell office:value-type="float" office:value="-282.19">
            <text:p>-282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entativa</text:p>
          </table:table-cell>
          <table:table-cell office:value-type="float" office:value="352.86">
            <text:p>352,86</text:p>
          </table:table-cell>
          <table:table-cell office:value-type="float" office:value="-304.88">
            <text:p>-304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hibodaux</text:p>
          </table:table-cell>
          <table:table-cell office:value-type="float" office:value="581.32">
            <text:p>581,32</text:p>
          </table:table-cell>
          <table:table-cell office:value-type="float" office:value="-7.56">
            <text:p>-7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ishomingo</text:p>
          </table:table-cell>
          <table:table-cell office:value-type="float" office:value="318.44">
            <text:p>318,44</text:p>
          </table:table-cell>
          <table:table-cell office:value-type="float" office:value="46.68">
            <text:p>4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iskilwa</text:p>
          </table:table-cell>
          <table:table-cell office:value-type="float" office:value="215.68">
            <text:p>215,68</text:p>
          </table:table-cell>
          <table:table-cell office:value-type="float" office:value="-91.02">
            <text:p>-91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orrence</text:p>
          </table:table-cell>
          <table:table-cell office:value-type="float" office:value="292.1">
            <text:p>292,1</text:p>
          </table:table-cell>
          <table:table-cell office:value-type="float" office:value="-131.96">
            <text:p>-131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owne</text:p>
          </table:table-cell>
          <table:table-cell office:value-type="float" office:value="69.89">
            <text:p>69,89</text:p>
          </table:table-cell>
          <table:table-cell office:value-type="float" office:value="8.08">
            <text:p>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samma</text:p>
          </table:table-cell>
          <table:table-cell office:value-type="float" office:value="451.97">
            <text:p>451,97</text:p>
          </table:table-cell>
          <table:table-cell office:value-type="float" office:value="-45.12">
            <text:p>-45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Udibi</text:p>
          </table:table-cell>
          <table:table-cell office:value-type="float" office:value="318.96">
            <text:p>318,96</text:p>
          </table:table-cell>
          <table:table-cell office:value-type="float" office:value="70.42">
            <text:p>70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Ulan Batar</text:p>
          </table:table-cell>
          <table:table-cell office:value-type="float" office:value="126.23">
            <text:p>126,23</text:p>
          </table:table-cell>
          <table:table-cell office:value-type="float" office:value="-101.45">
            <text:p>-101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Ulysses</text:p>
          </table:table-cell>
          <table:table-cell office:value-type="float" office:value="417.02">
            <text:p>417,02</text:p>
          </table:table-cell>
          <table:table-cell office:value-type="float" office:value="-17.73">
            <text:p>-17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Uravan</text:p>
          </table:table-cell>
          <table:table-cell office:value-type="float" office:value="76.15">
            <text:p>76,15</text:p>
          </table:table-cell>
          <table:table-cell office:value-type="float" office:value="-267.84">
            <text:p>-267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Urich</text:p>
          </table:table-cell>
          <table:table-cell office:value-type="float" office:value="433.19">
            <text:p>433,19</text:p>
          </table:table-cell>
          <table:table-cell office:value-type="float" office:value="19.04">
            <text:p>19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ackisujfalu</text:p>
          </table:table-cell>
          <table:table-cell office:value-type="float" office:value="470.48">
            <text:p>470,48</text:p>
          </table:table-cell>
          <table:table-cell office:value-type="float" office:value="-288.97">
            <text:p>-288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alexa</text:p>
          </table:table-cell>
          <table:table-cell office:value-type="float" office:value="112.67">
            <text:p>112,67</text:p>
          </table:table-cell>
          <table:table-cell office:value-type="float" office:value="-88.15">
            <text:p>-88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andalia</text:p>
          </table:table-cell>
          <table:table-cell office:value-type="float" office:value="481.96">
            <text:p>481,96</text:p>
          </table:table-cell>
          <table:table-cell office:value-type="float" office:value="-66.76">
            <text:p>-66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aucluse</text:p>
          </table:table-cell>
          <table:table-cell office:value-type="float" office:value="501.26">
            <text:p>501,26</text:p>
          </table:table-cell>
          <table:table-cell office:value-type="float" office:value="-163.52">
            <text:p>-163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elhas</text:p>
          </table:table-cell>
          <table:table-cell office:value-type="float" office:value="69.89">
            <text:p>69,89</text:p>
          </table:table-cell>
          <table:table-cell office:value-type="float" office:value="-281.14">
            <text:p>-281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erde</text:p>
          </table:table-cell>
          <table:table-cell office:value-type="float" office:value="353.12">
            <text:p>353,12</text:p>
          </table:table-cell>
          <table:table-cell office:value-type="float" office:value="12.78">
            <text:p>12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erdigreis</text:p>
          </table:table-cell>
          <table:table-cell office:value-type="float" office:value="376.07">
            <text:p>376,07</text:p>
          </table:table-cell>
          <table:table-cell office:value-type="float" office:value="-333.56">
            <text:p>-33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erlo</text:p>
          </table:table-cell>
          <table:table-cell office:value-type="float" office:value="101.45">
            <text:p>101,45</text:p>
          </table:table-cell>
          <table:table-cell office:value-type="float" office:value="-305.66">
            <text:p>-305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ibrunum</text:p>
          </table:table-cell>
          <table:table-cell office:value-type="float" office:value="536.2">
            <text:p>536,2</text:p>
          </table:table-cell>
          <table:table-cell office:value-type="float" office:value="-20.86">
            <text:p>-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icente</text:p>
          </table:table-cell>
          <table:table-cell office:value-type="float" office:value="453.01">
            <text:p>453,01</text:p>
          </table:table-cell>
          <table:table-cell office:value-type="float" office:value="-70.42">
            <text:p>-70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Victoria</text:p>
          </table:table-cell>
          <table:table-cell office:value-type="float" office:value="227.68">
            <text:p>227,68</text:p>
          </table:table-cell>
          <table:table-cell office:value-type="float" office:value="-178.39">
            <text:p>-178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imalu</text:p>
          </table:table-cell>
          <table:table-cell office:value-type="float" office:value="411.8">
            <text:p>411,8</text:p>
          </table:table-cell>
          <table:table-cell office:value-type="float" office:value="-179.95">
            <text:p>-179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ipahu</text:p>
          </table:table-cell>
          <table:table-cell office:value-type="float" office:value="430.32">
            <text:p>430,32</text:p>
          </table:table-cell>
          <table:table-cell office:value-type="float" office:value="-189.6">
            <text:p>-189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pakoneta</text:p>
          </table:table-cell>
          <table:table-cell office:value-type="float" office:value="240.46">
            <text:p>240,46</text:p>
          </table:table-cell>
          <table:table-cell office:value-type="float" office:value="69.89">
            <text:p>69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ppingers</text:p>
          </table:table-cell>
          <table:table-cell office:value-type="float" office:value="176.82">
            <text:p>176,82</text:p>
          </table:table-cell>
          <table:table-cell office:value-type="float" office:value="-233.16">
            <text:p>-233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rren</text:p>
          </table:table-cell>
          <table:table-cell office:value-type="float" office:value="300.7">
            <text:p>300,7</text:p>
          </table:table-cell>
          <table:table-cell office:value-type="float" office:value="-331.22">
            <text:p>-331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unakee</text:p>
          </table:table-cell>
          <table:table-cell office:value-type="float" office:value="320.26">
            <text:p>320,26</text:p>
          </table:table-cell>
          <table:table-cell office:value-type="float" office:value="15.13">
            <text:p>15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axell</text:p>
          </table:table-cell>
          <table:table-cell office:value-type="float" office:value="281.92">
            <text:p>281,92</text:p>
          </table:table-cell>
          <table:table-cell office:value-type="float" office:value="-181.52">
            <text:p>-181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edgefield</text:p>
          </table:table-cell>
          <table:table-cell office:value-type="float" office:value="374.77">
            <text:p>374,77</text:p>
          </table:table-cell>
          <table:table-cell office:value-type="float" office:value="-164.04">
            <text:p>-164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eekapaug</text:p>
          </table:table-cell>
          <table:table-cell office:value-type="float" office:value="108.75">
            <text:p>108,75</text:p>
          </table:table-cell>
          <table:table-cell office:value-type="float" office:value="-227.42">
            <text:p>-227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eippe</text:p>
          </table:table-cell>
          <table:table-cell office:value-type="float" office:value="320.26">
            <text:p>320,26</text:p>
          </table:table-cell>
          <table:table-cell office:value-type="float" office:value="-309.83">
            <text:p>-309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eldon</text:p>
          </table:table-cell>
          <table:table-cell office:value-type="float" office:value="433.45">
            <text:p>433,45</text:p>
          </table:table-cell>
          <table:table-cell office:value-type="float" office:value="-93.63">
            <text:p>-93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Talon/Wernke</text:p>
          </table:table-cell>
          <table:table-cell office:value-type="float" office:value="250.63">
            <text:p>250,63</text:p>
          </table:table-cell>
          <table:table-cell office:value-type="float" office:value="-232.89">
            <text:p>-232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etumpka</text:p>
          </table:table-cell>
          <table:table-cell office:value-type="float" office:value="532.03">
            <text:p>532,03</text:p>
          </table:table-cell>
          <table:table-cell office:value-type="float" office:value="-165.87">
            <text:p>-165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illowick</text:p>
          </table:table-cell>
          <table:table-cell office:value-type="float" office:value="331.22">
            <text:p>331,22</text:p>
          </table:table-cell>
          <table:table-cell office:value-type="float" office:value="-75.11">
            <text:p>-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infield</text:p>
          </table:table-cell>
          <table:table-cell office:value-type="float" office:value="542.2">
            <text:p>542,2</text:p>
          </table:table-cell>
          <table:table-cell office:value-type="float" office:value="23.73">
            <text:p>2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oodbine</text:p>
          </table:table-cell>
          <table:table-cell office:value-type="float" office:value="508.3">
            <text:p>508,3</text:p>
          </table:table-cell>
          <table:table-cell office:value-type="float" office:value="23.99">
            <text:p>23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rentham</text:p>
          </table:table-cell>
          <table:table-cell office:value-type="float" office:value="172.13">
            <text:p>172,13</text:p>
          </table:table-cell>
          <table:table-cell office:value-type="float" office:value="-328.35">
            <text:p>-328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Wroxeter</text:p>
          </table:table-cell>
          <table:table-cell office:value-type="float" office:value="167.96">
            <text:p>167,96</text:p>
          </table:table-cell>
          <table:table-cell office:value-type="float" office:value="-59.46">
            <text:p>-59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Xenia</text:p>
          </table:table-cell>
          <table:table-cell office:value-type="float" office:value="461.62">
            <text:p>461,62</text:p>
          </table:table-cell>
          <table:table-cell office:value-type="float" office:value="-89.72">
            <text:p>-89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Xhosa VII</text:p>
          </table:table-cell>
          <table:table-cell office:value-type="float" office:value="175.52">
            <text:p>175,52</text:p>
          </table:table-cell>
          <table:table-cell office:value-type="float" office:value="14.6">
            <text:p>1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Ziliang</text:p>
          </table:table-cell>
          <table:table-cell office:value-type="float" office:value="69.11">
            <text:p>69,11</text:p>
          </table:table-cell>
          <table:table-cell office:value-type="float" office:value="-266.54">
            <text:p>-266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ederated Suns</text:p>
          </table:table-cell>
          <table:table-cell office:value-type="string">
            <text:p>Zolfo</text:p>
          </table:table-cell>
          <table:table-cell office:value-type="float" office:value="532.03">
            <text:p>532,03</text:p>
          </table:table-cell>
          <table:table-cell office:value-type="float" office:value="-72.5">
            <text:p>-7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bagnar</text:p>
          </table:table-cell>
          <table:table-cell office:value-type="float" office:value="383.64">
            <text:p>383,64</text:p>
          </table:table-cell>
          <table:table-cell office:value-type="float" office:value="317.65">
            <text:p>317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biy Adi</text:p>
          </table:table-cell>
          <table:table-cell office:value-type="float" office:value="352.6">
            <text:p>352,6</text:p>
          </table:table-cell>
          <table:table-cell office:value-type="float" office:value="317.39">
            <text:p>317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d Duwayd</text:p>
          </table:table-cell>
          <table:table-cell office:value-type="float" office:value="365.12">
            <text:p>365,12</text:p>
          </table:table-cell>
          <table:table-cell office:value-type="float" office:value="377.9">
            <text:p>377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gematsu</text:p>
          </table:table-cell>
          <table:table-cell office:value-type="float" office:value="256.11">
            <text:p>256,11</text:p>
          </table:table-cell>
          <table:table-cell office:value-type="float" office:value="187.25">
            <text:p>187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ix-la-Chapelle</text:p>
          </table:table-cell>
          <table:table-cell office:value-type="float" office:value="76.68">
            <text:p>76,68</text:p>
          </table:table-cell>
          <table:table-cell office:value-type="float" office:value="164.04">
            <text:p>164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 Hillah</text:p>
          </table:table-cell>
          <table:table-cell office:value-type="float" office:value="-23.47">
            <text:p>-23,47</text:p>
          </table:table-cell>
          <table:table-cell office:value-type="float" office:value="180.21">
            <text:p>180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 Na'ir</text:p>
          </table:table-cell>
          <table:table-cell office:value-type="float" office:value="60.77">
            <text:p>60,77</text:p>
          </table:table-cell>
          <table:table-cell office:value-type="float" office:value="31.56">
            <text:p>3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balii</text:p>
          </table:table-cell>
          <table:table-cell office:value-type="float" office:value="71.72">
            <text:p>71,72</text:p>
          </table:table-cell>
          <table:table-cell office:value-type="float" office:value="79.28">
            <text:p>79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biero</text:p>
          </table:table-cell>
          <table:table-cell office:value-type="float" office:value="151.79">
            <text:p>151,79</text:p>
          </table:table-cell>
          <table:table-cell office:value-type="float" office:value="359.9">
            <text:p>359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gate</text:p>
          </table:table-cell>
          <table:table-cell office:value-type="float" office:value="326.52">
            <text:p>326,52</text:p>
          </table:table-cell>
          <table:table-cell office:value-type="float" office:value="381.55">
            <text:p>381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gedi</text:p>
          </table:table-cell>
          <table:table-cell office:value-type="float" office:value="66.76">
            <text:p>66,76</text:p>
          </table:table-cell>
          <table:table-cell office:value-type="float" office:value="96.24">
            <text:p>96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leghe</text:p>
          </table:table-cell>
          <table:table-cell office:value-type="float" office:value="-9.91">
            <text:p>-9,91</text:p>
          </table:table-cell>
          <table:table-cell office:value-type="float" office:value="409.72">
            <text:p>409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munge</text:p>
          </table:table-cell>
          <table:table-cell office:value-type="float" office:value="165.09">
            <text:p>165,09</text:p>
          </table:table-cell>
          <table:table-cell office:value-type="float" office:value="400.59">
            <text:p>400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nasi</text:p>
          </table:table-cell>
          <table:table-cell office:value-type="float" office:value="2.87">
            <text:p>2,87</text:p>
          </table:table-cell>
          <table:table-cell office:value-type="float" office:value="117.1">
            <text:p>117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rakis</text:p>
          </table:table-cell>
          <table:table-cell office:value-type="float" office:value="-20.08">
            <text:p>-20,08</text:p>
          </table:table-cell>
          <table:table-cell office:value-type="float" office:value="82.67">
            <text:p>82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shain</text:p>
          </table:table-cell>
          <table:table-cell office:value-type="float" office:value="58.68">
            <text:p>58,68</text:p>
          </table:table-cell>
          <table:table-cell office:value-type="float" office:value="281.14">
            <text:p>281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tair</text:p>
          </table:table-cell>
          <table:table-cell office:value-type="float" office:value="9.39">
            <text:p>9,39</text:p>
          </table:table-cell>
          <table:table-cell office:value-type="float" office:value="14.08">
            <text:p>1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tais</text:p>
          </table:table-cell>
          <table:table-cell office:value-type="float" office:value="37.56">
            <text:p>37,56</text:p>
          </table:table-cell>
          <table:table-cell office:value-type="float" office:value="110.84">
            <text:p>110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tdorf</text:p>
          </table:table-cell>
          <table:table-cell office:value-type="float" office:value="336.17">
            <text:p>336,17</text:p>
          </table:table-cell>
          <table:table-cell office:value-type="float" office:value="120.49">
            <text:p>120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tenmarkt</text:p>
          </table:table-cell>
          <table:table-cell office:value-type="float" office:value="13.82">
            <text:p>13,82</text:p>
          </table:table-cell>
          <table:table-cell office:value-type="float" office:value="225.85">
            <text:p>225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tona</text:p>
          </table:table-cell>
          <table:table-cell office:value-type="float" office:value="286.1">
            <text:p>286,1</text:p>
          </table:table-cell>
          <table:table-cell office:value-type="float" office:value="425.36">
            <text:p>425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lya</text:p>
          </table:table-cell>
          <table:table-cell office:value-type="float" office:value="26.6">
            <text:p>26,6</text:p>
          </table:table-cell>
          <table:table-cell office:value-type="float" office:value="97.54">
            <text:p>97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n Ting</text:p>
          </table:table-cell>
          <table:table-cell office:value-type="float" office:value="304.35">
            <text:p>304,35</text:p>
          </table:table-cell>
          <table:table-cell office:value-type="float" office:value="110.84">
            <text:p>110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ncha</text:p>
          </table:table-cell>
          <table:table-cell office:value-type="float" office:value="76.15">
            <text:p>76,15</text:p>
          </table:table-cell>
          <table:table-cell office:value-type="float" office:value="36.51">
            <text:p>36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nnapolis</text:p>
          </table:table-cell>
          <table:table-cell office:value-type="float" office:value="166.13">
            <text:p>166,13</text:p>
          </table:table-cell>
          <table:table-cell office:value-type="float" office:value="131.96">
            <text:p>131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priki</text:p>
          </table:table-cell>
          <table:table-cell office:value-type="float" office:value="174.74">
            <text:p>174,74</text:p>
          </table:table-cell>
          <table:table-cell office:value-type="float" office:value="122.58">
            <text:p>122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rdoz</text:p>
          </table:table-cell>
          <table:table-cell office:value-type="float" office:value="46.68">
            <text:p>46,68</text:p>
          </table:table-cell>
          <table:table-cell office:value-type="float" office:value="248.02">
            <text:p>248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rkab</text:p>
          </table:table-cell>
          <table:table-cell office:value-type="float" office:value="77.98">
            <text:p>77,98</text:p>
          </table:table-cell>
          <table:table-cell office:value-type="float" office:value="202.64">
            <text:p>202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rlington</text:p>
          </table:table-cell>
          <table:table-cell office:value-type="float" office:value="214.64">
            <text:p>214,64</text:p>
          </table:table-cell>
          <table:table-cell office:value-type="float" office:value="100.67">
            <text:p>100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scella</text:p>
          </table:table-cell>
          <table:table-cell office:value-type="float" office:value="21.12">
            <text:p>21,12</text:p>
          </table:table-cell>
          <table:table-cell office:value-type="float" office:value="75.11">
            <text:p>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sgard</text:p>
          </table:table-cell>
          <table:table-cell office:value-type="float" office:value="127.79">
            <text:p>127,79</text:p>
          </table:table-cell>
          <table:table-cell office:value-type="float" office:value="268.62">
            <text:p>268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shio</text:p>
          </table:table-cell>
          <table:table-cell office:value-type="float" office:value="74.07">
            <text:p>74,07</text:p>
          </table:table-cell>
          <table:table-cell office:value-type="float" office:value="68.07">
            <text:p>68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sta</text:p>
          </table:table-cell>
          <table:table-cell office:value-type="float" office:value="4.17">
            <text:p>4,17</text:p>
          </table:table-cell>
          <table:table-cell office:value-type="float" office:value="25.82">
            <text:p>25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thenry</text:p>
          </table:table-cell>
          <table:table-cell office:value-type="float" office:value="17.73">
            <text:p>17,73</text:p>
          </table:table-cell>
          <table:table-cell office:value-type="float" office:value="31.3">
            <text:p>31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tria</text:p>
          </table:table-cell>
          <table:table-cell office:value-type="float" office:value="-16.17">
            <text:p>-16,17</text:p>
          </table:table-cell>
          <table:table-cell office:value-type="float" office:value="52.16">
            <text:p>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ubisson</text:p>
          </table:table-cell>
          <table:table-cell office:value-type="float" office:value="4.43">
            <text:p>4,43</text:p>
          </table:table-cell>
          <table:table-cell office:value-type="float" office:value="147.87">
            <text:p>147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von</text:p>
          </table:table-cell>
          <table:table-cell office:value-type="float" office:value="151.26">
            <text:p>151,26</text:p>
          </table:table-cell>
          <table:table-cell office:value-type="float" office:value="254.28">
            <text:p>254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Awano</text:p>
          </table:table-cell>
          <table:table-cell office:value-type="float" office:value="96.76">
            <text:p>96,76</text:p>
          </table:table-cell>
          <table:table-cell office:value-type="float" office:value="162.48">
            <text:p>162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buyan</text:p>
          </table:table-cell>
          <table:table-cell office:value-type="float" office:value="88.67">
            <text:p>88,67</text:p>
          </table:table-cell>
          <table:table-cell office:value-type="float" office:value="225.33">
            <text:p>225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d News</text:p>
          </table:table-cell>
          <table:table-cell office:value-type="float" office:value="425.89">
            <text:p>425,89</text:p>
          </table:table-cell>
          <table:table-cell office:value-type="float" office:value="197.16">
            <text:p>19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ldur</text:p>
          </table:table-cell>
          <table:table-cell office:value-type="float" office:value="80.59">
            <text:p>80,59</text:p>
          </table:table-cell>
          <table:table-cell office:value-type="float" office:value="189.86">
            <text:p>189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lsta</text:p>
          </table:table-cell>
          <table:table-cell office:value-type="float" office:value="29.21">
            <text:p>29,21</text:p>
          </table:table-cell>
          <table:table-cell office:value-type="float" office:value="416.5">
            <text:p>416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n Na San</text:p>
          </table:table-cell>
          <table:table-cell office:value-type="float" office:value="363.03">
            <text:p>363,03</text:p>
          </table:table-cell>
          <table:table-cell office:value-type="float" office:value="222.72">
            <text:p>222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ngor</text:p>
          </table:table-cell>
          <table:table-cell office:value-type="float" office:value="178.13">
            <text:p>178,13</text:p>
          </table:table-cell>
          <table:table-cell office:value-type="float" office:value="352.86">
            <text:p>352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rlow's Folly</text:p>
          </table:table-cell>
          <table:table-cell office:value-type="float" office:value="174.74">
            <text:p>174,74</text:p>
          </table:table-cell>
          <table:table-cell office:value-type="float" office:value="67.55">
            <text:p>67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asiliano</text:p>
          </table:table-cell>
          <table:table-cell office:value-type="float" office:value="-37.29">
            <text:p>-37,29</text:p>
          </table:table-cell>
          <table:table-cell office:value-type="float" office:value="344.52">
            <text:p>344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enjamin</text:p>
          </table:table-cell>
          <table:table-cell office:value-type="float" office:value="125.18">
            <text:p>125,18</text:p>
          </table:table-cell>
          <table:table-cell office:value-type="float" office:value="135.88">
            <text:p>135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eta Mensae V</text:p>
          </table:table-cell>
          <table:table-cell office:value-type="float" office:value="320">
            <text:p>320</text:p>
          </table:table-cell>
          <table:table-cell office:value-type="float" office:value="130.4">
            <text:p>130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icester</text:p>
          </table:table-cell>
          <table:table-cell office:value-type="float" office:value="149.96">
            <text:p>149,96</text:p>
          </table:table-cell>
          <table:table-cell office:value-type="float" office:value="230.03">
            <text:p>230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iham</text:p>
          </table:table-cell>
          <table:table-cell office:value-type="float" office:value="72.5">
            <text:p>72,5</text:p>
          </table:table-cell>
          <table:table-cell office:value-type="float" office:value="37.03">
            <text:p>37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jarred</text:p>
          </table:table-cell>
          <table:table-cell office:value-type="float" office:value="245.15">
            <text:p>245,15</text:p>
          </table:table-cell>
          <table:table-cell office:value-type="float" office:value="411.8">
            <text:p>411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railsford</text:p>
          </table:table-cell>
          <table:table-cell office:value-type="float" office:value="330.43">
            <text:p>330,43</text:p>
          </table:table-cell>
          <table:table-cell office:value-type="float" office:value="388.59">
            <text:p>388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raunton</text:p>
          </table:table-cell>
          <table:table-cell office:value-type="float" office:value="130.4">
            <text:p>130,4</text:p>
          </table:table-cell>
          <table:table-cell office:value-type="float" office:value="239.41">
            <text:p>239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rihuega</text:p>
          </table:table-cell>
          <table:table-cell office:value-type="float" office:value="358.08">
            <text:p>358,08</text:p>
          </table:table-cell>
          <table:table-cell office:value-type="float" office:value="394.59">
            <text:p>394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rocchi's Cluster</text:p>
          </table:table-cell>
          <table:table-cell office:value-type="float" office:value="162.22">
            <text:p>162,22</text:p>
          </table:table-cell>
          <table:table-cell office:value-type="float" office:value="391.2">
            <text:p>39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ruben</text:p>
          </table:table-cell>
          <table:table-cell office:value-type="float" office:value="-5.74">
            <text:p>-5,74</text:p>
          </table:table-cell>
          <table:table-cell office:value-type="float" office:value="391.98">
            <text:p>391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uckminster</text:p>
          </table:table-cell>
          <table:table-cell office:value-type="float" office:value="17.73">
            <text:p>17,73</text:p>
          </table:table-cell>
          <table:table-cell office:value-type="float" office:value="156.22">
            <text:p>156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udingen</text:p>
          </table:table-cell>
          <table:table-cell office:value-type="float" office:value="385.72">
            <text:p>385,72</text:p>
          </table:table-cell>
          <table:table-cell office:value-type="float" office:value="163.52">
            <text:p>163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Byesville</text:p>
          </table:table-cell>
          <table:table-cell office:value-type="float" office:value="133.79">
            <text:p>133,79</text:p>
          </table:table-cell>
          <table:table-cell office:value-type="float" office:value="338.78">
            <text:p>338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diz</text:p>
          </table:table-cell>
          <table:table-cell office:value-type="float" office:value="123.1">
            <text:p>123,1</text:p>
          </table:table-cell>
          <table:table-cell office:value-type="float" office:value="150.48">
            <text:p>150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ldrea</text:p>
          </table:table-cell>
          <table:table-cell office:value-type="float" office:value="34.16">
            <text:p>34,16</text:p>
          </table:table-cell>
          <table:table-cell office:value-type="float" office:value="195.08">
            <text:p>195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mlann</text:p>
          </table:table-cell>
          <table:table-cell office:value-type="float" office:value="0.52">
            <text:p>0,52</text:p>
          </table:table-cell>
          <table:table-cell office:value-type="float" office:value="167.17">
            <text:p>167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pra</text:p>
          </table:table-cell>
          <table:table-cell office:value-type="float" office:value="343.47">
            <text:p>343,47</text:p>
          </table:table-cell>
          <table:table-cell office:value-type="float" office:value="106.67">
            <text:p>106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ripare</text:p>
          </table:table-cell>
          <table:table-cell office:value-type="float" office:value="148.13">
            <text:p>148,13</text:p>
          </table:table-cell>
          <table:table-cell office:value-type="float" office:value="293.92">
            <text:p>293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asere</text:p>
          </table:table-cell>
          <table:table-cell office:value-type="float" office:value="78.5">
            <text:p>78,5</text:p>
          </table:table-cell>
          <table:table-cell office:value-type="float" office:value="346.86">
            <text:p>346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ebalrai</text:p>
          </table:table-cell>
          <table:table-cell office:value-type="float" office:value="-8.35">
            <text:p>-8,35</text:p>
          </table:table-cell>
          <table:table-cell office:value-type="float" office:value="120.49">
            <text:p>120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andler</text:p>
          </table:table-cell>
          <table:table-cell office:value-type="float" office:value="47.47">
            <text:p>47,47</text:p>
          </table:table-cell>
          <table:table-cell office:value-type="float" office:value="209.16">
            <text:p>209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apineria</text:p>
          </table:table-cell>
          <table:table-cell office:value-type="float" office:value="294.7">
            <text:p>294,7</text:p>
          </table:table-cell>
          <table:table-cell office:value-type="float" office:value="395.63">
            <text:p>395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arity</text:p>
          </table:table-cell>
          <table:table-cell office:value-type="float" office:value="318.44">
            <text:p>318,44</text:p>
          </table:table-cell>
          <table:table-cell office:value-type="float" office:value="268.36">
            <text:p>268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atham</text:p>
          </table:table-cell>
          <table:table-cell office:value-type="float" office:value="182.56">
            <text:p>182,56</text:p>
          </table:table-cell>
          <table:table-cell office:value-type="float" office:value="252.45">
            <text:p>252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eriton</text:p>
          </table:table-cell>
          <table:table-cell office:value-type="float" office:value="246.98">
            <text:p>246,98</text:p>
          </table:table-cell>
          <table:table-cell office:value-type="float" office:value="331.48">
            <text:p>33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ichibu</text:p>
          </table:table-cell>
          <table:table-cell office:value-type="float" office:value="91.28">
            <text:p>91,28</text:p>
          </table:table-cell>
          <table:table-cell office:value-type="float" office:value="75.63">
            <text:p>75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inmen Tao</text:p>
          </table:table-cell>
          <table:table-cell office:value-type="float" office:value="344.26">
            <text:p>344,26</text:p>
          </table:table-cell>
          <table:table-cell office:value-type="float" office:value="217.51">
            <text:p>217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irala</text:p>
          </table:table-cell>
          <table:table-cell office:value-type="float" office:value="389.11">
            <text:p>389,11</text:p>
          </table:table-cell>
          <table:table-cell office:value-type="float" office:value="243.07">
            <text:p>243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orley</text:p>
          </table:table-cell>
          <table:table-cell office:value-type="float" office:value="335.91">
            <text:p>335,91</text:p>
          </table:table-cell>
          <table:table-cell office:value-type="float" office:value="383.12">
            <text:p>383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hupadero</text:p>
          </table:table-cell>
          <table:table-cell office:value-type="float" office:value="230.03">
            <text:p>230,03</text:p>
          </table:table-cell>
          <table:table-cell office:value-type="float" office:value="382.85">
            <text:p>382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learfield</text:p>
          </table:table-cell>
          <table:table-cell office:value-type="float" office:value="266.02">
            <text:p>266,02</text:p>
          </table:table-cell>
          <table:table-cell office:value-type="float" office:value="330.43">
            <text:p>33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onstance</text:p>
          </table:table-cell>
          <table:table-cell office:value-type="float" office:value="100.93">
            <text:p>100,93</text:p>
          </table:table-cell>
          <table:table-cell office:value-type="float" office:value="432.93">
            <text:p>432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orsica Nueva</text:p>
          </table:table-cell>
          <table:table-cell office:value-type="float" office:value="195.86">
            <text:p>195,86</text:p>
          </table:table-cell>
          <table:table-cell office:value-type="float" office:value="229.24">
            <text:p>229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osenza</text:p>
          </table:table-cell>
          <table:table-cell office:value-type="float" office:value="328.87">
            <text:p>328,87</text:p>
          </table:table-cell>
          <table:table-cell office:value-type="float" office:value="163">
            <text:p>1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oudoux</text:p>
          </table:table-cell>
          <table:table-cell office:value-type="float" office:value="182.3">
            <text:p>182,3</text:p>
          </table:table-cell>
          <table:table-cell office:value-type="float" office:value="386.24">
            <text:p>386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ourchevel</text:p>
          </table:table-cell>
          <table:table-cell office:value-type="float" office:value="95.97">
            <text:p>95,97</text:p>
          </table:table-cell>
          <table:table-cell office:value-type="float" office:value="347.91">
            <text:p>347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sesztreg</text:p>
          </table:table-cell>
          <table:table-cell office:value-type="float" office:value="-69.89">
            <text:p>-69,89</text:p>
          </table:table-cell>
          <table:table-cell office:value-type="float" office:value="394.85">
            <text:p>394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ylene</text:p>
          </table:table-cell>
          <table:table-cell office:value-type="float" office:value="106.93">
            <text:p>106,93</text:p>
          </table:table-cell>
          <table:table-cell office:value-type="float" office:value="25.3">
            <text:p>25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Cyrenaica</text:p>
          </table:table-cell>
          <table:table-cell office:value-type="float" office:value="168.74">
            <text:p>168,74</text:p>
          </table:table-cell>
          <table:table-cell office:value-type="float" office:value="280.36">
            <text:p>280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abih</text:p>
          </table:table-cell>
          <table:table-cell office:value-type="float" office:value="60.51">
            <text:p>60,51</text:p>
          </table:table-cell>
          <table:table-cell office:value-type="float" office:value="84.76">
            <text:p>84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amian</text:p>
          </table:table-cell>
          <table:table-cell office:value-type="float" office:value="73.55">
            <text:p>73,55</text:p>
          </table:table-cell>
          <table:table-cell office:value-type="float" office:value="463.44">
            <text:p>463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arius</text:p>
          </table:table-cell>
          <table:table-cell office:value-type="float" office:value="65.72">
            <text:p>65,72</text:p>
          </table:table-cell>
          <table:table-cell office:value-type="float" office:value="206.55">
            <text:p>206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awn</text:p>
          </table:table-cell>
          <table:table-cell office:value-type="float" office:value="29.47">
            <text:p>29,47</text:p>
          </table:table-cell>
          <table:table-cell office:value-type="float" office:value="378.68">
            <text:p>37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ehgolan</text:p>
          </table:table-cell>
          <table:table-cell office:value-type="float" office:value="5.48">
            <text:p>5,48</text:p>
          </table:table-cell>
          <table:table-cell office:value-type="float" office:value="200.82">
            <text:p>200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elacruz</text:p>
          </table:table-cell>
          <table:table-cell office:value-type="float" office:value="375.81">
            <text:p>375,81</text:p>
          </table:table-cell>
          <table:table-cell office:value-type="float" office:value="114.23">
            <text:p>114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elitzsch</text:p>
          </table:table-cell>
          <table:table-cell office:value-type="float" office:value="329.39">
            <text:p>329,39</text:p>
          </table:table-cell>
          <table:table-cell office:value-type="float" office:value="148.13">
            <text:p>148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eneb Algedi</text:p>
          </table:table-cell>
          <table:table-cell office:value-type="float" office:value="41.47">
            <text:p>41,47</text:p>
          </table:table-cell>
          <table:table-cell office:value-type="float" office:value="26.34">
            <text:p>26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ieron</text:p>
          </table:table-cell>
          <table:table-cell office:value-type="float" office:value="13.04">
            <text:p>13,04</text:p>
          </table:table-cell>
          <table:table-cell office:value-type="float" office:value="15.39">
            <text:p>1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iosd</text:p>
          </table:table-cell>
          <table:table-cell office:value-type="float" office:value="-2.35">
            <text:p>-2,35</text:p>
          </table:table-cell>
          <table:table-cell office:value-type="float" office:value="232.63">
            <text:p>232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nepropetrovsk</text:p>
          </table:table-cell>
          <table:table-cell office:value-type="float" office:value="302.01">
            <text:p>302,01</text:p>
          </table:table-cell>
          <table:table-cell office:value-type="float" office:value="170.3">
            <text:p>170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onenac</text:p>
          </table:table-cell>
          <table:table-cell office:value-type="float" office:value="202.12">
            <text:p>202,12</text:p>
          </table:table-cell>
          <table:table-cell office:value-type="float" office:value="89.72">
            <text:p>89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over</text:p>
          </table:table-cell>
          <table:table-cell office:value-type="float" office:value="133.79">
            <text:p>133,79</text:p>
          </table:table-cell>
          <table:table-cell office:value-type="float" office:value="203.16">
            <text:p>203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romini VI</text:p>
          </table:table-cell>
          <table:table-cell office:value-type="float" office:value="-21.12">
            <text:p>-21,12</text:p>
          </table:table-cell>
          <table:table-cell office:value-type="float" office:value="66.76">
            <text:p>66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umaring</text:p>
          </table:table-cell>
          <table:table-cell office:value-type="float" office:value="80.33">
            <text:p>80,33</text:p>
          </table:table-cell>
          <table:table-cell office:value-type="float" office:value="225.33">
            <text:p>225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yev</text:p>
          </table:table-cell>
          <table:table-cell office:value-type="float" office:value="5.74">
            <text:p>5,74</text:p>
          </table:table-cell>
          <table:table-cell office:value-type="float" office:value="41.21">
            <text:p>41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Dyfed</text:p>
          </table:table-cell>
          <table:table-cell office:value-type="float" office:value="127.27">
            <text:p>127,27</text:p>
          </table:table-cell>
          <table:table-cell office:value-type="float" office:value="215.68">
            <text:p>215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bensburg</text:p>
          </table:table-cell>
          <table:table-cell office:value-type="float" office:value="239.41">
            <text:p>239,41</text:p>
          </table:table-cell>
          <table:table-cell office:value-type="float" office:value="304.09">
            <text:p>304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cho</text:p>
          </table:table-cell>
          <table:table-cell office:value-type="float" office:value="290.01">
            <text:p>290,01</text:p>
          </table:table-cell>
          <table:table-cell office:value-type="float" office:value="372.94">
            <text:p>372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guilles</text:p>
          </table:table-cell>
          <table:table-cell office:value-type="float" office:value="37.56">
            <text:p>37,56</text:p>
          </table:table-cell>
          <table:table-cell office:value-type="float" office:value="235.24">
            <text:p>235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ltanin</text:p>
          </table:table-cell>
          <table:table-cell office:value-type="float" office:value="-1.83">
            <text:p>-1,83</text:p>
          </table:table-cell>
          <table:table-cell office:value-type="float" office:value="100.67">
            <text:p>100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ngadin</text:p>
          </table:table-cell>
          <table:table-cell office:value-type="float" office:value="20.08">
            <text:p>20,08</text:p>
          </table:table-cell>
          <table:table-cell office:value-type="float" office:value="339.56">
            <text:p>339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Espakeh</text:p>
          </table:table-cell>
          <table:table-cell office:value-type="float" office:value="304.61">
            <text:p>304,61</text:p>
          </table:table-cell>
          <table:table-cell office:value-type="float" office:value="344.78">
            <text:p>344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Falsterbo</text:p>
          </table:table-cell>
          <table:table-cell office:value-type="float" office:value="172.39">
            <text:p>172,39</text:p>
          </table:table-cell>
          <table:table-cell office:value-type="float" office:value="148.92">
            <text:p>148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Fellanin II</text:p>
          </table:table-cell>
          <table:table-cell office:value-type="float" office:value="133.27">
            <text:p>133,27</text:p>
          </table:table-cell>
          <table:table-cell office:value-type="float" office:value="33.12">
            <text:p>33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Feltre</text:p>
          </table:table-cell>
          <table:table-cell office:value-type="float" office:value="-20.34">
            <text:p>-20,34</text:p>
          </table:table-cell>
          <table:table-cell office:value-type="float" office:value="365.38">
            <text:p>365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Ferleiten</text:p>
          </table:table-cell>
          <table:table-cell office:value-type="float" office:value="25.56">
            <text:p>25,56</text:p>
          </table:table-cell>
          <table:table-cell office:value-type="float" office:value="357.04">
            <text:p>35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Fukuroi</text:p>
          </table:table-cell>
          <table:table-cell office:value-type="float" office:value="111.62">
            <text:p>111,62</text:p>
          </table:table-cell>
          <table:table-cell office:value-type="float" office:value="135.36">
            <text:p>135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aledon V</text:p>
          </table:table-cell>
          <table:table-cell office:value-type="float" office:value="336.17">
            <text:p>336,17</text:p>
          </table:table-cell>
          <table:table-cell office:value-type="float" office:value="175.26">
            <text:p>175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aluzzo</text:p>
          </table:table-cell>
          <table:table-cell office:value-type="float" office:value="-15.65">
            <text:p>-15,65</text:p>
          </table:table-cell>
          <table:table-cell office:value-type="float" office:value="253.24">
            <text:p>253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andy's Luck</text:p>
          </table:table-cell>
          <table:table-cell office:value-type="float" office:value="252.45">
            <text:p>252,45</text:p>
          </table:table-cell>
          <table:table-cell office:value-type="float" office:value="93.89">
            <text:p>93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arstedt</text:p>
          </table:table-cell>
          <table:table-cell office:value-type="float" office:value="127.27">
            <text:p>127,27</text:p>
          </table:table-cell>
          <table:table-cell office:value-type="float" office:value="385.46">
            <text:p>385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oito</text:p>
          </table:table-cell>
          <table:table-cell office:value-type="float" office:value="45.12">
            <text:p>45,12</text:p>
          </table:table-cell>
          <table:table-cell office:value-type="float" office:value="335.91">
            <text:p>335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oubellat</text:p>
          </table:table-cell>
          <table:table-cell office:value-type="float" office:value="354.43">
            <text:p>354,43</text:p>
          </table:table-cell>
          <table:table-cell office:value-type="float" office:value="166.65">
            <text:p>166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ram</text:p>
          </table:table-cell>
          <table:table-cell office:value-type="float" office:value="54.77">
            <text:p>54,77</text:p>
          </table:table-cell>
          <table:table-cell office:value-type="float" office:value="145.79">
            <text:p>145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ravenhage</text:p>
          </table:table-cell>
          <table:table-cell office:value-type="float" office:value="307.48">
            <text:p>307,48</text:p>
          </table:table-cell>
          <table:table-cell office:value-type="float" office:value="429.8">
            <text:p>429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rumium</text:p>
          </table:table-cell>
          <table:table-cell office:value-type="float" office:value="-4.96">
            <text:p>-4,96</text:p>
          </table:table-cell>
          <table:table-cell office:value-type="float" office:value="188.56">
            <text:p>188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Gunzburg</text:p>
          </table:table-cell>
          <table:table-cell office:value-type="float" office:value="12.52">
            <text:p>12,52</text:p>
          </table:table-cell>
          <table:table-cell office:value-type="float" office:value="292.88">
            <text:p>292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chiman</text:p>
          </table:table-cell>
          <table:table-cell office:value-type="float" office:value="255.06">
            <text:p>255,06</text:p>
          </table:table-cell>
          <table:table-cell office:value-type="float" office:value="153.61">
            <text:p>153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giwawa</text:p>
          </table:table-cell>
          <table:table-cell office:value-type="float" office:value="124.66">
            <text:p>124,66</text:p>
          </table:table-cell>
          <table:table-cell office:value-type="float" office:value="113.19">
            <text:p>113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infeld</text:p>
          </table:table-cell>
          <table:table-cell office:value-type="float" office:value="-13.56">
            <text:p>-13,56</text:p>
          </table:table-cell>
          <table:table-cell office:value-type="float" office:value="270.97">
            <text:p>270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lesowen</text:p>
          </table:table-cell>
          <table:table-cell office:value-type="float" office:value="36.77">
            <text:p>36,77</text:p>
          </table:table-cell>
          <table:table-cell office:value-type="float" office:value="254.02">
            <text:p>254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lstead Station</text:p>
          </table:table-cell>
          <table:table-cell office:value-type="float" office:value="78.76">
            <text:p>78,76</text:p>
          </table:table-cell>
          <table:table-cell office:value-type="float" office:value="44.34">
            <text:p>44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nda</text:p>
          </table:table-cell>
          <table:table-cell office:value-type="float" office:value="277.23">
            <text:p>277,23</text:p>
          </table:table-cell>
          <table:table-cell office:value-type="float" office:value="141.88">
            <text:p>14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nover</text:p>
          </table:table-cell>
          <table:table-cell office:value-type="float" office:value="168.74">
            <text:p>168,74</text:p>
          </table:table-cell>
          <table:table-cell office:value-type="float" office:value="367.47">
            <text:p>367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rtshill</text:p>
          </table:table-cell>
          <table:table-cell office:value-type="float" office:value="326.52">
            <text:p>326,52</text:p>
          </table:table-cell>
          <table:table-cell office:value-type="float" office:value="411.28">
            <text:p>411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rvest</text:p>
          </table:table-cell>
          <table:table-cell office:value-type="float" office:value="-62.59">
            <text:p>-62,59</text:p>
          </table:table-cell>
          <table:table-cell office:value-type="float" office:value="378.68">
            <text:p>37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ssi'R'mel</text:p>
          </table:table-cell>
          <table:table-cell office:value-type="float" office:value="291.31">
            <text:p>291,31</text:p>
          </table:table-cell>
          <table:table-cell office:value-type="float" office:value="281.4">
            <text:p>281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avdhem</text:p>
          </table:table-cell>
          <table:table-cell office:value-type="float" office:value="184.91">
            <text:p>184,91</text:p>
          </table:table-cell>
          <table:table-cell office:value-type="float" office:value="187.25">
            <text:p>187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eiligendreuz</text:p>
          </table:table-cell>
          <table:table-cell office:value-type="float" office:value="3.39">
            <text:p>3,39</text:p>
          </table:table-cell>
          <table:table-cell office:value-type="float" office:value="280.36">
            <text:p>280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elsingfors</text:p>
          </table:table-cell>
          <table:table-cell office:value-type="float" office:value="145">
            <text:p>145</text:p>
          </table:table-cell>
          <table:table-cell office:value-type="float" office:value="154.13">
            <text:p>154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ermagor</text:p>
          </table:table-cell>
          <table:table-cell office:value-type="float" office:value="23.99">
            <text:p>23,99</text:p>
          </table:table-cell>
          <table:table-cell office:value-type="float" office:value="392.5">
            <text:p>39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erndon</text:p>
          </table:table-cell>
          <table:table-cell office:value-type="float" office:value="227.42">
            <text:p>227,42</text:p>
          </table:table-cell>
          <table:table-cell office:value-type="float" office:value="335.39">
            <text:p>33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ohenems</text:p>
          </table:table-cell>
          <table:table-cell office:value-type="float" office:value="-18.52">
            <text:p>-18,52</text:p>
          </table:table-cell>
          <table:table-cell office:value-type="float" office:value="351.56">
            <text:p>35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olmsbu</text:p>
          </table:table-cell>
          <table:table-cell office:value-type="float" office:value="58.16">
            <text:p>58,16</text:p>
          </table:table-cell>
          <table:table-cell office:value-type="float" office:value="443.62">
            <text:p>443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omam</text:p>
          </table:table-cell>
          <table:table-cell office:value-type="float" office:value="147.61">
            <text:p>147,61</text:p>
          </table:table-cell>
          <table:table-cell office:value-type="float" office:value="52.42">
            <text:p>5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ongor</text:p>
          </table:table-cell>
          <table:table-cell office:value-type="float" office:value="393.55">
            <text:p>393,55</text:p>
          </table:table-cell>
          <table:table-cell office:value-type="float" office:value="317.13">
            <text:p>317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uaide</text:p>
          </table:table-cell>
          <table:table-cell office:value-type="float" office:value="380.25">
            <text:p>380,25</text:p>
          </table:table-cell>
          <table:table-cell office:value-type="float" office:value="289.23">
            <text:p>289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uan</text:p>
          </table:table-cell>
          <table:table-cell office:value-type="float" office:value="307.48">
            <text:p>307,48</text:p>
          </table:table-cell>
          <table:table-cell office:value-type="float" office:value="99.1">
            <text:p>99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un Ho</text:p>
          </table:table-cell>
          <table:table-cell office:value-type="float" office:value="252.45">
            <text:p>252,45</text:p>
          </table:table-cell>
          <table:table-cell office:value-type="float" office:value="137.96">
            <text:p>137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yner</text:p>
          </table:table-cell>
          <table:table-cell office:value-type="float" office:value="206.03">
            <text:p>206,03</text:p>
          </table:table-cell>
          <table:table-cell office:value-type="float" office:value="330.96">
            <text:p>330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Hyperion</text:p>
          </table:table-cell>
          <table:table-cell office:value-type="float" office:value="-19.56">
            <text:p>-19,56</text:p>
          </table:table-cell>
          <table:table-cell office:value-type="float" office:value="279.58">
            <text:p>279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dlewind</text:p>
          </table:table-cell>
          <table:table-cell office:value-type="float" office:value="124.66">
            <text:p>124,66</text:p>
          </table:table-cell>
          <table:table-cell office:value-type="float" office:value="432.93">
            <text:p>432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gualada</text:p>
          </table:table-cell>
          <table:table-cell office:value-type="float" office:value="292.88">
            <text:p>292,88</text:p>
          </table:table-cell>
          <table:table-cell office:value-type="float" office:value="115.27">
            <text:p>115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ijima</text:p>
          </table:table-cell>
          <table:table-cell office:value-type="float" office:value="213.07">
            <text:p>213,07</text:p>
          </table:table-cell>
          <table:table-cell office:value-type="float" office:value="197.95">
            <text:p>197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mbros III</text:p>
          </table:table-cell>
          <table:table-cell office:value-type="float" office:value="-2.09">
            <text:p>-2,09</text:p>
          </table:table-cell>
          <table:table-cell office:value-type="float" office:value="34.43">
            <text:p>3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mbross III</text:p>
          </table:table-cell>
          <table:table-cell office:value-type="float" office:value="-2.09">
            <text:p>-2,09</text:p>
          </table:table-cell>
          <table:table-cell office:value-type="float" office:value="34.34">
            <text:p>34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rece</text:p>
          </table:table-cell>
          <table:table-cell office:value-type="float" office:value="207.86">
            <text:p>207,86</text:p>
          </table:table-cell>
          <table:table-cell office:value-type="float" office:value="296.79">
            <text:p>296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rurzun</text:p>
          </table:table-cell>
          <table:table-cell office:value-type="float" office:value="188.56">
            <text:p>188,56</text:p>
          </table:table-cell>
          <table:table-cell office:value-type="float" office:value="98.58">
            <text:p>98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sesaki</text:p>
          </table:table-cell>
          <table:table-cell office:value-type="float" office:value="279.58">
            <text:p>279,58</text:p>
          </table:table-cell>
          <table:table-cell office:value-type="float" office:value="195.6">
            <text:p>195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Itabiana</text:p>
          </table:table-cell>
          <table:table-cell office:value-type="float" office:value="128.31">
            <text:p>128,31</text:p>
          </table:table-cell>
          <table:table-cell office:value-type="float" office:value="310.35">
            <text:p>310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abuka</text:p>
          </table:table-cell>
          <table:table-cell office:value-type="float" office:value="-28.69">
            <text:p>-28,69</text:p>
          </table:table-cell>
          <table:table-cell office:value-type="float" office:value="221.42">
            <text:p>221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arett</text:p>
          </table:table-cell>
          <table:table-cell office:value-type="float" office:value="102.76">
            <text:p>102,76</text:p>
          </table:table-cell>
          <table:table-cell office:value-type="float" office:value="471.79">
            <text:p>471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eanette</text:p>
          </table:table-cell>
          <table:table-cell office:value-type="float" office:value="224.03">
            <text:p>224,03</text:p>
          </table:table-cell>
          <table:table-cell office:value-type="float" office:value="370.6">
            <text:p>370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eronimo</text:p>
          </table:table-cell>
          <table:table-cell office:value-type="float" office:value="184.65">
            <text:p>184,65</text:p>
          </table:table-cell>
          <table:table-cell office:value-type="float" office:value="343.73">
            <text:p>34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ezersko</text:p>
          </table:table-cell>
          <table:table-cell office:value-type="float" office:value="88.93">
            <text:p>88,93</text:p>
          </table:table-cell>
          <table:table-cell office:value-type="float" office:value="373.2">
            <text:p>37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uazeiro</text:p>
          </table:table-cell>
          <table:table-cell office:value-type="float" office:value="164.04">
            <text:p>164,04</text:p>
          </table:table-cell>
          <table:table-cell office:value-type="float" office:value="304.35">
            <text:p>304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Junction</text:p>
          </table:table-cell>
          <table:table-cell office:value-type="float" office:value="136.14">
            <text:p>136,14</text:p>
          </table:table-cell>
          <table:table-cell office:value-type="float" office:value="79.54">
            <text:p>79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bah</text:p>
          </table:table-cell>
          <table:table-cell office:value-type="float" office:value="208.9">
            <text:p>208,9</text:p>
          </table:table-cell>
          <table:table-cell office:value-type="float" office:value="372.94">
            <text:p>372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esong</text:p>
          </table:table-cell>
          <table:table-cell office:value-type="float" office:value="60.24">
            <text:p>60,24</text:p>
          </table:table-cell>
          <table:table-cell office:value-type="float" office:value="299.4">
            <text:p>299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goshima</text:p>
          </table:table-cell>
          <table:table-cell office:value-type="float" office:value="202.9">
            <text:p>202,9</text:p>
          </table:table-cell>
          <table:table-cell office:value-type="float" office:value="257.15">
            <text:p>257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jikazawa</text:p>
          </table:table-cell>
          <table:table-cell office:value-type="float" office:value="89.19">
            <text:p>89,19</text:p>
          </table:table-cell>
          <table:table-cell office:value-type="float" office:value="143.96">
            <text:p>143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marod</text:p>
          </table:table-cell>
          <table:table-cell office:value-type="float" office:value="349.47">
            <text:p>349,47</text:p>
          </table:table-cell>
          <table:table-cell office:value-type="float" office:value="363.56">
            <text:p>36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ndis</text:p>
          </table:table-cell>
          <table:table-cell office:value-type="float" office:value="-6.52">
            <text:p>-6,52</text:p>
          </table:table-cell>
          <table:table-cell office:value-type="float" office:value="324.96">
            <text:p>32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nowit</text:p>
          </table:table-cell>
          <table:table-cell office:value-type="float" office:value="88.15">
            <text:p>88,15</text:p>
          </table:table-cell>
          <table:table-cell office:value-type="float" office:value="242.54">
            <text:p>242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rbala</text:p>
          </table:table-cell>
          <table:table-cell office:value-type="float" office:value="-23.99">
            <text:p>-23,99</text:p>
          </table:table-cell>
          <table:table-cell office:value-type="float" office:value="198.47">
            <text:p>198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rston</text:p>
          </table:table-cell>
          <table:table-cell office:value-type="float" office:value="-10.43">
            <text:p>-10,43</text:p>
          </table:table-cell>
          <table:table-cell office:value-type="float" office:value="279.58">
            <text:p>279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us Australis</text:p>
          </table:table-cell>
          <table:table-cell office:value-type="float" office:value="5.74">
            <text:p>5,74</text:p>
          </table:table-cell>
          <table:table-cell office:value-type="float" office:value="84.24">
            <text:p>84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us Borealis</text:p>
          </table:table-cell>
          <table:table-cell office:value-type="float" office:value="11.48">
            <text:p>11,48</text:p>
          </table:table-cell>
          <table:table-cell office:value-type="float" office:value="97.28">
            <text:p>97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us Media</text:p>
          </table:table-cell>
          <table:table-cell office:value-type="float" office:value="7.82">
            <text:p>7,82</text:p>
          </table:table-cell>
          <table:table-cell office:value-type="float" office:value="80.85">
            <text:p>80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wabe</text:p>
          </table:table-cell>
          <table:table-cell office:value-type="float" office:value="242.8">
            <text:p>242,8</text:p>
          </table:table-cell>
          <table:table-cell office:value-type="float" office:value="136.92">
            <text:p>136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zanka</text:p>
          </table:table-cell>
          <table:table-cell office:value-type="float" office:value="448.58">
            <text:p>448,58</text:p>
          </table:table-cell>
          <table:table-cell office:value-type="float" office:value="231.85">
            <text:p>231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aznejov</text:p>
          </table:table-cell>
          <table:table-cell office:value-type="float" office:value="332.52">
            <text:p>332,52</text:p>
          </table:table-cell>
          <table:table-cell office:value-type="float" office:value="133.79">
            <text:p>133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eihoku</text:p>
          </table:table-cell>
          <table:table-cell office:value-type="float" office:value="309.83">
            <text:p>309,83</text:p>
          </table:table-cell>
          <table:table-cell office:value-type="float" office:value="213.86">
            <text:p>213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empten</text:p>
          </table:table-cell>
          <table:table-cell office:value-type="float" office:value="45.64">
            <text:p>45,64</text:p>
          </table:table-cell>
          <table:table-cell office:value-type="float" office:value="310.87">
            <text:p>310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ervil</text:p>
          </table:table-cell>
          <table:table-cell office:value-type="float" office:value="34.43">
            <text:p>34,43</text:p>
          </table:table-cell>
          <table:table-cell office:value-type="float" office:value="46.42">
            <text:p>46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essel</text:p>
          </table:table-cell>
          <table:table-cell office:value-type="float" office:value="-13.3">
            <text:p>-13,3</text:p>
          </table:table-cell>
          <table:table-cell office:value-type="float" office:value="84.24">
            <text:p>84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amba</text:p>
          </table:table-cell>
          <table:table-cell office:value-type="float" office:value="71.72">
            <text:p>71,72</text:p>
          </table:table-cell>
          <table:table-cell office:value-type="float" office:value="242.02">
            <text:p>242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esen</text:p>
          </table:table-cell>
          <table:table-cell office:value-type="float" office:value="51.38">
            <text:p>51,38</text:p>
          </table:table-cell>
          <table:table-cell office:value-type="float" office:value="218.29">
            <text:p>218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lmarnock</text:p>
          </table:table-cell>
          <table:table-cell office:value-type="float" office:value="174.21">
            <text:p>174,21</text:p>
          </table:table-cell>
          <table:table-cell office:value-type="float" office:value="265.49">
            <text:p>265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mball II</text:p>
          </table:table-cell>
          <table:table-cell office:value-type="float" office:value="-35.99">
            <text:p>-35,99</text:p>
          </table:table-cell>
          <table:table-cell office:value-type="float" office:value="100.67">
            <text:p>100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rchbach</text:p>
          </table:table-cell>
          <table:table-cell office:value-type="float" office:value="-39.38">
            <text:p>-39,38</text:p>
          </table:table-cell>
          <table:table-cell office:value-type="float" office:value="386.24">
            <text:p>386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rei Na Niwa</text:p>
          </table:table-cell>
          <table:table-cell office:value-type="float" office:value="300.44">
            <text:p>300,44</text:p>
          </table:table-cell>
          <table:table-cell office:value-type="float" office:value="148.66">
            <text:p>148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italpha</text:p>
          </table:table-cell>
          <table:table-cell office:value-type="float" office:value="113.97">
            <text:p>113,97</text:p>
          </table:table-cell>
          <table:table-cell office:value-type="float" office:value="97.8">
            <text:p>97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</text:p>
          </table:table-cell>
          <table:table-cell office:value-type="float" office:value="-18.26">
            <text:p>-18,26</text:p>
          </table:table-cell>
          <table:table-cell office:value-type="float" office:value="44.34">
            <text:p>44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kpekty</text:p>
          </table:table-cell>
          <table:table-cell office:value-type="float" office:value="416.5">
            <text:p>416,5</text:p>
          </table:table-cell>
          <table:table-cell office:value-type="float" office:value="305.14">
            <text:p>305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mephoros</text:p>
          </table:table-cell>
          <table:table-cell office:value-type="float" office:value="-34.43">
            <text:p>-34,43</text:p>
          </table:table-cell>
          <table:table-cell office:value-type="float" office:value="92.84">
            <text:p>9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nstance</text:p>
          </table:table-cell>
          <table:table-cell office:value-type="float" office:value="-20.34">
            <text:p>-20,34</text:p>
          </table:table-cell>
          <table:table-cell office:value-type="float" office:value="97.28">
            <text:p>97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ping Chian</text:p>
          </table:table-cell>
          <table:table-cell office:value-type="float" office:value="182.82">
            <text:p>182,82</text:p>
          </table:table-cell>
          <table:table-cell office:value-type="float" office:value="117.36">
            <text:p>117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rramabad</text:p>
          </table:table-cell>
          <table:table-cell office:value-type="float" office:value="376.07">
            <text:p>376,07</text:p>
          </table:table-cell>
          <table:table-cell office:value-type="float" office:value="367.73">
            <text:p>367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ulen</text:p>
          </table:table-cell>
          <table:table-cell office:value-type="float" office:value="375.03">
            <text:p>375,03</text:p>
          </table:table-cell>
          <table:table-cell office:value-type="float" office:value="231.33">
            <text:p>231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oumi</text:p>
          </table:table-cell>
          <table:table-cell office:value-type="float" office:value="201.08">
            <text:p>201,08</text:p>
          </table:table-cell>
          <table:table-cell office:value-type="float" office:value="172.39">
            <text:p>172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renice</text:p>
          </table:table-cell>
          <table:table-cell office:value-type="float" office:value="57.38">
            <text:p>57,38</text:p>
          </table:table-cell>
          <table:table-cell office:value-type="float" office:value="232.37">
            <text:p>232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ufstein</text:p>
          </table:table-cell>
          <table:table-cell office:value-type="float" office:value="-11.21">
            <text:p>-11,21</text:p>
          </table:table-cell>
          <table:table-cell office:value-type="float" office:value="344.52">
            <text:p>344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urhah</text:p>
          </table:table-cell>
          <table:table-cell office:value-type="float" office:value="105.1">
            <text:p>105,1</text:p>
          </table:table-cell>
          <table:table-cell office:value-type="float" office:value="57.38">
            <text:p>57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Kuzuu</text:p>
          </table:table-cell>
          <table:table-cell office:value-type="float" office:value="23.21">
            <text:p>23,21</text:p>
          </table:table-cell>
          <table:table-cell office:value-type="float" office:value="67.29">
            <text:p>67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abrea</text:p>
          </table:table-cell>
          <table:table-cell office:value-type="float" office:value="140.05">
            <text:p>140,05</text:p>
          </table:table-cell>
          <table:table-cell office:value-type="float" office:value="328.35">
            <text:p>328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ambrecht</text:p>
          </table:table-cell>
          <table:table-cell office:value-type="float" office:value="13.56">
            <text:p>13,56</text:p>
          </table:table-cell>
          <table:table-cell office:value-type="float" office:value="58.16">
            <text:p>58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and's End</text:p>
          </table:table-cell>
          <table:table-cell office:value-type="float" office:value="411.54">
            <text:p>411,54</text:p>
          </table:table-cell>
          <table:table-cell office:value-type="float" office:value="322.87">
            <text:p>32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apida II</text:p>
          </table:table-cell>
          <table:table-cell office:value-type="float" office:value="113.97">
            <text:p>113,97</text:p>
          </table:table-cell>
          <table:table-cell office:value-type="float" office:value="51.64">
            <text:p>51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ast Frontier</text:p>
          </table:table-cell>
          <table:table-cell office:value-type="float" office:value="80.85">
            <text:p>80,85</text:p>
          </table:table-cell>
          <table:table-cell office:value-type="float" office:value="391.46">
            <text:p>391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eiston</text:p>
          </table:table-cell>
          <table:table-cell office:value-type="float" office:value="176.04">
            <text:p>176,04</text:p>
          </table:table-cell>
          <table:table-cell office:value-type="float" office:value="236.81">
            <text:p>236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eoben</text:p>
          </table:table-cell>
          <table:table-cell office:value-type="float" office:value="41.73">
            <text:p>41,73</text:p>
          </table:table-cell>
          <table:table-cell office:value-type="float" office:value="408.93">
            <text:p>408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eyland</text:p>
          </table:table-cell>
          <table:table-cell office:value-type="float" office:value="311.4">
            <text:p>311,4</text:p>
          </table:table-cell>
          <table:table-cell office:value-type="float" office:value="396.42">
            <text:p>396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iezen</text:p>
          </table:table-cell>
          <table:table-cell office:value-type="float" office:value="-21.12">
            <text:p>-21,12</text:p>
          </table:table-cell>
          <table:table-cell office:value-type="float" office:value="383.64">
            <text:p>38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inqing</text:p>
          </table:table-cell>
          <table:table-cell office:value-type="float" office:value="344.78">
            <text:p>344,78</text:p>
          </table:table-cell>
          <table:table-cell office:value-type="float" office:value="313.22">
            <text:p>313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jugarn</text:p>
          </table:table-cell>
          <table:table-cell office:value-type="float" office:value="199.77">
            <text:p>199,77</text:p>
          </table:table-cell>
          <table:table-cell office:value-type="float" office:value="121.53">
            <text:p>121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onaconing</text:p>
          </table:table-cell>
          <table:table-cell office:value-type="float" office:value="260.28">
            <text:p>260,28</text:p>
          </table:table-cell>
          <table:table-cell office:value-type="float" office:value="377.9">
            <text:p>377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othan</text:p>
          </table:table-cell>
          <table:table-cell office:value-type="float" office:value="-9.91">
            <text:p>-9,91</text:p>
          </table:table-cell>
          <table:table-cell office:value-type="float" office:value="222.72">
            <text:p>222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ovinac</text:p>
          </table:table-cell>
          <table:table-cell office:value-type="float" office:value="-29.47">
            <text:p>-29,47</text:p>
          </table:table-cell>
          <table:table-cell office:value-type="float" office:value="393.81">
            <text:p>393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oysville</text:p>
          </table:table-cell>
          <table:table-cell office:value-type="float" office:value="294.44">
            <text:p>294,44</text:p>
          </table:table-cell>
          <table:table-cell office:value-type="float" office:value="322.87">
            <text:p>32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udwig</text:p>
          </table:table-cell>
          <table:table-cell office:value-type="float" office:value="163.52">
            <text:p>163,52</text:p>
          </table:table-cell>
          <table:table-cell office:value-type="float" office:value="77.72">
            <text:p>77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uthien</text:p>
          </table:table-cell>
          <table:table-cell office:value-type="float" office:value="169.26">
            <text:p>169,26</text:p>
          </table:table-cell>
          <table:table-cell office:value-type="float" office:value="252.72">
            <text:p>252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Luzerne</text:p>
          </table:table-cell>
          <table:table-cell office:value-type="float" office:value="125.44">
            <text:p>125,44</text:p>
          </table:table-cell>
          <table:table-cell office:value-type="float" office:value="354.95">
            <text:p>354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cksburg</text:p>
          </table:table-cell>
          <table:table-cell office:value-type="float" office:value="278.8">
            <text:p>278,8</text:p>
          </table:table-cell>
          <table:table-cell office:value-type="float" office:value="344.78">
            <text:p>344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ldonado</text:p>
          </table:table-cell>
          <table:table-cell office:value-type="float" office:value="214.12">
            <text:p>214,12</text:p>
          </table:table-cell>
          <table:table-cell office:value-type="float" office:value="323.91">
            <text:p>323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nnedorf</text:p>
          </table:table-cell>
          <table:table-cell office:value-type="float" office:value="49.55">
            <text:p>49,55</text:p>
          </table:table-cell>
          <table:table-cell office:value-type="float" office:value="228.98">
            <text:p>228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rawi</text:p>
          </table:table-cell>
          <table:table-cell office:value-type="float" office:value="62.85">
            <text:p>62,85</text:p>
          </table:table-cell>
          <table:table-cell office:value-type="float" office:value="267.32">
            <text:p>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rfik</text:p>
          </table:table-cell>
          <table:table-cell office:value-type="float" office:value="-40.95">
            <text:p>-40,95</text:p>
          </table:table-cell>
          <table:table-cell office:value-type="float" office:value="98.58">
            <text:p>98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rkab</text:p>
          </table:table-cell>
          <table:table-cell office:value-type="float" office:value="98.58">
            <text:p>98,58</text:p>
          </table:table-cell>
          <table:table-cell office:value-type="float" office:value="23.47">
            <text:p>23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rlowe's Rift</text:p>
          </table:table-cell>
          <table:table-cell office:value-type="float" office:value="236.81">
            <text:p>236,81</text:p>
          </table:table-cell>
          <table:table-cell office:value-type="float" office:value="88.67">
            <text:p>88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rshdale</text:p>
          </table:table-cell>
          <table:table-cell office:value-type="float" office:value="164.83">
            <text:p>164,83</text:p>
          </table:table-cell>
          <table:table-cell office:value-type="float" office:value="333.04">
            <text:p>333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tamoras</text:p>
          </table:table-cell>
          <table:table-cell office:value-type="float" office:value="254.8">
            <text:p>254,8</text:p>
          </table:table-cell>
          <table:table-cell office:value-type="float" office:value="352.34">
            <text:p>352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tar</text:p>
          </table:table-cell>
          <table:table-cell office:value-type="float" office:value="163.52">
            <text:p>163,52</text:p>
          </table:table-cell>
          <table:table-cell office:value-type="float" office:value="56.85">
            <text:p>5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tsuida</text:p>
          </table:table-cell>
          <table:table-cell office:value-type="float" office:value="280.88">
            <text:p>280,88</text:p>
          </table:table-cell>
          <table:table-cell office:value-type="float" office:value="130.14">
            <text:p>13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aule</text:p>
          </table:table-cell>
          <table:table-cell office:value-type="float" office:value="32.08">
            <text:p>32,08</text:p>
          </table:table-cell>
          <table:table-cell office:value-type="float" office:value="247.5">
            <text:p>247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cAlister</text:p>
          </table:table-cell>
          <table:table-cell office:value-type="float" office:value="215.16">
            <text:p>215,16</text:p>
          </table:table-cell>
          <table:table-cell office:value-type="float" office:value="346.34">
            <text:p>346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eilen</text:p>
          </table:table-cell>
          <table:table-cell office:value-type="float" office:value="60.51">
            <text:p>60,51</text:p>
          </table:table-cell>
          <table:table-cell office:value-type="float" office:value="221.68">
            <text:p>221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einacos</text:p>
          </table:table-cell>
          <table:table-cell office:value-type="float" office:value="202.9">
            <text:p>202,9</text:p>
          </table:table-cell>
          <table:table-cell office:value-type="float" office:value="297.83">
            <text:p>297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emmingen</text:p>
          </table:table-cell>
          <table:table-cell office:value-type="float" office:value="6.52">
            <text:p>6,52</text:p>
          </table:table-cell>
          <table:table-cell office:value-type="float" office:value="311.4">
            <text:p>311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ersa Matruh</text:p>
          </table:table-cell>
          <table:table-cell office:value-type="float" office:value="132.49">
            <text:p>132,49</text:p>
          </table:table-cell>
          <table:table-cell office:value-type="float" office:value="170.56">
            <text:p>170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dway</text:p>
          </table:table-cell>
          <table:table-cell office:value-type="float" office:value="249.85">
            <text:p>249,85</text:p>
          </table:table-cell>
          <table:table-cell office:value-type="float" office:value="204.99">
            <text:p>204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nakuchi</text:p>
          </table:table-cell>
          <table:table-cell office:value-type="float" office:value="64.42">
            <text:p>64,42</text:p>
          </table:table-cell>
          <table:table-cell office:value-type="float" office:value="117.62">
            <text:p>117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nowa</text:p>
          </table:table-cell>
          <table:table-cell office:value-type="float" office:value="185.17">
            <text:p>185,17</text:p>
          </table:table-cell>
          <table:table-cell office:value-type="float" office:value="158.83">
            <text:p>158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sery</text:p>
          </table:table-cell>
          <table:table-cell office:value-type="float" office:value="276.71">
            <text:p>276,71</text:p>
          </table:table-cell>
          <table:table-cell office:value-type="float" office:value="85.8">
            <text:p>85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yada</text:p>
          </table:table-cell>
          <table:table-cell office:value-type="float" office:value="312.96">
            <text:p>312,96</text:p>
          </table:table-cell>
          <table:table-cell office:value-type="float" office:value="247.24">
            <text:p>247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izunami</text:p>
          </table:table-cell>
          <table:table-cell office:value-type="float" office:value="348.69">
            <text:p>348,69</text:p>
          </table:table-cell>
          <table:table-cell office:value-type="float" office:value="234.2">
            <text:p>234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onistrol</text:p>
          </table:table-cell>
          <table:table-cell office:value-type="float" office:value="160.91">
            <text:p>160,91</text:p>
          </table:table-cell>
          <table:table-cell office:value-type="float" office:value="124.66">
            <text:p>124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onywa</text:p>
          </table:table-cell>
          <table:table-cell office:value-type="float" office:value="352.08">
            <text:p>352,08</text:p>
          </table:table-cell>
          <table:table-cell office:value-type="float" office:value="268.1">
            <text:p>268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oore</text:p>
          </table:table-cell>
          <table:table-cell office:value-type="float" office:value="5.74">
            <text:p>5,74</text:p>
          </table:table-cell>
          <table:table-cell office:value-type="float" office:value="64.68">
            <text:p>64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oritz</text:p>
          </table:table-cell>
          <table:table-cell office:value-type="float" office:value="-32.6">
            <text:p>-32,6</text:p>
          </table:table-cell>
          <table:table-cell office:value-type="float" office:value="322.35">
            <text:p>322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ozirje</text:p>
          </table:table-cell>
          <table:table-cell office:value-type="float" office:value="-39.12">
            <text:p>-39,12</text:p>
          </table:table-cell>
          <table:table-cell office:value-type="float" office:value="365.38">
            <text:p>365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ualang</text:p>
          </table:table-cell>
          <table:table-cell office:value-type="float" office:value="97.28">
            <text:p>97,28</text:p>
          </table:table-cell>
          <table:table-cell office:value-type="float" office:value="268.1">
            <text:p>268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ultan</text:p>
          </table:table-cell>
          <table:table-cell office:value-type="float" office:value="366.95">
            <text:p>366,95</text:p>
          </table:table-cell>
          <table:table-cell office:value-type="float" office:value="332">
            <text:p>3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Murchison</text:p>
          </table:table-cell>
          <table:table-cell office:value-type="float" office:value="75.37">
            <text:p>75,37</text:p>
          </table:table-cell>
          <table:table-cell office:value-type="float" office:value="20.08">
            <text:p>20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adrin</text:p>
          </table:table-cell>
          <table:table-cell office:value-type="float" office:value="316.09">
            <text:p>316,09</text:p>
          </table:table-cell>
          <table:table-cell office:value-type="float" office:value="154.13">
            <text:p>154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ajha</text:p>
          </table:table-cell>
          <table:table-cell office:value-type="float" office:value="35.99">
            <text:p>35,99</text:p>
          </table:table-cell>
          <table:table-cell office:value-type="float" office:value="213.07">
            <text:p>213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akaojo</text:p>
          </table:table-cell>
          <table:table-cell office:value-type="float" office:value="289.75">
            <text:p>289,75</text:p>
          </table:table-cell>
          <table:table-cell office:value-type="float" office:value="184.91">
            <text:p>184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ashira</text:p>
          </table:table-cell>
          <table:table-cell office:value-type="float" office:value="48.77">
            <text:p>48,77</text:p>
          </table:table-cell>
          <table:table-cell office:value-type="float" office:value="35.99">
            <text:p>35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Bergen</text:p>
          </table:table-cell>
          <table:table-cell office:value-type="float" office:value="19.56">
            <text:p>19,56</text:p>
          </table:table-cell>
          <table:table-cell office:value-type="float" office:value="406.59">
            <text:p>406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Caledonia</text:p>
          </table:table-cell>
          <table:table-cell office:value-type="float" office:value="-59.72">
            <text:p>-59,72</text:p>
          </table:table-cell>
          <table:table-cell office:value-type="float" office:value="409.2">
            <text:p>409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Mendham</text:p>
          </table:table-cell>
          <table:table-cell office:value-type="float" office:value="180.73">
            <text:p>180,73</text:p>
          </table:table-cell>
          <table:table-cell office:value-type="float" office:value="59.98">
            <text:p>59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Oslo</text:p>
          </table:table-cell>
          <table:table-cell office:value-type="float" office:value="15.39">
            <text:p>15,39</text:p>
          </table:table-cell>
          <table:table-cell office:value-type="float" office:value="389.64">
            <text:p>389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Samarkand</text:p>
          </table:table-cell>
          <table:table-cell office:value-type="float" office:value="362.77">
            <text:p>362,77</text:p>
          </table:table-cell>
          <table:table-cell office:value-type="float" office:value="250.89">
            <text:p>250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ew Wessex</text:p>
          </table:table-cell>
          <table:table-cell office:value-type="float" office:value="-12.52">
            <text:p>-12,52</text:p>
          </table:table-cell>
          <table:table-cell office:value-type="float" office:value="114.49">
            <text:p>114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ingxia</text:p>
          </table:table-cell>
          <table:table-cell office:value-type="float" office:value="317.65">
            <text:p>317,65</text:p>
          </table:table-cell>
          <table:table-cell office:value-type="float" office:value="316.09">
            <text:p>316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irasaki</text:p>
          </table:table-cell>
          <table:table-cell office:value-type="float" office:value="34.69">
            <text:p>34,69</text:p>
          </table:table-cell>
          <table:table-cell office:value-type="float" office:value="19.56">
            <text:p>19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owhere</text:p>
          </table:table-cell>
          <table:table-cell office:value-type="float" office:value="372.42">
            <text:p>372,42</text:p>
          </table:table-cell>
          <table:table-cell office:value-type="float" office:value="406.85">
            <text:p>40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ox</text:p>
          </table:table-cell>
          <table:table-cell office:value-type="float" office:value="13.3">
            <text:p>13,3</text:p>
          </table:table-cell>
          <table:table-cell office:value-type="float" office:value="242.02">
            <text:p>242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umki</text:p>
          </table:table-cell>
          <table:table-cell office:value-type="float" office:value="49.55">
            <text:p>49,55</text:p>
          </table:table-cell>
          <table:table-cell office:value-type="float" office:value="202.9">
            <text:p>202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Nykvarn</text:p>
          </table:table-cell>
          <table:table-cell office:value-type="float" office:value="124.4">
            <text:p>124,4</text:p>
          </table:table-cell>
          <table:table-cell office:value-type="float" office:value="392.24">
            <text:p>392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dabasi</text:p>
          </table:table-cell>
          <table:table-cell office:value-type="float" office:value="71.72">
            <text:p>71,72</text:p>
          </table:table-cell>
          <table:table-cell office:value-type="float" office:value="215.68">
            <text:p>215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gano</text:p>
          </table:table-cell>
          <table:table-cell office:value-type="float" office:value="83.72">
            <text:p>83,72</text:p>
          </table:table-cell>
          <table:table-cell office:value-type="float" office:value="213.07">
            <text:p>213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magh</text:p>
          </table:table-cell>
          <table:table-cell office:value-type="float" office:value="154.13">
            <text:p>154,13</text:p>
          </table:table-cell>
          <table:table-cell office:value-type="float" office:value="213.33">
            <text:p>213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restes</text:p>
          </table:table-cell>
          <table:table-cell office:value-type="float" office:value="-26.34">
            <text:p>-26,34</text:p>
          </table:table-cell>
          <table:table-cell office:value-type="float" office:value="169.52">
            <text:p>169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shika</text:p>
          </table:table-cell>
          <table:table-cell office:value-type="float" office:value="241.24">
            <text:p>241,24</text:p>
          </table:table-cell>
          <table:table-cell office:value-type="float" office:value="178.39">
            <text:p>178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smus Saar</text:p>
          </table:table-cell>
          <table:table-cell office:value-type="float" office:value="150.74">
            <text:p>150,74</text:p>
          </table:table-cell>
          <table:table-cell office:value-type="float" office:value="175.52">
            <text:p>175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tho</text:p>
          </table:table-cell>
          <table:table-cell office:value-type="float" office:value="78.5">
            <text:p>78,5</text:p>
          </table:table-cell>
          <table:table-cell office:value-type="float" office:value="177.6">
            <text:p>177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uter Volta</text:p>
          </table:table-cell>
          <table:table-cell office:value-type="float" office:value="156.74">
            <text:p>156,74</text:p>
          </table:table-cell>
          <table:table-cell office:value-type="float" office:value="320.78">
            <text:p>320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Outpost</text:p>
          </table:table-cell>
          <table:table-cell office:value-type="float" office:value="15.39">
            <text:p>15,39</text:p>
          </table:table-cell>
          <table:table-cell office:value-type="float" office:value="430.32">
            <text:p>430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aracale</text:p>
          </table:table-cell>
          <table:table-cell office:value-type="float" office:value="100.67">
            <text:p>100,67</text:p>
          </table:table-cell>
          <table:table-cell office:value-type="float" office:value="217.51">
            <text:p>217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aris</text:p>
          </table:table-cell>
          <table:table-cell office:value-type="float" office:value="193.51">
            <text:p>193,51</text:p>
          </table:table-cell>
          <table:table-cell office:value-type="float" office:value="47.99">
            <text:p>4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eacock</text:p>
          </table:table-cell>
          <table:table-cell office:value-type="float" office:value="137.7">
            <text:p>137,7</text:p>
          </table:table-cell>
          <table:table-cell office:value-type="float" office:value="185.69">
            <text:p>185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esht</text:p>
          </table:table-cell>
          <table:table-cell office:value-type="float" office:value="207.86">
            <text:p>207,86</text:p>
          </table:table-cell>
          <table:table-cell office:value-type="float" office:value="312.7">
            <text:p>312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hiladelphia</text:p>
          </table:table-cell>
          <table:table-cell office:value-type="float" office:value="193.25">
            <text:p>193,25</text:p>
          </table:table-cell>
          <table:table-cell office:value-type="float" office:value="210.73">
            <text:p>210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iedmont</text:p>
          </table:table-cell>
          <table:table-cell office:value-type="float" office:value="79.02">
            <text:p>79,02</text:p>
          </table:table-cell>
          <table:table-cell office:value-type="float" office:value="78.5">
            <text:p>78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ike IV</text:p>
          </table:table-cell>
          <table:table-cell office:value-type="float" office:value="20.34">
            <text:p>20,34</text:p>
          </table:table-cell>
          <table:table-cell office:value-type="float" office:value="39.64">
            <text:p>39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ilkhua</text:p>
          </table:table-cell>
          <table:table-cell office:value-type="float" office:value="33.9">
            <text:p>33,9</text:p>
          </table:table-cell>
          <table:table-cell office:value-type="float" office:value="208.12">
            <text:p>208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innacle</text:p>
          </table:table-cell>
          <table:table-cell office:value-type="float" office:value="72.5">
            <text:p>72,5</text:p>
          </table:table-cell>
          <table:table-cell office:value-type="float" office:value="434.75">
            <text:p>434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olcenigo</text:p>
          </table:table-cell>
          <table:table-cell office:value-type="float" office:value="110.06">
            <text:p>110,06</text:p>
          </table:table-cell>
          <table:table-cell office:value-type="float" office:value="378.16">
            <text:p>378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omme De Terre</text:p>
          </table:table-cell>
          <table:table-cell office:value-type="float" office:value="56.85">
            <text:p>56,85</text:p>
          </table:table-cell>
          <table:table-cell office:value-type="float" office:value="366.16">
            <text:p>366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ondicherry</text:p>
          </table:table-cell>
          <table:table-cell office:value-type="float" office:value="405.28">
            <text:p>405,28</text:p>
          </table:table-cell>
          <table:table-cell office:value-type="float" office:value="241.24">
            <text:p>241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ort Arthur</text:p>
          </table:table-cell>
          <table:table-cell office:value-type="float" office:value="132.75">
            <text:p>132,75</text:p>
          </table:table-cell>
          <table:table-cell office:value-type="float" office:value="257.67">
            <text:p>257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redlitz</text:p>
          </table:table-cell>
          <table:table-cell office:value-type="float" office:value="44.08">
            <text:p>44,08</text:p>
          </table:table-cell>
          <table:table-cell office:value-type="float" office:value="357.82">
            <text:p>357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roserpina</text:p>
          </table:table-cell>
          <table:table-cell office:value-type="float" office:value="161.17">
            <text:p>161,17</text:p>
          </table:table-cell>
          <table:table-cell office:value-type="float" office:value="34.16">
            <text:p>34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Pusht-i-rud</text:p>
          </table:table-cell>
          <table:table-cell office:value-type="float" office:value="376.07">
            <text:p>376,07</text:p>
          </table:table-cell>
          <table:table-cell office:value-type="float" office:value="351.82">
            <text:p>351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Qandahar</text:p>
          </table:table-cell>
          <table:table-cell office:value-type="float" office:value="320.78">
            <text:p>320,78</text:p>
          </table:table-cell>
          <table:table-cell office:value-type="float" office:value="361.47">
            <text:p>361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Quarell</text:p>
          </table:table-cell>
          <table:table-cell office:value-type="float" office:value="-30.77">
            <text:p>-30,77</text:p>
          </table:table-cell>
          <table:table-cell office:value-type="float" office:value="234.72">
            <text:p>234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adlje</text:p>
          </table:table-cell>
          <table:table-cell office:value-type="float" office:value="58.16">
            <text:p>58,16</text:p>
          </table:table-cell>
          <table:table-cell office:value-type="float" office:value="380.25">
            <text:p>380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adstadt</text:p>
          </table:table-cell>
          <table:table-cell office:value-type="float" office:value="41.73">
            <text:p>41,73</text:p>
          </table:table-cell>
          <table:table-cell office:value-type="float" office:value="319.48">
            <text:p>319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amgarh</text:p>
          </table:table-cell>
          <table:table-cell office:value-type="float" office:value="395.37">
            <text:p>395,37</text:p>
          </table:table-cell>
          <table:table-cell office:value-type="float" office:value="226.9">
            <text:p>226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amsau</text:p>
          </table:table-cell>
          <table:table-cell office:value-type="float" office:value="-0.26">
            <text:p>-0,26</text:p>
          </table:table-cell>
          <table:table-cell office:value-type="float" office:value="224.55">
            <text:p>224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asalhague</text:p>
          </table:table-cell>
          <table:table-cell office:value-type="float" office:value="39.64">
            <text:p>39,64</text:p>
          </table:table-cell>
          <table:table-cell office:value-type="float" office:value="393.29">
            <text:p>393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eisling's Planet</text:p>
          </table:table-cell>
          <table:table-cell office:value-type="float" office:value="177.34">
            <text:p>177,34</text:p>
          </table:table-cell>
          <table:table-cell office:value-type="float" office:value="81.37">
            <text:p>81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ichmond</text:p>
          </table:table-cell>
          <table:table-cell office:value-type="float" office:value="131.96">
            <text:p>131,96</text:p>
          </table:table-cell>
          <table:table-cell office:value-type="float" office:value="459.53">
            <text:p>459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ockland</text:p>
          </table:table-cell>
          <table:table-cell office:value-type="float" office:value="151.26">
            <text:p>151,26</text:p>
          </table:table-cell>
          <table:table-cell office:value-type="float" office:value="423.02">
            <text:p>423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odigo</text:p>
          </table:table-cell>
          <table:table-cell office:value-type="float" office:value="-17.47">
            <text:p>-17,47</text:p>
          </table:table-cell>
          <table:table-cell office:value-type="float" office:value="396.94">
            <text:p>396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ubigen</text:p>
          </table:table-cell>
          <table:table-cell office:value-type="float" office:value="30.77">
            <text:p>30,77</text:p>
          </table:table-cell>
          <table:table-cell office:value-type="float" office:value="219.85">
            <text:p>219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Rukbat</text:p>
          </table:table-cell>
          <table:table-cell office:value-type="float" office:value="42.51">
            <text:p>42,51</text:p>
          </table:table-cell>
          <table:table-cell office:value-type="float" office:value="109.8">
            <text:p>109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aremaa</text:p>
          </table:table-cell>
          <table:table-cell office:value-type="float" office:value="140.05">
            <text:p>140,05</text:p>
          </table:table-cell>
          <table:table-cell office:value-type="float" office:value="138.22">
            <text:p>138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bik</text:p>
          </table:table-cell>
          <table:table-cell office:value-type="float" office:value="-12.78">
            <text:p>-12,78</text:p>
          </table:table-cell>
          <table:table-cell office:value-type="float" office:value="57.64">
            <text:p>57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dachbia</text:p>
          </table:table-cell>
          <table:table-cell office:value-type="float" office:value="83.72">
            <text:p>83,72</text:p>
          </table:table-cell>
          <table:table-cell office:value-type="float" office:value="37.56">
            <text:p>37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dalbari</text:p>
          </table:table-cell>
          <table:table-cell office:value-type="float" office:value="139.01">
            <text:p>139,01</text:p>
          </table:table-cell>
          <table:table-cell office:value-type="float" office:value="43.29">
            <text:p>43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kai</text:p>
          </table:table-cell>
          <table:table-cell office:value-type="float" office:value="110.32">
            <text:p>110,32</text:p>
          </table:table-cell>
          <table:table-cell office:value-type="float" office:value="207.86">
            <text:p>207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kuranoki</text:p>
          </table:table-cell>
          <table:table-cell office:value-type="float" office:value="284.79">
            <text:p>284,79</text:p>
          </table:table-cell>
          <table:table-cell office:value-type="float" office:value="161.44">
            <text:p>16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lford</text:p>
          </table:table-cell>
          <table:table-cell office:value-type="float" office:value="342.43">
            <text:p>342,43</text:p>
          </table:table-cell>
          <table:table-cell office:value-type="float" office:value="406.85">
            <text:p>40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nda</text:p>
          </table:table-cell>
          <table:table-cell office:value-type="float" office:value="236">
            <text:p>236</text:p>
          </table:table-cell>
          <table:table-cell office:value-type="float" office:value="196.38">
            <text:p>196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talice</text:p>
          </table:table-cell>
          <table:table-cell office:value-type="float" office:value="6">
            <text:p>6</text:p>
          </table:table-cell>
          <table:table-cell office:value-type="float" office:value="263.15">
            <text:p>263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vinsville</text:p>
          </table:table-cell>
          <table:table-cell office:value-type="float" office:value="143.18">
            <text:p>143,18</text:p>
          </table:table-cell>
          <table:table-cell office:value-type="float" office:value="359.38">
            <text:p>359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awyer</text:p>
          </table:table-cell>
          <table:table-cell office:value-type="float" office:value="252.72">
            <text:p>252,72</text:p>
          </table:table-cell>
          <table:table-cell office:value-type="float" office:value="396.16">
            <text:p>396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cheat</text:p>
          </table:table-cell>
          <table:table-cell office:value-type="float" office:value="170.04">
            <text:p>170,04</text:p>
          </table:table-cell>
          <table:table-cell office:value-type="float" office:value="42.25">
            <text:p>42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chirmeck</text:p>
          </table:table-cell>
          <table:table-cell office:value-type="float" office:value="370.34">
            <text:p>370,34</text:p>
          </table:table-cell>
          <table:table-cell office:value-type="float" office:value="158.04">
            <text:p>158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chuyler</text:p>
          </table:table-cell>
          <table:table-cell office:value-type="float" office:value="123.36">
            <text:p>123,36</text:p>
          </table:table-cell>
          <table:table-cell office:value-type="float" office:value="370.34">
            <text:p>37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chwartz</text:p>
          </table:table-cell>
          <table:table-cell office:value-type="float" office:value="177.87">
            <text:p>177,87</text:p>
          </table:table-cell>
          <table:table-cell office:value-type="float" office:value="430.58">
            <text:p>430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enorbi</text:p>
          </table:table-cell>
          <table:table-cell office:value-type="float" office:value="348.69">
            <text:p>348,69</text:p>
          </table:table-cell>
          <table:table-cell office:value-type="float" office:value="151.26">
            <text:p>151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ertar</text:p>
          </table:table-cell>
          <table:table-cell office:value-type="float" office:value="315.57">
            <text:p>315,57</text:p>
          </table:table-cell>
          <table:table-cell office:value-type="float" office:value="294.96">
            <text:p>29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etubal</text:p>
          </table:table-cell>
          <table:table-cell office:value-type="float" office:value="44.6">
            <text:p>44,6</text:p>
          </table:table-cell>
          <table:table-cell office:value-type="float" office:value="239.68">
            <text:p>23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aul Khala</text:p>
          </table:table-cell>
          <table:table-cell office:value-type="float" office:value="221.42">
            <text:p>221,42</text:p>
          </table:table-cell>
          <table:table-cell office:value-type="float" office:value="134.57">
            <text:p>134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aula</text:p>
          </table:table-cell>
          <table:table-cell office:value-type="float" office:value="-31.04">
            <text:p>-31,04</text:p>
          </table:table-cell>
          <table:table-cell office:value-type="float" office:value="271.75">
            <text:p>271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eliak</text:p>
          </table:table-cell>
          <table:table-cell office:value-type="float" office:value="64.94">
            <text:p>64,94</text:p>
          </table:table-cell>
          <table:table-cell office:value-type="float" office:value="292.62">
            <text:p>292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bukawa</text:p>
          </table:table-cell>
          <table:table-cell office:value-type="float" office:value="117.62">
            <text:p>117,62</text:p>
          </table:table-cell>
          <table:table-cell office:value-type="float" office:value="184.91">
            <text:p>184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monita</text:p>
          </table:table-cell>
          <table:table-cell office:value-type="float" office:value="94.67">
            <text:p>94,67</text:p>
          </table:table-cell>
          <table:table-cell office:value-type="float" office:value="83.2">
            <text:p>8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monoseki</text:p>
          </table:table-cell>
          <table:table-cell office:value-type="float" office:value="214.38">
            <text:p>214,38</text:p>
          </table:table-cell>
          <table:table-cell office:value-type="float" office:value="250.63">
            <text:p>250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mosuwa</text:p>
          </table:table-cell>
          <table:table-cell office:value-type="float" office:value="46.42">
            <text:p>46,42</text:p>
          </table:table-cell>
          <table:table-cell office:value-type="float" office:value="136.66">
            <text:p>136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nonoi</text:p>
          </table:table-cell>
          <table:table-cell office:value-type="float" office:value="80.59">
            <text:p>80,59</text:p>
          </table:table-cell>
          <table:table-cell office:value-type="float" office:value="54.51">
            <text:p>54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onoha</text:p>
          </table:table-cell>
          <table:table-cell office:value-type="float" office:value="-5.74">
            <text:p>-5,74</text:p>
          </table:table-cell>
          <table:table-cell office:value-type="float" office:value="135.62">
            <text:p>135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rotori</text:p>
          </table:table-cell>
          <table:table-cell office:value-type="float" office:value="18.26">
            <text:p>18,26</text:p>
          </table:table-cell>
          <table:table-cell office:value-type="float" office:value="191.43">
            <text:p>191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hitara</text:p>
          </table:table-cell>
          <table:table-cell office:value-type="float" office:value="41.99">
            <text:p>41,99</text:p>
          </table:table-cell>
          <table:table-cell office:value-type="float" office:value="88.41">
            <text:p>88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ighisoara</text:p>
          </table:table-cell>
          <table:table-cell office:value-type="float" office:value="305.14">
            <text:p>305,14</text:p>
          </table:table-cell>
          <table:table-cell office:value-type="float" office:value="240.46">
            <text:p>240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ilkeborg</text:p>
          </table:table-cell>
          <table:table-cell office:value-type="float" office:value="183.08">
            <text:p>183,08</text:p>
          </table:table-cell>
          <table:table-cell office:value-type="float" office:value="187.52">
            <text:p>187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imferopol</text:p>
          </table:table-cell>
          <table:table-cell office:value-type="float" office:value="308.53">
            <text:p>308,53</text:p>
          </table:table-cell>
          <table:table-cell office:value-type="float" office:value="190.38">
            <text:p>190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inope</text:p>
          </table:table-cell>
          <table:table-cell office:value-type="float" office:value="385.98">
            <text:p>385,98</text:p>
          </table:table-cell>
          <table:table-cell office:value-type="float" office:value="197.16">
            <text:p>19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kallevoll</text:p>
          </table:table-cell>
          <table:table-cell office:value-type="float" office:value="67.29">
            <text:p>67,29</text:p>
          </table:table-cell>
          <table:table-cell office:value-type="float" office:value="440.23">
            <text:p>44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kandia</text:p>
          </table:table-cell>
          <table:table-cell office:value-type="float" office:value="22.95">
            <text:p>22,95</text:p>
          </table:table-cell>
          <table:table-cell office:value-type="float" office:value="253.76">
            <text:p>253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kat</text:p>
          </table:table-cell>
          <table:table-cell office:value-type="float" office:value="94.15">
            <text:p>94,15</text:p>
          </table:table-cell>
          <table:table-cell office:value-type="float" office:value="27.12">
            <text:p>2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kokie</text:p>
          </table:table-cell>
          <table:table-cell office:value-type="float" office:value="-41.99">
            <text:p>-41,99</text:p>
          </table:table-cell>
          <table:table-cell office:value-type="float" office:value="325.48">
            <text:p>325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laithwaite</text:p>
          </table:table-cell>
          <table:table-cell office:value-type="float" office:value="328.87">
            <text:p>328,87</text:p>
          </table:table-cell>
          <table:table-cell office:value-type="float" office:value="396.68">
            <text:p>39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oul</text:p>
          </table:table-cell>
          <table:table-cell office:value-type="float" office:value="380.77">
            <text:p>380,77</text:p>
          </table:table-cell>
          <table:table-cell office:value-type="float" office:value="281.66">
            <text:p>281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overzene</text:p>
          </table:table-cell>
          <table:table-cell office:value-type="float" office:value="87.89">
            <text:p>87,89</text:p>
          </table:table-cell>
          <table:table-cell office:value-type="float" office:value="320">
            <text:p>3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pittal</text:p>
          </table:table-cell>
          <table:table-cell office:value-type="float" office:value="59.72">
            <text:p>59,72</text:p>
          </table:table-cell>
          <table:table-cell office:value-type="float" office:value="347.65">
            <text:p>347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t. John</text:p>
          </table:table-cell>
          <table:table-cell office:value-type="float" office:value="-13.56">
            <text:p>-13,56</text:p>
          </table:table-cell>
          <table:table-cell office:value-type="float" office:value="404.5">
            <text:p>404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tanzach</text:p>
          </table:table-cell>
          <table:table-cell office:value-type="float" office:value="14.6">
            <text:p>14,6</text:p>
          </table:table-cell>
          <table:table-cell office:value-type="float" office:value="318.7">
            <text:p>318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tapelfeld</text:p>
          </table:table-cell>
          <table:table-cell office:value-type="float" office:value="220.12">
            <text:p>220,12</text:p>
          </table:table-cell>
          <table:table-cell office:value-type="float" office:value="396.68">
            <text:p>39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ternwerde</text:p>
          </table:table-cell>
          <table:table-cell office:value-type="float" office:value="64.42">
            <text:p>64,42</text:p>
          </table:table-cell>
          <table:table-cell office:value-type="float" office:value="250.89">
            <text:p>250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tyx</text:p>
          </table:table-cell>
          <table:table-cell office:value-type="float" office:value="26.08">
            <text:p>26,08</text:p>
          </table:table-cell>
          <table:table-cell office:value-type="float" office:value="25.82">
            <text:p>25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uianheer</text:p>
          </table:table-cell>
          <table:table-cell office:value-type="float" office:value="423.28">
            <text:p>423,28</text:p>
          </table:table-cell>
          <table:table-cell office:value-type="float" office:value="248.8">
            <text:p>248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ulafat</text:p>
          </table:table-cell>
          <table:table-cell office:value-type="float" office:value="48.77">
            <text:p>48,77</text:p>
          </table:table-cell>
          <table:table-cell office:value-type="float" office:value="185.95">
            <text:p>185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usquehanna</text:p>
          </table:table-cell>
          <table:table-cell office:value-type="float" office:value="52.68">
            <text:p>52,68</text:p>
          </table:table-cell>
          <table:table-cell office:value-type="float" office:value="424.32">
            <text:p>424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utama</text:p>
          </table:table-cell>
          <table:table-cell office:value-type="float" office:value="91.54">
            <text:p>91,54</text:p>
          </table:table-cell>
          <table:table-cell office:value-type="float" office:value="124.92">
            <text:p>124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velvik</text:p>
          </table:table-cell>
          <table:table-cell office:value-type="float" office:value="17.47">
            <text:p>17,47</text:p>
          </table:table-cell>
          <table:table-cell office:value-type="float" office:value="415.19">
            <text:p>415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Sverdlovsk</text:p>
          </table:table-cell>
          <table:table-cell office:value-type="float" office:value="344.26">
            <text:p>344,26</text:p>
          </table:table-cell>
          <table:table-cell office:value-type="float" office:value="185.95">
            <text:p>185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bayama</text:p>
          </table:table-cell>
          <table:table-cell office:value-type="float" office:value="411.28">
            <text:p>411,28</text:p>
          </table:table-cell>
          <table:table-cell office:value-type="float" office:value="235.24">
            <text:p>235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msalu</text:p>
          </table:table-cell>
          <table:table-cell office:value-type="float" office:value="169.26">
            <text:p>169,26</text:p>
          </table:table-cell>
          <table:table-cell office:value-type="float" office:value="165.87">
            <text:p>165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nh Linh</text:p>
          </table:table-cell>
          <table:table-cell office:value-type="float" office:value="91.02">
            <text:p>91,02</text:p>
          </table:table-cell>
          <table:table-cell office:value-type="float" office:value="234.46">
            <text:p>234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nnil</text:p>
          </table:table-cell>
          <table:table-cell office:value-type="float" office:value="123.1">
            <text:p>123,1</text:p>
          </table:table-cell>
          <table:table-cell office:value-type="float" office:value="57.9">
            <text:p>57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razed</text:p>
          </table:table-cell>
          <table:table-cell office:value-type="float" office:value="127.27">
            <text:p>127,27</text:p>
          </table:table-cell>
          <table:table-cell office:value-type="float" office:value="253.76">
            <text:p>253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rnby</text:p>
          </table:table-cell>
          <table:table-cell office:value-type="float" office:value="269.15">
            <text:p>269,15</text:p>
          </table:table-cell>
          <table:table-cell office:value-type="float" office:value="432.93">
            <text:p>432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atsuno</text:p>
          </table:table-cell>
          <table:table-cell office:value-type="float" office:value="206.29">
            <text:p>206,29</text:p>
          </table:table-cell>
          <table:table-cell office:value-type="float" office:value="156.48">
            <text:p>156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elos IV</text:p>
          </table:table-cell>
          <table:table-cell office:value-type="float" office:value="44.34">
            <text:p>44,34</text:p>
          </table:table-cell>
          <table:table-cell office:value-type="float" office:value="40.68">
            <text:p>40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eniente</text:p>
          </table:table-cell>
          <table:table-cell office:value-type="float" office:value="187.78">
            <text:p>187,78</text:p>
          </table:table-cell>
          <table:table-cell office:value-type="float" office:value="310.09">
            <text:p>310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annhausen</text:p>
          </table:table-cell>
          <table:table-cell office:value-type="float" office:value="-8.61">
            <text:p>-8,61</text:p>
          </table:table-cell>
          <table:table-cell office:value-type="float" office:value="294.7">
            <text:p>294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e Edge</text:p>
          </table:table-cell>
          <table:table-cell office:value-type="float" office:value="-33.9">
            <text:p>-33,9</text:p>
          </table:table-cell>
          <table:table-cell office:value-type="float" office:value="410.76">
            <text:p>410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essalonika</text:p>
          </table:table-cell>
          <table:table-cell office:value-type="float" office:value="74.85">
            <text:p>74,85</text:p>
          </table:table-cell>
          <table:table-cell office:value-type="float" office:value="307.48">
            <text:p>307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estria</text:p>
          </table:table-cell>
          <table:table-cell office:value-type="float" office:value="293.45">
            <text:p>293,45</text:p>
          </table:table-cell>
          <table:table-cell office:value-type="float" office:value="80.68">
            <text:p>80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imphu</text:p>
          </table:table-cell>
          <table:table-cell office:value-type="float" office:value="349.73">
            <text:p>349,73</text:p>
          </table:table-cell>
          <table:table-cell office:value-type="float" office:value="288.97">
            <text:p>288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ule</text:p>
          </table:table-cell>
          <table:table-cell office:value-type="float" office:value="93.89">
            <text:p>93,89</text:p>
          </table:table-cell>
          <table:table-cell office:value-type="float" office:value="459.27">
            <text:p>459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hun</text:p>
          </table:table-cell>
          <table:table-cell office:value-type="float" office:value="-18">
            <text:p>-18</text:p>
          </table:table-cell>
          <table:table-cell office:value-type="float" office:value="262.1">
            <text:p>262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iflis</text:p>
          </table:table-cell>
          <table:table-cell office:value-type="float" office:value="357.3">
            <text:p>357,3</text:p>
          </table:table-cell>
          <table:table-cell office:value-type="float" office:value="197.43">
            <text:p>197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inaca</text:p>
          </table:table-cell>
          <table:table-cell office:value-type="float" office:value="71.2">
            <text:p>71,2</text:p>
          </table:table-cell>
          <table:table-cell office:value-type="float" office:value="276.19">
            <text:p>276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offen</text:p>
          </table:table-cell>
          <table:table-cell office:value-type="float" office:value="41.99">
            <text:p>41,99</text:p>
          </table:table-cell>
          <table:table-cell office:value-type="float" office:value="223.77">
            <text:p>223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ogura</text:p>
          </table:table-cell>
          <table:table-cell office:value-type="float" office:value="226.37">
            <text:p>226,37</text:p>
          </table:table-cell>
          <table:table-cell office:value-type="float" office:value="154.92">
            <text:p>154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ok Do</text:p>
          </table:table-cell>
          <table:table-cell office:value-type="float" office:value="94.41">
            <text:p>94,41</text:p>
          </table:table-cell>
          <table:table-cell office:value-type="float" office:value="169.26">
            <text:p>169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ripoli</text:p>
          </table:table-cell>
          <table:table-cell office:value-type="float" office:value="201.34">
            <text:p>201,34</text:p>
          </table:table-cell>
          <table:table-cell office:value-type="float" office:value="53.46">
            <text:p>5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rolloc Prime</text:p>
          </table:table-cell>
          <table:table-cell office:value-type="float" office:value="33.9">
            <text:p>33,9</text:p>
          </table:table-cell>
          <table:table-cell office:value-type="float" office:value="172.65">
            <text:p>172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rondheim</text:p>
          </table:table-cell>
          <table:table-cell office:value-type="float" office:value="73.28">
            <text:p>73,28</text:p>
          </table:table-cell>
          <table:table-cell office:value-type="float" office:value="408.93">
            <text:p>408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sukude</text:p>
          </table:table-cell>
          <table:table-cell office:value-type="float" office:value="20.34">
            <text:p>20,34</text:p>
          </table:table-cell>
          <table:table-cell office:value-type="float" office:value="120.49">
            <text:p>120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ukayyid</text:p>
          </table:table-cell>
          <table:table-cell office:value-type="float" office:value="-4.69">
            <text:p>-4,69</text:p>
          </table:table-cell>
          <table:table-cell office:value-type="float" office:value="212.55">
            <text:p>212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Turtle Bay</text:p>
          </table:table-cell>
          <table:table-cell office:value-type="float" office:value="154.13">
            <text:p>154,13</text:p>
          </table:table-cell>
          <table:table-cell office:value-type="float" office:value="404.5">
            <text:p>404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Ueda</text:p>
          </table:table-cell>
          <table:table-cell office:value-type="float" office:value="-14.6">
            <text:p>-14,6</text:p>
          </table:table-cell>
          <table:table-cell office:value-type="float" office:value="236.02">
            <text:p>236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Umijiri</text:p>
          </table:table-cell>
          <table:table-cell office:value-type="float" office:value="124.92">
            <text:p>124,92</text:p>
          </table:table-cell>
          <table:table-cell office:value-type="float" office:value="107.45">
            <text:p>107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Unity</text:p>
          </table:table-cell>
          <table:table-cell office:value-type="float" office:value="226.64">
            <text:p>226,64</text:p>
          </table:table-cell>
          <table:table-cell office:value-type="float" office:value="290.01">
            <text:p>290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Unzmarkt</text:p>
          </table:table-cell>
          <table:table-cell office:value-type="float" office:value="0">
            <text:p>0</text:p>
          </table:table-cell>
          <table:table-cell office:value-type="float" office:value="368.25">
            <text:p>368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Utrecht</text:p>
          </table:table-cell>
          <table:table-cell office:value-type="float" office:value="23.73">
            <text:p>23,73</text:p>
          </table:table-cell>
          <table:table-cell office:value-type="float" office:value="238.63">
            <text:p>238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alentina</text:p>
          </table:table-cell>
          <table:table-cell office:value-type="float" office:value="401.37">
            <text:p>401,37</text:p>
          </table:table-cell>
          <table:table-cell office:value-type="float" office:value="142.92">
            <text:p>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almiera</text:p>
          </table:table-cell>
          <table:table-cell office:value-type="float" office:value="190.64">
            <text:p>190,64</text:p>
          </table:table-cell>
          <table:table-cell office:value-type="float" office:value="133.27">
            <text:p>133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anern</text:p>
          </table:table-cell>
          <table:table-cell office:value-type="float" office:value="160.65">
            <text:p>160,65</text:p>
          </table:table-cell>
          <table:table-cell office:value-type="float" office:value="142.4">
            <text:p>142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ega</text:p>
          </table:table-cell>
          <table:table-cell office:value-type="float" office:value="-3.65">
            <text:p>-3,65</text:p>
          </table:table-cell>
          <table:table-cell office:value-type="float" office:value="107.97">
            <text:p>107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erthandi</text:p>
          </table:table-cell>
          <table:table-cell office:value-type="float" office:value="-55.29">
            <text:p>-55,29</text:p>
          </table:table-cell>
          <table:table-cell office:value-type="float" office:value="399.55">
            <text:p>399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ipaava</text:p>
          </table:table-cell>
          <table:table-cell office:value-type="float" office:value="61.81">
            <text:p>61,81</text:p>
          </table:table-cell>
          <table:table-cell office:value-type="float" office:value="373.99">
            <text:p>373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irentofta</text:p>
          </table:table-cell>
          <table:table-cell office:value-type="float" office:value="200.82">
            <text:p>200,82</text:p>
          </table:table-cell>
          <table:table-cell office:value-type="float" office:value="403.72">
            <text:p>403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olders</text:p>
          </table:table-cell>
          <table:table-cell office:value-type="float" office:value="-24.25">
            <text:p>-24,25</text:p>
          </table:table-cell>
          <table:table-cell office:value-type="float" office:value="294.44">
            <text:p>294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Vorarlberg</text:p>
          </table:table-cell>
          <table:table-cell office:value-type="float" office:value="24.52">
            <text:p>24,52</text:p>
          </table:table-cell>
          <table:table-cell office:value-type="float" office:value="306.44">
            <text:p>306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addesdon</text:p>
          </table:table-cell>
          <table:table-cell office:value-type="float" office:value="97.28">
            <text:p>97,28</text:p>
          </table:table-cell>
          <table:table-cell office:value-type="float" office:value="90.5">
            <text:p>90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aldheim</text:p>
          </table:table-cell>
          <table:table-cell office:value-type="float" office:value="348.95">
            <text:p>348,95</text:p>
          </table:table-cell>
          <table:table-cell office:value-type="float" office:value="130.92">
            <text:p>130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eingarten</text:p>
          </table:table-cell>
          <table:table-cell office:value-type="float" office:value="-19.56">
            <text:p>-19,56</text:p>
          </table:table-cell>
          <table:table-cell office:value-type="float" office:value="303.05">
            <text:p>303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eisau</text:p>
          </table:table-cell>
          <table:table-cell office:value-type="float" office:value="380.51">
            <text:p>380,51</text:p>
          </table:table-cell>
          <table:table-cell office:value-type="float" office:value="135.36">
            <text:p>135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heel</text:p>
          </table:table-cell>
          <table:table-cell office:value-type="float" office:value="-30.77">
            <text:p>-30,77</text:p>
          </table:table-cell>
          <table:table-cell office:value-type="float" office:value="267.32">
            <text:p>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olcott</text:p>
          </table:table-cell>
          <table:table-cell office:value-type="float" office:value="148.4">
            <text:p>148,4</text:p>
          </table:table-cell>
          <table:table-cell office:value-type="float" office:value="340.34">
            <text:p>34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Worrell</text:p>
          </table:table-cell>
          <table:table-cell office:value-type="float" office:value="295.49">
            <text:p>295,49</text:p>
          </table:table-cell>
          <table:table-cell office:value-type="float" office:value="232.37">
            <text:p>232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Xinyang</text:p>
          </table:table-cell>
          <table:table-cell office:value-type="float" office:value="114.23">
            <text:p>114,23</text:p>
          </table:table-cell>
          <table:table-cell office:value-type="float" office:value="227.16">
            <text:p>22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Yamarovka</text:p>
          </table:table-cell>
          <table:table-cell office:value-type="float" office:value="112.67">
            <text:p>112,67</text:p>
          </table:table-cell>
          <table:table-cell office:value-type="float" office:value="276.97">
            <text:p>276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Yance I</text:p>
          </table:table-cell>
          <table:table-cell office:value-type="float" office:value="70.42">
            <text:p>70,42</text:p>
          </table:table-cell>
          <table:table-cell office:value-type="float" office:value="52.16">
            <text:p>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Yardley</text:p>
          </table:table-cell>
          <table:table-cell office:value-type="float" office:value="167.96">
            <text:p>167,96</text:p>
          </table:table-cell>
          <table:table-cell office:value-type="float" office:value="211.77">
            <text:p>211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Yorii</text:p>
          </table:table-cell>
          <table:table-cell office:value-type="float" office:value="-8.08">
            <text:p>-8,08</text:p>
          </table:table-cell>
          <table:table-cell office:value-type="float" office:value="21.39">
            <text:p>21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Yumesta</text:p>
          </table:table-cell>
          <table:table-cell office:value-type="float" office:value="171.35">
            <text:p>171,35</text:p>
          </table:table-cell>
          <table:table-cell office:value-type="float" office:value="227.16">
            <text:p>22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Zalaf</text:p>
          </table:table-cell>
          <table:table-cell office:value-type="float" office:value="391.72">
            <text:p>391,72</text:p>
          </table:table-cell>
          <table:table-cell office:value-type="float" office:value="214.12">
            <text:p>214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Draconis Combine</text:p>
          </table:table-cell>
          <table:table-cell office:value-type="string">
            <text:p>Zlatousi</text:p>
          </table:table-cell>
          <table:table-cell office:value-type="float" office:value="431.1">
            <text:p>431,1</text:p>
          </table:table-cell>
          <table:table-cell office:value-type="float" office:value="221.68">
            <text:p>221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camar</text:p>
          </table:table-cell>
          <table:table-cell office:value-type="float" office:value="39.9">
            <text:p>39,9</text:p>
          </table:table-cell>
          <table:table-cell office:value-type="float" office:value="-38.86">
            <text:p>-38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chernar</text:p>
          </table:table-cell>
          <table:table-cell office:value-type="float" office:value="77.98">
            <text:p>77,98</text:p>
          </table:table-cell>
          <table:table-cell office:value-type="float" office:value="-32.6">
            <text:p>-3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ldebaran</text:p>
          </table:table-cell>
          <table:table-cell office:value-type="float" office:value="25.04">
            <text:p>25,04</text:p>
          </table:table-cell>
          <table:table-cell office:value-type="float" office:value="-64.94">
            <text:p>-64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ldertaine</text:p>
          </table:table-cell>
          <table:table-cell office:value-type="float" office:value="45.12">
            <text:p>45,12</text:p>
          </table:table-cell>
          <table:table-cell office:value-type="float" office:value="-192.73">
            <text:p>-192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lgol</text:p>
          </table:table-cell>
          <table:table-cell office:value-type="float" office:value="65.46">
            <text:p>65,46</text:p>
          </table:table-cell>
          <table:table-cell office:value-type="float" office:value="-68.33">
            <text:p>-68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lrescha</text:p>
          </table:table-cell>
          <table:table-cell office:value-type="float" office:value="85.28">
            <text:p>85,28</text:p>
          </table:table-cell>
          <table:table-cell office:value-type="float" office:value="-49.81">
            <text:p>-4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ltorra</text:p>
          </table:table-cell>
          <table:table-cell office:value-type="float" office:value="-2.87">
            <text:p>-2,87</text:p>
          </table:table-cell>
          <table:table-cell office:value-type="float" office:value="-265.76">
            <text:p>-265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mbergrist</text:p>
          </table:table-cell>
          <table:table-cell office:value-type="float" office:value="84.24">
            <text:p>84,24</text:p>
          </table:table-cell>
          <table:table-cell office:value-type="float" office:value="-259.76">
            <text:p>-259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ndarmax</text:p>
          </table:table-cell>
          <table:table-cell office:value-type="float" office:value="-3.39">
            <text:p>-3,39</text:p>
          </table:table-cell>
          <table:table-cell office:value-type="float" office:value="-389.9">
            <text:p>-389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rboris</text:p>
          </table:table-cell>
          <table:table-cell office:value-type="float" office:value="43.55">
            <text:p>43,55</text:p>
          </table:table-cell>
          <table:table-cell office:value-type="float" office:value="-51.9">
            <text:p>-51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res</text:p>
          </table:table-cell>
          <table:table-cell office:value-type="float" office:value="96.24">
            <text:p>96,24</text:p>
          </table:table-cell>
          <table:table-cell office:value-type="float" office:value="-175.52">
            <text:p>-175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rmaxa</text:p>
          </table:table-cell>
          <table:table-cell office:value-type="float" office:value="107.45">
            <text:p>107,45</text:p>
          </table:table-cell>
          <table:table-cell office:value-type="float" office:value="-207.6">
            <text:p>-207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Azha</text:p>
          </table:table-cell>
          <table:table-cell office:value-type="float" office:value="54.25">
            <text:p>54,25</text:p>
          </table:table-cell>
          <table:table-cell office:value-type="float" office:value="-51.9">
            <text:p>-51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andora</text:p>
          </table:table-cell>
          <table:table-cell office:value-type="float" office:value="13.3">
            <text:p>13,3</text:p>
          </table:table-cell>
          <table:table-cell office:value-type="float" office:value="-178.91">
            <text:p>-178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arras</text:p>
          </table:table-cell>
          <table:table-cell office:value-type="float" office:value="21.12">
            <text:p>21,12</text:p>
          </table:table-cell>
          <table:table-cell office:value-type="float" office:value="-357.3">
            <text:p>-357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ellatrix</text:p>
          </table:table-cell>
          <table:table-cell office:value-type="float" office:value="54.77">
            <text:p>54,77</text:p>
          </table:table-cell>
          <table:table-cell office:value-type="float" office:value="-354.69">
            <text:p>-354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entley</text:p>
          </table:table-cell>
          <table:table-cell office:value-type="float" office:value="-7.04">
            <text:p>-7,04</text:p>
          </table:table-cell>
          <table:table-cell office:value-type="float" office:value="-235.76">
            <text:p>-235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etelgeuse</text:p>
          </table:table-cell>
          <table:table-cell office:value-type="float" office:value="5.74">
            <text:p>5,74</text:p>
          </table:table-cell>
          <table:table-cell office:value-type="float" office:value="-309.57">
            <text:p>-309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harat</text:p>
          </table:table-cell>
          <table:table-cell office:value-type="float" office:value="59.46">
            <text:p>59,46</text:p>
          </table:table-cell>
          <table:table-cell office:value-type="float" office:value="-41.99">
            <text:p>-41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ithinia</text:p>
          </table:table-cell>
          <table:table-cell office:value-type="float" office:value="-19.04">
            <text:p>-19,04</text:p>
          </table:table-cell>
          <table:table-cell office:value-type="float" office:value="-179.95">
            <text:p>-179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oardwalk</text:p>
          </table:table-cell>
          <table:table-cell office:value-type="float" office:value="-13.82">
            <text:p>-13,82</text:p>
          </table:table-cell>
          <table:table-cell office:value-type="float" office:value="-199.25">
            <text:p>-199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ora</text:p>
          </table:table-cell>
          <table:table-cell office:value-type="float" office:value="39.12">
            <text:p>39,12</text:p>
          </table:table-cell>
          <table:table-cell office:value-type="float" office:value="-159.09">
            <text:p>-159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orden</text:p>
          </table:table-cell>
          <table:table-cell office:value-type="float" office:value="51.9">
            <text:p>51,9</text:p>
          </table:table-cell>
          <table:table-cell office:value-type="float" office:value="-373.99">
            <text:p>-373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righton</text:p>
          </table:table-cell>
          <table:table-cell office:value-type="float" office:value="79.8">
            <text:p>79,8</text:p>
          </table:table-cell>
          <table:table-cell office:value-type="float" office:value="-202.12">
            <text:p>-202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ryant</text:p>
          </table:table-cell>
          <table:table-cell office:value-type="float" office:value="13.3">
            <text:p>13,3</text:p>
          </table:table-cell>
          <table:table-cell office:value-type="float" office:value="-13.3">
            <text:p>-13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uchlau</text:p>
          </table:table-cell>
          <table:table-cell office:value-type="float" office:value="70.68">
            <text:p>70,68</text:p>
          </table:table-cell>
          <table:table-cell office:value-type="float" office:value="-69.37">
            <text:p>-69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Buenos Aires</text:p>
          </table:table-cell>
          <table:table-cell office:value-type="float" office:value="18.26">
            <text:p>18,26</text:p>
          </table:table-cell>
          <table:table-cell office:value-type="float" office:value="-345.04">
            <text:p>-345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lpaca</text:p>
          </table:table-cell>
          <table:table-cell office:value-type="float" office:value="-20.34">
            <text:p>-20,34</text:p>
          </table:table-cell>
          <table:table-cell office:value-type="float" office:value="-216.72">
            <text:p>-216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mpertown</text:p>
          </table:table-cell>
          <table:table-cell office:value-type="float" office:value="-5.48">
            <text:p>-5,48</text:p>
          </table:table-cell>
          <table:table-cell office:value-type="float" office:value="-160.65">
            <text:p>-160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pella</text:p>
          </table:table-cell>
          <table:table-cell office:value-type="float" office:value="38.86">
            <text:p>38,86</text:p>
          </table:table-cell>
          <table:table-cell office:value-type="float" office:value="-175.26">
            <text:p>-175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polla</text:p>
          </table:table-cell>
          <table:table-cell office:value-type="float" office:value="8.08">
            <text:p>8,08</text:p>
          </table:table-cell>
          <table:table-cell office:value-type="float" office:value="-41.73">
            <text:p>-41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pricorn III</text:p>
          </table:table-cell>
          <table:table-cell office:value-type="float" office:value="88.41">
            <text:p>88,41</text:p>
          </table:table-cell>
          <table:table-cell office:value-type="float" office:value="-188.04">
            <text:p>-188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rmen</text:p>
          </table:table-cell>
          <table:table-cell office:value-type="float" office:value="28.69">
            <text:p>28,69</text:p>
          </table:table-cell>
          <table:table-cell office:value-type="float" office:value="-266.8">
            <text:p>-266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rver V</text:p>
          </table:table-cell>
          <table:table-cell office:value-type="float" office:value="-5.48">
            <text:p>-5,48</text:p>
          </table:table-cell>
          <table:table-cell office:value-type="float" office:value="-20.86">
            <text:p>-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strovia</text:p>
          </table:table-cell>
          <table:table-cell office:value-type="float" office:value="13.82">
            <text:p>13,82</text:p>
          </table:table-cell>
          <table:table-cell office:value-type="float" office:value="-254.8">
            <text:p>-254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avalor</text:p>
          </table:table-cell>
          <table:table-cell office:value-type="float" office:value="61.55">
            <text:p>61,55</text:p>
          </table:table-cell>
          <table:table-cell office:value-type="float" office:value="-391.2">
            <text:p>-39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harndo</text:p>
          </table:table-cell>
          <table:table-cell office:value-type="float" office:value="10.43">
            <text:p>10,43</text:p>
          </table:table-cell>
          <table:table-cell office:value-type="float" office:value="-153.61">
            <text:p>-153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laxton</text:p>
          </table:table-cell>
          <table:table-cell office:value-type="float" office:value="15.65">
            <text:p>15,65</text:p>
          </table:table-cell>
          <table:table-cell office:value-type="float" office:value="-266.54">
            <text:p>-266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olumbine</text:p>
          </table:table-cell>
          <table:table-cell office:value-type="float" office:value="75.63">
            <text:p>75,63</text:p>
          </table:table-cell>
          <table:table-cell office:value-type="float" office:value="-348.95">
            <text:p>-348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ordiagr</text:p>
          </table:table-cell>
          <table:table-cell office:value-type="float" office:value="24.52">
            <text:p>24,52</text:p>
          </table:table-cell>
          <table:table-cell office:value-type="float" office:value="-192.73">
            <text:p>-192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orey</text:p>
          </table:table-cell>
          <table:table-cell office:value-type="float" office:value="21.65">
            <text:p>21,65</text:p>
          </table:table-cell>
          <table:table-cell office:value-type="float" office:value="-137.44">
            <text:p>-137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Corodiz</text:p>
          </table:table-cell>
          <table:table-cell office:value-type="float" office:value="136.92">
            <text:p>136,92</text:p>
          </table:table-cell>
          <table:table-cell office:value-type="float" office:value="-378.16">
            <text:p>-378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Decatur</text:p>
          </table:table-cell>
          <table:table-cell office:value-type="float" office:value="54.77">
            <text:p>54,77</text:p>
          </table:table-cell>
          <table:table-cell office:value-type="float" office:value="-339.04">
            <text:p>-339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Decus</text:p>
          </table:table-cell>
          <table:table-cell office:value-type="float" office:value="44.86">
            <text:p>44,86</text:p>
          </table:table-cell>
          <table:table-cell office:value-type="float" office:value="-253.76">
            <text:p>-253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Denbar</text:p>
          </table:table-cell>
          <table:table-cell office:value-type="float" office:value="69.63">
            <text:p>69,63</text:p>
          </table:table-cell>
          <table:table-cell office:value-type="float" office:value="-237.33">
            <text:p>-237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Dicon</text:p>
          </table:table-cell>
          <table:table-cell office:value-type="float" office:value="20.34">
            <text:p>20,34</text:p>
          </table:table-cell>
          <table:table-cell office:value-type="float" office:value="-328.09">
            <text:p>-328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Drozan</text:p>
          </table:table-cell>
          <table:table-cell office:value-type="float" office:value="31.56">
            <text:p>31,56</text:p>
          </table:table-cell>
          <table:table-cell office:value-type="float" office:value="-373.2">
            <text:p>-37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gress</text:p>
          </table:table-cell>
          <table:table-cell office:value-type="float" office:value="68.59">
            <text:p>68,59</text:p>
          </table:table-cell>
          <table:table-cell office:value-type="float" office:value="-373.47">
            <text:p>-373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lgin</text:p>
          </table:table-cell>
          <table:table-cell office:value-type="float" office:value="1.56">
            <text:p>1,56</text:p>
          </table:table-cell>
          <table:table-cell office:value-type="float" office:value="-51.38">
            <text:p>-51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lnath</text:p>
          </table:table-cell>
          <table:table-cell office:value-type="float" office:value="18.78">
            <text:p>18,78</text:p>
          </table:table-cell>
          <table:table-cell office:value-type="float" office:value="-128.31">
            <text:p>-128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om</text:p>
          </table:table-cell>
          <table:table-cell office:value-type="float" office:value="-18.26">
            <text:p>-18,26</text:p>
          </table:table-cell>
          <table:table-cell office:value-type="float" office:value="-195.34">
            <text:p>-195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psilon Eridani</text:p>
          </table:table-cell>
          <table:table-cell office:value-type="float" office:value="18.52">
            <text:p>18,52</text:p>
          </table:table-cell>
          <table:table-cell office:value-type="float" office:value="-21.39">
            <text:p>-21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psilon Indi</text:p>
          </table:table-cell>
          <table:table-cell office:value-type="float" office:value="29.47">
            <text:p>29,47</text:p>
          </table:table-cell>
          <table:table-cell office:value-type="float" office:value="-15.65">
            <text:p>-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Exedor</text:p>
          </table:table-cell>
          <table:table-cell office:value-type="float" office:value="-13.3">
            <text:p>-13,3</text:p>
          </table:table-cell>
          <table:table-cell office:value-type="float" office:value="-209.68">
            <text:p>-20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Fletcher</text:p>
          </table:table-cell>
          <table:table-cell office:value-type="float" office:value="47.2">
            <text:p>47,2</text:p>
          </table:table-cell>
          <table:table-cell office:value-type="float" office:value="-23.73">
            <text:p>-2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Foochow</text:p>
          </table:table-cell>
          <table:table-cell office:value-type="float" office:value="89.72">
            <text:p>89,72</text:p>
          </table:table-cell>
          <table:table-cell office:value-type="float" office:value="-98.32">
            <text:p>-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Foot Fall</text:p>
          </table:table-cell>
          <table:table-cell office:value-type="float" office:value="95.45">
            <text:p>95,45</text:p>
          </table:table-cell>
          <table:table-cell office:value-type="float" office:value="-110.84">
            <text:p>-110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Frondas</text:p>
          </table:table-cell>
          <table:table-cell office:value-type="float" office:value="-18">
            <text:p>-18</text:p>
          </table:table-cell>
          <table:table-cell office:value-type="float" office:value="-249.85">
            <text:p>-249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Fronde</text:p>
          </table:table-cell>
          <table:table-cell office:value-type="float" office:value="-6">
            <text:p>-6</text:p>
          </table:table-cell>
          <table:table-cell office:value-type="float" office:value="-253.76">
            <text:p>-253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an Singh</text:p>
          </table:table-cell>
          <table:table-cell office:value-type="float" office:value="41.99">
            <text:p>41,99</text:p>
          </table:table-cell>
          <table:table-cell office:value-type="float" office:value="-80.33">
            <text:p>-8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ei-Fu</text:p>
          </table:table-cell>
          <table:table-cell office:value-type="float" office:value="58.16">
            <text:p>58,16</text:p>
          </table:table-cell>
          <table:table-cell office:value-type="float" office:value="-200.82">
            <text:p>-200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eifer</text:p>
          </table:table-cell>
          <table:table-cell office:value-type="float" office:value="37.56">
            <text:p>37,56</text:p>
          </table:table-cell>
          <table:table-cell office:value-type="float" office:value="-187.78">
            <text:p>-187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enoa</text:p>
          </table:table-cell>
          <table:table-cell office:value-type="float" office:value="39.38">
            <text:p>39,38</text:p>
          </table:table-cell>
          <table:table-cell office:value-type="float" office:value="-60.24">
            <text:p>-60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lasgow</text:p>
          </table:table-cell>
          <table:table-cell office:value-type="float" office:value="28.69">
            <text:p>28,69</text:p>
          </table:table-cell>
          <table:table-cell office:value-type="float" office:value="-217.51">
            <text:p>-217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rand Base</text:p>
          </table:table-cell>
          <table:table-cell office:value-type="float" office:value="46.42">
            <text:p>46,42</text:p>
          </table:table-cell>
          <table:table-cell office:value-type="float" office:value="-301.48">
            <text:p>-30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Gunthar</text:p>
          </table:table-cell>
          <table:table-cell office:value-type="float" office:value="39.64">
            <text:p>39,64</text:p>
          </table:table-cell>
          <table:table-cell office:value-type="float" office:value="-386.51">
            <text:p>-386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all</text:p>
          </table:table-cell>
          <table:table-cell office:value-type="float" office:value="-14.08">
            <text:p>-14,08</text:p>
          </table:table-cell>
          <table:table-cell office:value-type="float" office:value="-44.6">
            <text:p>-4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amal</text:p>
          </table:table-cell>
          <table:table-cell office:value-type="float" office:value="65.46">
            <text:p>65,46</text:p>
          </table:table-cell>
          <table:table-cell office:value-type="float" office:value="-43.81">
            <text:p>-43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arloc</text:p>
          </table:table-cell>
          <table:table-cell office:value-type="float" office:value="42.25">
            <text:p>42,25</text:p>
          </table:table-cell>
          <table:table-cell office:value-type="float" office:value="-226.37">
            <text:p>-226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eligoland</text:p>
          </table:table-cell>
          <table:table-cell office:value-type="float" office:value="86.85">
            <text:p>86,85</text:p>
          </table:table-cell>
          <table:table-cell office:value-type="float" office:value="-146.31">
            <text:p>-146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exare</text:p>
          </table:table-cell>
          <table:table-cell office:value-type="float" office:value="31.3">
            <text:p>31,3</text:p>
          </table:table-cell>
          <table:table-cell office:value-type="float" office:value="-235.24">
            <text:p>-235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ighspire</text:p>
          </table:table-cell>
          <table:table-cell office:value-type="float" office:value="101.19">
            <text:p>101,19</text:p>
          </table:table-cell>
          <table:table-cell office:value-type="float" office:value="-120.23">
            <text:p>-12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olloway</text:p>
          </table:table-cell>
          <table:table-cell office:value-type="float" office:value="65.46">
            <text:p>65,46</text:p>
          </table:table-cell>
          <table:table-cell office:value-type="float" office:value="-304.09">
            <text:p>-304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omestead</text:p>
          </table:table-cell>
          <table:table-cell office:value-type="float" office:value="58.42">
            <text:p>58,42</text:p>
          </table:table-cell>
          <table:table-cell office:value-type="float" office:value="-286.1">
            <text:p>-286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ousekarle</text:p>
          </table:table-cell>
          <table:table-cell office:value-type="float" office:value="33.64">
            <text:p>33,64</text:p>
          </table:table-cell>
          <table:table-cell office:value-type="float" office:value="-279.32">
            <text:p>-279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sien</text:p>
          </table:table-cell>
          <table:table-cell office:value-type="float" office:value="5.74">
            <text:p>5,74</text:p>
          </table:table-cell>
          <table:table-cell office:value-type="float" office:value="-54.77">
            <text:p>-54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unan</text:p>
          </table:table-cell>
          <table:table-cell office:value-type="float" office:value="33.04">
            <text:p>33,04</text:p>
          </table:table-cell>
          <table:table-cell office:value-type="float" office:value="-96.76">
            <text:p>-96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urik</text:p>
          </table:table-cell>
          <table:table-cell office:value-type="float" office:value="78.5">
            <text:p>78,5</text:p>
          </table:table-cell>
          <table:table-cell office:value-type="float" office:value="-399.81">
            <text:p>-39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Hustaing</text:p>
          </table:table-cell>
          <table:table-cell office:value-type="float" office:value="55.55">
            <text:p>55,55</text:p>
          </table:table-cell>
          <table:table-cell office:value-type="float" office:value="-247.76">
            <text:p>-247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Imalda</text:p>
          </table:table-cell>
          <table:table-cell office:value-type="float" office:value="30.25">
            <text:p>30,25</text:p>
          </table:table-cell>
          <table:table-cell office:value-type="float" office:value="-242.28">
            <text:p>-242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Indicass</text:p>
          </table:table-cell>
          <table:table-cell office:value-type="float" office:value="73.02">
            <text:p>73,02</text:p>
          </table:table-cell>
          <table:table-cell office:value-type="float" office:value="-251.15">
            <text:p>-251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Ingersoll</text:p>
          </table:table-cell>
          <table:table-cell office:value-type="float" office:value="-5.22">
            <text:p>-5,22</text:p>
          </table:table-cell>
          <table:table-cell office:value-type="float" office:value="-173.69">
            <text:p>-173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Ingress</text:p>
          </table:table-cell>
          <table:table-cell office:value-type="float" office:value="50.07">
            <text:p>50,07</text:p>
          </table:table-cell>
          <table:table-cell office:value-type="float" office:value="-18.78">
            <text:p>-18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Ito</text:p>
          </table:table-cell>
          <table:table-cell office:value-type="float" office:value="7.56">
            <text:p>7,56</text:p>
          </table:table-cell>
          <table:table-cell office:value-type="float" office:value="-278.01">
            <text:p>-278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Jacomarie</text:p>
          </table:table-cell>
          <table:table-cell office:value-type="float" office:value="13.04">
            <text:p>13,04</text:p>
          </table:table-cell>
          <table:table-cell office:value-type="float" office:value="-385.98">
            <text:p>-385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Jacson</text:p>
          </table:table-cell>
          <table:table-cell office:value-type="float" office:value="111.62">
            <text:p>111,62</text:p>
          </table:table-cell>
          <table:table-cell office:value-type="float" office:value="-349.47">
            <text:p>-349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Jasmine</text:p>
          </table:table-cell>
          <table:table-cell office:value-type="float" office:value="-31.3">
            <text:p>-31,3</text:p>
          </table:table-cell>
          <table:table-cell office:value-type="float" office:value="-203.85">
            <text:p>-203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Jonathan</text:p>
          </table:table-cell>
          <table:table-cell office:value-type="float" office:value="101.45">
            <text:p>101,45</text:p>
          </table:table-cell>
          <table:table-cell office:value-type="float" office:value="-93.89">
            <text:p>-93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aifeng</text:p>
          </table:table-cell>
          <table:table-cell office:value-type="float" office:value="72.5">
            <text:p>72,5</text:p>
          </table:table-cell>
          <table:table-cell office:value-type="float" office:value="-153.61">
            <text:p>-153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ansu</text:p>
          </table:table-cell>
          <table:table-cell office:value-type="float" office:value="68.33">
            <text:p>68,33</text:p>
          </table:table-cell>
          <table:table-cell office:value-type="float" office:value="-60.24">
            <text:p>-60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asdach</text:p>
          </table:table-cell>
          <table:table-cell office:value-type="float" office:value="21.12">
            <text:p>21,12</text:p>
          </table:table-cell>
          <table:table-cell office:value-type="float" office:value="-315.83">
            <text:p>-315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ashilla</text:p>
          </table:table-cell>
          <table:table-cell office:value-type="float" office:value="-1.56">
            <text:p>-1,56</text:p>
          </table:table-cell>
          <table:table-cell office:value-type="float" office:value="-202.9">
            <text:p>-202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eid</text:p>
          </table:table-cell>
          <table:table-cell office:value-type="float" office:value="3.13">
            <text:p>3,13</text:p>
          </table:table-cell>
          <table:table-cell office:value-type="float" office:value="-10.17">
            <text:p>-10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rin</text:p>
          </table:table-cell>
          <table:table-cell office:value-type="float" office:value="-7.82">
            <text:p>-7,82</text:p>
          </table:table-cell>
          <table:table-cell office:value-type="float" office:value="-223.24">
            <text:p>-223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urragin</text:p>
          </table:table-cell>
          <table:table-cell office:value-type="float" office:value="3.39">
            <text:p>3,39</text:p>
          </table:table-cell>
          <table:table-cell office:value-type="float" office:value="-204.99">
            <text:p>-204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Kurvasa</text:p>
          </table:table-cell>
          <table:table-cell office:value-type="float" office:value="39.9">
            <text:p>39,9</text:p>
          </table:table-cell>
          <table:table-cell office:value-type="float" office:value="-354.69">
            <text:p>-354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Larsha</text:p>
          </table:table-cell>
          <table:table-cell office:value-type="float" office:value="119.45">
            <text:p>119,45</text:p>
          </table:table-cell>
          <table:table-cell office:value-type="float" office:value="-396.68">
            <text:p>-39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Latice</text:p>
          </table:table-cell>
          <table:table-cell office:value-type="float" office:value="10.69">
            <text:p>10,69</text:p>
          </table:table-cell>
          <table:table-cell office:value-type="float" office:value="-296.27">
            <text:p>-296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Lesalles</text:p>
          </table:table-cell>
          <table:table-cell office:value-type="float" office:value="9.91">
            <text:p>9,91</text:p>
          </table:table-cell>
          <table:table-cell office:value-type="float" office:value="-166.39">
            <text:p>-166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Liao</text:p>
          </table:table-cell>
          <table:table-cell office:value-type="float" office:value="34.43">
            <text:p>34,43</text:p>
          </table:table-cell>
          <table:table-cell office:value-type="float" office:value="-68.07">
            <text:p>-68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adras</text:p>
          </table:table-cell>
          <table:table-cell office:value-type="float" office:value="71.2">
            <text:p>71,2</text:p>
          </table:table-cell>
          <table:table-cell office:value-type="float" office:value="-328.09">
            <text:p>-328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aladar</text:p>
          </table:table-cell>
          <table:table-cell office:value-type="float" office:value="109.8">
            <text:p>109,8</text:p>
          </table:table-cell>
          <table:table-cell office:value-type="float" office:value="-249.85">
            <text:p>-249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andate</text:p>
          </table:table-cell>
          <table:table-cell office:value-type="float" office:value="89.19">
            <text:p>89,19</text:p>
          </table:table-cell>
          <table:table-cell office:value-type="float" office:value="-127.27">
            <text:p>-127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asterson</text:p>
          </table:table-cell>
          <table:table-cell office:value-type="float" office:value="2.61">
            <text:p>2,61</text:p>
          </table:table-cell>
          <table:table-cell office:value-type="float" office:value="-187.52">
            <text:p>-187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atsu</text:p>
          </table:table-cell>
          <table:table-cell office:value-type="float" office:value="79.02">
            <text:p>79,02</text:p>
          </table:table-cell>
          <table:table-cell office:value-type="float" office:value="-137.44">
            <text:p>-137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enkalinan</text:p>
          </table:table-cell>
          <table:table-cell office:value-type="float" office:value="0">
            <text:p>0</text:p>
          </table:table-cell>
          <table:table-cell office:value-type="float" office:value="-71.2">
            <text:p>-7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enke</text:p>
          </table:table-cell>
          <table:table-cell office:value-type="float" office:value="91.54">
            <text:p>91,54</text:p>
          </table:table-cell>
          <table:table-cell office:value-type="float" office:value="-333.82">
            <text:p>-333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enker</text:p>
          </table:table-cell>
          <table:table-cell office:value-type="float" office:value="91.54">
            <text:p>91,54</text:p>
          </table:table-cell>
          <table:table-cell office:value-type="float" office:value="-92.84">
            <text:p>-9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enkib</text:p>
          </table:table-cell>
          <table:table-cell office:value-type="float" office:value="76.15">
            <text:p>76,15</text:p>
          </table:table-cell>
          <table:table-cell office:value-type="float" office:value="-130.14">
            <text:p>-13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ilos</text:p>
          </table:table-cell>
          <table:table-cell office:value-type="float" office:value="58.16">
            <text:p>58,16</text:p>
          </table:table-cell>
          <table:table-cell office:value-type="float" office:value="-227.16">
            <text:p>-22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innacora</text:p>
          </table:table-cell>
          <table:table-cell office:value-type="float" office:value="77.98">
            <text:p>77,98</text:p>
          </table:table-cell>
          <table:table-cell office:value-type="float" office:value="-172.13">
            <text:p>-172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itchel</text:p>
          </table:table-cell>
          <table:table-cell office:value-type="float" office:value="109.8">
            <text:p>109,8</text:p>
          </table:table-cell>
          <table:table-cell office:value-type="float" office:value="-331.22">
            <text:p>-331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Muridox</text:p>
          </table:table-cell>
          <table:table-cell office:value-type="float" office:value="107.45">
            <text:p>107,45</text:p>
          </table:table-cell>
          <table:table-cell office:value-type="float" office:value="-385.46">
            <text:p>-385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anking</text:p>
          </table:table-cell>
          <table:table-cell office:value-type="float" office:value="22.95">
            <text:p>22,95</text:p>
          </table:table-cell>
          <table:table-cell office:value-type="float" office:value="-52.16">
            <text:p>-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ashuar</text:p>
          </table:table-cell>
          <table:table-cell office:value-type="float" office:value="98.84">
            <text:p>98,84</text:p>
          </table:table-cell>
          <table:table-cell office:value-type="float" office:value="-184.91">
            <text:p>-184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cromo</text:p>
          </table:table-cell>
          <table:table-cell office:value-type="float" office:value="103.8">
            <text:p>103,8</text:p>
          </table:table-cell>
          <table:table-cell office:value-type="float" office:value="-190.12">
            <text:p>-190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Canton</text:p>
          </table:table-cell>
          <table:table-cell office:value-type="float" office:value="8.35">
            <text:p>8,35</text:p>
          </table:table-cell>
          <table:table-cell office:value-type="float" office:value="-73.55">
            <text:p>-73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Hessen</text:p>
          </table:table-cell>
          <table:table-cell office:value-type="float" office:value="84.76">
            <text:p>84,76</text:p>
          </table:table-cell>
          <table:table-cell office:value-type="float" office:value="-57.12">
            <text:p>-5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Home</text:p>
          </table:table-cell>
          <table:table-cell office:value-type="float" office:value="7.3">
            <text:p>7,3</text:p>
          </table:table-cell>
          <table:table-cell office:value-type="float" office:value="-12.78">
            <text:p>-12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Macao</text:p>
          </table:table-cell>
          <table:table-cell office:value-type="float" office:value="78.24">
            <text:p>78,24</text:p>
          </table:table-cell>
          <table:table-cell office:value-type="float" office:value="-123.36">
            <text:p>-123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Procyon</text:p>
          </table:table-cell>
          <table:table-cell office:value-type="float" office:value="-4.96">
            <text:p>-4,96</text:p>
          </table:table-cell>
          <table:table-cell office:value-type="float" office:value="-10.43">
            <text:p>-1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Roland</text:p>
          </table:table-cell>
          <table:table-cell office:value-type="float" office:value="-8.08">
            <text:p>-8,08</text:p>
          </table:table-cell>
          <table:table-cell office:value-type="float" office:value="-404.76">
            <text:p>-404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Sagan</text:p>
          </table:table-cell>
          <table:table-cell office:value-type="float" office:value="80.59">
            <text:p>80,59</text:p>
          </table:table-cell>
          <table:table-cell office:value-type="float" office:value="-179.17">
            <text:p>-179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ew Westin</text:p>
          </table:table-cell>
          <table:table-cell office:value-type="float" office:value="38.6">
            <text:p>38,6</text:p>
          </table:table-cell>
          <table:table-cell office:value-type="float" office:value="-244.11">
            <text:p>-244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ihal</text:p>
          </table:table-cell>
          <table:table-cell office:value-type="float" office:value="44.34">
            <text:p>44,34</text:p>
          </table:table-cell>
          <table:table-cell office:value-type="float" office:value="-313.48">
            <text:p>-313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ingpo</text:p>
          </table:table-cell>
          <table:table-cell office:value-type="float" office:value="54.77">
            <text:p>54,77</text:p>
          </table:table-cell>
          <table:table-cell office:value-type="float" office:value="-67.29">
            <text:p>-67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iomede</text:p>
          </table:table-cell>
          <table:table-cell office:value-type="float" office:value="-0.26">
            <text:p>-0,26</text:p>
          </table:table-cell>
          <table:table-cell office:value-type="float" office:value="-352.6">
            <text:p>-35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No Return</text:p>
          </table:table-cell>
          <table:table-cell office:value-type="float" office:value="56.85">
            <text:p>56,85</text:p>
          </table:table-cell>
          <table:table-cell office:value-type="float" office:value="-178.91">
            <text:p>-178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Old Kentucky</text:p>
          </table:table-cell>
          <table:table-cell office:value-type="float" office:value="2.09">
            <text:p>2,09</text:p>
          </table:table-cell>
          <table:table-cell office:value-type="float" office:value="-142.92">
            <text:p>-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Outreach</text:p>
          </table:table-cell>
          <table:table-cell office:value-type="float" office:value="-3.13">
            <text:p>-3,13</text:p>
          </table:table-cell>
          <table:table-cell office:value-type="float" office:value="-34.95">
            <text:p>-34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Ovan</text:p>
          </table:table-cell>
          <table:table-cell office:value-type="float" office:value="30.77">
            <text:p>30,77</text:p>
          </table:table-cell>
          <table:table-cell office:value-type="float" office:value="-207.6">
            <text:p>-207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Overton</text:p>
          </table:table-cell>
          <table:table-cell office:value-type="float" office:value="46.68">
            <text:p>46,68</text:p>
          </table:table-cell>
          <table:table-cell office:value-type="float" office:value="-209.68">
            <text:p>-20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alladaine</text:p>
          </table:table-cell>
          <table:table-cell office:value-type="float" office:value="-3.13">
            <text:p>-3,13</text:p>
          </table:table-cell>
          <table:table-cell office:value-type="float" office:value="-290.53">
            <text:p>-290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alos</text:p>
          </table:table-cell>
          <table:table-cell office:value-type="float" office:value="51.38">
            <text:p>51,38</text:p>
          </table:table-cell>
          <table:table-cell office:value-type="float" office:value="-138.75">
            <text:p>-138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ella II</text:p>
          </table:table-cell>
          <table:table-cell office:value-type="float" office:value="-30.77">
            <text:p>-30,77</text:p>
          </table:table-cell>
          <table:table-cell office:value-type="float" office:value="-228.98">
            <text:p>-228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hact</text:p>
          </table:table-cell>
          <table:table-cell office:value-type="float" office:value="10.95">
            <text:p>10,95</text:p>
          </table:table-cell>
          <table:table-cell office:value-type="float" office:value="-141.09">
            <text:p>-141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leione</text:p>
          </table:table-cell>
          <table:table-cell office:value-type="float" office:value="51.9">
            <text:p>51,9</text:p>
          </table:table-cell>
          <table:table-cell office:value-type="float" office:value="-80.33">
            <text:p>-8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ojos</text:p>
          </table:table-cell>
          <table:table-cell office:value-type="float" office:value="85.8">
            <text:p>85,8</text:p>
          </table:table-cell>
          <table:table-cell office:value-type="float" office:value="-380.51">
            <text:p>-380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oznan</text:p>
          </table:table-cell>
          <table:table-cell office:value-type="float" office:value="63.11">
            <text:p>63,11</text:p>
          </table:table-cell>
          <table:table-cell office:value-type="float" office:value="-81.89">
            <text:p>-81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reston</text:p>
          </table:table-cell>
          <table:table-cell office:value-type="float" office:value="13.3">
            <text:p>13,3</text:p>
          </table:table-cell>
          <table:table-cell office:value-type="float" office:value="-215.94">
            <text:p>-215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rimus</text:p>
          </table:table-cell>
          <table:table-cell office:value-type="float" office:value="39.9">
            <text:p>39,9</text:p>
          </table:table-cell>
          <table:table-cell office:value-type="float" office:value="-322.87">
            <text:p>-32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rincipia</text:p>
          </table:table-cell>
          <table:table-cell office:value-type="float" office:value="0">
            <text:p>0</text:p>
          </table:table-cell>
          <table:table-cell office:value-type="float" office:value="-360.95">
            <text:p>-360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rix</text:p>
          </table:table-cell>
          <table:table-cell office:value-type="float" office:value="38.6">
            <text:p>38,6</text:p>
          </table:table-cell>
          <table:table-cell office:value-type="float" office:value="-331.22">
            <text:p>-331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ropus</text:p>
          </table:table-cell>
          <table:table-cell office:value-type="float" office:value="-12.52">
            <text:p>-12,52</text:p>
          </table:table-cell>
          <table:table-cell office:value-type="float" office:value="-185.43">
            <text:p>-185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Purvo</text:p>
          </table:table-cell>
          <table:table-cell office:value-type="float" office:value="60.24">
            <text:p>60,24</text:p>
          </table:table-cell>
          <table:table-cell office:value-type="float" office:value="-261.06">
            <text:p>-261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Quemoy</text:p>
          </table:table-cell>
          <table:table-cell office:value-type="float" office:value="44.86">
            <text:p>44,86</text:p>
          </table:table-cell>
          <table:table-cell office:value-type="float" office:value="-152.83">
            <text:p>-152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Quimberton</text:p>
          </table:table-cell>
          <table:table-cell office:value-type="float" office:value="83.98">
            <text:p>83,98</text:p>
          </table:table-cell>
          <table:table-cell office:value-type="float" office:value="-262.25">
            <text:p>-262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aballa</text:p>
          </table:table-cell>
          <table:table-cell office:value-type="float" office:value="21.91">
            <text:p>21,91</text:p>
          </table:table-cell>
          <table:table-cell office:value-type="float" office:value="-159.09">
            <text:p>-159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andar</text:p>
          </table:table-cell>
          <table:table-cell office:value-type="float" office:value="62.33">
            <text:p>62,33</text:p>
          </table:table-cell>
          <table:table-cell office:value-type="float" office:value="-177.34">
            <text:p>-177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aphael</text:p>
          </table:table-cell>
          <table:table-cell office:value-type="float" office:value="45.64">
            <text:p>45,64</text:p>
          </table:table-cell>
          <table:table-cell office:value-type="float" office:value="-315.31">
            <text:p>-315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elevow</text:p>
          </table:table-cell>
          <table:table-cell office:value-type="float" office:value="70.94">
            <text:p>70,94</text:p>
          </table:table-cell>
          <table:table-cell office:value-type="float" office:value="-189.86">
            <text:p>-189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emshield</text:p>
          </table:table-cell>
          <table:table-cell office:value-type="float" office:value="98.32">
            <text:p>98,32</text:p>
          </table:table-cell>
          <table:table-cell office:value-type="float" office:value="-141.09">
            <text:p>-141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enown</text:p>
          </table:table-cell>
          <table:table-cell office:value-type="float" office:value="41.99">
            <text:p>41,99</text:p>
          </table:table-cell>
          <table:table-cell office:value-type="float" office:value="-401.37">
            <text:p>-401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epulse</text:p>
          </table:table-cell>
          <table:table-cell office:value-type="float" office:value="16.43">
            <text:p>16,43</text:p>
          </table:table-cell>
          <table:table-cell office:value-type="float" office:value="-400.59">
            <text:p>-400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ollis</text:p>
          </table:table-cell>
          <table:table-cell office:value-type="float" office:value="151.79">
            <text:p>151,79</text:p>
          </table:table-cell>
          <table:table-cell office:value-type="float" office:value="-386.77">
            <text:p>-386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Ronel</text:p>
          </table:table-cell>
          <table:table-cell office:value-type="float" office:value="96.5">
            <text:p>96,5</text:p>
          </table:table-cell>
          <table:table-cell office:value-type="float" office:value="-2.61">
            <text:p>-2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aiph</text:p>
          </table:table-cell>
          <table:table-cell office:value-type="float" office:value="4.69">
            <text:p>4,69</text:p>
          </table:table-cell>
          <table:table-cell office:value-type="float" office:value="-68.59">
            <text:p>-68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akhalin</text:p>
          </table:table-cell>
          <table:table-cell office:value-type="float" office:value="62.33">
            <text:p>62,33</text:p>
          </table:table-cell>
          <table:table-cell office:value-type="float" office:value="-142.92">
            <text:p>-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armaxa</text:p>
          </table:table-cell>
          <table:table-cell office:value-type="float" office:value="53.72">
            <text:p>53,72</text:p>
          </table:table-cell>
          <table:table-cell office:value-type="float" office:value="-164.83">
            <text:p>-164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arna</text:p>
          </table:table-cell>
          <table:table-cell office:value-type="float" office:value="55.55">
            <text:p>55,55</text:p>
          </table:table-cell>
          <table:table-cell office:value-type="float" office:value="-156.22">
            <text:p>-156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ax</text:p>
          </table:table-cell>
          <table:table-cell office:value-type="float" office:value="-1.56">
            <text:p>-1,56</text:p>
          </table:table-cell>
          <table:table-cell office:value-type="float" office:value="-377.9">
            <text:p>-377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econd Try</text:p>
          </table:table-cell>
          <table:table-cell office:value-type="float" office:value="34.69">
            <text:p>34,69</text:p>
          </table:table-cell>
          <table:table-cell office:value-type="float" office:value="-116.84">
            <text:p>-116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endalor</text:p>
          </table:table-cell>
          <table:table-cell office:value-type="float" office:value="44.08">
            <text:p>44,08</text:p>
          </table:table-cell>
          <table:table-cell office:value-type="float" office:value="-269.15">
            <text:p>-269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hensi</text:p>
          </table:table-cell>
          <table:table-cell office:value-type="float" office:value="54.25">
            <text:p>54,25</text:p>
          </table:table-cell>
          <table:table-cell office:value-type="float" office:value="-92.84">
            <text:p>-9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heratan</text:p>
          </table:table-cell>
          <table:table-cell office:value-type="float" office:value="41.21">
            <text:p>41,21</text:p>
          </table:table-cell>
          <table:table-cell office:value-type="float" office:value="-21.65">
            <text:p>-2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hiba</text:p>
          </table:table-cell>
          <table:table-cell office:value-type="float" office:value="0.26">
            <text:p>0,26</text:p>
          </table:table-cell>
          <table:table-cell office:value-type="float" office:value="-334.08">
            <text:p>-33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hipka</text:p>
          </table:table-cell>
          <table:table-cell office:value-type="float" office:value="80.85">
            <text:p>80,85</text:p>
          </table:table-cell>
          <table:table-cell office:value-type="float" office:value="-111.62">
            <text:p>-111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ian</text:p>
          </table:table-cell>
          <table:table-cell office:value-type="float" office:value="7.3">
            <text:p>7,3</text:p>
          </table:table-cell>
          <table:table-cell office:value-type="float" office:value="-231.59">
            <text:p>-231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igma Mare</text:p>
          </table:table-cell>
          <table:table-cell office:value-type="float" office:value="6.52">
            <text:p>6,52</text:p>
          </table:table-cell>
          <table:table-cell office:value-type="float" office:value="-317.65">
            <text:p>-317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irius</text:p>
          </table:table-cell>
          <table:table-cell office:value-type="float" office:value="-2.35">
            <text:p>-2,35</text:p>
          </table:table-cell>
          <table:table-cell office:value-type="float" office:value="-7.56">
            <text:p>-7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locum</text:p>
          </table:table-cell>
          <table:table-cell office:value-type="float" office:value="58.68">
            <text:p>58,68</text:p>
          </table:table-cell>
          <table:table-cell office:value-type="float" office:value="-52.68">
            <text:p>-52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mall World</text:p>
          </table:table-cell>
          <table:table-cell office:value-type="float" office:value="52.16">
            <text:p>52,16</text:p>
          </table:table-cell>
          <table:table-cell office:value-type="float" office:value="-7.04">
            <text:p>-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pica</text:p>
          </table:table-cell>
          <table:table-cell office:value-type="float" office:value="93.37">
            <text:p>93,37</text:p>
          </table:table-cell>
          <table:table-cell office:value-type="float" office:value="-239.68">
            <text:p>-23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t. Andre</text:p>
          </table:table-cell>
          <table:table-cell office:value-type="float" office:value="66.24">
            <text:p>66,24</text:p>
          </table:table-cell>
          <table:table-cell office:value-type="float" office:value="-101.45">
            <text:p>-101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t. Ives</text:p>
          </table:table-cell>
          <table:table-cell office:value-type="float" office:value="112.4">
            <text:p>112,4</text:p>
          </table:table-cell>
          <table:table-cell office:value-type="float" office:value="-217.51">
            <text:p>-217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t. Loris</text:p>
          </table:table-cell>
          <table:table-cell office:value-type="float" office:value="90.76">
            <text:p>90,76</text:p>
          </table:table-cell>
          <table:table-cell office:value-type="float" office:value="-244.11">
            <text:p>-244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Styk</text:p>
          </table:table-cell>
          <table:table-cell office:value-type="float" office:value="42.51">
            <text:p>42,51</text:p>
          </table:table-cell>
          <table:table-cell office:value-type="float" office:value="-98.32">
            <text:p>-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aga</text:p>
          </table:table-cell>
          <table:table-cell office:value-type="float" office:value="89.72">
            <text:p>89,72</text:p>
          </table:table-cell>
          <table:table-cell office:value-type="float" office:value="-209.16">
            <text:p>-209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all Trees</text:p>
          </table:table-cell>
          <table:table-cell office:value-type="float" office:value="0.78">
            <text:p>0,78</text:p>
          </table:table-cell>
          <table:table-cell office:value-type="float" office:value="-67.29">
            <text:p>-67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allin</text:p>
          </table:table-cell>
          <table:table-cell office:value-type="float" office:value="120.75">
            <text:p>120,75</text:p>
          </table:table-cell>
          <table:table-cell office:value-type="float" office:value="-269.41">
            <text:p>-269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antara</text:p>
          </table:table-cell>
          <table:table-cell office:value-type="float" office:value="102.23">
            <text:p>102,23</text:p>
          </table:table-cell>
          <table:table-cell office:value-type="float" office:value="-255.06">
            <text:p>-255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eng</text:p>
          </table:table-cell>
          <table:table-cell office:value-type="float" office:value="128.84">
            <text:p>128,84</text:p>
          </table:table-cell>
          <table:table-cell office:value-type="float" office:value="-274.36">
            <text:p>-274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erra Firma</text:p>
          </table:table-cell>
          <table:table-cell office:value-type="float" office:value="22.69">
            <text:p>22,69</text:p>
          </table:table-cell>
          <table:table-cell office:value-type="float" office:value="-33.9">
            <text:p>-33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exlos</text:p>
          </table:table-cell>
          <table:table-cell office:value-type="float" office:value="111.62">
            <text:p>111,62</text:p>
          </table:table-cell>
          <table:table-cell office:value-type="float" office:value="-274.88">
            <text:p>-274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igress</text:p>
          </table:table-cell>
          <table:table-cell office:value-type="float" office:value="75.37">
            <text:p>75,37</text:p>
          </table:table-cell>
          <table:table-cell office:value-type="float" office:value="-29.73">
            <text:p>-29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ikonov</text:p>
          </table:table-cell>
          <table:table-cell office:value-type="float" office:value="103.8">
            <text:p>103,8</text:p>
          </table:table-cell>
          <table:table-cell office:value-type="float" office:value="-42.51">
            <text:p>-42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ruth</text:p>
          </table:table-cell>
          <table:table-cell office:value-type="float" office:value="79.02">
            <text:p>79,02</text:p>
          </table:table-cell>
          <table:table-cell office:value-type="float" office:value="-160.65">
            <text:p>-160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singhai</text:p>
          </table:table-cell>
          <table:table-cell office:value-type="float" office:value="-2.87">
            <text:p>-2,87</text:p>
          </table:table-cell>
          <table:table-cell office:value-type="float" office:value="-153.61">
            <text:p>-153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singtao</text:p>
          </table:table-cell>
          <table:table-cell office:value-type="float" office:value="94.15">
            <text:p>94,15</text:p>
          </table:table-cell>
          <table:table-cell office:value-type="float" office:value="-156.48">
            <text:p>-156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sitsang</text:p>
          </table:table-cell>
          <table:table-cell office:value-type="float" office:value="52.42">
            <text:p>52,42</text:p>
          </table:table-cell>
          <table:table-cell office:value-type="float" office:value="-109.54">
            <text:p>-109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urin</text:p>
          </table:table-cell>
          <table:table-cell office:value-type="float" office:value="21.39">
            <text:p>21,39</text:p>
          </table:table-cell>
          <table:table-cell office:value-type="float" office:value="-371.12">
            <text:p>-371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Tybalt</text:p>
          </table:table-cell>
          <table:table-cell office:value-type="float" office:value="90.76">
            <text:p>90,76</text:p>
          </table:table-cell>
          <table:table-cell office:value-type="float" office:value="-20.6">
            <text:p>-20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Ulan Bator</text:p>
          </table:table-cell>
          <table:table-cell office:value-type="float" office:value="36.25">
            <text:p>36,25</text:p>
          </table:table-cell>
          <table:table-cell office:value-type="float" office:value="-140.57">
            <text:p>-140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Vard</text:p>
          </table:table-cell>
          <table:table-cell office:value-type="float" office:value="74.85">
            <text:p>74,85</text:p>
          </table:table-cell>
          <table:table-cell office:value-type="float" office:value="-358.08">
            <text:p>-35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Vestallas</text:p>
          </table:table-cell>
          <table:table-cell office:value-type="float" office:value="67.29">
            <text:p>67,29</text:p>
          </table:table-cell>
          <table:table-cell office:value-type="float" office:value="-216.72">
            <text:p>-216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Victoria</text:p>
          </table:table-cell>
          <table:table-cell office:value-type="float" office:value="93.63">
            <text:p>93,63</text:p>
          </table:table-cell>
          <table:table-cell office:value-type="float" office:value="-351.04">
            <text:p>-351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ard</text:p>
          </table:table-cell>
          <table:table-cell office:value-type="float" office:value="72.76">
            <text:p>72,76</text:p>
          </table:table-cell>
          <table:table-cell office:value-type="float" office:value="-411.8">
            <text:p>-411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arlock</text:p>
          </table:table-cell>
          <table:table-cell office:value-type="float" office:value="121.27">
            <text:p>121,27</text:p>
          </table:table-cell>
          <table:table-cell office:value-type="float" office:value="-260.02">
            <text:p>-260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azan</text:p>
          </table:table-cell>
          <table:table-cell office:value-type="float" office:value="6">
            <text:p>6</text:p>
          </table:table-cell>
          <table:table-cell office:value-type="float" office:value="-141.88">
            <text:p>-14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eatogue</text:p>
          </table:table-cell>
          <table:table-cell office:value-type="float" office:value="99.63">
            <text:p>99,63</text:p>
          </table:table-cell>
          <table:table-cell office:value-type="float" office:value="-279.06">
            <text:p>-279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ei</text:p>
          </table:table-cell>
          <table:table-cell office:value-type="float" office:value="64.42">
            <text:p>64,42</text:p>
          </table:table-cell>
          <table:table-cell office:value-type="float" office:value="-120.23">
            <text:p>-12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esterhand</text:p>
          </table:table-cell>
          <table:table-cell office:value-type="float" office:value="-5.48">
            <text:p>-5,48</text:p>
          </table:table-cell>
          <table:table-cell office:value-type="float" office:value="-278.53">
            <text:p>-278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oodstock</text:p>
          </table:table-cell>
          <table:table-cell office:value-type="float" office:value="44.6">
            <text:p>44,6</text:p>
          </table:table-cell>
          <table:table-cell office:value-type="float" office:value="-37.03">
            <text:p>-37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Wright</text:p>
          </table:table-cell>
          <table:table-cell office:value-type="float" office:value="26.6">
            <text:p>26,6</text:p>
          </table:table-cell>
          <table:table-cell office:value-type="float" office:value="-293.4">
            <text:p>-293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Xieng Khouang</text:p>
          </table:table-cell>
          <table:table-cell office:value-type="float" office:value="86.06">
            <text:p>86,06</text:p>
          </table:table-cell>
          <table:table-cell office:value-type="float" office:value="-314.52">
            <text:p>-314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Yangtze</text:p>
          </table:table-cell>
          <table:table-cell office:value-type="float" office:value="76.15">
            <text:p>76,15</text:p>
          </table:table-cell>
          <table:table-cell office:value-type="float" office:value="-43.81">
            <text:p>-43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Yunnah</text:p>
          </table:table-cell>
          <table:table-cell office:value-type="float" office:value="27.64">
            <text:p>27,64</text:p>
          </table:table-cell>
          <table:table-cell office:value-type="float" office:value="-154.13">
            <text:p>-154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Yuris</text:p>
          </table:table-cell>
          <table:table-cell office:value-type="float" office:value="135.88">
            <text:p>135,88</text:p>
          </table:table-cell>
          <table:table-cell office:value-type="float" office:value="-353.64">
            <text:p>-35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Zanzibar</text:p>
          </table:table-cell>
          <table:table-cell office:value-type="float" office:value="120.75">
            <text:p>120,75</text:p>
          </table:table-cell>
          <table:table-cell office:value-type="float" office:value="-367.99">
            <text:p>-36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Zaurak</text:p>
          </table:table-cell>
          <table:table-cell office:value-type="float" office:value="72.76">
            <text:p>72,76</text:p>
          </table:table-cell>
          <table:table-cell office:value-type="float" office:value="-124.4">
            <text:p>-124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apellan Confederation</text:p>
          </table:table-cell>
          <table:table-cell office:value-type="string">
            <text:p>Zurich</text:p>
          </table:table-cell>
          <table:table-cell office:value-type="float" office:value="20.34">
            <text:p>20,34</text:p>
          </table:table-cell>
          <table:table-cell office:value-type="float" office:value="-63.64">
            <text:p>-6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badan</text:p>
          </table:table-cell>
          <table:table-cell office:value-type="float" office:value="-70.94">
            <text:p>-70,94</text:p>
          </table:table-cell>
          <table:table-cell office:value-type="float" office:value="-96.76">
            <text:p>-96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concagua</text:p>
          </table:table-cell>
          <table:table-cell office:value-type="float" office:value="-278.8">
            <text:p>-278,8</text:p>
          </table:table-cell>
          <table:table-cell office:value-type="float" office:value="-190.38">
            <text:p>-190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cubens</text:p>
          </table:table-cell>
          <table:table-cell office:value-type="float" office:value="-52.68">
            <text:p>-52,68</text:p>
          </table:table-cell>
          <table:table-cell office:value-type="float" office:value="-51.12">
            <text:p>-51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dhafera</text:p>
          </table:table-cell>
          <table:table-cell office:value-type="float" office:value="-106.15">
            <text:p>-106,15</text:p>
          </table:table-cell>
          <table:table-cell office:value-type="float" office:value="-51.64">
            <text:p>-51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itutaki</text:p>
          </table:table-cell>
          <table:table-cell office:value-type="float" office:value="-166.13">
            <text:p>-166,13</text:p>
          </table:table-cell>
          <table:table-cell office:value-type="float" office:value="-167.96">
            <text:p>-167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 Jubaylah</text:p>
          </table:table-cell>
          <table:table-cell office:value-type="float" office:value="-185.43">
            <text:p>-185,43</text:p>
          </table:table-cell>
          <table:table-cell office:value-type="float" office:value="-284.27">
            <text:p>-284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bert Falls</text:p>
          </table:table-cell>
          <table:table-cell office:value-type="float" office:value="-271.23">
            <text:p>-271,23</text:p>
          </table:table-cell>
          <table:table-cell office:value-type="float" office:value="-133.01">
            <text:p>-133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hena</text:p>
          </table:table-cell>
          <table:table-cell office:value-type="float" office:value="-83.2">
            <text:p>-83,2</text:p>
          </table:table-cell>
          <table:table-cell office:value-type="float" office:value="-14.6">
            <text:p>-1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kes</text:p>
          </table:table-cell>
          <table:table-cell office:value-type="float" office:value="-115.8">
            <text:p>-115,8</text:p>
          </table:table-cell>
          <table:table-cell office:value-type="float" office:value="-31.04">
            <text:p>-31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orton</text:p>
          </table:table-cell>
          <table:table-cell office:value-type="float" office:value="-356.77">
            <text:p>-356,77</text:p>
          </table:table-cell>
          <table:table-cell office:value-type="float" office:value="-86.59">
            <text:p>-86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phard</text:p>
          </table:table-cell>
          <table:table-cell office:value-type="float" office:value="-65.98">
            <text:p>-65,98</text:p>
          </table:table-cell>
          <table:table-cell office:value-type="float" office:value="-52.42">
            <text:p>-5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terf</text:p>
          </table:table-cell>
          <table:table-cell office:value-type="float" office:value="-205.77">
            <text:p>-205,77</text:p>
          </table:table-cell>
          <table:table-cell office:value-type="float" office:value="-156.22">
            <text:p>-156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ula Australis</text:p>
          </table:table-cell>
          <table:table-cell office:value-type="float" office:value="-24.52">
            <text:p>-24,52</text:p>
          </table:table-cell>
          <table:table-cell office:value-type="float" office:value="-4.69">
            <text:p>-4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lula Borealis</text:p>
          </table:table-cell>
          <table:table-cell office:value-type="float" office:value="-261.32">
            <text:p>-261,32</text:p>
          </table:table-cell>
          <table:table-cell office:value-type="float" office:value="-54.51">
            <text:p>-54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mity</text:p>
          </table:table-cell>
          <table:table-cell office:value-type="float" office:value="-130.14">
            <text:p>-130,14</text:p>
          </table:table-cell>
          <table:table-cell office:value-type="float" office:value="-31.04">
            <text:p>-31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ndurien</text:p>
          </table:table-cell>
          <table:table-cell office:value-type="float" office:value="-39.9">
            <text:p>-39,9</text:p>
          </table:table-cell>
          <table:table-cell office:value-type="float" office:value="-318.7">
            <text:p>-318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negasaki</text:p>
          </table:table-cell>
          <table:table-cell office:value-type="float" office:value="-49.81">
            <text:p>-49,81</text:p>
          </table:table-cell>
          <table:table-cell office:value-type="float" office:value="-218.55">
            <text:p>-218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ngell II</text:p>
          </table:table-cell>
          <table:table-cell office:value-type="float" office:value="-99.1">
            <text:p>-99,1</text:p>
          </table:table-cell>
          <table:table-cell office:value-type="float" office:value="-84.76">
            <text:p>-84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nkolika</text:p>
          </table:table-cell>
          <table:table-cell office:value-type="float" office:value="-219.07">
            <text:p>-219,07</text:p>
          </table:table-cell>
          <table:table-cell office:value-type="float" office:value="-223.24">
            <text:p>-223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ntipolo</text:p>
          </table:table-cell>
          <table:table-cell office:value-type="float" office:value="-95.71">
            <text:p>-95,71</text:p>
          </table:table-cell>
          <table:table-cell office:value-type="float" office:value="-271.23">
            <text:p>-271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riel</text:p>
          </table:table-cell>
          <table:table-cell office:value-type="float" office:value="-116.84">
            <text:p>-116,84</text:p>
          </table:table-cell>
          <table:table-cell office:value-type="float" office:value="-99.36">
            <text:p>-99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sellus Australis</text:p>
          </table:table-cell>
          <table:table-cell office:value-type="float" office:value="-100.93">
            <text:p>-100,93</text:p>
          </table:table-cell>
          <table:table-cell office:value-type="float" office:value="-114.75">
            <text:p>-114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sellus Borealis</text:p>
          </table:table-cell>
          <table:table-cell office:value-type="float" office:value="-101.45">
            <text:p>-101,45</text:p>
          </table:table-cell>
          <table:table-cell office:value-type="float" office:value="-119.19">
            <text:p>-119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shburton</text:p>
          </table:table-cell>
          <table:table-cell office:value-type="float" office:value="-265.76">
            <text:p>-265,76</text:p>
          </table:table-cell>
          <table:table-cell office:value-type="float" office:value="-141.09">
            <text:p>-141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spropirgos</text:p>
          </table:table-cell>
          <table:table-cell office:value-type="float" office:value="-120.23">
            <text:p>-120,23</text:p>
          </table:table-cell>
          <table:table-cell office:value-type="float" office:value="-383.9">
            <text:p>-383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suncion</text:p>
          </table:table-cell>
          <table:table-cell office:value-type="float" office:value="5.22">
            <text:p>5,22</text:p>
          </table:table-cell>
          <table:table-cell office:value-type="float" office:value="-102.49">
            <text:p>-102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treus</text:p>
          </table:table-cell>
          <table:table-cell office:value-type="float" office:value="-192.73">
            <text:p>-192,73</text:p>
          </table:table-cell>
          <table:table-cell office:value-type="float" office:value="-165.35">
            <text:p>-165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tsugi</text:p>
          </table:table-cell>
          <table:table-cell office:value-type="float" office:value="-202.9">
            <text:p>-202,9</text:p>
          </table:table-cell>
          <table:table-cell office:value-type="float" office:value="-229.24">
            <text:p>-229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tzenbrugg</text:p>
          </table:table-cell>
          <table:table-cell office:value-type="float" office:value="-381.03">
            <text:p>-381,03</text:p>
          </table:table-cell>
          <table:table-cell office:value-type="float" office:value="-178.13">
            <text:p>-178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ugustine</text:p>
          </table:table-cell>
          <table:table-cell office:value-type="float" office:value="-44.08">
            <text:p>-44,08</text:p>
          </table:table-cell>
          <table:table-cell office:value-type="float" office:value="-77.46">
            <text:p>-77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utumn Wind</text:p>
          </table:table-cell>
          <table:table-cell office:value-type="float" office:value="-169">
            <text:p>-169</text:p>
          </table:table-cell>
          <table:table-cell office:value-type="float" office:value="-88.15">
            <text:p>-88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vellaneda</text:p>
          </table:table-cell>
          <table:table-cell office:value-type="float" office:value="-58.16">
            <text:p>-58,16</text:p>
          </table:table-cell>
          <table:table-cell office:value-type="float" office:value="-82.93">
            <text:p>-82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vior</text:p>
          </table:table-cell>
          <table:table-cell office:value-type="float" office:value="-117.88">
            <text:p>-117,88</text:p>
          </table:table-cell>
          <table:table-cell office:value-type="float" office:value="-164.56">
            <text:p>-164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ylmer</text:p>
          </table:table-cell>
          <table:table-cell office:value-type="float" office:value="-394.33">
            <text:p>-394,33</text:p>
          </table:table-cell>
          <table:table-cell office:value-type="float" office:value="-143.18">
            <text:p>-143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Ayn Tarma</text:p>
          </table:table-cell>
          <table:table-cell office:value-type="float" office:value="-173.95">
            <text:p>-173,95</text:p>
          </table:table-cell>
          <table:table-cell office:value-type="float" office:value="-305.4">
            <text:p>-305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ainsville</text:p>
          </table:table-cell>
          <table:table-cell office:value-type="float" office:value="-142.66">
            <text:p>-142,66</text:p>
          </table:table-cell>
          <table:table-cell office:value-type="float" office:value="-83.98">
            <text:p>-83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arlaston</text:p>
          </table:table-cell>
          <table:table-cell office:value-type="float" office:value="-124.66">
            <text:p>-124,66</text:p>
          </table:table-cell>
          <table:table-cell office:value-type="float" office:value="-268.88">
            <text:p>-268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ayindir</text:p>
          </table:table-cell>
          <table:table-cell office:value-type="float" office:value="-244.89">
            <text:p>-244,89</text:p>
          </table:table-cell>
          <table:table-cell office:value-type="float" office:value="-298.88">
            <text:p>-298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edeque</text:p>
          </table:table-cell>
          <table:table-cell office:value-type="float" office:value="-125.71">
            <text:p>-125,71</text:p>
          </table:table-cell>
          <table:table-cell office:value-type="float" office:value="-77.98">
            <text:p>-77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ella I</text:p>
          </table:table-cell>
          <table:table-cell office:value-type="float" office:value="-261.58">
            <text:p>-261,58</text:p>
          </table:table-cell>
          <table:table-cell office:value-type="float" office:value="-44.6">
            <text:p>-4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erenson</text:p>
          </table:table-cell>
          <table:table-cell office:value-type="float" office:value="-13.82">
            <text:p>-13,82</text:p>
          </table:table-cell>
          <table:table-cell office:value-type="float" office:value="-71.72">
            <text:p>-71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ernardo</text:p>
          </table:table-cell>
          <table:table-cell office:value-type="float" office:value="-21.39">
            <text:p>-21,39</text:p>
          </table:table-cell>
          <table:table-cell office:value-type="float" office:value="-94.93">
            <text:p>-94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ismarck</text:p>
          </table:table-cell>
          <table:table-cell office:value-type="float" office:value="-247.5">
            <text:p>-247,5</text:p>
          </table:table-cell>
          <table:table-cell office:value-type="float" office:value="-267.32">
            <text:p>-267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ondurant</text:p>
          </table:table-cell>
          <table:table-cell office:value-type="float" office:value="-164.3">
            <text:p>-164,3</text:p>
          </table:table-cell>
          <table:table-cell office:value-type="float" office:value="-45.64">
            <text:p>-45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ordon</text:p>
          </table:table-cell>
          <table:table-cell office:value-type="float" office:value="-63.64">
            <text:p>-63,64</text:p>
          </table:table-cell>
          <table:table-cell office:value-type="float" office:value="-33.64">
            <text:p>-3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owang</text:p>
          </table:table-cell>
          <table:table-cell office:value-type="float" office:value="-317.92">
            <text:p>-317,92</text:p>
          </table:table-cell>
          <table:table-cell office:value-type="float" office:value="-160.65">
            <text:p>-160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Butzfleth</text:p>
          </table:table-cell>
          <table:table-cell office:value-type="float" office:value="-109.01">
            <text:p>-109,01</text:p>
          </table:table-cell>
          <table:table-cell office:value-type="float" office:value="-377.12">
            <text:p>-37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jamarca</text:p>
          </table:table-cell>
          <table:table-cell office:value-type="float" office:value="-245.41">
            <text:p>-245,41</text:p>
          </table:table-cell>
          <table:table-cell office:value-type="float" office:value="-164.3">
            <text:p>-164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llison</text:p>
          </table:table-cell>
          <table:table-cell office:value-type="float" office:value="-63.11">
            <text:p>-63,11</text:p>
          </table:table-cell>
          <table:table-cell office:value-type="float" office:value="-15.13">
            <text:p>-15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lloway VI</text:p>
          </table:table-cell>
          <table:table-cell office:value-type="float" office:value="-58.68">
            <text:p>-58,68</text:p>
          </table:table-cell>
          <table:table-cell office:value-type="float" office:value="-201.34">
            <text:p>-201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lseraigne</text:p>
          </table:table-cell>
          <table:table-cell office:value-type="float" office:value="-8.35">
            <text:p>-8,35</text:p>
          </table:table-cell>
          <table:table-cell office:value-type="float" office:value="-370.86">
            <text:p>-37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meron</text:p>
          </table:table-cell>
          <table:table-cell office:value-type="float" office:value="-159.09">
            <text:p>-159,09</text:p>
          </table:table-cell>
          <table:table-cell office:value-type="float" office:value="-198.47">
            <text:p>-198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mlann</text:p>
          </table:table-cell>
          <table:table-cell office:value-type="float" office:value="-158.57">
            <text:p>-158,57</text:p>
          </table:table-cell>
          <table:table-cell office:value-type="float" office:value="-235.5">
            <text:p>-235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mpbelton</text:p>
          </table:table-cell>
          <table:table-cell office:value-type="float" office:value="-171.87">
            <text:p>-171,87</text:p>
          </table:table-cell>
          <table:table-cell office:value-type="float" office:value="-112.67">
            <text:p>-112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mpoleone</text:p>
          </table:table-cell>
          <table:table-cell office:value-type="float" office:value="-302.53">
            <text:p>-302,53</text:p>
          </table:table-cell>
          <table:table-cell office:value-type="float" office:value="-294.44">
            <text:p>-294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p Rouge</text:p>
          </table:table-cell>
          <table:table-cell office:value-type="float" office:value="-124.66">
            <text:p>-124,66</text:p>
          </table:table-cell>
          <table:table-cell office:value-type="float" office:value="-310.35">
            <text:p>-310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rbonis</text:p>
          </table:table-cell>
          <table:table-cell office:value-type="float" office:value="-47.99">
            <text:p>-47,99</text:p>
          </table:table-cell>
          <table:table-cell office:value-type="float" office:value="-177.08">
            <text:p>-177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scade</text:p>
          </table:table-cell>
          <table:table-cell office:value-type="float" office:value="-225.07">
            <text:p>-225,07</text:p>
          </table:table-cell>
          <table:table-cell office:value-type="float" office:value="-47.99">
            <text:p>-4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astor</text:p>
          </table:table-cell>
          <table:table-cell office:value-type="float" office:value="-41.47">
            <text:p>-41,47</text:p>
          </table:table-cell>
          <table:table-cell office:value-type="float" office:value="-17.47">
            <text:p>-17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erillos</text:p>
          </table:table-cell>
          <table:table-cell office:value-type="float" office:value="-373.2">
            <text:p>-373,2</text:p>
          </table:table-cell>
          <table:table-cell office:value-type="float" office:value="-81.89">
            <text:p>-81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hagos</text:p>
          </table:table-cell>
          <table:table-cell office:value-type="float" office:value="-266.02">
            <text:p>-266,02</text:p>
          </table:table-cell>
          <table:table-cell office:value-type="float" office:value="-228.2">
            <text:p>-228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halouba</text:p>
          </table:table-cell>
          <table:table-cell office:value-type="float" office:value="-280.36">
            <text:p>-280,36</text:p>
          </table:table-cell>
          <table:table-cell office:value-type="float" office:value="-142.92">
            <text:p>-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hertan</text:p>
          </table:table-cell>
          <table:table-cell office:value-type="float" office:value="-75.37">
            <text:p>-75,37</text:p>
          </table:table-cell>
          <table:table-cell office:value-type="float" office:value="15.65">
            <text:p>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hilung</text:p>
          </table:table-cell>
          <table:table-cell office:value-type="float" office:value="-124.66">
            <text:p>-124,66</text:p>
          </table:table-cell>
          <table:table-cell office:value-type="float" office:value="-249.32">
            <text:p>-249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irebon</text:p>
          </table:table-cell>
          <table:table-cell office:value-type="float" office:value="-148.4">
            <text:p>-148,4</text:p>
          </table:table-cell>
          <table:table-cell office:value-type="float" office:value="-265.49">
            <text:p>-265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laybrooke</text:p>
          </table:table-cell>
          <table:table-cell office:value-type="float" office:value="-52.42">
            <text:p>-52,42</text:p>
          </table:table-cell>
          <table:table-cell office:value-type="float" office:value="-372.42">
            <text:p>-37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lipperton</text:p>
          </table:table-cell>
          <table:table-cell office:value-type="float" office:value="-251.15">
            <text:p>-251,15</text:p>
          </table:table-cell>
          <table:table-cell office:value-type="float" office:value="-206.29">
            <text:p>-206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le Harbour</text:p>
          </table:table-cell>
          <table:table-cell office:value-type="float" office:value="-122.05">
            <text:p>-122,05</text:p>
          </table:table-cell>
          <table:table-cell office:value-type="float" office:value="-294.96">
            <text:p>-29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lfax</text:p>
          </table:table-cell>
          <table:table-cell office:value-type="float" office:value="-234.98">
            <text:p>-234,98</text:p>
          </table:table-cell>
          <table:table-cell office:value-type="float" office:value="-49.55">
            <text:p>-49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nakry</text:p>
          </table:table-cell>
          <table:table-cell office:value-type="float" office:value="-318.96">
            <text:p>-318,96</text:p>
          </table:table-cell>
          <table:table-cell office:value-type="float" office:value="-132.75">
            <text:p>-132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ncord</text:p>
          </table:table-cell>
          <table:table-cell office:value-type="float" office:value="-147.87">
            <text:p>-147,87</text:p>
          </table:table-cell>
          <table:table-cell office:value-type="float" office:value="-28.17">
            <text:p>-28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nnaught</text:p>
          </table:table-cell>
          <table:table-cell office:value-type="float" office:value="-54.77">
            <text:p>-54,77</text:p>
          </table:table-cell>
          <table:table-cell office:value-type="float" office:value="-40.68">
            <text:p>-40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nquista</text:p>
          </table:table-cell>
          <table:table-cell office:value-type="float" office:value="-9.65">
            <text:p>-9,65</text:p>
          </table:table-cell>
          <table:table-cell office:value-type="float" office:value="-309.83">
            <text:p>-309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rbeanca</text:p>
          </table:table-cell>
          <table:table-cell office:value-type="float" office:value="-353.64">
            <text:p>-353,64</text:p>
          </table:table-cell>
          <table:table-cell office:value-type="float" office:value="-237.85">
            <text:p>-237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oriscana</text:p>
          </table:table-cell>
          <table:table-cell office:value-type="float" office:value="-189.6">
            <text:p>-189,6</text:p>
          </table:table-cell>
          <table:table-cell office:value-type="float" office:value="-110.06">
            <text:p>-110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ronulla</text:p>
          </table:table-cell>
          <table:table-cell office:value-type="float" office:value="-33.38">
            <text:p>-33,38</text:p>
          </table:table-cell>
          <table:table-cell office:value-type="float" office:value="-253.24">
            <text:p>-253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uraumilla</text:p>
          </table:table-cell>
          <table:table-cell office:value-type="float" office:value="-333.3">
            <text:p>-333,3</text:p>
          </table:table-cell>
          <table:table-cell office:value-type="float" office:value="-120.23">
            <text:p>-12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Cursa</text:p>
          </table:table-cell>
          <table:table-cell office:value-type="float" office:value="-51.9">
            <text:p>-51,9</text:p>
          </table:table-cell>
          <table:table-cell office:value-type="float" office:value="-351.67">
            <text:p>-351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alcour</text:p>
          </table:table-cell>
          <table:table-cell office:value-type="float" office:value="-388.33">
            <text:p>-388,33</text:p>
          </table:table-cell>
          <table:table-cell office:value-type="float" office:value="-100.41">
            <text:p>-100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alton</text:p>
          </table:table-cell>
          <table:table-cell office:value-type="float" office:value="-116.84">
            <text:p>-116,84</text:p>
          </table:table-cell>
          <table:table-cell office:value-type="float" office:value="-231.85">
            <text:p>-231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anais</text:p>
          </table:table-cell>
          <table:table-cell office:value-type="float" office:value="-149.44">
            <text:p>-149,44</text:p>
          </table:table-cell>
          <table:table-cell office:value-type="float" office:value="-40.68">
            <text:p>-40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aneshmand</text:p>
          </table:table-cell>
          <table:table-cell office:value-type="float" office:value="-72.76">
            <text:p>-72,76</text:p>
          </table:table-cell>
          <table:table-cell office:value-type="float" office:value="-182.56">
            <text:p>-182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ayr Khuna</text:p>
          </table:table-cell>
          <table:table-cell office:value-type="float" office:value="-114.75">
            <text:p>-114,75</text:p>
          </table:table-cell>
          <table:table-cell office:value-type="float" office:value="-198.21">
            <text:p>-198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enebola V</text:p>
          </table:table-cell>
          <table:table-cell office:value-type="float" office:value="-13.04">
            <text:p>-13,04</text:p>
          </table:table-cell>
          <table:table-cell office:value-type="float" office:value="-1.83">
            <text:p>-1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eschenes</text:p>
          </table:table-cell>
          <table:table-cell office:value-type="float" office:value="-87.89">
            <text:p>-87,89</text:p>
          </table:table-cell>
          <table:table-cell office:value-type="float" office:value="-300.18">
            <text:p>-300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evil's Rock</text:p>
          </table:table-cell>
          <table:table-cell office:value-type="float" office:value="-36.51">
            <text:p>-36,51</text:p>
          </table:table-cell>
          <table:table-cell office:value-type="float" office:value="-15.39">
            <text:p>-1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iamantina</text:p>
          </table:table-cell>
          <table:table-cell office:value-type="float" office:value="-317.65">
            <text:p>-317,65</text:p>
          </table:table-cell>
          <table:table-cell office:value-type="float" office:value="-100.41">
            <text:p>-100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iass</text:p>
          </table:table-cell>
          <table:table-cell office:value-type="float" office:value="-172.91">
            <text:p>-172,91</text:p>
          </table:table-cell>
          <table:table-cell office:value-type="float" office:value="-259.24">
            <text:p>-259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ickinson</text:p>
          </table:table-cell>
          <table:table-cell office:value-type="float" office:value="-147.87">
            <text:p>-147,87</text:p>
          </table:table-cell>
          <table:table-cell office:value-type="float" office:value="-113.71">
            <text:p>-113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ieudonne</text:p>
          </table:table-cell>
          <table:table-cell office:value-type="float" office:value="-75.89">
            <text:p>-75,89</text:p>
          </table:table-cell>
          <table:table-cell office:value-type="float" office:value="-26.08">
            <text:p>-26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ixie</text:p>
          </table:table-cell>
          <table:table-cell office:value-type="float" office:value="-256.11">
            <text:p>-256,11</text:p>
          </table:table-cell>
          <table:table-cell office:value-type="float" office:value="-21.39">
            <text:p>-21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rusibacken</text:p>
          </table:table-cell>
          <table:table-cell office:value-type="float" office:value="-124.4">
            <text:p>-124,4</text:p>
          </table:table-cell>
          <table:table-cell office:value-type="float" office:value="-124.66">
            <text:p>-124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Dubhe</text:p>
          </table:table-cell>
          <table:table-cell office:value-type="float" office:value="-71.2">
            <text:p>-71,2</text:p>
          </table:table-cell>
          <table:table-cell office:value-type="float" office:value="-16.17">
            <text:p>-16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dmondson</text:p>
          </table:table-cell>
          <table:table-cell office:value-type="float" office:value="-341.65">
            <text:p>-341,65</text:p>
          </table:table-cell>
          <table:table-cell office:value-type="float" office:value="-103.8">
            <text:p>-103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l Giza</text:p>
          </table:table-cell>
          <table:table-cell office:value-type="float" office:value="-69.89">
            <text:p>-69,89</text:p>
          </table:table-cell>
          <table:table-cell office:value-type="float" office:value="-373.47">
            <text:p>-373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lektrougli</text:p>
          </table:table-cell>
          <table:table-cell office:value-type="float" office:value="-114.23">
            <text:p>-114,23</text:p>
          </table:table-cell>
          <table:table-cell office:value-type="float" office:value="-185.69">
            <text:p>-185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leusis</text:p>
          </table:table-cell>
          <table:table-cell office:value-type="float" office:value="-167.96">
            <text:p>-167,96</text:p>
          </table:table-cell>
          <table:table-cell office:value-type="float" office:value="-345.04">
            <text:p>-345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llsworth</text:p>
          </table:table-cell>
          <table:table-cell office:value-type="float" office:value="-212.29">
            <text:p>-212,29</text:p>
          </table:table-cell>
          <table:table-cell office:value-type="float" office:value="-241.76">
            <text:p>-241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mris IV</text:p>
          </table:table-cell>
          <table:table-cell office:value-type="float" office:value="-89.72">
            <text:p>-89,72</text:p>
          </table:table-cell>
          <table:table-cell office:value-type="float" office:value="-150.74">
            <text:p>-150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psilon</text:p>
          </table:table-cell>
          <table:table-cell office:value-type="float" office:value="-318.96">
            <text:p>-318,96</text:p>
          </table:table-cell>
          <table:table-cell office:value-type="float" office:value="-59.98">
            <text:p>-59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romanga</text:p>
          </table:table-cell>
          <table:table-cell office:value-type="float" office:value="-286.36">
            <text:p>-286,36</text:p>
          </table:table-cell>
          <table:table-cell office:value-type="float" office:value="-119.45">
            <text:p>-119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Escobas</text:p>
          </table:table-cell>
          <table:table-cell office:value-type="float" office:value="-218.81">
            <text:p>-218,81</text:p>
          </table:table-cell>
          <table:table-cell office:value-type="float" office:value="-127.53">
            <text:p>-127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adiffolu</text:p>
          </table:table-cell>
          <table:table-cell office:value-type="float" office:value="-245.67">
            <text:p>-245,67</text:p>
          </table:table-cell>
          <table:table-cell office:value-type="float" office:value="-244.89">
            <text:p>-244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agerholm</text:p>
          </table:table-cell>
          <table:table-cell office:value-type="float" office:value="-82.67">
            <text:p>-82,67</text:p>
          </table:table-cell>
          <table:table-cell office:value-type="float" office:value="-366.16">
            <text:p>-366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aleolo</text:p>
          </table:table-cell>
          <table:table-cell office:value-type="float" office:value="-189.86">
            <text:p>-189,86</text:p>
          </table:table-cell>
          <table:table-cell office:value-type="float" office:value="-202.12">
            <text:p>-202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ieferana</text:p>
          </table:table-cell>
          <table:table-cell office:value-type="float" office:value="-174.48">
            <text:p>-174,48</text:p>
          </table:table-cell>
          <table:table-cell office:value-type="float" office:value="-271.23">
            <text:p>-271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letcher</text:p>
          </table:table-cell>
          <table:table-cell office:value-type="float" office:value="-68.33">
            <text:p>-68,33</text:p>
          </table:table-cell>
          <table:table-cell office:value-type="float" office:value="-211.77">
            <text:p>-211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uentes</text:p>
          </table:table-cell>
          <table:table-cell office:value-type="float" office:value="-73.55">
            <text:p>-73,55</text:p>
          </table:table-cell>
          <table:table-cell office:value-type="float" office:value="-146.57">
            <text:p>-146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ujidera</text:p>
          </table:table-cell>
          <table:table-cell office:value-type="float" office:value="-77.46">
            <text:p>-77,46</text:p>
          </table:table-cell>
          <table:table-cell office:value-type="float" office:value="-227.42">
            <text:p>-227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urud</text:p>
          </table:table-cell>
          <table:table-cell office:value-type="float" office:value="-25.56">
            <text:p>-25,56</text:p>
          </table:table-cell>
          <table:table-cell office:value-type="float" office:value="-286.62">
            <text:p>-286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Futuna</text:p>
          </table:table-cell>
          <table:table-cell office:value-type="float" office:value="-211.51">
            <text:p>-211,51</text:p>
          </table:table-cell>
          <table:table-cell office:value-type="float" office:value="-192.47">
            <text:p>-192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alisteo</text:p>
          </table:table-cell>
          <table:table-cell office:value-type="float" office:value="-359.12">
            <text:p>-359,12</text:p>
          </table:table-cell>
          <table:table-cell office:value-type="float" office:value="-72.5">
            <text:p>-7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allatin</text:p>
          </table:table-cell>
          <table:table-cell office:value-type="float" office:value="-162.22">
            <text:p>-162,22</text:p>
          </table:table-cell>
          <table:table-cell office:value-type="float" office:value="-75.11">
            <text:p>-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annett</text:p>
          </table:table-cell>
          <table:table-cell office:value-type="float" office:value="-166.91">
            <text:p>-166,91</text:p>
          </table:table-cell>
          <table:table-cell office:value-type="float" office:value="-61.03">
            <text:p>-61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atchina</text:p>
          </table:table-cell>
          <table:table-cell office:value-type="float" office:value="-273.32">
            <text:p>-273,32</text:p>
          </table:table-cell>
          <table:table-cell office:value-type="float" office:value="-297.83">
            <text:p>-297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haziabad</text:p>
          </table:table-cell>
          <table:table-cell office:value-type="float" office:value="-310.35">
            <text:p>-310,35</text:p>
          </table:table-cell>
          <table:table-cell office:value-type="float" office:value="-239.68">
            <text:p>-23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iausar</text:p>
          </table:table-cell>
          <table:table-cell office:value-type="float" office:value="-209.68">
            <text:p>-209,68</text:p>
          </table:table-cell>
          <table:table-cell office:value-type="float" office:value="-26.6">
            <text:p>-26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ibraltar</text:p>
          </table:table-cell>
          <table:table-cell office:value-type="float" office:value="-362.77">
            <text:p>-362,77</text:p>
          </table:table-cell>
          <table:table-cell office:value-type="float" office:value="-141.09">
            <text:p>-141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ibson</text:p>
          </table:table-cell>
          <table:table-cell office:value-type="float" office:value="-248.02">
            <text:p>-248,02</text:p>
          </table:table-cell>
          <table:table-cell office:value-type="float" office:value="-216.99">
            <text:p>-216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levakha</text:p>
          </table:table-cell>
          <table:table-cell office:value-type="float" office:value="-208.64">
            <text:p>-208,64</text:p>
          </table:table-cell>
          <table:table-cell office:value-type="float" office:value="-306.44">
            <text:p>-306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omeisa</text:p>
          </table:table-cell>
          <table:table-cell office:value-type="float" office:value="-49.81">
            <text:p>-49,81</text:p>
          </table:table-cell>
          <table:table-cell office:value-type="float" office:value="-128.05">
            <text:p>-128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oodna</text:p>
          </table:table-cell>
          <table:table-cell office:value-type="float" office:value="-28.69">
            <text:p>-28,69</text:p>
          </table:table-cell>
          <table:table-cell office:value-type="float" office:value="-242.28">
            <text:p>-242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oth Khakar</text:p>
          </table:table-cell>
          <table:table-cell office:value-type="float" office:value="-335.39">
            <text:p>-335,39</text:p>
          </table:table-cell>
          <table:table-cell office:value-type="float" office:value="-246.72">
            <text:p>-246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ouderak</text:p>
          </table:table-cell>
          <table:table-cell office:value-type="float" office:value="-117.88">
            <text:p>-117,88</text:p>
          </table:table-cell>
          <table:table-cell office:value-type="float" office:value="-357.82">
            <text:p>-357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raham IV</text:p>
          </table:table-cell>
          <table:table-cell office:value-type="float" office:value="-23.73">
            <text:p>-23,73</text:p>
          </table:table-cell>
          <table:table-cell office:value-type="float" office:value="-10.43">
            <text:p>-1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ranera</text:p>
          </table:table-cell>
          <table:table-cell office:value-type="float" office:value="-99.1">
            <text:p>-99,1</text:p>
          </table:table-cell>
          <table:table-cell office:value-type="float" office:value="-333.3">
            <text:p>-333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riffith</text:p>
          </table:table-cell>
          <table:table-cell office:value-type="float" office:value="-336.69">
            <text:p>-336,69</text:p>
          </table:table-cell>
          <table:table-cell office:value-type="float" office:value="-77.2">
            <text:p>-7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Guangzho</text:p>
          </table:table-cell>
          <table:table-cell office:value-type="float" office:value="-110.84">
            <text:p>-110,84</text:p>
          </table:table-cell>
          <table:table-cell office:value-type="float" office:value="-287.92">
            <text:p>-287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milton</text:p>
          </table:table-cell>
          <table:table-cell office:value-type="float" office:value="-35.99">
            <text:p>-35,99</text:p>
          </table:table-cell>
          <table:table-cell office:value-type="float" office:value="-81.99">
            <text:p>-81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mmer</text:p>
          </table:table-cell>
          <table:table-cell office:value-type="float" office:value="-373.2">
            <text:p>-373,2</text:p>
          </table:table-cell>
          <table:table-cell office:value-type="float" office:value="-143.96">
            <text:p>-143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rmony</text:p>
          </table:table-cell>
          <table:table-cell office:value-type="float" office:value="-142.92">
            <text:p>-142,92</text:p>
          </table:table-cell>
          <table:table-cell office:value-type="float" office:value="-172.13">
            <text:p>-172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rsefeld</text:p>
          </table:table-cell>
          <table:table-cell office:value-type="float" office:value="-18">
            <text:p>-18</text:p>
          </table:table-cell>
          <table:table-cell office:value-type="float" office:value="-143.18">
            <text:p>-143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ssad</text:p>
          </table:table-cell>
          <table:table-cell office:value-type="float" office:value="-30.25">
            <text:p>-30,25</text:p>
          </table:table-cell>
          <table:table-cell office:value-type="float" office:value="-161.96">
            <text:p>-161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azeldean</text:p>
          </table:table-cell>
          <table:table-cell office:value-type="float" office:value="-412.85">
            <text:p>-412,85</text:p>
          </table:table-cell>
          <table:table-cell office:value-type="float" office:value="-166.91">
            <text:p>-166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ednesford</text:p>
          </table:table-cell>
          <table:table-cell office:value-type="float" office:value="-368.51">
            <text:p>-368,51</text:p>
          </table:table-cell>
          <table:table-cell office:value-type="float" office:value="-232.89">
            <text:p>-232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ellos Minor</text:p>
          </table:table-cell>
          <table:table-cell office:value-type="float" office:value="-187.52">
            <text:p>-187,52</text:p>
          </table:table-cell>
          <table:table-cell office:value-type="float" office:value="-182.3">
            <text:p>-182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elm</text:p>
          </table:table-cell>
          <table:table-cell office:value-type="float" office:value="-134.83">
            <text:p>-134,83</text:p>
          </table:table-cell>
          <table:table-cell office:value-type="float" office:value="-58.68">
            <text:p>-5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indmarsh</text:p>
          </table:table-cell>
          <table:table-cell office:value-type="float" office:value="-197.16">
            <text:p>-197,16</text:p>
          </table:table-cell>
          <table:table-cell office:value-type="float" office:value="-274.1">
            <text:p>-274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iratsuka</text:p>
          </table:table-cell>
          <table:table-cell office:value-type="float" office:value="-260.8">
            <text:p>-260,8</text:p>
          </table:table-cell>
          <table:table-cell office:value-type="float" office:value="-255.58">
            <text:p>-255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olt</text:p>
          </table:table-cell>
          <table:table-cell office:value-type="float" office:value="-49.81">
            <text:p>-49,81</text:p>
          </table:table-cell>
          <table:table-cell office:value-type="float" office:value="-103.8">
            <text:p>-103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ome</text:p>
          </table:table-cell>
          <table:table-cell office:value-type="float" office:value="-281.14">
            <text:p>-281,14</text:p>
          </table:table-cell>
          <table:table-cell office:value-type="float" office:value="-165.35">
            <text:p>-165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ongqiao</text:p>
          </table:table-cell>
          <table:table-cell office:value-type="float" office:value="-229.24">
            <text:p>-229,24</text:p>
          </table:table-cell>
          <table:table-cell office:value-type="float" office:value="-234.72">
            <text:p>-234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owrah</text:p>
          </table:table-cell>
          <table:table-cell office:value-type="float" office:value="-221.68">
            <text:p>-221,68</text:p>
          </table:table-cell>
          <table:table-cell office:value-type="float" office:value="-281.66">
            <text:p>-281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udeiba</text:p>
          </table:table-cell>
          <table:table-cell office:value-type="float" office:value="-79.28">
            <text:p>-79,28</text:p>
          </table:table-cell>
          <table:table-cell office:value-type="float" office:value="-287.92">
            <text:p>-287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Huntington</text:p>
          </table:table-cell>
          <table:table-cell office:value-type="float" office:value="-399.02">
            <text:p>-399,02</text:p>
          </table:table-cell>
          <table:table-cell office:value-type="float" office:value="-188.3">
            <text:p>-188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barra</text:p>
          </table:table-cell>
          <table:table-cell office:value-type="float" office:value="-255.32">
            <text:p>-255,32</text:p>
          </table:table-cell>
          <table:table-cell office:value-type="float" office:value="-183.6">
            <text:p>-183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bstock</text:p>
          </table:table-cell>
          <table:table-cell office:value-type="float" office:value="-22.43">
            <text:p>-22,43</text:p>
          </table:table-cell>
          <table:table-cell office:value-type="float" office:value="-129.1">
            <text:p>-129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deyld</text:p>
          </table:table-cell>
          <table:table-cell office:value-type="float" office:value="-203.16">
            <text:p>-203,16</text:p>
          </table:table-cell>
          <table:table-cell office:value-type="float" office:value="-98.32">
            <text:p>-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knogoro</text:p>
          </table:table-cell>
          <table:table-cell office:value-type="float" office:value="-50.6">
            <text:p>-50,6</text:p>
          </table:table-cell>
          <table:table-cell office:value-type="float" office:value="-250.63">
            <text:p>-250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ngonish</text:p>
          </table:table-cell>
          <table:table-cell office:value-type="float" office:value="-88.93">
            <text:p>-88,93</text:p>
          </table:table-cell>
          <table:table-cell office:value-type="float" office:value="-347.12">
            <text:p>-34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onus</text:p>
          </table:table-cell>
          <table:table-cell office:value-type="float" office:value="-185.17">
            <text:p>-185,17</text:p>
          </table:table-cell>
          <table:table-cell office:value-type="float" office:value="-154.13">
            <text:p>-154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pswich</text:p>
          </table:table-cell>
          <table:table-cell office:value-type="float" office:value="-48.77">
            <text:p>-48,77</text:p>
          </table:table-cell>
          <table:table-cell office:value-type="float" office:value="-234.98">
            <text:p>-234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rian</text:p>
          </table:table-cell>
          <table:table-cell office:value-type="float" office:value="-46.94">
            <text:p>-46,94</text:p>
          </table:table-cell>
          <table:table-cell office:value-type="float" office:value="-56.85">
            <text:p>-5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Isabela</text:p>
          </table:table-cell>
          <table:table-cell office:value-type="float" office:value="-273.32">
            <text:p>-273,32</text:p>
          </table:table-cell>
          <table:table-cell office:value-type="float" office:value="-244.63">
            <text:p>-244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Jiddah</text:p>
          </table:table-cell>
          <table:table-cell office:value-type="float" office:value="-281.92">
            <text:p>-281,92</text:p>
          </table:table-cell>
          <table:table-cell office:value-type="float" office:value="-238.11">
            <text:p>-238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Jouques</text:p>
          </table:table-cell>
          <table:table-cell office:value-type="float" office:value="-111.62">
            <text:p>-111,62</text:p>
          </table:table-cell>
          <table:table-cell office:value-type="float" office:value="-213.6">
            <text:p>-213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Jubka</text:p>
          </table:table-cell>
          <table:table-cell office:value-type="float" office:value="-341.65">
            <text:p>-341,65</text:p>
          </table:table-cell>
          <table:table-cell office:value-type="float" office:value="-212.29">
            <text:p>-212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kada</text:p>
          </table:table-cell>
          <table:table-cell office:value-type="float" office:value="-292.88">
            <text:p>-292,88</text:p>
          </table:table-cell>
          <table:table-cell office:value-type="float" office:value="-125.71">
            <text:p>-125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lidasa</text:p>
          </table:table-cell>
          <table:table-cell office:value-type="float" office:value="-106.67">
            <text:p>-106,67</text:p>
          </table:table-cell>
          <table:table-cell office:value-type="float" office:value="-23.21">
            <text:p>-2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nata</text:p>
          </table:table-cell>
          <table:table-cell office:value-type="float" office:value="-97.02">
            <text:p>-97,02</text:p>
          </table:table-cell>
          <table:table-cell office:value-type="float" office:value="-310.61">
            <text:p>-310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rachi</text:p>
          </table:table-cell>
          <table:table-cell office:value-type="float" office:value="-294.96">
            <text:p>-294,96</text:p>
          </table:table-cell>
          <table:table-cell office:value-type="float" office:value="-245.41">
            <text:p>-245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rakiraz</text:p>
          </table:table-cell>
          <table:table-cell office:value-type="float" office:value="-308">
            <text:p>-308</text:p>
          </table:table-cell>
          <table:table-cell office:value-type="float" office:value="-201.08">
            <text:p>-201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atlehong</text:p>
          </table:table-cell>
          <table:table-cell office:value-type="float" office:value="-219.59">
            <text:p>-219,59</text:p>
          </table:table-cell>
          <table:table-cell office:value-type="float" office:value="-254.28">
            <text:p>-254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earny</text:p>
          </table:table-cell>
          <table:table-cell office:value-type="float" office:value="-128.31">
            <text:p>-128,31</text:p>
          </table:table-cell>
          <table:table-cell office:value-type="float" office:value="-276.97">
            <text:p>-276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eeling</text:p>
          </table:table-cell>
          <table:table-cell office:value-type="float" office:value="-175.26">
            <text:p>-175,26</text:p>
          </table:table-cell>
          <table:table-cell office:value-type="float" office:value="-219.33">
            <text:p>-219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endall</text:p>
          </table:table-cell>
          <table:table-cell office:value-type="float" office:value="-373.47">
            <text:p>-373,47</text:p>
          </table:table-cell>
          <table:table-cell office:value-type="float" office:value="-202.64">
            <text:p>-202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eystone</text:p>
          </table:table-cell>
          <table:table-cell office:value-type="float" office:value="-126.23">
            <text:p>-126,23</text:p>
          </table:table-cell>
          <table:table-cell office:value-type="float" office:value="-106.41">
            <text:p>-106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ilarney</text:p>
          </table:table-cell>
          <table:table-cell office:value-type="float" office:value="-316.35">
            <text:p>-316,35</text:p>
          </table:table-cell>
          <table:table-cell office:value-type="float" office:value="-117.36">
            <text:p>-117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irkenlaard</text:p>
          </table:table-cell>
          <table:table-cell office:value-type="float" office:value="-161.44">
            <text:p>-161,44</text:p>
          </table:table-cell>
          <table:table-cell office:value-type="float" office:value="-122.84">
            <text:p>-12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iyev</text:p>
          </table:table-cell>
          <table:table-cell office:value-type="float" office:value="-88.93">
            <text:p>-88,93</text:p>
          </table:table-cell>
          <table:table-cell office:value-type="float" office:value="-173.17">
            <text:p>-173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ogl</text:p>
          </table:table-cell>
          <table:table-cell office:value-type="float" office:value="-358.08">
            <text:p>-358,08</text:p>
          </table:table-cell>
          <table:table-cell office:value-type="float" office:value="-178.13">
            <text:p>-178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osciusko</text:p>
          </table:table-cell>
          <table:table-cell office:value-type="float" office:value="-305.4">
            <text:p>-305,4</text:p>
          </table:table-cell>
          <table:table-cell office:value-type="float" office:value="-91.8">
            <text:p>-91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ujari</text:p>
          </table:table-cell>
          <table:table-cell office:value-type="float" office:value="-26.08">
            <text:p>-26,08</text:p>
          </table:table-cell>
          <table:table-cell office:value-type="float" office:value="-267.36">
            <text:p>-267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utludugun</text:p>
          </table:table-cell>
          <table:table-cell office:value-type="float" office:value="-334.35">
            <text:p>-334,35</text:p>
          </table:table-cell>
          <table:table-cell office:value-type="float" office:value="-192.21">
            <text:p>-192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wamashu</text:p>
          </table:table-cell>
          <table:table-cell office:value-type="float" office:value="-72.76">
            <text:p>-72,76</text:p>
          </table:table-cell>
          <table:table-cell office:value-type="float" office:value="-262.36">
            <text:p>-262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yeinnisan</text:p>
          </table:table-cell>
          <table:table-cell office:value-type="float" office:value="-101.71">
            <text:p>-101,71</text:p>
          </table:table-cell>
          <table:table-cell office:value-type="float" office:value="-151.79">
            <text:p>-151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Kyrkbacken</text:p>
          </table:table-cell>
          <table:table-cell office:value-type="float" office:value="2.61">
            <text:p>2,61</text:p>
          </table:table-cell>
          <table:table-cell office:value-type="float" office:value="-121.01">
            <text:p>-121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abouchere</text:p>
          </table:table-cell>
          <table:table-cell office:value-type="float" office:value="-255.58">
            <text:p>-255,58</text:p>
          </table:table-cell>
          <table:table-cell office:value-type="float" office:value="-75.11">
            <text:p>-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ahti</text:p>
          </table:table-cell>
          <table:table-cell office:value-type="float" office:value="-395.89">
            <text:p>-395,89</text:p>
          </table:table-cell>
          <table:table-cell office:value-type="float" office:value="-225.07">
            <text:p>-225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ancaster</text:p>
          </table:table-cell>
          <table:table-cell office:value-type="float" office:value="-116.84">
            <text:p>-116,84</text:p>
          </table:table-cell>
          <table:table-cell office:value-type="float" office:value="-88.93">
            <text:p>-88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andfall</text:p>
          </table:table-cell>
          <table:table-cell office:value-type="float" office:value="-406.85">
            <text:p>-406,85</text:p>
          </table:table-cell>
          <table:table-cell office:value-type="float" office:value="-203.42">
            <text:p>-203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aureles</text:p>
          </table:table-cell>
          <table:table-cell office:value-type="float" office:value="-187.52">
            <text:p>-187,52</text:p>
          </table:table-cell>
          <table:table-cell office:value-type="float" office:value="-153.35">
            <text:p>-153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engkong</text:p>
          </table:table-cell>
          <table:table-cell office:value-type="float" office:value="-241.24">
            <text:p>-241,24</text:p>
          </table:table-cell>
          <table:table-cell office:value-type="float" office:value="-261.32">
            <text:p>-261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epaterique</text:p>
          </table:table-cell>
          <table:table-cell office:value-type="float" office:value="-378.42">
            <text:p>-378,42</text:p>
          </table:table-cell>
          <table:table-cell office:value-type="float" office:value="-167.96">
            <text:p>-167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es Halles</text:p>
          </table:table-cell>
          <table:table-cell office:value-type="float" office:value="-39.38">
            <text:p>-39,38</text:p>
          </table:table-cell>
          <table:table-cell office:value-type="float" office:value="-189.6">
            <text:p>-189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esnovo</text:p>
          </table:table-cell>
          <table:table-cell office:value-type="float" office:value="-318.18">
            <text:p>-318,18</text:p>
          </table:table-cell>
          <table:table-cell office:value-type="float" office:value="-269.15">
            <text:p>-269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eyda</text:p>
          </table:table-cell>
          <table:table-cell office:value-type="float" office:value="-71.72">
            <text:p>-71,72</text:p>
          </table:table-cell>
          <table:table-cell office:value-type="float" office:value="-349.99">
            <text:p>-349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ing</text:p>
          </table:table-cell>
          <table:table-cell office:value-type="float" office:value="-44.34">
            <text:p>-44,34</text:p>
          </table:table-cell>
          <table:table-cell office:value-type="float" office:value="-122.05">
            <text:p>-122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oeches</text:p>
          </table:table-cell>
          <table:table-cell office:value-type="float" office:value="-75.11">
            <text:p>-75,11</text:p>
          </table:table-cell>
          <table:table-cell office:value-type="float" office:value="-202.9">
            <text:p>-202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oongana</text:p>
          </table:table-cell>
          <table:table-cell office:value-type="float" office:value="-297.31">
            <text:p>-297,31</text:p>
          </table:table-cell>
          <table:table-cell office:value-type="float" office:value="-110.32">
            <text:p>-110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opez</text:p>
          </table:table-cell>
          <table:table-cell office:value-type="float" office:value="-38.08">
            <text:p>-38,08</text:p>
          </table:table-cell>
          <table:table-cell office:value-type="float" office:value="-333.3">
            <text:p>-333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oric</text:p>
          </table:table-cell>
          <table:table-cell office:value-type="float" office:value="-232.37">
            <text:p>-232,37</text:p>
          </table:table-cell>
          <table:table-cell office:value-type="float" office:value="-39.12">
            <text:p>-3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oyalty</text:p>
          </table:table-cell>
          <table:table-cell office:value-type="float" office:value="-228.72">
            <text:p>-228,72</text:p>
          </table:table-cell>
          <table:table-cell office:value-type="float" office:value="-145.79">
            <text:p>-145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ungdo</text:p>
          </table:table-cell>
          <table:table-cell office:value-type="float" office:value="-83.46">
            <text:p>-83,46</text:p>
          </table:table-cell>
          <table:table-cell office:value-type="float" office:value="-122.84">
            <text:p>-12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Lurgatan</text:p>
          </table:table-cell>
          <table:table-cell office:value-type="float" office:value="-20.34">
            <text:p>-20,34</text:p>
          </table:table-cell>
          <table:table-cell office:value-type="float" office:value="-333.82">
            <text:p>-333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ckenzie</text:p>
          </table:table-cell>
          <table:table-cell office:value-type="float" office:value="-278.01">
            <text:p>-278,01</text:p>
          </table:table-cell>
          <table:table-cell office:value-type="float" office:value="-209.68">
            <text:p>-209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deras</text:p>
          </table:table-cell>
          <table:table-cell office:value-type="float" office:value="-351.3">
            <text:p>-351,3</text:p>
          </table:table-cell>
          <table:table-cell office:value-type="float" office:value="-88.15">
            <text:p>-88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nihiki</text:p>
          </table:table-cell>
          <table:table-cell office:value-type="float" office:value="-209.16">
            <text:p>-209,16</text:p>
          </table:table-cell>
          <table:table-cell office:value-type="float" office:value="-169.52">
            <text:p>-169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nkova</text:p>
          </table:table-cell>
          <table:table-cell office:value-type="float" office:value="-255.32">
            <text:p>-255,32</text:p>
          </table:table-cell>
          <table:table-cell office:value-type="float" office:value="-274.36">
            <text:p>-274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notick</text:p>
          </table:table-cell>
          <table:table-cell office:value-type="float" office:value="-375.81">
            <text:p>-375,81</text:p>
          </table:table-cell>
          <table:table-cell office:value-type="float" office:value="-135.09">
            <text:p>-135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nsu-ri</text:p>
          </table:table-cell>
          <table:table-cell office:value-type="float" office:value="-95.71">
            <text:p>-95,71</text:p>
          </table:table-cell>
          <table:table-cell office:value-type="float" office:value="-256.37">
            <text:p>-256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rcus</text:p>
          </table:table-cell>
          <table:table-cell office:value-type="float" office:value="-59.46">
            <text:p>-59,46</text:p>
          </table:table-cell>
          <table:table-cell office:value-type="float" office:value="-15.65">
            <text:p>-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rik</text:p>
          </table:table-cell>
          <table:table-cell office:value-type="float" office:value="-80.33">
            <text:p>-80,33</text:p>
          </table:table-cell>
          <table:table-cell office:value-type="float" office:value="-75.89">
            <text:p>-75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ritgues</text:p>
          </table:table-cell>
          <table:table-cell office:value-type="float" office:value="-96.76">
            <text:p>-96,76</text:p>
          </table:table-cell>
          <table:table-cell office:value-type="float" office:value="-215.16">
            <text:p>-215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theran</text:p>
          </table:table-cell>
          <table:table-cell office:value-type="float" office:value="-66.24">
            <text:p>-66,24</text:p>
          </table:table-cell>
          <table:table-cell office:value-type="float" office:value="-171.87">
            <text:p>-171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uripur</text:p>
          </table:table-cell>
          <table:table-cell office:value-type="float" office:value="-168.74">
            <text:p>-168,74</text:p>
          </table:table-cell>
          <table:table-cell office:value-type="float" office:value="-284.27">
            <text:p>-284,2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axwell</text:p>
          </table:table-cell>
          <table:table-cell office:value-type="float" office:value="-380.25">
            <text:p>-380,25</text:p>
          </table:table-cell>
          <table:table-cell office:value-type="float" office:value="-115.53">
            <text:p>-115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cAffe</text:p>
          </table:table-cell>
          <table:table-cell office:value-type="float" office:value="-182.82">
            <text:p>-182,82</text:p>
          </table:table-cell>
          <table:table-cell office:value-type="float" office:value="-45.64">
            <text:p>-45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cKenna</text:p>
          </table:table-cell>
          <table:table-cell office:value-type="float" office:value="-66.76">
            <text:p>-66,76</text:p>
          </table:table-cell>
          <table:table-cell office:value-type="float" office:value="-133.53">
            <text:p>-133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eadowvale</text:p>
          </table:table-cell>
          <table:table-cell office:value-type="float" office:value="-136.14">
            <text:p>-136,14</text:p>
          </table:table-cell>
          <table:table-cell office:value-type="float" office:value="-324.96">
            <text:p>-32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egrez</text:p>
          </table:table-cell>
          <table:table-cell office:value-type="float" office:value="-213.07">
            <text:p>-213,07</text:p>
          </table:table-cell>
          <table:table-cell office:value-type="float" office:value="-42.25">
            <text:p>-42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enkalinan</text:p>
          </table:table-cell>
          <table:table-cell office:value-type="float" office:value="0">
            <text:p>0</text:p>
          </table:table-cell>
          <table:table-cell office:value-type="float" office:value="-71.2">
            <text:p>-7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erak</text:p>
          </table:table-cell>
          <table:table-cell office:value-type="float" office:value="-120.49">
            <text:p>-120,49</text:p>
          </table:table-cell>
          <table:table-cell office:value-type="float" office:value="-62.85">
            <text:p>-62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erton</text:p>
          </table:table-cell>
          <table:table-cell office:value-type="float" office:value="-396.16">
            <text:p>-396,16</text:p>
          </table:table-cell>
          <table:table-cell office:value-type="float" office:value="-122.84">
            <text:p>-12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iaplacidus</text:p>
          </table:table-cell>
          <table:table-cell office:value-type="float" office:value="-63.11">
            <text:p>-63,11</text:p>
          </table:table-cell>
          <table:table-cell office:value-type="float" office:value="-57.38">
            <text:p>-57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idkiff</text:p>
          </table:table-cell>
          <table:table-cell office:value-type="float" office:value="-200.29">
            <text:p>-200,29</text:p>
          </table:table-cell>
          <table:table-cell office:value-type="float" office:value="-112.93">
            <text:p>-112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illungera</text:p>
          </table:table-cell>
          <table:table-cell office:value-type="float" office:value="-285.05">
            <text:p>-285,05</text:p>
          </table:table-cell>
          <table:table-cell office:value-type="float" office:value="-72.76">
            <text:p>-72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ilnerton</text:p>
          </table:table-cell>
          <table:table-cell office:value-type="float" office:value="-86.06">
            <text:p>-86,06</text:p>
          </table:table-cell>
          <table:table-cell office:value-type="float" office:value="-234.46">
            <text:p>-234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olokai</text:p>
          </table:table-cell>
          <table:table-cell office:value-type="float" office:value="-258.45">
            <text:p>-258,45</text:p>
          </table:table-cell>
          <table:table-cell office:value-type="float" office:value="-195.86">
            <text:p>-195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osiro</text:p>
          </table:table-cell>
          <table:table-cell office:value-type="float" office:value="-65.72">
            <text:p>-65,72</text:p>
          </table:table-cell>
          <table:table-cell office:value-type="float" office:value="-283.23">
            <text:p>-283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undrabilla</text:p>
          </table:table-cell>
          <table:table-cell office:value-type="float" office:value="-250.11">
            <text:p>-250,11</text:p>
          </table:table-cell>
          <table:table-cell office:value-type="float" office:value="-109.28">
            <text:p>-109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Muscida</text:p>
          </table:table-cell>
          <table:table-cell office:value-type="float" office:value="-140.83">
            <text:p>-140,83</text:p>
          </table:table-cell>
          <table:table-cell office:value-type="float" office:value="-183.86">
            <text:p>-183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athan</text:p>
          </table:table-cell>
          <table:table-cell office:value-type="float" office:value="-67.81">
            <text:p>-67,81</text:p>
          </table:table-cell>
          <table:table-cell office:value-type="float" office:value="-49.55">
            <text:p>-49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gushevo</text:p>
          </table:table-cell>
          <table:table-cell office:value-type="float" office:value="-289.49">
            <text:p>-289,49</text:p>
          </table:table-cell>
          <table:table-cell office:value-type="float" office:value="-276.19">
            <text:p>-276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stor</text:p>
          </table:table-cell>
          <table:table-cell office:value-type="float" office:value="-172.13">
            <text:p>-172,13</text:p>
          </table:table-cell>
          <table:table-cell office:value-type="float" office:value="-26.08">
            <text:p>-26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w Delos</text:p>
          </table:table-cell>
          <table:table-cell office:value-type="float" office:value="-38.34">
            <text:p>-38,34</text:p>
          </table:table-cell>
          <table:table-cell office:value-type="float" office:value="-141.88">
            <text:p>-14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w Hope</text:p>
          </table:table-cell>
          <table:table-cell office:value-type="float" office:value="-114.23">
            <text:p>-114,23</text:p>
          </table:table-cell>
          <table:table-cell office:value-type="float" office:value="-33.12">
            <text:p>-33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w Olympia</text:p>
          </table:table-cell>
          <table:table-cell office:value-type="float" office:value="-151.52">
            <text:p>-151,52</text:p>
          </table:table-cell>
          <table:table-cell office:value-type="float" office:value="-131.44">
            <text:p>-13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ewcastle</text:p>
          </table:table-cell>
          <table:table-cell office:value-type="float" office:value="-210.47">
            <text:p>-210,47</text:p>
          </table:table-cell>
          <table:table-cell office:value-type="float" office:value="-182.3">
            <text:p>-182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gake</text:p>
          </table:table-cell>
          <table:table-cell office:value-type="float" office:value="-175.52">
            <text:p>-175,52</text:p>
          </table:table-cell>
          <table:table-cell office:value-type="float" office:value="-200.29">
            <text:p>-200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iihau</text:p>
          </table:table-cell>
          <table:table-cell office:value-type="float" office:value="-239.68">
            <text:p>-239,68</text:p>
          </table:table-cell>
          <table:table-cell office:value-type="float" office:value="-80.59">
            <text:p>-80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ockatunga</text:p>
          </table:table-cell>
          <table:table-cell office:value-type="float" office:value="-291.57">
            <text:p>-291,57</text:p>
          </table:table-cell>
          <table:table-cell office:value-type="float" office:value="-54.51">
            <text:p>-54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orfolk</text:p>
          </table:table-cell>
          <table:table-cell office:value-type="float" office:value="-223.77">
            <text:p>-223,77</text:p>
          </table:table-cell>
          <table:table-cell office:value-type="float" office:value="-181.52">
            <text:p>-181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ova Roma</text:p>
          </table:table-cell>
          <table:table-cell office:value-type="float" office:value="-83.98">
            <text:p>-83,98</text:p>
          </table:table-cell>
          <table:table-cell office:value-type="float" office:value="-135.09">
            <text:p>-135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Nullarbor</text:p>
          </table:table-cell>
          <table:table-cell office:value-type="float" office:value="-159.87">
            <text:p>-159,87</text:p>
          </table:table-cell>
          <table:table-cell office:value-type="float" office:value="-252.45">
            <text:p>-252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brenovac</text:p>
          </table:table-cell>
          <table:table-cell office:value-type="float" office:value="-189.08">
            <text:p>-189,08</text:p>
          </table:table-cell>
          <table:table-cell office:value-type="float" office:value="-338.52">
            <text:p>-338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ceana</text:p>
          </table:table-cell>
          <table:table-cell office:value-type="float" office:value="-97.28">
            <text:p>-97,28</text:p>
          </table:table-cell>
          <table:table-cell office:value-type="float" office:value="-109.01">
            <text:p>-109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hrensen</text:p>
          </table:table-cell>
          <table:table-cell office:value-type="float" office:value="-16.43">
            <text:p>-16,43</text:p>
          </table:table-cell>
          <table:table-cell office:value-type="float" office:value="-122.84">
            <text:p>-122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lafsvik</text:p>
          </table:table-cell>
          <table:table-cell office:value-type="float" office:value="-178.13">
            <text:p>-178,13</text:p>
          </table:table-cell>
          <table:table-cell office:value-type="float" office:value="-241.24">
            <text:p>-241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liver</text:p>
          </table:table-cell>
          <table:table-cell office:value-type="float" office:value="-32.08">
            <text:p>-32,08</text:p>
          </table:table-cell>
          <table:table-cell office:value-type="float" office:value="-7.04">
            <text:p>-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Oriente</text:p>
          </table:table-cell>
          <table:table-cell office:value-type="float" office:value="-76.68">
            <text:p>-76,68</text:p>
          </table:table-cell>
          <table:table-cell office:value-type="float" office:value="-213.86">
            <text:p>-213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anjang</text:p>
          </table:table-cell>
          <table:table-cell office:value-type="float" office:value="-300.44">
            <text:p>-300,44</text:p>
          </table:table-cell>
          <table:table-cell office:value-type="float" office:value="-183.34">
            <text:p>-183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aradise</text:p>
          </table:table-cell>
          <table:table-cell office:value-type="float" office:value="-241.24">
            <text:p>-241,24</text:p>
          </table:table-cell>
          <table:table-cell office:value-type="float" office:value="-153.61">
            <text:p>-153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ark Place</text:p>
          </table:table-cell>
          <table:table-cell office:value-type="float" office:value="-29.73">
            <text:p>-29,73</text:p>
          </table:table-cell>
          <table:table-cell office:value-type="float" office:value="-111.88">
            <text:p>-11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ayvand</text:p>
          </table:table-cell>
          <table:table-cell office:value-type="float" office:value="-204.21">
            <text:p>-204,21</text:p>
          </table:table-cell>
          <table:table-cell office:value-type="float" office:value="-320">
            <text:p>-3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ilpala</text:p>
          </table:table-cell>
          <table:table-cell office:value-type="float" office:value="-23.73">
            <text:p>-23,73</text:p>
          </table:table-cell>
          <table:table-cell office:value-type="float" office:value="-378.68">
            <text:p>-37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ingree</text:p>
          </table:table-cell>
          <table:table-cell office:value-type="float" office:value="-203.42">
            <text:p>-203,42</text:p>
          </table:table-cell>
          <table:table-cell office:value-type="float" office:value="-65.46">
            <text:p>-65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iriapolis</text:p>
          </table:table-cell>
          <table:table-cell office:value-type="float" office:value="-99.63">
            <text:p>-99,63</text:p>
          </table:table-cell>
          <table:table-cell office:value-type="float" office:value="-361.47">
            <text:p>-361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ollux</text:p>
          </table:table-cell>
          <table:table-cell office:value-type="float" office:value="-31.82">
            <text:p>-31,82</text:p>
          </table:table-cell>
          <table:table-cell office:value-type="float" office:value="-15.65">
            <text:p>-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rato</text:p>
          </table:table-cell>
          <table:table-cell office:value-type="float" office:value="-338.26">
            <text:p>-338,26</text:p>
          </table:table-cell>
          <table:table-cell office:value-type="float" office:value="-227.42">
            <text:p>-227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reston</text:p>
          </table:table-cell>
          <table:table-cell office:value-type="float" office:value="-225.85">
            <text:p>-225,85</text:p>
          </table:table-cell>
          <table:table-cell office:value-type="float" office:value="-71.72">
            <text:p>-71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Promised Land</text:p>
          </table:table-cell>
          <table:table-cell office:value-type="float" office:value="-306.96">
            <text:p>-306,96</text:p>
          </table:table-cell>
          <table:table-cell office:value-type="float" office:value="-73.02">
            <text:p>-73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asalas</text:p>
          </table:table-cell>
          <table:table-cell office:value-type="float" office:value="-152.05">
            <text:p>-152,05</text:p>
          </table:table-cell>
          <table:table-cell office:value-type="float" office:value="-94.67">
            <text:p>-94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egulus</text:p>
          </table:table-cell>
          <table:table-cell office:value-type="float" office:value="-153.35">
            <text:p>-153,35</text:p>
          </table:table-cell>
          <table:table-cell office:value-type="float" office:value="-94.67">
            <text:p>-94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emulac</text:p>
          </table:table-cell>
          <table:table-cell office:value-type="float" office:value="-73.81">
            <text:p>-73,81</text:p>
          </table:table-cell>
          <table:table-cell office:value-type="float" office:value="-39.64">
            <text:p>-39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exburg</text:p>
          </table:table-cell>
          <table:table-cell office:value-type="float" office:value="-201.34">
            <text:p>-201,34</text:p>
          </table:table-cell>
          <table:table-cell office:value-type="float" office:value="-70.42">
            <text:p>-70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ochelle</text:p>
          </table:table-cell>
          <table:table-cell office:value-type="float" office:value="-114.75">
            <text:p>-114,75</text:p>
          </table:table-cell>
          <table:table-cell office:value-type="float" office:value="-15.91">
            <text:p>-15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ohinjan</text:p>
          </table:table-cell>
          <table:table-cell office:value-type="float" office:value="-192.47">
            <text:p>-192,47</text:p>
          </table:table-cell>
          <table:table-cell office:value-type="float" office:value="-305.66">
            <text:p>-305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omita</text:p>
          </table:table-cell>
          <table:table-cell office:value-type="float" office:value="-357.3">
            <text:p>-357,3</text:p>
          </table:table-cell>
          <table:table-cell office:value-type="float" office:value="-254.28">
            <text:p>-254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uschegg</text:p>
          </table:table-cell>
          <table:table-cell office:value-type="float" office:value="-176.82">
            <text:p>-176,82</text:p>
          </table:table-cell>
          <table:table-cell office:value-type="float" office:value="-323.91">
            <text:p>-323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yerson</text:p>
          </table:table-cell>
          <table:table-cell office:value-type="float" office:value="-76.15">
            <text:p>-76,15</text:p>
          </table:table-cell>
          <table:table-cell office:value-type="float" office:value="-324.44">
            <text:p>-324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Rzhishchev</text:p>
          </table:table-cell>
          <table:table-cell office:value-type="float" office:value="-297.05">
            <text:p>-297,05</text:p>
          </table:table-cell>
          <table:table-cell office:value-type="float" office:value="-224.03">
            <text:p>-224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ckville</text:p>
          </table:table-cell>
          <table:table-cell office:value-type="float" office:value="-394.59">
            <text:p>-394,59</text:p>
          </table:table-cell>
          <table:table-cell office:value-type="float" office:value="-130.14">
            <text:p>-13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durni</text:p>
          </table:table-cell>
          <table:table-cell office:value-type="float" office:value="-15.13">
            <text:p>-15,13</text:p>
          </table:table-cell>
          <table:table-cell office:value-type="float" office:value="-347.39">
            <text:p>-347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ltillo</text:p>
          </table:table-cell>
          <table:table-cell office:value-type="float" office:value="-313.48">
            <text:p>-313,48</text:p>
          </table:table-cell>
          <table:table-cell office:value-type="float" office:value="-83.2">
            <text:p>-8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lur</text:p>
          </table:table-cell>
          <table:table-cell office:value-type="float" office:value="-80.85">
            <text:p>-80,85</text:p>
          </table:table-cell>
          <table:table-cell office:value-type="float" office:value="-197.16">
            <text:p>-19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n Nicolas</text:p>
          </table:table-cell>
          <table:table-cell office:value-type="float" office:value="-393.81">
            <text:p>-393,81</text:p>
          </table:table-cell>
          <table:table-cell office:value-type="float" office:value="-169.78">
            <text:p>-169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onara</text:p>
          </table:table-cell>
          <table:table-cell office:value-type="float" office:value="-172.65">
            <text:p>-172,65</text:p>
          </table:table-cell>
          <table:table-cell office:value-type="float" office:value="-316.09">
            <text:p>-316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avannah</text:p>
          </table:table-cell>
          <table:table-cell office:value-type="float" office:value="-80.33">
            <text:p>-80,33</text:p>
          </table:table-cell>
          <table:table-cell office:value-type="float" office:value="-46.94">
            <text:p>-46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carborough</text:p>
          </table:table-cell>
          <table:table-cell office:value-type="float" office:value="-15.65">
            <text:p>-15,65</text:p>
          </table:table-cell>
          <table:table-cell office:value-type="float" office:value="-274.36">
            <text:p>-274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chererville</text:p>
          </table:table-cell>
          <table:table-cell office:value-type="float" office:value="-342.43">
            <text:p>-342,43</text:p>
          </table:table-cell>
          <table:table-cell office:value-type="float" office:value="-88.15">
            <text:p>-88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cheuerheck</text:p>
          </table:table-cell>
          <table:table-cell office:value-type="float" office:value="-149.18">
            <text:p>-149,18</text:p>
          </table:table-cell>
          <table:table-cell office:value-type="float" office:value="-331.48">
            <text:p>-331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chiedam</text:p>
          </table:table-cell>
          <table:table-cell office:value-type="float" office:value="-331.74">
            <text:p>-331,74</text:p>
          </table:table-cell>
          <table:table-cell office:value-type="float" office:value="-146.57">
            <text:p>-146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econd Chance</text:p>
          </table:table-cell>
          <table:table-cell office:value-type="float" office:value="-22.95">
            <text:p>-22,95</text:p>
          </table:table-cell>
          <table:table-cell office:value-type="float" office:value="-130.92">
            <text:p>-130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emenyih</text:p>
          </table:table-cell>
          <table:table-cell office:value-type="float" office:value="-75.11">
            <text:p>-75,11</text:p>
          </table:table-cell>
          <table:table-cell office:value-type="float" office:value="-163">
            <text:p>-1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arqah</text:p>
          </table:table-cell>
          <table:table-cell office:value-type="float" office:value="-222.72">
            <text:p>-222,72</text:p>
          </table:table-cell>
          <table:table-cell office:value-type="float" office:value="-294.7">
            <text:p>-294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asta</text:p>
          </table:table-cell>
          <table:table-cell office:value-type="float" office:value="-219.33">
            <text:p>-219,33</text:p>
          </table:table-cell>
          <table:table-cell office:value-type="float" office:value="-129.88">
            <text:p>-129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enwan</text:p>
          </table:table-cell>
          <table:table-cell office:value-type="float" office:value="-97.02">
            <text:p>-97,02</text:p>
          </table:table-cell>
          <table:table-cell office:value-type="float" office:value="-223.77">
            <text:p>-223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eridan</text:p>
          </table:table-cell>
          <table:table-cell office:value-type="float" office:value="-180.47">
            <text:p>-180,47</text:p>
          </table:table-cell>
          <table:table-cell office:value-type="float" office:value="-57.38">
            <text:p>-57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iloh</text:p>
          </table:table-cell>
          <table:table-cell office:value-type="float" office:value="-88.93">
            <text:p>-88,93</text:p>
          </table:table-cell>
          <table:table-cell office:value-type="float" office:value="-4.96">
            <text:p>-4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iro III</text:p>
          </table:table-cell>
          <table:table-cell office:value-type="float" office:value="-28.43">
            <text:p>-28,43</text:p>
          </table:table-cell>
          <table:table-cell office:value-type="float" office:value="-295.23">
            <text:p>-295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huen Wan</text:p>
          </table:table-cell>
          <table:table-cell office:value-type="float" office:value="-37.56">
            <text:p>-37,56</text:p>
          </table:table-cell>
          <table:table-cell office:value-type="float" office:value="-221.16">
            <text:p>-221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iendou</text:p>
          </table:table-cell>
          <table:table-cell office:value-type="float" office:value="-115.01">
            <text:p>-115,01</text:p>
          </table:table-cell>
          <table:table-cell office:value-type="float" office:value="-294.18">
            <text:p>-294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ierra</text:p>
          </table:table-cell>
          <table:table-cell office:value-type="float" office:value="-414.93">
            <text:p>-414,93</text:p>
          </table:table-cell>
          <table:table-cell office:value-type="float" office:value="-112.67">
            <text:p>-112,6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ilver</text:p>
          </table:table-cell>
          <table:table-cell office:value-type="float" office:value="-342.17">
            <text:p>-342,17</text:p>
          </table:table-cell>
          <table:table-cell office:value-type="float" office:value="-131.96">
            <text:p>-131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impson Desert</text:p>
          </table:table-cell>
          <table:table-cell office:value-type="float" office:value="-273.84">
            <text:p>-273,84</text:p>
          </table:table-cell>
          <table:table-cell office:value-type="float" office:value="-127.79">
            <text:p>-127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kvorec</text:p>
          </table:table-cell>
          <table:table-cell office:value-type="float" office:value="-159.61">
            <text:p>-159,61</text:p>
          </table:table-cell>
          <table:table-cell office:value-type="float" office:value="-310.35">
            <text:p>-310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ophie's World</text:p>
          </table:table-cell>
          <table:table-cell office:value-type="float" office:value="-103.54">
            <text:p>-103,54</text:p>
          </table:table-cell>
          <table:table-cell office:value-type="float" office:value="-133.01">
            <text:p>-133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orunda</text:p>
          </table:table-cell>
          <table:table-cell office:value-type="float" office:value="-65.72">
            <text:p>-65,72</text:p>
          </table:table-cell>
          <table:table-cell office:value-type="float" office:value="-123.88">
            <text:p>-123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terling</text:p>
          </table:table-cell>
          <table:table-cell office:value-type="float" office:value="-193.25">
            <text:p>-193,25</text:p>
          </table:table-cell>
          <table:table-cell office:value-type="float" office:value="-97.28">
            <text:p>-97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tewart</text:p>
          </table:table-cell>
          <table:table-cell office:value-type="float" office:value="-120.23">
            <text:p>-120,23</text:p>
          </table:table-cell>
          <table:table-cell office:value-type="float" office:value="-52.42">
            <text:p>-52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totzing</text:p>
          </table:table-cell>
          <table:table-cell office:value-type="float" office:value="-351.56">
            <text:p>-351,56</text:p>
          </table:table-cell>
          <table:table-cell office:value-type="float" office:value="-203.16">
            <text:p>-203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Suzano</text:p>
          </table:table-cell>
          <table:table-cell office:value-type="float" office:value="15.91">
            <text:p>15,91</text:p>
          </table:table-cell>
          <table:table-cell office:value-type="float" office:value="-114.49">
            <text:p>-114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alitha</text:p>
          </table:table-cell>
          <table:table-cell office:value-type="float" office:value="-34.43">
            <text:p>-34,43</text:p>
          </table:table-cell>
          <table:table-cell office:value-type="float" office:value="-34.95">
            <text:p>-34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amarind</text:p>
          </table:table-cell>
          <table:table-cell office:value-type="float" office:value="-271.23">
            <text:p>-271,23</text:p>
          </table:table-cell>
          <table:table-cell office:value-type="float" office:value="-83.98">
            <text:p>-83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ania Australis</text:p>
          </table:table-cell>
          <table:table-cell office:value-type="float" office:value="-141.88">
            <text:p>-141,88</text:p>
          </table:table-cell>
          <table:table-cell office:value-type="float" office:value="-65.2">
            <text:p>-65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ania Borealis</text:p>
          </table:table-cell>
          <table:table-cell office:value-type="float" office:value="-107.71">
            <text:p>-107,71</text:p>
          </table:table-cell>
          <table:table-cell office:value-type="float" office:value="-52.94">
            <text:p>-52,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apachula</text:p>
          </table:table-cell>
          <table:table-cell office:value-type="float" office:value="-262.89">
            <text:p>-262,89</text:p>
          </table:table-cell>
          <table:table-cell office:value-type="float" office:value="-214.38">
            <text:p>-214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chamba</text:p>
          </table:table-cell>
          <table:table-cell office:value-type="float" office:value="-303.57">
            <text:p>-303,57</text:p>
          </table:table-cell>
          <table:table-cell office:value-type="float" office:value="-148.92">
            <text:p>-148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eliman's Mistake</text:p>
          </table:table-cell>
          <table:table-cell office:value-type="float" office:value="-245.67">
            <text:p>-245,67</text:p>
          </table:table-cell>
          <table:table-cell office:value-type="float" office:value="-313.48">
            <text:p>-313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ematagi</text:p>
          </table:table-cell>
          <table:table-cell office:value-type="float" office:value="-273.32">
            <text:p>-273,32</text:p>
          </table:table-cell>
          <table:table-cell office:value-type="float" office:value="-268.88">
            <text:p>-268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hermopolis</text:p>
          </table:table-cell>
          <table:table-cell office:value-type="float" office:value="-217.25">
            <text:p>-217,25</text:p>
          </table:table-cell>
          <table:table-cell office:value-type="float" office:value="-58.68">
            <text:p>-5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hurrock</text:p>
          </table:table-cell>
          <table:table-cell office:value-type="float" office:value="-75.15">
            <text:p>-75,15</text:p>
          </table:table-cell>
          <table:table-cell office:value-type="float" office:value="-385.46">
            <text:p>-385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iber</text:p>
          </table:table-cell>
          <table:table-cell office:value-type="float" office:value="-124.92">
            <text:p>-124,92</text:p>
          </table:table-cell>
          <table:table-cell office:value-type="float" office:value="-148.66">
            <text:p>-148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ogwotee</text:p>
          </table:table-cell>
          <table:table-cell office:value-type="float" office:value="-198.21">
            <text:p>-198,21</text:p>
          </table:table-cell>
          <table:table-cell office:value-type="float" office:value="-49.29">
            <text:p>-49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ohelet</text:p>
          </table:table-cell>
          <table:table-cell office:value-type="float" office:value="-295.49">
            <text:p>-295,49</text:p>
          </table:table-cell>
          <table:table-cell office:value-type="float" office:value="-266.28">
            <text:p>-266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ongatapu</text:p>
          </table:table-cell>
          <table:table-cell office:value-type="float" office:value="-172.13">
            <text:p>-172,13</text:p>
          </table:table-cell>
          <table:table-cell office:value-type="float" office:value="-142.92">
            <text:p>-142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ormentine</text:p>
          </table:table-cell>
          <table:table-cell office:value-type="float" office:value="-383.9">
            <text:p>-383,9</text:p>
          </table:table-cell>
          <table:table-cell office:value-type="float" office:value="-159.87">
            <text:p>-159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rellisane</text:p>
          </table:table-cell>
          <table:table-cell office:value-type="float" office:value="-253.5">
            <text:p>-253,5</text:p>
          </table:table-cell>
          <table:table-cell office:value-type="float" office:value="-55.55">
            <text:p>-55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rinidad</text:p>
          </table:table-cell>
          <table:table-cell office:value-type="float" office:value="-228.98">
            <text:p>-228,98</text:p>
          </table:table-cell>
          <table:table-cell office:value-type="float" office:value="-173.69">
            <text:p>-173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Tuamotu</text:p>
          </table:table-cell>
          <table:table-cell office:value-type="float" office:value="-237.33">
            <text:p>-237,33</text:p>
          </table:table-cell>
          <table:table-cell office:value-type="float" office:value="-187.25">
            <text:p>-187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Uhuru</text:p>
          </table:table-cell>
          <table:table-cell office:value-type="float" office:value="-140.31">
            <text:p>-140,31</text:p>
          </table:table-cell>
          <table:table-cell office:value-type="float" office:value="-12.52">
            <text:p>-12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Umka</text:p>
          </table:table-cell>
          <table:table-cell office:value-type="float" office:value="-130.92">
            <text:p>-130,92</text:p>
          </table:table-cell>
          <table:table-cell office:value-type="float" office:value="-364.6">
            <text:p>-36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akarel</text:p>
          </table:table-cell>
          <table:table-cell office:value-type="float" office:value="-142.66">
            <text:p>-142,66</text:p>
          </table:table-cell>
          <table:table-cell office:value-type="float" office:value="-354.95">
            <text:p>-354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alilyevskiy</text:p>
          </table:table-cell>
          <table:table-cell office:value-type="float" office:value="-332.52">
            <text:p>-332,52</text:p>
          </table:table-cell>
          <table:table-cell office:value-type="float" office:value="-179.69">
            <text:p>-179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an Diemen IV</text:p>
          </table:table-cell>
          <table:table-cell office:value-type="float" office:value="-33.12">
            <text:p>-33,12</text:p>
          </table:table-cell>
          <table:table-cell office:value-type="float" office:value="-41.99">
            <text:p>-41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anra</text:p>
          </table:table-cell>
          <table:table-cell office:value-type="float" office:value="-48.77">
            <text:p>-48,77</text:p>
          </table:table-cell>
          <table:table-cell office:value-type="float" office:value="-164.56">
            <text:p>-164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entabren</text:p>
          </table:table-cell>
          <table:table-cell office:value-type="float" office:value="3.39">
            <text:p>3,39</text:p>
          </table:table-cell>
          <table:table-cell office:value-type="float" office:value="-124.4">
            <text:p>-124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ikindu</text:p>
          </table:table-cell>
          <table:table-cell office:value-type="float" office:value="-130.14">
            <text:p>-130,14</text:p>
          </table:table-cell>
          <table:table-cell office:value-type="float" office:value="-261.84">
            <text:p>-261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illanueva</text:p>
          </table:table-cell>
          <table:table-cell office:value-type="float" office:value="-88.41">
            <text:p>-88,41</text:p>
          </table:table-cell>
          <table:table-cell office:value-type="float" office:value="-351.56">
            <text:p>-351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Vosloorus</text:p>
          </table:table-cell>
          <table:table-cell office:value-type="float" office:value="-200.29">
            <text:p>-200,29</text:p>
          </table:table-cell>
          <table:table-cell office:value-type="float" office:value="-257.93">
            <text:p>-257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allacia</text:p>
          </table:table-cell>
          <table:table-cell office:value-type="float" office:value="-38.6">
            <text:p>-38,6</text:p>
          </table:table-cell>
          <table:table-cell office:value-type="float" office:value="-270.19">
            <text:p>-270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allis</text:p>
          </table:table-cell>
          <table:table-cell office:value-type="float" office:value="-200.56">
            <text:p>-200,56</text:p>
          </table:table-cell>
          <table:table-cell office:value-type="float" office:value="-195.34">
            <text:p>-195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asat</text:p>
          </table:table-cell>
          <table:table-cell office:value-type="float" office:value="-20.08">
            <text:p>-20,08</text:p>
          </table:table-cell>
          <table:table-cell office:value-type="float" office:value="-55.03">
            <text:p>-55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ashburn</text:p>
          </table:table-cell>
          <table:table-cell office:value-type="float" office:value="-156.74">
            <text:p>-156,74</text:p>
          </table:table-cell>
          <table:table-cell office:value-type="float" office:value="-104.58">
            <text:p>-104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atermael</text:p>
          </table:table-cell>
          <table:table-cell office:value-type="float" office:value="-119.45">
            <text:p>-119,45</text:p>
          </table:table-cell>
          <table:table-cell office:value-type="float" office:value="-339.04">
            <text:p>-339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estover</text:p>
          </table:table-cell>
          <table:table-cell office:value-type="float" office:value="-307.22">
            <text:p>-307,22</text:p>
          </table:table-cell>
          <table:table-cell office:value-type="float" office:value="-212.29">
            <text:p>-212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ilkes</text:p>
          </table:table-cell>
          <table:table-cell office:value-type="float" office:value="-214.12">
            <text:p>-214,12</text:p>
          </table:table-cell>
          <table:table-cell office:value-type="float" office:value="-275.93">
            <text:p>-275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ing</text:p>
          </table:table-cell>
          <table:table-cell office:value-type="float" office:value="-75.89">
            <text:p>-75,89</text:p>
          </table:table-cell>
          <table:table-cell office:value-type="float" office:value="-10.95">
            <text:p>-10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isconsin</text:p>
          </table:table-cell>
          <table:table-cell office:value-type="float" office:value="-160.13">
            <text:p>-160,13</text:p>
          </table:table-cell>
          <table:table-cell office:value-type="float" office:value="-299.4">
            <text:p>-299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Wolof</text:p>
          </table:table-cell>
          <table:table-cell office:value-type="float" office:value="-301.48">
            <text:p>-301,48</text:p>
          </table:table-cell>
          <table:table-cell office:value-type="float" office:value="-158.04">
            <text:p>-158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Xanthe III</text:p>
          </table:table-cell>
          <table:table-cell office:value-type="float" office:value="-67.81">
            <text:p>-67,81</text:p>
          </table:table-cell>
          <table:table-cell office:value-type="float" office:value="-333.56">
            <text:p>-33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Yanchep</text:p>
          </table:table-cell>
          <table:table-cell office:value-type="float" office:value="-134.57">
            <text:p>-134,57</text:p>
          </table:table-cell>
          <table:table-cell office:value-type="float" office:value="-289.75">
            <text:p>-289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Zion</text:p>
          </table:table-cell>
          <table:table-cell office:value-type="float" office:value="15.39">
            <text:p>15,39</text:p>
          </table:table-cell>
          <table:table-cell office:value-type="float" office:value="-83.98">
            <text:p>-83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Zortman</text:p>
          </table:table-cell>
          <table:table-cell office:value-type="float" office:value="-214.64">
            <text:p>-214,64</text:p>
          </table:table-cell>
          <table:table-cell office:value-type="float" office:value="-77.98">
            <text:p>-77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Free Worlds League</text:p>
          </table:table-cell>
          <table:table-cell office:value-type="string">
            <text:p>Zosma</text:p>
          </table:table-cell>
          <table:table-cell office:value-type="float" office:value="-50.6">
            <text:p>-50,6</text:p>
          </table:table-cell>
          <table:table-cell office:value-type="float" office:value="-10.43">
            <text:p>-1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 Place</text:p>
          </table:table-cell>
          <table:table-cell office:value-type="float" office:value="-125.18">
            <text:p>-125,18</text:p>
          </table:table-cell>
          <table:table-cell office:value-type="float" office:value="274.88">
            <text:p>274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bbadiyah</text:p>
          </table:table-cell>
          <table:table-cell office:value-type="float" office:value="-320.78">
            <text:p>-320,78</text:p>
          </table:table-cell>
          <table:table-cell office:value-type="float" office:value="248.8">
            <text:p>248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bejorral</text:p>
          </table:table-cell>
          <table:table-cell office:value-type="float" office:value="-302.01">
            <text:p>-302,01</text:p>
          </table:table-cell>
          <table:table-cell office:value-type="float" office:value="128.57">
            <text:p>128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berystwyth</text:p>
          </table:table-cell>
          <table:table-cell office:value-type="float" office:value="-434.75">
            <text:p>-434,75</text:p>
          </table:table-cell>
          <table:table-cell office:value-type="float" office:value="59.2">
            <text:p>59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bramkovo</text:p>
          </table:table-cell>
          <table:table-cell office:value-type="float" office:value="-333.82">
            <text:p>-333,82</text:p>
          </table:table-cell>
          <table:table-cell office:value-type="float" office:value="-28.95">
            <text:p>-28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ccrington</text:p>
          </table:table-cell>
          <table:table-cell office:value-type="float" office:value="-10.17">
            <text:p>-10,17</text:p>
          </table:table-cell>
          <table:table-cell office:value-type="float" office:value="146.31">
            <text:p>146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crux</text:p>
          </table:table-cell>
          <table:table-cell office:value-type="float" office:value="-355.47">
            <text:p>-355,47</text:p>
          </table:table-cell>
          <table:table-cell office:value-type="float" office:value="15.39">
            <text:p>1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delaide</text:p>
          </table:table-cell>
          <table:table-cell office:value-type="float" office:value="-252.72">
            <text:p>-252,72</text:p>
          </table:table-cell>
          <table:table-cell office:value-type="float" office:value="318.18">
            <text:p>318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iguebelle</text:p>
          </table:table-cell>
          <table:table-cell office:value-type="float" office:value="-388.33">
            <text:p>-388,33</text:p>
          </table:table-cell>
          <table:table-cell office:value-type="float" office:value="102.49">
            <text:p>102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kfata</text:p>
          </table:table-cell>
          <table:table-cell office:value-type="float" office:value="-385.2">
            <text:p>-385,2</text:p>
          </table:table-cell>
          <table:table-cell office:value-type="float" office:value="177.87">
            <text:p>177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 Jafr</text:p>
          </table:table-cell>
          <table:table-cell office:value-type="float" office:value="-416.5">
            <text:p>-416,5</text:p>
          </table:table-cell>
          <table:table-cell office:value-type="float" office:value="12.26">
            <text:p>12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arion</text:p>
          </table:table-cell>
          <table:table-cell office:value-type="float" office:value="-323.13">
            <text:p>-323,13</text:p>
          </table:table-cell>
          <table:table-cell office:value-type="float" office:value="138.22">
            <text:p>138,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chiba</text:p>
          </table:table-cell>
          <table:table-cell office:value-type="float" office:value="-68.33">
            <text:p>-68,33</text:p>
          </table:table-cell>
          <table:table-cell office:value-type="float" office:value="1.83">
            <text:p>1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cor</text:p>
          </table:table-cell>
          <table:table-cell office:value-type="float" office:value="-75.37">
            <text:p>-75,37</text:p>
          </table:table-cell>
          <table:table-cell office:value-type="float" office:value="29.21">
            <text:p>29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ekseyevka</text:p>
          </table:table-cell>
          <table:table-cell office:value-type="float" office:value="-407.11">
            <text:p>-407,11</text:p>
          </table:table-cell>
          <table:table-cell office:value-type="float" office:value="185.43">
            <text:p>185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exandria</text:p>
          </table:table-cell>
          <table:table-cell office:value-type="float" office:value="-58.16">
            <text:p>-58,16</text:p>
          </table:table-cell>
          <table:table-cell office:value-type="float" office:value="117.1">
            <text:p>117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genib</text:p>
          </table:table-cell>
          <table:table-cell office:value-type="float" office:value="-463.44">
            <text:p>-463,44</text:p>
          </table:table-cell>
          <table:table-cell office:value-type="float" office:value="155.44">
            <text:p>155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gorab</text:p>
          </table:table-cell>
          <table:table-cell office:value-type="float" office:value="-115.01">
            <text:p>-115,01</text:p>
          </table:table-cell>
          <table:table-cell office:value-type="float" office:value="15.13">
            <text:p>15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ioth</text:p>
          </table:table-cell>
          <table:table-cell office:value-type="float" office:value="-59.46">
            <text:p>-59,46</text:p>
          </table:table-cell>
          <table:table-cell office:value-type="float" office:value="14.08">
            <text:p>1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kaid</text:p>
          </table:table-cell>
          <table:table-cell office:value-type="float" office:value="-94.93">
            <text:p>-94,93</text:p>
          </table:table-cell>
          <table:table-cell office:value-type="float" office:value="47.47">
            <text:p>47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kalurops</text:p>
          </table:table-cell>
          <table:table-cell office:value-type="float" office:value="-36.25">
            <text:p>-36,25</text:p>
          </table:table-cell>
          <table:table-cell office:value-type="float" office:value="45.64">
            <text:p>45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ma Alta</text:p>
          </table:table-cell>
          <table:table-cell office:value-type="float" office:value="-185.17">
            <text:p>-185,17</text:p>
          </table:table-cell>
          <table:table-cell office:value-type="float" office:value="187.78">
            <text:p>187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phecca</text:p>
          </table:table-cell>
          <table:table-cell office:value-type="float" office:value="-47.2">
            <text:p>-47,2</text:p>
          </table:table-cell>
          <table:table-cell office:value-type="float" office:value="62.59">
            <text:p>62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thastan</text:p>
          </table:table-cell>
          <table:table-cell office:value-type="float" office:value="-436.32">
            <text:p>-436,32</text:p>
          </table:table-cell>
          <table:table-cell office:value-type="float" office:value="-26.34">
            <text:p>-26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lyina</text:p>
          </table:table-cell>
          <table:table-cell office:value-type="float" office:value="-136.14">
            <text:p>-136,14</text:p>
          </table:table-cell>
          <table:table-cell office:value-type="float" office:value="344">
            <text:p>3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mminadav</text:p>
          </table:table-cell>
          <table:table-cell office:value-type="float" office:value="-414.93">
            <text:p>-414,93</text:p>
          </table:table-cell>
          <table:table-cell office:value-type="float" office:value="201.34">
            <text:p>201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nembo</text:p>
          </table:table-cell>
          <table:table-cell office:value-type="float" office:value="-291.31">
            <text:p>-291,31</text:p>
          </table:table-cell>
          <table:table-cell office:value-type="float" office:value="317.65">
            <text:p>317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nnunziata</text:p>
          </table:table-cell>
          <table:table-cell office:value-type="float" office:value="-242.28">
            <text:p>-242,28</text:p>
          </table:table-cell>
          <table:table-cell office:value-type="float" office:value="361.99">
            <text:p>361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ntares</text:p>
          </table:table-cell>
          <table:table-cell office:value-type="float" office:value="-125.97">
            <text:p>-125,97</text:p>
          </table:table-cell>
          <table:table-cell office:value-type="float" office:value="300.44">
            <text:p>300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nywhere</text:p>
          </table:table-cell>
          <table:table-cell office:value-type="float" office:value="-168.74">
            <text:p>-168,74</text:p>
          </table:table-cell>
          <table:table-cell office:value-type="float" office:value="439.97">
            <text:p>439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polakkia</text:p>
          </table:table-cell>
          <table:table-cell office:value-type="float" office:value="-117.36">
            <text:p>-117,36</text:p>
          </table:table-cell>
          <table:table-cell office:value-type="float" office:value="343.47">
            <text:p>343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pollo</text:p>
          </table:table-cell>
          <table:table-cell office:value-type="float" office:value="-130.66">
            <text:p>-130,66</text:p>
          </table:table-cell>
          <table:table-cell office:value-type="float" office:value="436.32">
            <text:p>436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postica</text:p>
          </table:table-cell>
          <table:table-cell office:value-type="float" office:value="-60.24">
            <text:p>-60,24</text:p>
          </table:table-cell>
          <table:table-cell office:value-type="float" office:value="156.74">
            <text:p>156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c-Royal</text:p>
          </table:table-cell>
          <table:table-cell office:value-type="float" office:value="-172.13">
            <text:p>-172,13</text:p>
          </table:table-cell>
          <table:table-cell office:value-type="float" office:value="228.72">
            <text:p>228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cadia</text:p>
          </table:table-cell>
          <table:table-cell office:value-type="float" office:value="-188.04">
            <text:p>-188,04</text:p>
          </table:table-cell>
          <table:table-cell office:value-type="float" office:value="-8.08">
            <text:p>-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cturus</text:p>
          </table:table-cell>
          <table:table-cell office:value-type="float" office:value="-78.76">
            <text:p>-78,76</text:p>
          </table:table-cell>
          <table:table-cell office:value-type="float" office:value="176.04">
            <text:p>176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ganda</text:p>
          </table:table-cell>
          <table:table-cell office:value-type="float" office:value="-156.22">
            <text:p>-156,22</text:p>
          </table:table-cell>
          <table:table-cell office:value-type="float" office:value="36.51">
            <text:p>36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istotle</text:p>
          </table:table-cell>
          <table:table-cell office:value-type="float" office:value="-185.17">
            <text:p>-185,17</text:p>
          </table:table-cell>
          <table:table-cell office:value-type="float" office:value="65.72">
            <text:p>65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rluna</text:p>
          </table:table-cell>
          <table:table-cell office:value-type="float" office:value="-284.01">
            <text:p>-284,01</text:p>
          </table:table-cell>
          <table:table-cell office:value-type="float" office:value="336.95">
            <text:p>336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tocongo</text:p>
          </table:table-cell>
          <table:table-cell office:value-type="float" office:value="-172.39">
            <text:p>-172,39</text:p>
          </table:table-cell>
          <table:table-cell office:value-type="float" office:value="247.5">
            <text:p>247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uldhouse</text:p>
          </table:table-cell>
          <table:table-cell office:value-type="float" office:value="-38.86">
            <text:p>-38,86</text:p>
          </table:table-cell>
          <table:table-cell office:value-type="float" office:value="140.83">
            <text:p>140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ur</text:p>
          </table:table-cell>
          <table:table-cell office:value-type="float" office:value="-148.13">
            <text:p>-148,13</text:p>
          </table:table-cell>
          <table:table-cell office:value-type="float" office:value="135.62">
            <text:p>135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ustralia</text:p>
          </table:table-cell>
          <table:table-cell office:value-type="float" office:value="-306.96">
            <text:p>-306,96</text:p>
          </table:table-cell>
          <table:table-cell office:value-type="float" office:value="292.1">
            <text:p>292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Ayacucho</text:p>
          </table:table-cell>
          <table:table-cell office:value-type="float" office:value="-406.85">
            <text:p>-406,85</text:p>
          </table:table-cell>
          <table:table-cell office:value-type="float" office:value="53.46">
            <text:p>5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baeski</text:p>
          </table:table-cell>
          <table:table-cell office:value-type="float" office:value="-138.75">
            <text:p>-138,75</text:p>
          </table:table-cell>
          <table:table-cell office:value-type="float" office:value="310.61">
            <text:p>310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ker 3</text:p>
          </table:table-cell>
          <table:table-cell office:value-type="float" office:value="-105.36">
            <text:p>-105,36</text:p>
          </table:table-cell>
          <table:table-cell office:value-type="float" office:value="327.04">
            <text:p>32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llynure</text:p>
          </table:table-cell>
          <table:table-cell office:value-type="float" office:value="-82.93">
            <text:p>-82,93</text:p>
          </table:table-cell>
          <table:table-cell office:value-type="float" office:value="248.54">
            <text:p>248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rcelona</text:p>
          </table:table-cell>
          <table:table-cell office:value-type="float" office:value="-206.55">
            <text:p>-206,55</text:p>
          </table:table-cell>
          <table:table-cell office:value-type="float" office:value="415.19">
            <text:p>415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ryshevo</text:p>
          </table:table-cell>
          <table:table-cell office:value-type="float" office:value="-353.64">
            <text:p>-353,64</text:p>
          </table:table-cell>
          <table:table-cell office:value-type="float" office:value="237.59">
            <text:p>237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tajnica</text:p>
          </table:table-cell>
          <table:table-cell office:value-type="float" office:value="-373.2">
            <text:p>-373,2</text:p>
          </table:table-cell>
          <table:table-cell office:value-type="float" office:value="119.45">
            <text:p>119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axter</text:p>
          </table:table-cell>
          <table:table-cell office:value-type="float" office:value="-31.56">
            <text:p>-31,56</text:p>
          </table:table-cell>
          <table:table-cell office:value-type="float" office:value="113.71">
            <text:p>113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enfled</text:p>
          </table:table-cell>
          <table:table-cell office:value-type="float" office:value="-73.55">
            <text:p>-73,55</text:p>
          </table:table-cell>
          <table:table-cell office:value-type="float" office:value="263.15">
            <text:p>263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ensinger</text:p>
          </table:table-cell>
          <table:table-cell office:value-type="float" office:value="-129.88">
            <text:p>-129,88</text:p>
          </table:table-cell>
          <table:table-cell office:value-type="float" office:value="448.58">
            <text:p>448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essarabia</text:p>
          </table:table-cell>
          <table:table-cell office:value-type="float" office:value="-25.82">
            <text:p>-25,82</text:p>
          </table:table-cell>
          <table:table-cell office:value-type="float" office:value="279.32">
            <text:p>279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eta VII</text:p>
          </table:table-cell>
          <table:table-cell office:value-type="float" office:value="-156.22">
            <text:p>-156,22</text:p>
          </table:table-cell>
          <table:table-cell office:value-type="float" office:value="387.81">
            <text:p>387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iloela</text:p>
          </table:table-cell>
          <table:table-cell office:value-type="float" office:value="-354.43">
            <text:p>-354,43</text:p>
          </table:table-cell>
          <table:table-cell office:value-type="float" office:value="-12.78">
            <text:p>-12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inyang</text:p>
          </table:table-cell>
          <table:table-cell office:value-type="float" office:value="-373.73">
            <text:p>-373,73</text:p>
          </table:table-cell>
          <table:table-cell office:value-type="float" office:value="21.65">
            <text:p>2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iota</text:p>
          </table:table-cell>
          <table:table-cell office:value-type="float" office:value="-45.12">
            <text:p>-45,12</text:p>
          </table:table-cell>
          <table:table-cell office:value-type="float" office:value="274.1">
            <text:p>274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iuque</text:p>
          </table:table-cell>
          <table:table-cell office:value-type="float" office:value="-225.07">
            <text:p>-225,07</text:p>
          </table:table-cell>
          <table:table-cell office:value-type="float" office:value="247.24">
            <text:p>247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jornlunda</text:p>
          </table:table-cell>
          <table:table-cell office:value-type="float" office:value="-151.26">
            <text:p>-151,26</text:p>
          </table:table-cell>
          <table:table-cell office:value-type="float" office:value="89.19">
            <text:p>89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ack Earth</text:p>
          </table:table-cell>
          <table:table-cell office:value-type="float" office:value="-182.04">
            <text:p>-182,04</text:p>
          </table:table-cell>
          <table:table-cell office:value-type="float" office:value="397.2">
            <text:p>39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ackjack</text:p>
          </table:table-cell>
          <table:table-cell office:value-type="float" office:value="-158.31">
            <text:p>-158,31</text:p>
          </table:table-cell>
          <table:table-cell office:value-type="float" office:value="367.73">
            <text:p>367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air Atholl</text:p>
          </table:table-cell>
          <table:table-cell office:value-type="float" office:value="-99.63">
            <text:p>-99,63</text:p>
          </table:table-cell>
          <table:table-cell office:value-type="float" office:value="273.58">
            <text:p>273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ue Diamond</text:p>
          </table:table-cell>
          <table:table-cell office:value-type="float" office:value="-38.86">
            <text:p>-38,86</text:p>
          </table:table-cell>
          <table:table-cell office:value-type="float" office:value="20.86">
            <text:p>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ue Hole</text:p>
          </table:table-cell>
          <table:table-cell office:value-type="float" office:value="-188.3">
            <text:p>-188,3</text:p>
          </table:table-cell>
          <table:table-cell office:value-type="float" office:value="351.82">
            <text:p>351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lumenort</text:p>
          </table:table-cell>
          <table:table-cell office:value-type="float" office:value="-210.73">
            <text:p>-210,73</text:p>
          </table:table-cell>
          <table:table-cell office:value-type="float" office:value="299.14">
            <text:p>299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obruisk</text:p>
          </table:table-cell>
          <table:table-cell office:value-type="float" office:value="-339.3">
            <text:p>-339,3</text:p>
          </table:table-cell>
          <table:table-cell office:value-type="float" office:value="15.39">
            <text:p>1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olan</text:p>
          </table:table-cell>
          <table:table-cell office:value-type="float" office:value="-281.14">
            <text:p>-281,14</text:p>
          </table:table-cell>
          <table:table-cell office:value-type="float" office:value="5.48">
            <text:p>5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one-Norman</text:p>
          </table:table-cell>
          <table:table-cell office:value-type="float" office:value="-186.99">
            <text:p>-186,99</text:p>
          </table:table-cell>
          <table:table-cell office:value-type="float" office:value="428.76">
            <text:p>428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orghese</text:p>
          </table:table-cell>
          <table:table-cell office:value-type="float" office:value="-80.33">
            <text:p>-80,33</text:p>
          </table:table-cell>
          <table:table-cell office:value-type="float" office:value="212.55">
            <text:p>212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ountiful Harvest</text:p>
          </table:table-cell>
          <table:table-cell office:value-type="float" office:value="-138.48">
            <text:p>-138,48</text:p>
          </table:table-cell>
          <table:table-cell office:value-type="float" office:value="263.41">
            <text:p>263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reukelen</text:p>
          </table:table-cell>
          <table:table-cell office:value-type="float" office:value="-88.93">
            <text:p>-88,93</text:p>
          </table:table-cell>
          <table:table-cell office:value-type="float" office:value="142.66">
            <text:p>142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rooloo</text:p>
          </table:table-cell>
          <table:table-cell office:value-type="float" office:value="-269.41">
            <text:p>-269,41</text:p>
          </table:table-cell>
          <table:table-cell office:value-type="float" office:value="287.14">
            <text:p>287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ucklands</text:p>
          </table:table-cell>
          <table:table-cell office:value-type="float" office:value="-329.13">
            <text:p>-329,13</text:p>
          </table:table-cell>
          <table:table-cell office:value-type="float" office:value="333.56">
            <text:p>33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uena</text:p>
          </table:table-cell>
          <table:table-cell office:value-type="float" office:value="-403.98">
            <text:p>-403,98</text:p>
          </table:table-cell>
          <table:table-cell office:value-type="float" office:value="35.99">
            <text:p>35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Butler</text:p>
          </table:table-cell>
          <table:table-cell office:value-type="float" office:value="-127.27">
            <text:p>-127,27</text:p>
          </table:table-cell>
          <table:table-cell office:value-type="float" office:value="378.68">
            <text:p>37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.M.O. 26</text:p>
          </table:table-cell>
          <table:table-cell office:value-type="float" office:value="-306.96">
            <text:p>-306,96</text:p>
          </table:table-cell>
          <table:table-cell office:value-type="float" office:value="205.25">
            <text:p>205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lafell</text:p>
          </table:table-cell>
          <table:table-cell office:value-type="float" office:value="-369.81">
            <text:p>-369,81</text:p>
          </table:table-cell>
          <table:table-cell office:value-type="float" office:value="131.44">
            <text:p>13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ledonia</text:p>
          </table:table-cell>
          <table:table-cell office:value-type="float" office:value="-122.05">
            <text:p>-122,05</text:p>
          </table:table-cell>
          <table:table-cell office:value-type="float" office:value="37.56">
            <text:p>37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llisto V</text:p>
          </table:table-cell>
          <table:table-cell office:value-type="float" office:value="-156.74">
            <text:p>-156,74</text:p>
          </table:table-cell>
          <table:table-cell office:value-type="float" office:value="125.18">
            <text:p>125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meron</text:p>
          </table:table-cell>
          <table:table-cell office:value-type="float" office:value="-174.48">
            <text:p>-174,48</text:p>
          </table:table-cell>
          <table:table-cell office:value-type="float" office:value="168.74">
            <text:p>168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nal</text:p>
          </table:table-cell>
          <table:table-cell office:value-type="float" office:value="-381.03">
            <text:p>-381,03</text:p>
          </table:table-cell>
          <table:table-cell office:value-type="float" office:value="310.09">
            <text:p>310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nonbie</text:p>
          </table:table-cell>
          <table:table-cell office:value-type="float" office:value="-123.1">
            <text:p>-123,1</text:p>
          </table:table-cell>
          <table:table-cell office:value-type="float" office:value="67.81">
            <text:p>67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rlisle</text:p>
          </table:table-cell>
          <table:table-cell office:value-type="float" office:value="-307.74">
            <text:p>-307,74</text:p>
          </table:table-cell>
          <table:table-cell office:value-type="float" office:value="89.72">
            <text:p>89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rnwath</text:p>
          </table:table-cell>
          <table:table-cell office:value-type="float" office:value="-63.64">
            <text:p>-63,64</text:p>
          </table:table-cell>
          <table:table-cell office:value-type="float" office:value="83.2">
            <text:p>8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rse</text:p>
          </table:table-cell>
          <table:table-cell office:value-type="float" office:value="-15.91">
            <text:p>-15,91</text:p>
          </table:table-cell>
          <table:table-cell office:value-type="float" office:value="241.24">
            <text:p>241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rsphairn</text:p>
          </table:table-cell>
          <table:table-cell office:value-type="float" office:value="-97.02">
            <text:p>-97,02</text:p>
          </table:table-cell>
          <table:table-cell office:value-type="float" office:value="39.38">
            <text:p>39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rstairs</text:p>
          </table:table-cell>
          <table:table-cell office:value-type="float" office:value="-77.72">
            <text:p>-77,72</text:p>
          </table:table-cell>
          <table:table-cell office:value-type="float" office:value="140.57">
            <text:p>140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avanaugh II</text:p>
          </table:table-cell>
          <table:table-cell office:value-type="float" office:value="-310.61">
            <text:p>-310,61</text:p>
          </table:table-cell>
          <table:table-cell office:value-type="float" office:value="-52.16">
            <text:p>-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ffee</text:p>
          </table:table-cell>
          <table:table-cell office:value-type="float" office:value="-96.24">
            <text:p>-96,24</text:p>
          </table:table-cell>
          <table:table-cell office:value-type="float" office:value="83.2">
            <text:p>8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har</text:p>
          </table:table-cell>
          <table:table-cell office:value-type="float" office:value="-200.29">
            <text:p>-200,29</text:p>
          </table:table-cell>
          <table:table-cell office:value-type="float" office:value="343.73">
            <text:p>343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mpadanga</text:p>
          </table:table-cell>
          <table:table-cell office:value-type="float" office:value="-385.2">
            <text:p>-385,2</text:p>
          </table:table-cell>
          <table:table-cell office:value-type="float" office:value="218.29">
            <text:p>218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pultepec</text:p>
          </table:table-cell>
          <table:table-cell office:value-type="float" office:value="-242.54">
            <text:p>-242,54</text:p>
          </table:table-cell>
          <table:table-cell office:value-type="float" office:value="346.6">
            <text:p>346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ra</text:p>
          </table:table-cell>
          <table:table-cell office:value-type="float" office:value="-29.47">
            <text:p>-29,47</text:p>
          </table:table-cell>
          <table:table-cell office:value-type="float" office:value="6.52">
            <text:p>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ateau</text:p>
          </table:table-cell>
          <table:table-cell office:value-type="float" office:value="-76.41">
            <text:p>-76,41</text:p>
          </table:table-cell>
          <table:table-cell office:value-type="float" office:value="399.02">
            <text:p>399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haprauli</text:p>
          </table:table-cell>
          <table:table-cell office:value-type="float" office:value="-349.21">
            <text:p>-349,21</text:p>
          </table:table-cell>
          <table:table-cell office:value-type="float" office:value="221.42">
            <text:p>221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iavenna</text:p>
          </table:table-cell>
          <table:table-cell office:value-type="float" office:value="-383.9">
            <text:p>-383,9</text:p>
          </table:table-cell>
          <table:table-cell office:value-type="float" office:value="89.19">
            <text:p>89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hukchi III</text:p>
          </table:table-cell>
          <table:table-cell office:value-type="float" office:value="-182.3">
            <text:p>-182,3</text:p>
          </table:table-cell>
          <table:table-cell office:value-type="float" office:value="91.28">
            <text:p>91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iampino</text:p>
          </table:table-cell>
          <table:table-cell office:value-type="float" office:value="-334.35">
            <text:p>-334,35</text:p>
          </table:table-cell>
          <table:table-cell office:value-type="float" office:value="168.48">
            <text:p>168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iotat</text:p>
          </table:table-cell>
          <table:table-cell office:value-type="float" office:value="-155.96">
            <text:p>-155,96</text:p>
          </table:table-cell>
          <table:table-cell office:value-type="float" office:value="75.11">
            <text:p>75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lermont</text:p>
          </table:table-cell>
          <table:table-cell office:value-type="float" office:value="-211.77">
            <text:p>-211,77</text:p>
          </table:table-cell>
          <table:table-cell office:value-type="float" office:value="355.73">
            <text:p>355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linton</text:p>
          </table:table-cell>
          <table:table-cell office:value-type="float" office:value="-167.43">
            <text:p>-167,43</text:p>
          </table:table-cell>
          <table:table-cell office:value-type="float" office:value="54.51">
            <text:p>54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ldbrook</text:p>
          </table:table-cell>
          <table:table-cell office:value-type="float" office:value="-425.63">
            <text:p>-425,63</text:p>
          </table:table-cell>
          <table:table-cell office:value-type="float" office:value="127.53">
            <text:p>127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linas</text:p>
          </table:table-cell>
          <table:table-cell office:value-type="float" office:value="-158.83">
            <text:p>-158,83</text:p>
          </table:table-cell>
          <table:table-cell office:value-type="float" office:value="109.01">
            <text:p>109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lmar</text:p>
          </table:table-cell>
          <table:table-cell office:value-type="float" office:value="-66.76">
            <text:p>-66,76</text:p>
          </table:table-cell>
          <table:table-cell office:value-type="float" office:value="302.01">
            <text:p>302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r Caroli</text:p>
          </table:table-cell>
          <table:table-cell office:value-type="float" office:value="-62.85">
            <text:p>-62,85</text:p>
          </table:table-cell>
          <table:table-cell office:value-type="float" office:value="15.65">
            <text:p>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rridan IV</text:p>
          </table:table-cell>
          <table:table-cell office:value-type="float" office:value="-38.34">
            <text:p>-38,34</text:p>
          </table:table-cell>
          <table:table-cell office:value-type="float" office:value="122.58">
            <text:p>122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oventry</text:p>
          </table:table-cell>
          <table:table-cell office:value-type="float" office:value="-260.02">
            <text:p>-260,02</text:p>
          </table:table-cell>
          <table:table-cell office:value-type="float" office:value="222.2">
            <text:p>222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revedia</text:p>
          </table:table-cell>
          <table:table-cell office:value-type="float" office:value="-129.62">
            <text:p>-129,62</text:p>
          </table:table-cell>
          <table:table-cell office:value-type="float" office:value="161.7">
            <text:p>161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rimond</text:p>
          </table:table-cell>
          <table:table-cell office:value-type="float" office:value="-69.63">
            <text:p>-69,63</text:p>
          </table:table-cell>
          <table:table-cell office:value-type="float" office:value="232.63">
            <text:p>232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ruz Alta</text:p>
          </table:table-cell>
          <table:table-cell office:value-type="float" office:value="-440.76">
            <text:p>-440,76</text:p>
          </table:table-cell>
          <table:table-cell office:value-type="float" office:value="20.86">
            <text:p>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umbres</text:p>
          </table:table-cell>
          <table:table-cell office:value-type="float" office:value="-155.44">
            <text:p>-155,44</text:p>
          </table:table-cell>
          <table:table-cell office:value-type="float" office:value="203.68">
            <text:p>203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usset</text:p>
          </table:table-cell>
          <table:table-cell office:value-type="float" office:value="-49.81">
            <text:p>-49,81</text:p>
          </table:table-cell>
          <table:table-cell office:value-type="float" office:value="286.36">
            <text:p>286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Czarvowo</text:p>
          </table:table-cell>
          <table:table-cell office:value-type="float" office:value="-320.26">
            <text:p>-320,26</text:p>
          </table:table-cell>
          <table:table-cell office:value-type="float" office:value="62.07">
            <text:p>62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alkeith</text:p>
          </table:table-cell>
          <table:table-cell office:value-type="float" office:value="-26.34">
            <text:p>-26,34</text:p>
          </table:table-cell>
          <table:table-cell office:value-type="float" office:value="156.74">
            <text:p>156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anxian</text:p>
          </table:table-cell>
          <table:table-cell office:value-type="float" office:value="-350.52">
            <text:p>-350,52</text:p>
          </table:table-cell>
          <table:table-cell office:value-type="float" office:value="17.47">
            <text:p>17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ar-es-Salaam</text:p>
          </table:table-cell>
          <table:table-cell office:value-type="float" office:value="-196.64">
            <text:p>-196,64</text:p>
          </table:table-cell>
          <table:table-cell office:value-type="float" office:value="13.56">
            <text:p>1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ia</text:p>
          </table:table-cell>
          <table:table-cell office:value-type="float" office:value="-177.6">
            <text:p>-177,6</text:p>
          </table:table-cell>
          <table:table-cell office:value-type="float" office:value="306.44">
            <text:p>306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ll</text:p>
          </table:table-cell>
          <table:table-cell office:value-type="float" office:value="-61.81">
            <text:p>-61,81</text:p>
          </table:table-cell>
          <table:table-cell office:value-type="float" office:value="333.82">
            <text:p>333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nebola</text:p>
          </table:table-cell>
          <table:table-cell office:value-type="float" office:value="-13.04">
            <text:p>-13,04</text:p>
          </table:table-cell>
          <table:table-cell office:value-type="float" office:value="-1.83">
            <text:p>-1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nizli</text:p>
          </table:table-cell>
          <table:table-cell office:value-type="float" office:value="-113.97">
            <text:p>-113,97</text:p>
          </table:table-cell>
          <table:table-cell office:value-type="float" office:value="350.52">
            <text:p>350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rf</text:p>
          </table:table-cell>
          <table:table-cell office:value-type="float" office:value="-131.96">
            <text:p>-131,96</text:p>
          </table:table-cell>
          <table:table-cell office:value-type="float" office:value="398.24">
            <text:p>398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evin</text:p>
          </table:table-cell>
          <table:table-cell office:value-type="float" office:value="-111.62">
            <text:p>-111,62</text:p>
          </table:table-cell>
          <table:table-cell office:value-type="float" office:value="336.95">
            <text:p>336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omain</text:p>
          </table:table-cell>
          <table:table-cell office:value-type="float" office:value="-33.12">
            <text:p>-33,12</text:p>
          </table:table-cell>
          <table:table-cell office:value-type="float" office:value="250.37">
            <text:p>250,3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ompaire</text:p>
          </table:table-cell>
          <table:table-cell office:value-type="float" office:value="-75.37">
            <text:p>-75,37</text:p>
          </table:table-cell>
          <table:table-cell office:value-type="float" office:value="302.79">
            <text:p>302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onegal</text:p>
          </table:table-cell>
          <table:table-cell office:value-type="float" office:value="-184.12">
            <text:p>-184,12</text:p>
          </table:table-cell>
          <table:table-cell office:value-type="float" office:value="159.35">
            <text:p>159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rosendorf</text:p>
          </table:table-cell>
          <table:table-cell office:value-type="float" office:value="-261.32">
            <text:p>-261,32</text:p>
          </table:table-cell>
          <table:table-cell office:value-type="float" office:value="41.73">
            <text:p>41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ukambia</text:p>
          </table:table-cell>
          <table:table-cell office:value-type="float" office:value="-183.6">
            <text:p>-183,6</text:p>
          </table:table-cell>
          <table:table-cell office:value-type="float" office:value="215.68">
            <text:p>215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uran</text:p>
          </table:table-cell>
          <table:table-cell office:value-type="float" office:value="-265.49">
            <text:p>-265,49</text:p>
          </table:table-cell>
          <table:table-cell office:value-type="float" office:value="146.05">
            <text:p>146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Dustball</text:p>
          </table:table-cell>
          <table:table-cell office:value-type="float" office:value="-105.36">
            <text:p>-105,36</text:p>
          </table:table-cell>
          <table:table-cell office:value-type="float" office:value="268.62">
            <text:p>268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aglesham</text:p>
          </table:table-cell>
          <table:table-cell office:value-type="float" office:value="-33.64">
            <text:p>-33,64</text:p>
          </table:table-cell>
          <table:table-cell office:value-type="float" office:value="135.88">
            <text:p>135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aton</text:p>
          </table:table-cell>
          <table:table-cell office:value-type="float" office:value="-81.63">
            <text:p>-81,63</text:p>
          </table:table-cell>
          <table:table-cell office:value-type="float" office:value="113.71">
            <text:p>113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dasich</text:p>
          </table:table-cell>
          <table:table-cell office:value-type="float" office:value="-97.28">
            <text:p>-97,28</text:p>
          </table:table-cell>
          <table:table-cell office:value-type="float" office:value="121.79">
            <text:p>121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idsfoss</text:p>
          </table:table-cell>
          <table:table-cell office:value-type="float" office:value="-154.92">
            <text:p>-154,92</text:p>
          </table:table-cell>
          <table:table-cell office:value-type="float" office:value="59.46">
            <text:p>59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ilenburg</text:p>
          </table:table-cell>
          <table:table-cell office:value-type="float" office:value="-222.2">
            <text:p>-222,2</text:p>
          </table:table-cell>
          <table:table-cell office:value-type="float" office:value="19.56">
            <text:p>19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llengurg</text:p>
          </table:table-cell>
          <table:table-cell office:value-type="float" office:value="-300.18">
            <text:p>-300,18</text:p>
          </table:table-cell>
          <table:table-cell office:value-type="float" office:value="261.84">
            <text:p>261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llijay</text:p>
          </table:table-cell>
          <table:table-cell office:value-type="float" office:value="-336.95">
            <text:p>-336,95</text:p>
          </table:table-cell>
          <table:table-cell office:value-type="float" office:value="7.82">
            <text:p>7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lume</text:p>
          </table:table-cell>
          <table:table-cell office:value-type="float" office:value="-375.81">
            <text:p>-375,81</text:p>
          </table:table-cell>
          <table:table-cell office:value-type="float" office:value="334.08">
            <text:p>33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nders Cluster</text:p>
          </table:table-cell>
          <table:table-cell office:value-type="float" office:value="-451.18">
            <text:p>-451,18</text:p>
          </table:table-cell>
          <table:table-cell office:value-type="float" office:value="69.89">
            <text:p>69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ngadine</text:p>
          </table:table-cell>
          <table:table-cell office:value-type="float" office:value="-354.43">
            <text:p>-354,43</text:p>
          </table:table-cell>
          <table:table-cell office:value-type="float" office:value="358.08">
            <text:p>35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nkoping</text:p>
          </table:table-cell>
          <table:table-cell office:value-type="float" office:value="-137.96">
            <text:p>-137,96</text:p>
          </table:table-cell>
          <table:table-cell office:value-type="float" office:value="104.58">
            <text:p>104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nzesfled</text:p>
          </table:table-cell>
          <table:table-cell office:value-type="float" office:value="-383.9">
            <text:p>-383,9</text:p>
          </table:table-cell>
          <table:table-cell office:value-type="float" office:value="130.14">
            <text:p>13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steros</text:p>
          </table:table-cell>
          <table:table-cell office:value-type="float" office:value="-159.61">
            <text:p>-159,61</text:p>
          </table:table-cell>
          <table:table-cell office:value-type="float" office:value="271.23">
            <text:p>271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tiler</text:p>
          </table:table-cell>
          <table:table-cell office:value-type="float" office:value="-381.55">
            <text:p>-381,55</text:p>
          </table:table-cell>
          <table:table-cell office:value-type="float" office:value="200.82">
            <text:p>200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utin</text:p>
          </table:table-cell>
          <table:table-cell office:value-type="float" office:value="-224.81">
            <text:p>-224,81</text:p>
          </table:table-cell>
          <table:table-cell office:value-type="float" office:value="151.52">
            <text:p>151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vciler</text:p>
          </table:table-cell>
          <table:table-cell office:value-type="float" office:value="-95.97">
            <text:p>-95,97</text:p>
          </table:table-cell>
          <table:table-cell office:value-type="float" office:value="359.9">
            <text:p>359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Ewanrigg</text:p>
          </table:table-cell>
          <table:table-cell office:value-type="float" office:value="-333.82">
            <text:p>-333,82</text:p>
          </table:table-cell>
          <table:table-cell office:value-type="float" office:value="290.01">
            <text:p>290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atima</text:p>
          </table:table-cell>
          <table:table-cell office:value-type="float" office:value="-31.56">
            <text:p>-31,56</text:p>
          </table:table-cell>
          <table:table-cell office:value-type="float" office:value="177.34">
            <text:p>177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erihegy</text:p>
          </table:table-cell>
          <table:table-cell office:value-type="float" office:value="-393.55">
            <text:p>-393,55</text:p>
          </table:table-cell>
          <table:table-cell office:value-type="float" office:value="163">
            <text:p>1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ianna</text:p>
          </table:table-cell>
          <table:table-cell office:value-type="float" office:value="-142.66">
            <text:p>-142,66</text:p>
          </table:table-cell>
          <table:table-cell office:value-type="float" office:value="20.86">
            <text:p>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insterwalde</text:p>
          </table:table-cell>
          <table:table-cell office:value-type="float" office:value="-292.36">
            <text:p>-292,36</text:p>
          </table:table-cell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irenze</text:p>
          </table:table-cell>
          <table:table-cell office:value-type="float" office:value="-405.28">
            <text:p>-405,28</text:p>
          </table:table-cell>
          <table:table-cell office:value-type="float" office:value="135.62">
            <text:p>135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lorida</text:p>
          </table:table-cell>
          <table:table-cell office:value-type="float" office:value="-430.58">
            <text:p>-430,58</text:p>
          </table:table-cell>
          <table:table-cell office:value-type="float" office:value="74.59">
            <text:p>74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ord</text:p>
          </table:table-cell>
          <table:table-cell office:value-type="float" office:value="-192.99">
            <text:p>-192,99</text:p>
          </table:table-cell>
          <table:table-cell office:value-type="float" office:value="-29.73">
            <text:p>-29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orkas</text:p>
          </table:table-cell>
          <table:table-cell office:value-type="float" office:value="-213.07">
            <text:p>-213,07</text:p>
          </table:table-cell>
          <table:table-cell office:value-type="float" office:value="161.44">
            <text:p>16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ort Loudon</text:p>
          </table:table-cell>
          <table:table-cell office:value-type="float" office:value="-32.6">
            <text:p>-32,6</text:p>
          </table:table-cell>
          <table:table-cell office:value-type="float" office:value="210.99">
            <text:p>210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reedom</text:p>
          </table:table-cell>
          <table:table-cell office:value-type="float" office:value="-64.94">
            <text:p>-64,94</text:p>
          </table:table-cell>
          <table:table-cell office:value-type="float" office:value="108.75">
            <text:p>108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Furillo</text:p>
          </table:table-cell>
          <table:table-cell office:value-type="float" office:value="-138.48">
            <text:p>-138,48</text:p>
          </table:table-cell>
          <table:table-cell office:value-type="float" office:value="53.46">
            <text:p>5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crux</text:p>
          </table:table-cell>
          <table:table-cell office:value-type="float" office:value="-86.59">
            <text:p>-86,59</text:p>
          </table:table-cell>
          <table:table-cell office:value-type="float" office:value="11.21">
            <text:p>11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latea</text:p>
          </table:table-cell>
          <table:table-cell office:value-type="float" office:value="-54.25">
            <text:p>-54,25</text:p>
          </table:table-cell>
          <table:table-cell office:value-type="float" office:value="34.43">
            <text:p>3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llery</text:p>
          </table:table-cell>
          <table:table-cell office:value-type="float" office:value="-200.03">
            <text:p>-200,03</text:p>
          </table:table-cell>
          <table:table-cell office:value-type="float" office:value="109.28">
            <text:p>109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nshoren</text:p>
          </table:table-cell>
          <table:table-cell office:value-type="float" office:value="-43.81">
            <text:p>-43,81</text:p>
          </table:table-cell>
          <table:table-cell office:value-type="float" office:value="159.61">
            <text:p>159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rrison</text:p>
          </table:table-cell>
          <table:table-cell office:value-type="float" office:value="-104.06">
            <text:p>-104,06</text:p>
          </table:table-cell>
          <table:table-cell office:value-type="float" office:value="182.04">
            <text:p>182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atineau</text:p>
          </table:table-cell>
          <table:table-cell office:value-type="float" office:value="-244.63">
            <text:p>-244,63</text:p>
          </table:table-cell>
          <table:table-cell office:value-type="float" office:value="299.66">
            <text:p>299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ibbs</text:p>
          </table:table-cell>
          <table:table-cell office:value-type="float" office:value="-202.9">
            <text:p>-202,9</text:p>
          </table:table-cell>
          <table:table-cell office:value-type="float" office:value="159.35">
            <text:p>159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ienah</text:p>
          </table:table-cell>
          <table:table-cell office:value-type="float" office:value="-184.65">
            <text:p>-184,65</text:p>
          </table:table-cell>
          <table:table-cell office:value-type="float" office:value="-13.04">
            <text:p>-13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inestra</text:p>
          </table:table-cell>
          <table:table-cell office:value-type="float" office:value="-111.62">
            <text:p>-111,62</text:p>
          </table:table-cell>
          <table:table-cell office:value-type="float" office:value="164.83">
            <text:p>164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ladius</text:p>
          </table:table-cell>
          <table:table-cell office:value-type="float" office:value="-96.76">
            <text:p>-96,76</text:p>
          </table:table-cell>
          <table:table-cell office:value-type="float" office:value="72.5">
            <text:p>72,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lengarry</text:p>
          </table:table-cell>
          <table:table-cell office:value-type="float" office:value="-77.46">
            <text:p>-77,46</text:p>
          </table:table-cell>
          <table:table-cell office:value-type="float" office:value="77.72">
            <text:p>77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oat Path</text:p>
          </table:table-cell>
          <table:table-cell office:value-type="float" office:value="-155.7">
            <text:p>-155,7</text:p>
          </table:table-cell>
          <table:table-cell office:value-type="float" office:value="356.77">
            <text:p>356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oetville</text:p>
          </table:table-cell>
          <table:table-cell office:value-type="float" office:value="-263.67">
            <text:p>-263,67</text:p>
          </table:table-cell>
          <table:table-cell office:value-type="float" office:value="266.28">
            <text:p>266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olandrinas</text:p>
          </table:table-cell>
          <table:table-cell office:value-type="float" office:value="-160.91">
            <text:p>-160,91</text:p>
          </table:table-cell>
          <table:table-cell office:value-type="float" office:value="403.98">
            <text:p>403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raceland</text:p>
          </table:table-cell>
          <table:table-cell office:value-type="float" office:value="-101.45">
            <text:p>-101,45</text:p>
          </table:table-cell>
          <table:table-cell office:value-type="float" office:value="248.28">
            <text:p>248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raus</text:p>
          </table:table-cell>
          <table:table-cell office:value-type="float" office:value="-101.45">
            <text:p>-101,45</text:p>
          </table:table-cell>
          <table:table-cell office:value-type="float" office:value="299.92">
            <text:p>299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reat X</text:p>
          </table:table-cell>
          <table:table-cell office:value-type="float" office:value="-185.95">
            <text:p>-185,95</text:p>
          </table:table-cell>
          <table:table-cell office:value-type="float" office:value="290.53">
            <text:p>290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reenlaw</text:p>
          </table:table-cell>
          <table:table-cell office:value-type="float" office:value="-229.5">
            <text:p>-229,5</text:p>
          </table:table-cell>
          <table:table-cell office:value-type="float" office:value="160.91">
            <text:p>160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runwald</text:p>
          </table:table-cell>
          <table:table-cell office:value-type="float" office:value="-98.32">
            <text:p>-98,32</text:p>
          </table:table-cell>
          <table:table-cell office:value-type="float" office:value="204.99">
            <text:p>204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uatavita</text:p>
          </table:table-cell>
          <table:table-cell office:value-type="float" office:value="-288.97">
            <text:p>-288,97</text:p>
          </table:table-cell>
          <table:table-cell office:value-type="float" office:value="240.2">
            <text:p>240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Gypsum</text:p>
          </table:table-cell>
          <table:table-cell office:value-type="float" office:value="-284.01">
            <text:p>-284,01</text:p>
          </table:table-cell>
          <table:table-cell office:value-type="float" office:value="26.34">
            <text:p>26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alfway</text:p>
          </table:table-cell>
          <table:table-cell office:value-type="float" office:value="-254.8">
            <text:p>-254,8</text:p>
          </table:table-cell>
          <table:table-cell office:value-type="float" office:value="86.85">
            <text:p>86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alifax</text:p>
          </table:table-cell>
          <table:table-cell office:value-type="float" office:value="-444.92">
            <text:p>-444,92</text:p>
          </table:table-cell>
          <table:table-cell office:value-type="float" office:value="130.14">
            <text:p>13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almyre Deans</text:p>
          </table:table-cell>
          <table:table-cell office:value-type="float" office:value="-127.01">
            <text:p>-127,01</text:p>
          </table:table-cell>
          <table:table-cell office:value-type="float" office:value="99.1">
            <text:p>99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amilton</text:p>
          </table:table-cell>
          <table:table-cell office:value-type="float" office:value="-152.05">
            <text:p>-152,05</text:p>
          </table:table-cell>
          <table:table-cell office:value-type="float" office:value="224.03">
            <text:p>224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ere</text:p>
          </table:table-cell>
          <table:table-cell office:value-type="float" office:value="-151.52">
            <text:p>-151,52</text:p>
          </table:table-cell>
          <table:table-cell office:value-type="float" office:value="448.84">
            <text:p>448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erzberg</text:p>
          </table:table-cell>
          <table:table-cell office:value-type="float" office:value="-312.7">
            <text:p>-312,7</text:p>
          </table:table-cell>
          <table:table-cell office:value-type="float" office:value="21.65">
            <text:p>2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esperus II</text:p>
          </table:table-cell>
          <table:table-cell office:value-type="float" office:value="-124.66">
            <text:p>-124,66</text:p>
          </table:table-cell>
          <table:table-cell office:value-type="float" office:value="47.2">
            <text:p>4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illerod</text:p>
          </table:table-cell>
          <table:table-cell office:value-type="float" office:value="-129.36">
            <text:p>-129,36</text:p>
          </table:table-cell>
          <table:table-cell office:value-type="float" office:value="143.18">
            <text:p>143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inckley</text:p>
          </table:table-cell>
          <table:table-cell office:value-type="float" office:value="-456.4">
            <text:p>-456,4</text:p>
          </table:table-cell>
          <table:table-cell office:value-type="float" office:value="99.63">
            <text:p>99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ollabrunn</text:p>
          </table:table-cell>
          <table:table-cell office:value-type="float" office:value="-210.2">
            <text:p>-210,2</text:p>
          </table:table-cell>
          <table:table-cell office:value-type="float" office:value="33.64">
            <text:p>3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ood IV</text:p>
          </table:table-cell>
          <table:table-cell office:value-type="float" office:value="-271.49">
            <text:p>-271,49</text:p>
          </table:table-cell>
          <table:table-cell office:value-type="float" office:value="372.68">
            <text:p>372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orneburg</text:p>
          </table:table-cell>
          <table:table-cell office:value-type="float" office:value="-227.42">
            <text:p>-227,42</text:p>
          </table:table-cell>
          <table:table-cell office:value-type="float" office:value="168.48">
            <text:p>168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ot Springs</text:p>
          </table:table-cell>
          <table:table-cell office:value-type="float" office:value="-172.13">
            <text:p>-172,13</text:p>
          </table:table-cell>
          <table:table-cell office:value-type="float" office:value="371.12">
            <text:p>371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owick</text:p>
          </table:table-cell>
          <table:table-cell office:value-type="float" office:value="-346.86">
            <text:p>-346,86</text:p>
          </table:table-cell>
          <table:table-cell office:value-type="float" office:value="318.7">
            <text:p>318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Hyde</text:p>
          </table:table-cell>
          <table:table-cell office:value-type="float" office:value="-163.78">
            <text:p>-163,78</text:p>
          </table:table-cell>
          <table:table-cell office:value-type="float" office:value="2.61">
            <text:p>2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car</text:p>
          </table:table-cell>
          <table:table-cell office:value-type="float" office:value="-84.24">
            <text:p>-84,24</text:p>
          </table:table-cell>
          <table:table-cell office:value-type="float" office:value="417.54">
            <text:p>417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lzra</text:p>
          </table:table-cell>
          <table:table-cell office:value-type="float" office:value="-401.37">
            <text:p>-401,37</text:p>
          </table:table-cell>
          <table:table-cell office:value-type="float" office:value="2.35">
            <text:p>2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narcs</text:p>
          </table:table-cell>
          <table:table-cell office:value-type="float" office:value="-297.83">
            <text:p>-297,83</text:p>
          </table:table-cell>
          <table:table-cell office:value-type="float" office:value="340.6">
            <text:p>340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nchicore</text:p>
          </table:table-cell>
          <table:table-cell office:value-type="float" office:value="-365.64">
            <text:p>-365,64</text:p>
          </table:table-cell>
          <table:table-cell office:value-type="float" office:value="7.56">
            <text:p>7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ncukalns</text:p>
          </table:table-cell>
          <table:table-cell office:value-type="float" office:value="-202.9">
            <text:p>-202,9</text:p>
          </table:table-cell>
          <table:table-cell office:value-type="float" office:value="214.9">
            <text:p>214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ssaba</text:p>
          </table:table-cell>
          <table:table-cell office:value-type="float" office:value="-409.98">
            <text:p>-409,98</text:p>
          </table:table-cell>
          <table:table-cell office:value-type="float" office:value="267.84">
            <text:p>267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Izar</text:p>
          </table:table-cell>
          <table:table-cell office:value-type="float" office:value="-60.51">
            <text:p>-60,51</text:p>
          </table:table-cell>
          <table:table-cell office:value-type="float" office:value="98.32">
            <text:p>98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Jatznik</text:p>
          </table:table-cell>
          <table:table-cell office:value-type="float" office:value="-304.88">
            <text:p>-304,88</text:p>
          </table:table-cell>
          <table:table-cell office:value-type="float" office:value="193.25">
            <text:p>193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Jaumegarde</text:p>
          </table:table-cell>
          <table:table-cell office:value-type="float" office:value="-141.88">
            <text:p>-141,88</text:p>
          </table:table-cell>
          <table:table-cell office:value-type="float" office:value="99.1">
            <text:p>99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Jerangle</text:p>
          </table:table-cell>
          <table:table-cell office:value-type="float" office:value="-321.04">
            <text:p>-321,04</text:p>
          </table:table-cell>
          <table:table-cell office:value-type="float" office:value="358.6">
            <text:p>358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Jesenice</text:p>
          </table:table-cell>
          <table:table-cell office:value-type="float" office:value="-269.15">
            <text:p>-269,15</text:p>
          </table:table-cell>
          <table:table-cell office:value-type="float" office:value="351.3">
            <text:p>351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amenz</text:p>
          </table:table-cell>
          <table:table-cell office:value-type="float" office:value="-314.52">
            <text:p>-314,52</text:p>
          </table:table-cell>
          <table:table-cell office:value-type="float" office:value="4.43">
            <text:p>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andersteg</text:p>
          </table:table-cell>
          <table:table-cell office:value-type="float" office:value="-121.79">
            <text:p>-121,79</text:p>
          </table:table-cell>
          <table:table-cell office:value-type="float" office:value="230.03">
            <text:p>230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arkkila</text:p>
          </table:table-cell>
          <table:table-cell office:value-type="float" office:value="-437.62">
            <text:p>-437,62</text:p>
          </table:table-cell>
          <table:table-cell office:value-type="float" office:value="91.54">
            <text:p>91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aumberg</text:p>
          </table:table-cell>
          <table:table-cell office:value-type="float" office:value="-391.29">
            <text:p>-391,29</text:p>
          </table:table-cell>
          <table:table-cell office:value-type="float" office:value="145.79">
            <text:p>145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elang</text:p>
          </table:table-cell>
          <table:table-cell office:value-type="float" office:value="-360.43">
            <text:p>-360,43</text:p>
          </table:table-cell>
          <table:table-cell office:value-type="float" office:value="202.64">
            <text:p>202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elenfold</text:p>
          </table:table-cell>
          <table:table-cell office:value-type="float" office:value="-57.9">
            <text:p>-57,9</text:p>
          </table:table-cell>
          <table:table-cell office:value-type="float" office:value="200.03">
            <text:p>200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hartoum</text:p>
          </table:table-cell>
          <table:table-cell office:value-type="float" office:value="-331.74">
            <text:p>-331,74</text:p>
          </table:table-cell>
          <table:table-cell office:value-type="float" office:value="276.45">
            <text:p>276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hon Kaen</text:p>
          </table:table-cell>
          <table:table-cell office:value-type="float" office:value="-387.81">
            <text:p>-387,81</text:p>
          </table:table-cell>
          <table:table-cell office:value-type="float" office:value="-46.68">
            <text:p>-4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ikuyu</text:p>
          </table:table-cell>
          <table:table-cell office:value-type="float" office:value="-205.51">
            <text:p>-205,51</text:p>
          </table:table-cell>
          <table:table-cell office:value-type="float" office:value="369.81">
            <text:p>369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irkcaldy</text:p>
          </table:table-cell>
          <table:table-cell office:value-type="float" office:value="-97.28">
            <text:p>-97,28</text:p>
          </table:table-cell>
          <table:table-cell office:value-type="float" office:value="128.31">
            <text:p>128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itzingen</text:p>
          </table:table-cell>
          <table:table-cell office:value-type="float" office:value="-225.07">
            <text:p>-225,07</text:p>
          </table:table-cell>
          <table:table-cell office:value-type="float" office:value="47.47">
            <text:p>47,4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ladnitsa</text:p>
          </table:table-cell>
          <table:table-cell office:value-type="float" office:value="-417.8">
            <text:p>-417,8</text:p>
          </table:table-cell>
          <table:table-cell office:value-type="float" office:value="129.88">
            <text:p>129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be</text:p>
          </table:table-cell>
          <table:table-cell office:value-type="float" office:value="-15.13">
            <text:p>-15,13</text:p>
          </table:table-cell>
          <table:table-cell office:value-type="float" office:value="284.01">
            <text:p>284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chab</text:p>
          </table:table-cell>
          <table:table-cell office:value-type="float" office:value="-68.85">
            <text:p>-68,85</text:p>
          </table:table-cell>
          <table:table-cell office:value-type="float" office:value="63.11">
            <text:p>63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ckengen</text:p>
          </table:table-cell>
          <table:table-cell office:value-type="float" office:value="-112.67">
            <text:p>-112,67</text:p>
          </table:table-cell>
          <table:table-cell office:value-type="float" office:value="151.79">
            <text:p>151,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lovraty</text:p>
          </table:table-cell>
          <table:table-cell office:value-type="float" office:value="-243.33">
            <text:p>-243,33</text:p>
          </table:table-cell>
          <table:table-cell office:value-type="float" office:value="375.55">
            <text:p>375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niz</text:p>
          </table:table-cell>
          <table:table-cell office:value-type="float" office:value="-93.37">
            <text:p>-93,37</text:p>
          </table:table-cell>
          <table:table-cell office:value-type="float" office:value="262.1">
            <text:p>262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okens Pleasure Pit</text:p>
          </table:table-cell>
          <table:table-cell office:value-type="float" office:value="-166.65">
            <text:p>-166,65</text:p>
          </table:table-cell>
          <table:table-cell office:value-type="float" office:value="348.95">
            <text:p>348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stinbrod</text:p>
          </table:table-cell>
          <table:table-cell office:value-type="float" office:value="-378.16">
            <text:p>-378,16</text:p>
          </table:table-cell>
          <table:table-cell office:value-type="float" office:value="159.35">
            <text:p>159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owloon</text:p>
          </table:table-cell>
          <table:table-cell office:value-type="float" office:value="-295.23">
            <text:p>-295,23</text:p>
          </table:table-cell>
          <table:table-cell office:value-type="float" office:value="370.34">
            <text:p>370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rievci</text:p>
          </table:table-cell>
          <table:table-cell office:value-type="float" office:value="-227.42">
            <text:p>-227,42</text:p>
          </table:table-cell>
          <table:table-cell office:value-type="float" office:value="229.24">
            <text:p>229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rung Thep</text:p>
          </table:table-cell>
          <table:table-cell office:value-type="float" office:value="-372.94">
            <text:p>-372,94</text:p>
          </table:table-cell>
          <table:table-cell office:value-type="float" office:value="237.59">
            <text:p>237,5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vistgard</text:p>
          </table:table-cell>
          <table:table-cell office:value-type="float" office:value="-335.39">
            <text:p>-335,39</text:p>
          </table:table-cell>
          <table:table-cell office:value-type="float" office:value="153.35">
            <text:p>153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wangchowwang</text:p>
          </table:table-cell>
          <table:table-cell office:value-type="float" office:value="-255.58">
            <text:p>-255,58</text:p>
          </table:table-cell>
          <table:table-cell office:value-type="float" office:value="336.43">
            <text:p>336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Kwangjong-ni</text:p>
          </table:table-cell>
          <table:table-cell office:value-type="float" office:value="-395.5">
            <text:p>-395,5</text:p>
          </table:table-cell>
          <table:table-cell office:value-type="float" office:value="280.14">
            <text:p>280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 Blon</text:p>
          </table:table-cell>
          <table:table-cell office:value-type="float" office:value="-32.08">
            <text:p>-32,08</text:p>
          </table:table-cell>
          <table:table-cell office:value-type="float" office:value="73.55">
            <text:p>73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 Grave</text:p>
          </table:table-cell>
          <table:table-cell office:value-type="float" office:value="-51.64">
            <text:p>-51,64</text:p>
          </table:table-cell>
          <table:table-cell office:value-type="float" office:value="249.32">
            <text:p>249,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iaka</text:p>
          </table:table-cell>
          <table:table-cell office:value-type="float" office:value="-101.45">
            <text:p>-101,45</text:p>
          </table:table-cell>
          <table:table-cell office:value-type="float" office:value="54.77">
            <text:p>54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mon</text:p>
          </table:table-cell>
          <table:table-cell office:value-type="float" office:value="-133.53">
            <text:p>-133,53</text:p>
          </table:table-cell>
          <table:table-cell office:value-type="float" office:value="33.64">
            <text:p>3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ncaster</text:p>
          </table:table-cell>
          <table:table-cell office:value-type="float" office:value="-270.71">
            <text:p>-270,71</text:p>
          </table:table-cell>
          <table:table-cell office:value-type="float" office:value="111.36">
            <text:p>111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nghorne</text:p>
          </table:table-cell>
          <table:table-cell office:value-type="float" office:value="-432.93">
            <text:p>-432,93</text:p>
          </table:table-cell>
          <table:table-cell office:value-type="float" office:value="230.55">
            <text:p>230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unam</text:p>
          </table:table-cell>
          <table:table-cell office:value-type="float" office:value="-168.74">
            <text:p>-168,74</text:p>
          </table:table-cell>
          <table:table-cell office:value-type="float" office:value="-12.52">
            <text:p>-12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urent</text:p>
          </table:table-cell>
          <table:table-cell office:value-type="float" office:value="-44.6">
            <text:p>-44,6</text:p>
          </table:table-cell>
          <table:table-cell office:value-type="float" office:value="305.66">
            <text:p>305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aurieston</text:p>
          </table:table-cell>
          <table:table-cell office:value-type="float" office:value="-107.45">
            <text:p>-107,45</text:p>
          </table:table-cell>
          <table:table-cell office:value-type="float" office:value="94.41">
            <text:p>94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eganes</text:p>
          </table:table-cell>
          <table:table-cell office:value-type="float" office:value="-78.5">
            <text:p>-78,5</text:p>
          </table:table-cell>
          <table:table-cell office:value-type="float" office:value="161.7">
            <text:p>161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eskovik</text:p>
          </table:table-cell>
          <table:table-cell office:value-type="float" office:value="-91.28">
            <text:p>-91,28</text:p>
          </table:table-cell>
          <table:table-cell office:value-type="float" office:value="336.17">
            <text:p>336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ipton</text:p>
          </table:table-cell>
          <table:table-cell office:value-type="float" office:value="-34.16">
            <text:p>-34,16</text:p>
          </table:table-cell>
          <table:table-cell office:value-type="float" office:value="6.52">
            <text:p>6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oburg</text:p>
          </table:table-cell>
          <table:table-cell office:value-type="float" office:value="-327.56">
            <text:p>-327,56</text:p>
          </table:table-cell>
          <table:table-cell office:value-type="float" office:value="10.43">
            <text:p>1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ost</text:p>
          </table:table-cell>
          <table:table-cell office:value-type="float" office:value="-393.81">
            <text:p>-393,81</text:p>
          </table:table-cell>
          <table:table-cell office:value-type="float" office:value="254.28">
            <text:p>254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oxley</text:p>
          </table:table-cell>
          <table:table-cell office:value-type="float" office:value="-315.05">
            <text:p>-315,05</text:p>
          </table:table-cell>
          <table:table-cell office:value-type="float" office:value="226.11">
            <text:p>226,1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ucianca</text:p>
          </table:table-cell>
          <table:table-cell office:value-type="float" office:value="-97.8">
            <text:p>-97,8</text:p>
          </table:table-cell>
          <table:table-cell office:value-type="float" office:value="164.83">
            <text:p>164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udwigshafen</text:p>
          </table:table-cell>
          <table:table-cell office:value-type="float" office:value="-244.89">
            <text:p>-244,89</text:p>
          </table:table-cell>
          <table:table-cell office:value-type="float" office:value="284.53">
            <text:p>284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yndon</text:p>
          </table:table-cell>
          <table:table-cell office:value-type="float" office:value="-128.57">
            <text:p>-128,57</text:p>
          </table:table-cell>
          <table:table-cell office:value-type="float" office:value="197.95">
            <text:p>197,9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Lyons</text:p>
          </table:table-cell>
          <table:table-cell office:value-type="float" office:value="-23.21">
            <text:p>-23,21</text:p>
          </table:table-cell>
          <table:table-cell office:value-type="float" office:value="39.12">
            <text:p>39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'anshan</text:p>
          </table:table-cell>
          <table:table-cell office:value-type="float" office:value="-392.5">
            <text:p>-392,5</text:p>
          </table:table-cell>
          <table:table-cell office:value-type="float" office:value="275.14">
            <text:p>275,1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chida</text:p>
          </table:table-cell>
          <table:table-cell office:value-type="float" office:value="-220.12">
            <text:p>-220,12</text:p>
          </table:table-cell>
          <table:table-cell office:value-type="float" office:value="340.87">
            <text:p>340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diun</text:p>
          </table:table-cell>
          <table:table-cell office:value-type="float" office:value="-403.98">
            <text:p>-403,98</text:p>
          </table:table-cell>
          <table:table-cell office:value-type="float" office:value="-37.03">
            <text:p>-37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estu</text:p>
          </table:table-cell>
          <table:table-cell office:value-type="float" office:value="-35.73">
            <text:p>-35,73</text:p>
          </table:table-cell>
          <table:table-cell office:value-type="float" office:value="289.23">
            <text:p>289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hone</text:p>
          </table:table-cell>
          <table:table-cell office:value-type="float" office:value="-234.98">
            <text:p>-234,98</text:p>
          </table:table-cell>
          <table:table-cell office:value-type="float" office:value="309.83">
            <text:p>309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in Street</text:p>
          </table:table-cell>
          <table:table-cell office:value-type="float" office:value="-381.29">
            <text:p>-381,29</text:p>
          </table:table-cell>
          <table:table-cell office:value-type="float" office:value="354.69">
            <text:p>354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isons</text:p>
          </table:table-cell>
          <table:table-cell office:value-type="float" office:value="-349.21">
            <text:p>-349,21</text:p>
          </table:table-cell>
          <table:table-cell office:value-type="float" office:value="4.43">
            <text:p>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libu</text:p>
          </table:table-cell>
          <table:table-cell office:value-type="float" office:value="-146.57">
            <text:p>-146,57</text:p>
          </table:table-cell>
          <table:table-cell office:value-type="float" office:value="381.29">
            <text:p>381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ndaoaaru</text:p>
          </table:table-cell>
          <table:table-cell office:value-type="float" office:value="-307.74">
            <text:p>-307,74</text:p>
          </table:table-cell>
          <table:table-cell office:value-type="float" office:value="310.35">
            <text:p>310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rfik</text:p>
          </table:table-cell>
          <table:table-cell office:value-type="float" office:value="-40.95">
            <text:p>-40,95</text:p>
          </table:table-cell>
          <table:table-cell office:value-type="float" office:value="98.58">
            <text:p>98,5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riefred</text:p>
          </table:table-cell>
          <table:table-cell office:value-type="float" office:value="-181.78">
            <text:p>-181,78</text:p>
          </table:table-cell>
          <table:table-cell office:value-type="float" office:value="25.82">
            <text:p>25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axie's Planet</text:p>
          </table:table-cell>
          <table:table-cell office:value-type="float" office:value="-97.28">
            <text:p>-97,28</text:p>
          </table:table-cell>
          <table:table-cell office:value-type="float" office:value="393.03">
            <text:p>393,0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acham</text:p>
          </table:table-cell>
          <table:table-cell office:value-type="float" office:value="-28.95">
            <text:p>-28,95</text:p>
          </table:table-cell>
          <table:table-cell office:value-type="float" office:value="189.08">
            <text:p>189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dellin</text:p>
          </table:table-cell>
          <table:table-cell office:value-type="float" office:value="-243.07">
            <text:p>-243,07</text:p>
          </table:table-cell>
          <table:table-cell office:value-type="float" office:value="328.09">
            <text:p>328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dzev</text:p>
          </table:table-cell>
          <table:table-cell office:value-type="float" office:value="-257.67">
            <text:p>-257,67</text:p>
          </table:table-cell>
          <table:table-cell office:value-type="float" office:value="47.2">
            <text:p>47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lissia</text:p>
          </table:table-cell>
          <table:table-cell office:value-type="float" office:value="-225.07">
            <text:p>-225,07</text:p>
          </table:table-cell>
          <table:table-cell office:value-type="float" office:value="349.73">
            <text:p>349,7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nkent</text:p>
          </table:table-cell>
          <table:table-cell office:value-type="float" office:value="-41.99">
            <text:p>-41,99</text:p>
          </table:table-cell>
          <table:table-cell office:value-type="float" office:value="183.08">
            <text:p>183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rcedes</text:p>
          </table:table-cell>
          <table:table-cell office:value-type="float" office:value="-396.16">
            <text:p>-396,16</text:p>
          </table:table-cell>
          <table:table-cell office:value-type="float" office:value="113.19">
            <text:p>113,1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sa Verde</text:p>
          </table:table-cell>
          <table:table-cell office:value-type="float" office:value="-137.7">
            <text:p>-137,7</text:p>
          </table:table-cell>
          <table:table-cell office:value-type="float" office:value="117.62">
            <text:p>117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ezzana</text:p>
          </table:table-cell>
          <table:table-cell office:value-type="float" office:value="-360.69">
            <text:p>-360,69</text:p>
          </table:table-cell>
          <table:table-cell office:value-type="float" office:value="85.54">
            <text:p>85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llerton</text:p>
          </table:table-cell>
          <table:table-cell office:value-type="float" office:value="-346.34">
            <text:p>-346,34</text:p>
          </table:table-cell>
          <table:table-cell office:value-type="float" office:value="287.92">
            <text:p>287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lton</text:p>
          </table:table-cell>
          <table:table-cell office:value-type="float" office:value="-64.94">
            <text:p>-64,94</text:p>
          </table:table-cell>
          <table:table-cell office:value-type="float" office:value="2.87">
            <text:p>2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nderoo</text:p>
          </table:table-cell>
          <table:table-cell office:value-type="float" office:value="-257.93">
            <text:p>-257,93</text:p>
          </table:table-cell>
          <table:table-cell office:value-type="float" office:value="156.48">
            <text:p>156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quelon</text:p>
          </table:table-cell>
          <table:table-cell office:value-type="float" office:value="-288.44">
            <text:p>-288,44</text:p>
          </table:table-cell>
          <table:table-cell office:value-type="float" office:value="303.57">
            <text:p>303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ssissauga</text:p>
          </table:table-cell>
          <table:table-cell office:value-type="float" office:value="-226.9">
            <text:p>-226,9</text:p>
          </table:table-cell>
          <table:table-cell office:value-type="float" office:value="297.31">
            <text:p>297,3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izar</text:p>
          </table:table-cell>
          <table:table-cell office:value-type="float" office:value="-55.03">
            <text:p>-55,03</text:p>
          </table:table-cell>
          <table:table-cell office:value-type="float" office:value="20.86">
            <text:p>20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kuranga</text:p>
          </table:table-cell>
          <table:table-cell office:value-type="float" office:value="-162.22">
            <text:p>-162,22</text:p>
          </table:table-cell>
          <table:table-cell office:value-type="float" office:value="320.26">
            <text:p>320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ogyorod</text:p>
          </table:table-cell>
          <table:table-cell office:value-type="float" office:value="-215.94">
            <text:p>-215,94</text:p>
          </table:table-cell>
          <table:table-cell office:value-type="float" office:value="380.51">
            <text:p>380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ontmarault</text:p>
          </table:table-cell>
          <table:table-cell office:value-type="float" office:value="-59.72">
            <text:p>-59,72</text:p>
          </table:table-cell>
          <table:table-cell office:value-type="float" office:value="265.49">
            <text:p>265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orges</text:p>
          </table:table-cell>
          <table:table-cell office:value-type="float" office:value="-142.66">
            <text:p>-142,66</text:p>
          </table:table-cell>
          <table:table-cell office:value-type="float" office:value="286.1">
            <text:p>286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origuchi</text:p>
          </table:table-cell>
          <table:table-cell office:value-type="float" office:value="-368.51">
            <text:p>-368,51</text:p>
          </table:table-cell>
          <table:table-cell office:value-type="float" office:value="292.88">
            <text:p>292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orningside</text:p>
          </table:table-cell>
          <table:table-cell office:value-type="float" office:value="-35.99">
            <text:p>-35,99</text:p>
          </table:table-cell>
          <table:table-cell office:value-type="float" office:value="169.52">
            <text:p>169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Muphrid</text:p>
          </table:table-cell>
          <table:table-cell office:value-type="float" office:value="-27.64">
            <text:p>-27,64</text:p>
          </table:table-cell>
          <table:table-cell office:value-type="float" office:value="15.39">
            <text:p>15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erabup</text:p>
          </table:table-cell>
          <table:table-cell office:value-type="float" office:value="-342.17">
            <text:p>-342,17</text:p>
          </table:table-cell>
          <table:table-cell office:value-type="float" office:value="336.69">
            <text:p>336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kkar</text:p>
          </table:table-cell>
          <table:table-cell office:value-type="float" office:value="-94.41">
            <text:p>-94,41</text:p>
          </table:table-cell>
          <table:table-cell office:value-type="float" office:value="97.28">
            <text:p>97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 Capetown</text:p>
          </table:table-cell>
          <table:table-cell office:value-type="float" office:value="-254.28">
            <text:p>-254,28</text:p>
          </table:table-cell>
          <table:table-cell office:value-type="float" office:value="263.15">
            <text:p>263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 Earth</text:p>
          </table:table-cell>
          <table:table-cell office:value-type="float" office:value="-12.52">
            <text:p>-12,52</text:p>
          </table:table-cell>
          <table:table-cell office:value-type="float" office:value="3.13">
            <text:p>3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 Exford</text:p>
          </table:table-cell>
          <table:table-cell office:value-type="float" office:value="-138.48">
            <text:p>-138,48</text:p>
          </table:table-cell>
          <table:table-cell office:value-type="float" office:value="245.41">
            <text:p>245,4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 India</text:p>
          </table:table-cell>
          <table:table-cell office:value-type="float" office:value="-462.4">
            <text:p>-462,4</text:p>
          </table:table-cell>
          <table:table-cell office:value-type="float" office:value="47.99">
            <text:p>4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 Kyoto</text:p>
          </table:table-cell>
          <table:table-cell office:value-type="float" office:value="-125.97">
            <text:p>-125,97</text:p>
          </table:table-cell>
          <table:table-cell office:value-type="float" office:value="12.78">
            <text:p>12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ewtown Square</text:p>
          </table:table-cell>
          <table:table-cell office:value-type="float" office:value="-230.29">
            <text:p>-230,29</text:p>
          </table:table-cell>
          <table:table-cell office:value-type="float" office:value="396.68">
            <text:p>39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iangol</text:p>
          </table:table-cell>
          <table:table-cell office:value-type="float" office:value="-377.64">
            <text:p>-377,64</text:p>
          </table:table-cell>
          <table:table-cell office:value-type="float" office:value="245.15">
            <text:p>245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oisiel</text:p>
          </table:table-cell>
          <table:table-cell office:value-type="float" office:value="-311.13">
            <text:p>-311,13</text:p>
          </table:table-cell>
          <table:table-cell office:value-type="float" office:value="149.44">
            <text:p>149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ouasseur</text:p>
          </table:table-cell>
          <table:table-cell office:value-type="float" office:value="-354.43">
            <text:p>-354,43</text:p>
          </table:table-cell>
          <table:table-cell office:value-type="float" office:value="264.71">
            <text:p>264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ovara</text:p>
          </table:table-cell>
          <table:table-cell office:value-type="float" office:value="-388.33">
            <text:p>-388,33</text:p>
          </table:table-cell>
          <table:table-cell office:value-type="float" office:value="116.84">
            <text:p>116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uneaton</text:p>
          </table:table-cell>
          <table:table-cell office:value-type="float" office:value="-338.52">
            <text:p>-338,52</text:p>
          </table:table-cell>
          <table:table-cell office:value-type="float" office:value="143.18">
            <text:p>143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Nusakan</text:p>
          </table:table-cell>
          <table:table-cell office:value-type="float" office:value="-9.39">
            <text:p>-9,39</text:p>
          </table:table-cell>
          <table:table-cell office:value-type="float" office:value="44.34">
            <text:p>44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Odessa</text:p>
          </table:table-cell>
          <table:table-cell office:value-type="float" office:value="-121.79">
            <text:p>-121,79</text:p>
          </table:table-cell>
          <table:table-cell office:value-type="float" office:value="187.25">
            <text:p>187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Orkney</text:p>
          </table:table-cell>
          <table:table-cell office:value-type="float" office:value="-49.03">
            <text:p>-49,03</text:p>
          </table:table-cell>
          <table:table-cell office:value-type="float" office:value="237.07">
            <text:p>237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Ormstown</text:p>
          </table:table-cell>
          <table:table-cell office:value-type="float" office:value="-442.84">
            <text:p>-442,84</text:p>
          </table:table-cell>
          <table:table-cell office:value-type="float" office:value="195.34">
            <text:p>195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andora</text:p>
          </table:table-cell>
          <table:table-cell office:value-type="float" office:value="-85.54">
            <text:p>-85,54</text:p>
          </table:table-cell>
          <table:table-cell office:value-type="float" office:value="236.81">
            <text:p>236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angkalan</text:p>
          </table:table-cell>
          <table:table-cell office:value-type="float" office:value="-252.19">
            <text:p>-252,19</text:p>
          </table:table-cell>
          <table:table-cell office:value-type="float" office:value="367.99">
            <text:p>36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arakoila</text:p>
          </table:table-cell>
          <table:table-cell office:value-type="float" office:value="-133.53">
            <text:p>-133,53</text:p>
          </table:table-cell>
          <table:table-cell office:value-type="float" office:value="325.74">
            <text:p>325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asig</text:p>
          </table:table-cell>
          <table:table-cell office:value-type="float" office:value="-166.65">
            <text:p>-166,65</text:p>
          </table:table-cell>
          <table:table-cell office:value-type="float" office:value="335.65">
            <text:p>33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encader</text:p>
          </table:table-cell>
          <table:table-cell office:value-type="float" office:value="-353.64">
            <text:p>-353,64</text:p>
          </table:table-cell>
          <table:table-cell office:value-type="float" office:value="-53.2">
            <text:p>-53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enobscot</text:p>
          </table:table-cell>
          <table:table-cell office:value-type="float" office:value="-335.91">
            <text:p>-335,91</text:p>
          </table:table-cell>
          <table:table-cell office:value-type="float" office:value="-46.16">
            <text:p>-46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ersistence</text:p>
          </table:table-cell>
          <table:table-cell office:value-type="float" office:value="-107.19">
            <text:p>-107,19</text:p>
          </table:table-cell>
          <table:table-cell office:value-type="float" office:value="409.98">
            <text:p>409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halan</text:p>
          </table:table-cell>
          <table:table-cell office:value-type="float" office:value="-20.08">
            <text:p>-20,08</text:p>
          </table:table-cell>
          <table:table-cell office:value-type="float" office:value="135.62">
            <text:p>135,6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hecda</text:p>
          </table:table-cell>
          <table:table-cell office:value-type="float" office:value="-75.11">
            <text:p>-75,11</text:p>
          </table:table-cell>
          <table:table-cell office:value-type="float" office:value="-15.65">
            <text:p>-15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herkad</text:p>
          </table:table-cell>
          <table:table-cell office:value-type="float" office:value="-143.44">
            <text:p>-143,44</text:p>
          </table:table-cell>
          <table:table-cell office:value-type="float" office:value="172.39">
            <text:p>172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lanting</text:p>
          </table:table-cell>
          <table:table-cell office:value-type="float" office:value="-54.25">
            <text:p>-54,25</text:p>
          </table:table-cell>
          <table:table-cell office:value-type="float" office:value="367.99">
            <text:p>36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obeda</text:p>
          </table:table-cell>
          <table:table-cell office:value-type="float" office:value="-246.98">
            <text:p>-246,98</text:p>
          </table:table-cell>
          <table:table-cell office:value-type="float" office:value="190.91">
            <text:p>190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ocologan</text:p>
          </table:table-cell>
          <table:table-cell office:value-type="float" office:value="-425.89">
            <text:p>-425,89</text:p>
          </table:table-cell>
          <table:table-cell office:value-type="float" office:value="167.69">
            <text:p>167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orrima</text:p>
          </table:table-cell>
          <table:table-cell office:value-type="float" office:value="-115.01">
            <text:p>-115,01</text:p>
          </table:table-cell>
          <table:table-cell office:value-type="float" office:value="140.57">
            <text:p>140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ort Moseby</text:p>
          </table:table-cell>
          <table:table-cell office:value-type="float" office:value="3.39">
            <text:p>3,39</text:p>
          </table:table-cell>
          <table:table-cell office:value-type="float" office:value="161.7">
            <text:p>161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oulsbo</text:p>
          </table:table-cell>
          <table:table-cell office:value-type="float" office:value="-378.68">
            <text:p>-378,68</text:p>
          </table:table-cell>
          <table:table-cell office:value-type="float" office:value="-64.16">
            <text:p>-64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Premana</text:p>
          </table:table-cell>
          <table:table-cell office:value-type="float" office:value="-369.81">
            <text:p>-369,81</text:p>
          </table:table-cell>
          <table:table-cell office:value-type="float" office:value="62.07">
            <text:p>62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Qanatir</text:p>
          </table:table-cell>
          <table:table-cell office:value-type="float" office:value="-380.51">
            <text:p>-380,51</text:p>
          </table:table-cell>
          <table:table-cell office:value-type="float" office:value="259.24">
            <text:p>259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Qarahta</text:p>
          </table:table-cell>
          <table:table-cell office:value-type="float" office:value="-339.04">
            <text:p>-339,04</text:p>
          </table:table-cell>
          <table:table-cell office:value-type="float" office:value="228.98">
            <text:p>228,9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Quilino</text:p>
          </table:table-cell>
          <table:table-cell office:value-type="float" office:value="-326.52">
            <text:p>-326,52</text:p>
          </table:table-cell>
          <table:table-cell office:value-type="float" office:value="155.96">
            <text:p>155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Qurayyat</text:p>
          </table:table-cell>
          <table:table-cell office:value-type="float" office:value="-407.11">
            <text:p>-407,11</text:p>
          </table:table-cell>
          <table:table-cell office:value-type="float" office:value="227.16">
            <text:p>227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dostov</text:p>
          </table:table-cell>
          <table:table-cell office:value-type="float" office:value="-310.87">
            <text:p>-310,87</text:p>
          </table:table-cell>
          <table:table-cell office:value-type="float" office:value="44.34">
            <text:p>44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hne</text:p>
          </table:table-cell>
          <table:table-cell office:value-type="float" office:value="-143.18">
            <text:p>-143,18</text:p>
          </table:table-cell>
          <table:table-cell office:value-type="float" office:value="9.39">
            <text:p>9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jkot</text:p>
          </table:table-cell>
          <table:table-cell office:value-type="float" office:value="-377.9">
            <text:p>-377,9</text:p>
          </table:table-cell>
          <table:table-cell office:value-type="float" office:value="-21.39">
            <text:p>-21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pla</text:p>
          </table:table-cell>
          <table:table-cell office:value-type="float" office:value="-415.19">
            <text:p>-415,19</text:p>
          </table:table-cell>
          <table:table-cell office:value-type="float" office:value="84.24">
            <text:p>84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salgethi</text:p>
          </table:table-cell>
          <table:table-cell office:value-type="float" office:value="-42.25">
            <text:p>-42,25</text:p>
          </table:table-cell>
          <table:table-cell office:value-type="float" office:value="214.12">
            <text:p>214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astaban</text:p>
          </table:table-cell>
          <table:table-cell office:value-type="float" office:value="-33.9">
            <text:p>-33,9</text:p>
          </table:table-cell>
          <table:table-cell office:value-type="float" office:value="265.23">
            <text:p>265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ecife</text:p>
          </table:table-cell>
          <table:table-cell office:value-type="float" office:value="-289.23">
            <text:p>-289,23</text:p>
          </table:table-cell>
          <table:table-cell office:value-type="float" office:value="276.71">
            <text:p>276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eese Station</text:p>
          </table:table-cell>
          <table:table-cell office:value-type="float" office:value="-295.23">
            <text:p>-295,23</text:p>
          </table:table-cell>
          <table:table-cell office:value-type="float" office:value="172.39">
            <text:p>172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evivim</text:p>
          </table:table-cell>
          <table:table-cell office:value-type="float" office:value="-406.85">
            <text:p>-406,85</text:p>
          </table:table-cell>
          <table:table-cell office:value-type="float" office:value="18.52">
            <text:p>18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ichvale</text:p>
          </table:table-cell>
          <table:table-cell office:value-type="float" office:value="-278.27">
            <text:p>-278,27</text:p>
          </table:table-cell>
          <table:table-cell office:value-type="float" office:value="176.82">
            <text:p>176,8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idderkerk</text:p>
          </table:table-cell>
          <table:table-cell office:value-type="float" office:value="-46.68">
            <text:p>-46,68</text:p>
          </table:table-cell>
          <table:table-cell office:value-type="float" office:value="354.43">
            <text:p>354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igil Kentarus</text:p>
          </table:table-cell>
          <table:table-cell office:value-type="float" office:value="-2.87">
            <text:p>-2,87</text:p>
          </table:table-cell>
          <table:table-cell office:value-type="float" office:value="2.61">
            <text:p>2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ijeka</text:p>
          </table:table-cell>
          <table:table-cell office:value-type="float" office:value="-341.91">
            <text:p>-341,91</text:p>
          </table:table-cell>
          <table:table-cell office:value-type="float" office:value="96.24">
            <text:p>96,2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oadside</text:p>
          </table:table-cell>
          <table:table-cell office:value-type="float" office:value="-186.73">
            <text:p>-186,73</text:p>
          </table:table-cell>
          <table:table-cell office:value-type="float" office:value="372.16">
            <text:p>37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omulus</text:p>
          </table:table-cell>
          <table:table-cell office:value-type="float" office:value="-90.5">
            <text:p>-90,5</text:p>
          </table:table-cell>
          <table:table-cell office:value-type="float" office:value="382.85">
            <text:p>382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osice</text:p>
          </table:table-cell>
          <table:table-cell office:value-type="float" office:value="-281.66">
            <text:p>-281,66</text:p>
          </table:table-cell>
          <table:table-cell office:value-type="float" office:value="53.46">
            <text:p>53,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Ryde</text:p>
          </table:table-cell>
          <table:table-cell office:value-type="float" office:value="-45.64">
            <text:p>-45,64</text:p>
          </table:table-cell>
          <table:table-cell office:value-type="float" office:value="93.63">
            <text:p>93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khalin</text:p>
          </table:table-cell>
          <table:table-cell office:value-type="float" office:value="-24.25">
            <text:p>-24,25</text:p>
          </table:table-cell>
          <table:table-cell office:value-type="float" office:value="153.09">
            <text:p>153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ntana</text:p>
          </table:table-cell>
          <table:table-cell office:value-type="float" office:value="-200.56">
            <text:p>-200,56</text:p>
          </table:table-cell>
          <table:table-cell office:value-type="float" office:value="260.8">
            <text:p>260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pienza</text:p>
          </table:table-cell>
          <table:table-cell office:value-type="float" office:value="-422.24">
            <text:p>-422,24</text:p>
          </table:table-cell>
          <table:table-cell office:value-type="float" office:value="146.57">
            <text:p>146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ppir</text:p>
          </table:table-cell>
          <table:table-cell office:value-type="float" office:value="-370.86">
            <text:p>-370,86</text:p>
          </table:table-cell>
          <table:table-cell office:value-type="float" office:value="220.64">
            <text:p>220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ravan</text:p>
          </table:table-cell>
          <table:table-cell office:value-type="float" office:value="-276.71">
            <text:p>-276,71</text:p>
          </table:table-cell>
          <table:table-cell office:value-type="float" office:value="187.78">
            <text:p>187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rgasso</text:p>
          </table:table-cell>
          <table:table-cell office:value-type="float" office:value="-218.81">
            <text:p>-218,81</text:p>
          </table:table-cell>
          <table:table-cell office:value-type="float" office:value="270.71">
            <text:p>270,7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rikavak</text:p>
          </table:table-cell>
          <table:table-cell office:value-type="float" office:value="-429.8">
            <text:p>-429,8</text:p>
          </table:table-cell>
          <table:table-cell office:value-type="float" office:value="8.35">
            <text:p>8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arpsborg</text:p>
          </table:table-cell>
          <table:table-cell office:value-type="float" office:value="-151">
            <text:p>-151</text:p>
          </table:table-cell>
          <table:table-cell office:value-type="float" office:value="32.6">
            <text:p>3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eginus</text:p>
          </table:table-cell>
          <table:table-cell office:value-type="float" office:value="-82.93">
            <text:p>-82,93</text:p>
          </table:table-cell>
          <table:table-cell office:value-type="float" office:value="64.16">
            <text:p>64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eiduts</text:p>
          </table:table-cell>
          <table:table-cell office:value-type="float" office:value="-82.67">
            <text:p>-82,67</text:p>
          </table:table-cell>
          <table:table-cell office:value-type="float" office:value="364.86">
            <text:p>364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enftenberg</text:p>
          </table:table-cell>
          <table:table-cell office:value-type="float" office:value="-210.73">
            <text:p>-210,73</text:p>
          </table:table-cell>
          <table:table-cell office:value-type="float" office:value="8.08">
            <text:p>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evren</text:p>
          </table:table-cell>
          <table:table-cell office:value-type="float" office:value="-44.86">
            <text:p>-44,86</text:p>
          </table:table-cell>
          <table:table-cell office:value-type="float" office:value="316.09">
            <text:p>316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hahr Kord</text:p>
          </table:table-cell>
          <table:table-cell office:value-type="float" office:value="-435.28">
            <text:p>-435,28</text:p>
          </table:table-cell>
          <table:table-cell office:value-type="float" office:value="-10.43">
            <text:p>-10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haula</text:p>
          </table:table-cell>
          <table:table-cell office:value-type="float" office:value="-31.04">
            <text:p>-31,04</text:p>
          </table:table-cell>
          <table:table-cell office:value-type="float" office:value="271.75">
            <text:p>271,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ierpc</text:p>
          </table:table-cell>
          <table:table-cell office:value-type="float" office:value="-305.4">
            <text:p>-305,4</text:p>
          </table:table-cell>
          <table:table-cell office:value-type="float" office:value="44.6">
            <text:p>44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kondia</text:p>
          </table:table-cell>
          <table:table-cell office:value-type="float" office:value="-32.08">
            <text:p>-32,08</text:p>
          </table:table-cell>
          <table:table-cell office:value-type="float" office:value="56.07">
            <text:p>56,0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kye</text:p>
          </table:table-cell>
          <table:table-cell office:value-type="float" office:value="-57.9">
            <text:p>-57,9</text:p>
          </table:table-cell>
          <table:table-cell office:value-type="float" office:value="52.16">
            <text:p>52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molnik</text:p>
          </table:table-cell>
          <table:table-cell office:value-type="float" office:value="-255.58">
            <text:p>-255,58</text:p>
          </table:table-cell>
          <table:table-cell office:value-type="float" office:value="111.88">
            <text:p>11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oilihull</text:p>
          </table:table-cell>
          <table:table-cell office:value-type="float" office:value="-189.86">
            <text:p>-189,86</text:p>
          </table:table-cell>
          <table:table-cell office:value-type="float" office:value="46.68">
            <text:p>46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olaris</text:p>
          </table:table-cell>
          <table:table-cell office:value-type="float" office:value="-123.36">
            <text:p>-123,36</text:p>
          </table:table-cell>
          <table:table-cell office:value-type="float" office:value="-7.04">
            <text:p>-7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omerset</text:p>
          </table:table-cell>
          <table:table-cell office:value-type="float" office:value="-160.91">
            <text:p>-160,91</text:p>
          </table:table-cell>
          <table:table-cell office:value-type="float" office:value="429.54">
            <text:p>429,5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on Hoa</text:p>
          </table:table-cell>
          <table:table-cell office:value-type="float" office:value="-424.84">
            <text:p>-424,84</text:p>
          </table:table-cell>
          <table:table-cell office:value-type="float" office:value="-36.77">
            <text:p>-36,7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tanley</text:p>
          </table:table-cell>
          <table:table-cell office:value-type="float" office:value="-417.54">
            <text:p>-417,54</text:p>
          </table:table-cell>
          <table:table-cell office:value-type="float" office:value="111.88">
            <text:p>11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tantsiya</text:p>
          </table:table-cell>
          <table:table-cell office:value-type="float" office:value="-396.16">
            <text:p>-396,16</text:p>
          </table:table-cell>
          <table:table-cell office:value-type="float" office:value="-23.21">
            <text:p>-23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teelton</text:p>
          </table:table-cell>
          <table:table-cell office:value-type="float" office:value="-106.67">
            <text:p>-106,67</text:p>
          </table:table-cell>
          <table:table-cell office:value-type="float" office:value="426.15">
            <text:p>426,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torfors</text:p>
          </table:table-cell>
          <table:table-cell office:value-type="float" office:value="-315.05">
            <text:p>-315,05</text:p>
          </table:table-cell>
          <table:table-cell office:value-type="float" office:value="202.9">
            <text:p>202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trandfontein</text:p>
          </table:table-cell>
          <table:table-cell office:value-type="float" office:value="-338">
            <text:p>-338</text:p>
          </table:table-cell>
          <table:table-cell office:value-type="float" office:value="305.66">
            <text:p>305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udeten</text:p>
          </table:table-cell>
          <table:table-cell office:value-type="float" office:value="-84.24">
            <text:p>-84,24</text:p>
          </table:table-cell>
          <table:table-cell office:value-type="float" office:value="294.7">
            <text:p>294,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uk II</text:p>
          </table:table-cell>
          <table:table-cell office:value-type="float" office:value="-29.47">
            <text:p>-29,47</text:p>
          </table:table-cell>
          <table:table-cell office:value-type="float" office:value="258.45">
            <text:p>258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ummer</text:p>
          </table:table-cell>
          <table:table-cell office:value-type="float" office:value="-44.86">
            <text:p>-44,86</text:p>
          </table:table-cell>
          <table:table-cell office:value-type="float" office:value="26.34">
            <text:p>26,3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ummit</text:p>
          </table:table-cell>
          <table:table-cell office:value-type="float" office:value="-117.88">
            <text:p>-117,88</text:p>
          </table:table-cell>
          <table:table-cell office:value-type="float" office:value="211.51">
            <text:p>211,5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urcin</text:p>
          </table:table-cell>
          <table:table-cell office:value-type="float" office:value="-92.06">
            <text:p>-92,06</text:p>
          </table:table-cell>
          <table:table-cell office:value-type="float" office:value="196.64">
            <text:p>196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varstaad</text:p>
          </table:table-cell>
          <table:table-cell office:value-type="float" office:value="-62.59">
            <text:p>-62,59</text:p>
          </table:table-cell>
          <table:table-cell office:value-type="float" office:value="341.65">
            <text:p>341,6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vinngarn</text:p>
          </table:table-cell>
          <table:table-cell office:value-type="float" office:value="-133.01">
            <text:p>-133,01</text:p>
          </table:table-cell>
          <table:table-cell office:value-type="float" office:value="111.88">
            <text:p>111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wartklip</text:p>
          </table:table-cell>
          <table:table-cell office:value-type="float" office:value="-363.03">
            <text:p>-363,03</text:p>
          </table:table-cell>
          <table:table-cell office:value-type="float" office:value="332">
            <text:p>33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ymington</text:p>
          </table:table-cell>
          <table:table-cell office:value-type="float" office:value="-38.86">
            <text:p>-38,86</text:p>
          </table:table-cell>
          <table:table-cell office:value-type="float" office:value="149.18">
            <text:p>149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Syrma</text:p>
          </table:table-cell>
          <table:table-cell office:value-type="float" office:value="-59.2">
            <text:p>-59,2</text:p>
          </table:table-cell>
          <table:table-cell office:value-type="float" office:value="40.16">
            <text:p>4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ainjin</text:p>
          </table:table-cell>
          <table:table-cell office:value-type="float" office:value="-368.25">
            <text:p>-368,25</text:p>
          </table:table-cell>
          <table:table-cell office:value-type="float" office:value="275.93">
            <text:p>275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amar</text:p>
          </table:table-cell>
          <table:table-cell office:value-type="float" office:value="-15.65">
            <text:p>-15,65</text:p>
          </table:table-cell>
          <table:table-cell office:value-type="float" office:value="317.92">
            <text:p>317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angua</text:p>
          </table:table-cell>
          <table:table-cell office:value-type="float" office:value="-310.09">
            <text:p>-310,09</text:p>
          </table:table-cell>
          <table:table-cell office:value-type="float" office:value="274.36">
            <text:p>274,3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apihue</text:p>
          </table:table-cell>
          <table:table-cell office:value-type="float" office:value="-296.27">
            <text:p>-296,27</text:p>
          </table:table-cell>
          <table:table-cell office:value-type="float" office:value="188.04">
            <text:p>188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etersen</text:p>
          </table:table-cell>
          <table:table-cell office:value-type="float" office:value="-204.99">
            <text:p>-204,99</text:p>
          </table:table-cell>
          <table:table-cell office:value-type="float" office:value="146.05">
            <text:p>146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eyvareb</text:p>
          </table:table-cell>
          <table:table-cell office:value-type="float" office:value="-417.28">
            <text:p>-417,28</text:p>
          </table:table-cell>
          <table:table-cell office:value-type="float" office:value="-14.08">
            <text:p>-1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harkad</text:p>
          </table:table-cell>
          <table:table-cell office:value-type="float" office:value="-215.94">
            <text:p>-215,94</text:p>
          </table:table-cell>
          <table:table-cell office:value-type="float" office:value="152.83">
            <text:p>152,8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horin</text:p>
          </table:table-cell>
          <table:table-cell office:value-type="float" office:value="-23.73">
            <text:p>-23,73</text:p>
          </table:table-cell>
          <table:table-cell office:value-type="float" office:value="8.08">
            <text:p>8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huban</text:p>
          </table:table-cell>
          <table:table-cell office:value-type="float" office:value="-197.95">
            <text:p>-197,95</text:p>
          </table:table-cell>
          <table:table-cell office:value-type="float" office:value="118.92">
            <text:p>118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imbiqui</text:p>
          </table:table-cell>
          <table:table-cell office:value-type="float" office:value="-336.69">
            <text:p>-336,69</text:p>
          </table:table-cell>
          <table:table-cell office:value-type="float" office:value="-59.72">
            <text:p>-59,7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imbuktu</text:p>
          </table:table-cell>
          <table:table-cell office:value-type="float" office:value="-450.66">
            <text:p>-450,66</text:p>
          </table:table-cell>
          <table:table-cell office:value-type="float" office:value="155.96">
            <text:p>155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imehri</text:p>
          </table:table-cell>
          <table:table-cell office:value-type="float" office:value="-263.41">
            <text:p>-263,41</text:p>
          </table:table-cell>
          <table:table-cell office:value-type="float" office:value="299.92">
            <text:p>299,9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imkovichi</text:p>
          </table:table-cell>
          <table:table-cell office:value-type="float" office:value="-200.03">
            <text:p>-200,03</text:p>
          </table:table-cell>
          <table:table-cell office:value-type="float" office:value="248.28">
            <text:p>248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iruppur</text:p>
          </table:table-cell>
          <table:table-cell office:value-type="float" office:value="-308.79">
            <text:p>-308,79</text:p>
          </table:table-cell>
          <table:table-cell office:value-type="float" office:value="164.3">
            <text:p>164,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oland</text:p>
          </table:table-cell>
          <table:table-cell office:value-type="float" office:value="-116.84">
            <text:p>-116,84</text:p>
          </table:table-cell>
          <table:table-cell office:value-type="float" office:value="435.28">
            <text:p>435,2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omans</text:p>
          </table:table-cell>
          <table:table-cell office:value-type="float" office:value="-51.38">
            <text:p>-51,38</text:p>
          </table:table-cell>
          <table:table-cell office:value-type="float" office:value="224.29">
            <text:p>224,2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rell I</text:p>
          </table:table-cell>
          <table:table-cell office:value-type="float" office:value="-115.01">
            <text:p>-115,01</text:p>
          </table:table-cell>
          <table:table-cell office:value-type="float" office:value="390.42">
            <text:p>390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rent</text:p>
          </table:table-cell>
          <table:table-cell office:value-type="float" office:value="-133.01">
            <text:p>-133,01</text:p>
          </table:table-cell>
          <table:table-cell office:value-type="float" office:value="58.68">
            <text:p>58,6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rentham</text:p>
          </table:table-cell>
          <table:table-cell office:value-type="float" office:value="-313.48">
            <text:p>-313,48</text:p>
          </table:table-cell>
          <table:table-cell office:value-type="float" office:value="346.08">
            <text:p>346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riesting</text:p>
          </table:table-cell>
          <table:table-cell office:value-type="float" office:value="-353.64">
            <text:p>-353,64</text:p>
          </table:table-cell>
          <table:table-cell office:value-type="float" office:value="191.17">
            <text:p>191,1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sarahavana</text:p>
          </table:table-cell>
          <table:table-cell office:value-type="float" office:value="-356.25">
            <text:p>-356,25</text:p>
          </table:table-cell>
          <table:table-cell office:value-type="float" office:value="304.35">
            <text:p>304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sinan</text:p>
          </table:table-cell>
          <table:table-cell office:value-type="float" office:value="-245.41">
            <text:p>-245,41</text:p>
          </table:table-cell>
          <table:table-cell office:value-type="float" office:value="208.38">
            <text:p>208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uringe</text:p>
          </table:table-cell>
          <table:table-cell office:value-type="float" office:value="-161.96">
            <text:p>-161,96</text:p>
          </table:table-cell>
          <table:table-cell office:value-type="float" office:value="97.8">
            <text:p>97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Twycross</text:p>
          </table:table-cell>
          <table:table-cell office:value-type="float" office:value="-109.28">
            <text:p>-109,28</text:p>
          </table:table-cell>
          <table:table-cell office:value-type="float" office:value="368.55">
            <text:p>368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Unukalhai</text:p>
          </table:table-cell>
          <table:table-cell office:value-type="float" office:value="-46.68">
            <text:p>-46,68</text:p>
          </table:table-cell>
          <table:table-cell office:value-type="float" office:value="70.42">
            <text:p>70,4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Upano</text:p>
          </table:table-cell>
          <table:table-cell office:value-type="float" office:value="-221.42">
            <text:p>-221,42</text:p>
          </table:table-cell>
          <table:table-cell office:value-type="float" office:value="194.04">
            <text:p>194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Urjala</text:p>
          </table:table-cell>
          <table:table-cell office:value-type="float" office:value="-421.45">
            <text:p>-421,45</text:p>
          </table:table-cell>
          <table:table-cell office:value-type="float" office:value="70.16">
            <text:p>70,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Uzhgorod</text:p>
          </table:table-cell>
          <table:table-cell office:value-type="float" office:value="-215.94">
            <text:p>-215,94</text:p>
          </table:table-cell>
          <table:table-cell office:value-type="float" office:value="57.38">
            <text:p>57,3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alloire</text:p>
          </table:table-cell>
          <table:table-cell office:value-type="float" office:value="-388.07">
            <text:p>-388,07</text:p>
          </table:table-cell>
          <table:table-cell office:value-type="float" office:value="14.08">
            <text:p>14,0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antaa</text:p>
          </table:table-cell>
          <table:table-cell office:value-type="float" office:value="-73.28">
            <text:p>-73,28</text:p>
          </table:table-cell>
          <table:table-cell office:value-type="float" office:value="354.69">
            <text:p>354,6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eckholm</text:p>
          </table:table-cell>
          <table:table-cell office:value-type="float" office:value="-117.1">
            <text:p>-117,1</text:p>
          </table:table-cell>
          <table:table-cell office:value-type="float" office:value="125.18">
            <text:p>125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enaria</text:p>
          </table:table-cell>
          <table:table-cell office:value-type="float" office:value="-399.55">
            <text:p>-399,55</text:p>
          </table:table-cell>
          <table:table-cell office:value-type="float" office:value="84.76">
            <text:p>84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endrell</text:p>
          </table:table-cell>
          <table:table-cell office:value-type="float" office:value="-318.7">
            <text:p>-318,7</text:p>
          </table:table-cell>
          <table:table-cell office:value-type="float" office:value="127.01">
            <text:p>127,0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ermezzo</text:p>
          </table:table-cell>
          <table:table-cell office:value-type="float" office:value="-364.86">
            <text:p>-364,86</text:p>
          </table:table-cell>
          <table:table-cell office:value-type="float" office:value="163.78">
            <text:p>163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iborg</text:p>
          </table:table-cell>
          <table:table-cell office:value-type="float" office:value="-469.44">
            <text:p>-469,44</text:p>
          </table:table-cell>
          <table:table-cell office:value-type="float" office:value="80.85">
            <text:p>80,8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ihtijarvi</text:p>
          </table:table-cell>
          <table:table-cell office:value-type="float" office:value="-357.56">
            <text:p>-357,56</text:p>
          </table:table-cell>
          <table:table-cell office:value-type="float" office:value="147.87">
            <text:p>147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indemiatrix</text:p>
          </table:table-cell>
          <table:table-cell office:value-type="float" office:value="-100.67">
            <text:p>-100,67</text:p>
          </table:table-cell>
          <table:table-cell office:value-type="float" office:value="27.12">
            <text:p>27,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irtue</text:p>
          </table:table-cell>
          <table:table-cell office:value-type="float" office:value="-372.16">
            <text:p>-372,16</text:p>
          </table:table-cell>
          <table:table-cell office:value-type="float" office:value="177.87">
            <text:p>177,8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orzel</text:p>
          </table:table-cell>
          <table:table-cell office:value-type="float" office:value="-237.07">
            <text:p>-237,07</text:p>
          </table:table-cell>
          <table:table-cell office:value-type="float" office:value="181.78">
            <text:p>181,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Vulcan</text:p>
          </table:table-cell>
          <table:table-cell office:value-type="float" office:value="-67.29">
            <text:p>-67,29</text:p>
          </table:table-cell>
          <table:table-cell office:value-type="float" office:value="323.39">
            <text:p>323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aldorff</text:p>
          </table:table-cell>
          <table:table-cell office:value-type="float" office:value="-133.01">
            <text:p>-133,01</text:p>
          </table:table-cell>
          <table:table-cell office:value-type="float" office:value="361.99">
            <text:p>361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esterstede</text:p>
          </table:table-cell>
          <table:table-cell office:value-type="float" office:value="-209.42">
            <text:p>-209,42</text:p>
          </table:table-cell>
          <table:table-cell office:value-type="float" office:value="171.61">
            <text:p>171,6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hittington</text:p>
          </table:table-cell>
          <table:table-cell office:value-type="float" office:value="-107.19">
            <text:p>-107,19</text:p>
          </table:table-cell>
          <table:table-cell office:value-type="float" office:value="107.45">
            <text:p>107,4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illunga</text:p>
          </table:table-cell>
          <table:table-cell office:value-type="float" office:value="-336.69">
            <text:p>-336,69</text:p>
          </table:table-cell>
          <table:table-cell office:value-type="float" office:value="348.43">
            <text:p>348,4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iltshire</text:p>
          </table:table-cell>
          <table:table-cell office:value-type="float" office:value="-443.1">
            <text:p>-443,1</text:p>
          </table:table-cell>
          <table:table-cell office:value-type="float" office:value="144.48">
            <text:p>144,4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indsor</text:p>
          </table:table-cell>
          <table:table-cell office:value-type="float" office:value="-279.58">
            <text:p>-279,58</text:p>
          </table:table-cell>
          <table:table-cell office:value-type="float" office:value="277.49">
            <text:p>277,4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infield</text:p>
          </table:table-cell>
          <table:table-cell office:value-type="float" office:value="-112.67">
            <text:p>-112,67</text:p>
          </table:table-cell>
          <table:table-cell office:value-type="float" office:value="408.93">
            <text:p>408,9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inter</text:p>
          </table:table-cell>
          <table:table-cell office:value-type="float" office:value="-302.01">
            <text:p>-302,01</text:p>
          </table:table-cell>
          <table:table-cell office:value-type="float" office:value="353.64">
            <text:p>353,6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otan</text:p>
          </table:table-cell>
          <table:table-cell office:value-type="float" office:value="-143.44">
            <text:p>-143,44</text:p>
          </table:table-cell>
          <table:table-cell office:value-type="float" office:value="412.06">
            <text:p>412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roclaw</text:p>
          </table:table-cell>
          <table:table-cell office:value-type="float" office:value="-213.07">
            <text:p>-213,07</text:p>
          </table:table-cell>
          <table:table-cell office:value-type="float" office:value="242.8">
            <text:p>242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Wyatt</text:p>
          </table:table-cell>
          <table:table-cell office:value-type="float" office:value="-65.46">
            <text:p>-65,46</text:p>
          </table:table-cell>
          <table:table-cell office:value-type="float" office:value="-9.39">
            <text:p>-9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Yed Posterior</text:p>
          </table:table-cell>
          <table:table-cell office:value-type="float" office:value="-44.6">
            <text:p>-44,6</text:p>
          </table:table-cell>
          <table:table-cell office:value-type="float" office:value="120.23">
            <text:p>120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Yed Prior</text:p>
          </table:table-cell>
          <table:table-cell office:value-type="float" office:value="-62.59">
            <text:p>-62,59</text:p>
          </table:table-cell>
          <table:table-cell office:value-type="float" office:value="125.18">
            <text:p>125,1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Yeguas</text:p>
          </table:table-cell>
          <table:table-cell office:value-type="float" office:value="-162.48">
            <text:p>-162,48</text:p>
          </table:table-cell>
          <table:table-cell office:value-type="float" office:value="284.53">
            <text:p>284,5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York</text:p>
          </table:table-cell>
          <table:table-cell office:value-type="float" office:value="-281.92">
            <text:p>-281,92</text:p>
          </table:table-cell>
          <table:table-cell office:value-type="float" office:value="115.8">
            <text:p>115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anderij</text:p>
          </table:table-cell>
          <table:table-cell office:value-type="float" office:value="-179.69">
            <text:p>-179,69</text:p>
          </table:table-cell>
          <table:table-cell office:value-type="float" office:value="267.84">
            <text:p>267,8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aniah</text:p>
          </table:table-cell>
          <table:table-cell office:value-type="float" office:value="-103.54">
            <text:p>-103,54</text:p>
          </table:table-cell>
          <table:table-cell office:value-type="float" office:value="8.35">
            <text:p>8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aprudy</text:p>
          </table:table-cell>
          <table:table-cell office:value-type="float" office:value="-322.87">
            <text:p>-322,87</text:p>
          </table:table-cell>
          <table:table-cell office:value-type="float" office:value="93.63">
            <text:p>93,6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avijava</text:p>
          </table:table-cell>
          <table:table-cell office:value-type="float" office:value="-32.08">
            <text:p>-32,08</text:p>
          </table:table-cell>
          <table:table-cell office:value-type="float" office:value="-0.26">
            <text:p>-0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dice</text:p>
          </table:table-cell>
          <table:table-cell office:value-type="float" office:value="-315.31">
            <text:p>-315,31</text:p>
          </table:table-cell>
          <table:table-cell office:value-type="float" office:value="23.99">
            <text:p>23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ebebelgenubi</text:p>
          </table:table-cell>
          <table:table-cell office:value-type="float" office:value="-52.68">
            <text:p>-52,68</text:p>
          </table:table-cell>
          <table:table-cell office:value-type="float" office:value="47.99">
            <text:p>47,9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ebeneschamali</text:p>
          </table:table-cell>
          <table:table-cell office:value-type="float" office:value="-78.5">
            <text:p>-78,5</text:p>
          </table:table-cell>
          <table:table-cell office:value-type="float" office:value="91.02">
            <text:p>91,0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hongshan</text:p>
          </table:table-cell>
          <table:table-cell office:value-type="float" office:value="-208.38">
            <text:p>-208,38</text:p>
          </table:table-cell>
          <table:table-cell office:value-type="float" office:value="326.26">
            <text:p>326,2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oetermeer</text:p>
          </table:table-cell>
          <table:table-cell office:value-type="float" office:value="-78.76">
            <text:p>-78,76</text:p>
          </table:table-cell>
          <table:table-cell office:value-type="float" office:value="333.56">
            <text:p>333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ollikofen</text:p>
          </table:table-cell>
          <table:table-cell office:value-type="float" office:value="-29.21">
            <text:p>-29,21</text:p>
          </table:table-cell>
          <table:table-cell office:value-type="float" office:value="19.56">
            <text:p>19,5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volen</text:p>
          </table:table-cell>
          <table:table-cell office:value-type="float" office:value="-245.67">
            <text:p>-245,67</text:p>
          </table:table-cell>
          <table:table-cell office:value-type="float" office:value="49.55">
            <text:p>49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wenkau</text:p>
          </table:table-cell>
          <table:table-cell office:value-type="float" office:value="-235.76">
            <text:p>-235,76</text:p>
          </table:table-cell>
          <table:table-cell office:value-type="float" office:value="9.91">
            <text:p>9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Lyran Commonwealth</text:p>
          </table:table-cell>
          <table:table-cell office:value-type="string">
            <text:p>Zwipadze</text:p>
          </table:table-cell>
          <table:table-cell office:value-type="float" office:value="-341.39">
            <text:p>-341,39</text:p>
          </table:table-cell>
          <table:table-cell office:value-type="float" office:value="264.97">
            <text:p>264,9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Botany Bay</text:p>
          </table:table-cell>
          <table:table-cell office:value-type="float" office:value="-179.43">
            <text:p>-179,43</text:p>
          </table:table-cell>
          <table:table-cell office:value-type="float" office:value="487.44">
            <text:p>487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Butte Hold</text:p>
          </table:table-cell>
          <table:table-cell office:value-type="float" office:value="-101.71">
            <text:p>-101,71</text:p>
          </table:table-cell>
          <table:table-cell office:value-type="float" office:value="466.57">
            <text:p>466,57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Erewhon</text:p>
          </table:table-cell>
          <table:table-cell office:value-type="float" office:value="-187.52">
            <text:p>-187,52</text:p>
          </table:table-cell>
          <table:table-cell office:value-type="float" office:value="449.88">
            <text:p>449,8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Gotterdammerung</text:p>
          </table:table-cell>
          <table:table-cell office:value-type="float" office:value="-180.47">
            <text:p>-180,47</text:p>
          </table:table-cell>
          <table:table-cell office:value-type="float" office:value="460.8">
            <text:p>460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Lackhove</text:p>
          </table:table-cell>
          <table:table-cell office:value-type="float" office:value="-167.69">
            <text:p>-167,69</text:p>
          </table:table-cell>
          <table:table-cell office:value-type="float" office:value="448.23">
            <text:p>448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Last Chance</text:p>
          </table:table-cell>
          <table:table-cell office:value-type="float" office:value="-161.17">
            <text:p>-161,17</text:p>
          </table:table-cell>
          <table:table-cell office:value-type="float" office:value="481.44">
            <text:p>481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Circinus Federation</text:p>
          </table:table-cell>
          <table:table-cell office:value-type="string">
            <text:p>Circinus</text:p>
          </table:table-cell>
          <table:table-cell office:value-type="float" office:value="-391.72">
            <text:p>-391,72</text:p>
          </table:table-cell>
          <table:table-cell office:value-type="float" office:value="-67.55">
            <text:p>-67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Elusian Fields</text:p>
          </table:table-cell>
          <table:table-cell office:value-type="string">
            <text:p>Porthos</text:p>
          </table:table-cell>
          <table:table-cell office:value-type="float" office:value="91.02">
            <text:p>91,02</text:p>
          </table:table-cell>
          <table:table-cell office:value-type="float" office:value="480.13">
            <text:p>480,1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Elusian Fields</text:p>
          </table:table-cell>
          <table:table-cell office:value-type="string">
            <text:p>Elissa</text:p>
          </table:table-cell>
          <table:table-cell office:value-type="float" office:value="-39.38">
            <text:p>-39,38</text:p>
          </table:table-cell>
          <table:table-cell office:value-type="float" office:value="487.44">
            <text:p>487,4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Sevon</text:p>
          </table:table-cell>
          <table:table-cell office:value-type="float" office:value="469.7">
            <text:p>469,7</text:p>
          </table:table-cell>
          <table:table-cell office:value-type="float" office:value="134.05">
            <text:p>134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Cerberus</text:p>
          </table:table-cell>
          <table:table-cell office:value-type="float" office:value="480.13">
            <text:p>480,13</text:p>
          </table:table-cell>
          <table:table-cell office:value-type="float" office:value="192.21">
            <text:p>192,2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Ferris</text:p>
          </table:table-cell>
          <table:table-cell office:value-type="float" office:value="588.89">
            <text:p>588,89</text:p>
          </table:table-cell>
          <table:table-cell office:value-type="float" office:value="128.05">
            <text:p>128,0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Alpheratz</text:p>
          </table:table-cell>
          <table:table-cell office:value-type="float" office:value="507.52">
            <text:p>507,52</text:p>
          </table:table-cell>
          <table:table-cell office:value-type="float" office:value="154.39">
            <text:p>154,3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Tellman IV</text:p>
          </table:table-cell>
          <table:table-cell office:value-type="float" office:value="541.94">
            <text:p>541,94</text:p>
          </table:table-cell>
          <table:table-cell office:value-type="float" office:value="99.1">
            <text:p>99,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beron Confederation</text:p>
          </table:table-cell>
          <table:table-cell office:value-type="string">
            <text:p>The Rock</text:p>
          </table:table-cell>
          <table:table-cell office:value-type="float" office:value="-82.93">
            <text:p>-82,93</text:p>
          </table:table-cell>
          <table:table-cell office:value-type="float" office:value="504.91">
            <text:p>504,9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Magistracy of Canopus</text:p>
          </table:table-cell>
          <table:table-cell office:value-type="string">
            <text:p>Trznadel Cluster</text:p>
          </table:table-cell>
          <table:table-cell office:value-type="float" office:value="-161.17">
            <text:p>-161,17</text:p>
          </table:table-cell>
          <table:table-cell office:value-type="float" office:value="-462.66">
            <text:p>-462,6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Magistracy of Canopus</text:p>
          </table:table-cell>
          <table:table-cell office:value-type="string">
            <text:p>Adhara</text:p>
          </table:table-cell>
          <table:table-cell office:value-type="float" office:value="-124.4">
            <text:p>-124,4</text:p>
          </table:table-cell>
          <table:table-cell office:value-type="float" office:value="-473.09">
            <text:p>-473,0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Marian Hegemony</text:p>
          </table:table-cell>
          <table:table-cell office:value-type="string">
            <text:p>Baccalieu</text:p>
          </table:table-cell>
          <table:table-cell office:value-type="float" office:value="-490.83">
            <text:p>-490,83</text:p>
          </table:table-cell>
          <table:table-cell office:value-type="float" office:value="126.23">
            <text:p>126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Marian Hegemony</text:p>
          </table:table-cell>
          <table:table-cell office:value-type="string">
            <text:p>Ballalaba</text:p>
          </table:table-cell>
          <table:table-cell office:value-type="float" office:value="-444.84">
            <text:p>-444,84</text:p>
          </table:table-cell>
          <table:table-cell office:value-type="float" office:value="236.81">
            <text:p>236,8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Marian Hegemony</text:p>
          </table:table-cell>
          <table:table-cell office:value-type="string">
            <text:p>Islington</text:p>
          </table:table-cell>
          <table:table-cell office:value-type="float" office:value="-479.61">
            <text:p>-479,61</text:p>
          </table:table-cell>
          <table:table-cell office:value-type="float" office:value="114.23">
            <text:p>114,2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Taurian Concordat</text:p>
          </table:table-cell>
          <table:table-cell office:value-type="string">
            <text:p>Flannagan's Nebulea</text:p>
          </table:table-cell>
          <table:table-cell office:value-type="float" office:value="183.34">
            <text:p>183,34</text:p>
          </table:table-cell>
          <table:table-cell office:value-type="float" office:value="-393.55">
            <text:p>-393,5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Taurian Concordat</text:p>
          </table:table-cell>
          <table:table-cell office:value-type="string">
            <text:p>Sterope</text:p>
          </table:table-cell>
          <table:table-cell office:value-type="float" office:value="269.15">
            <text:p>269,15</text:p>
          </table:table-cell>
          <table:table-cell office:value-type="float" office:value="-407.89">
            <text:p>-407,8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Taurian Concordat</text:p>
          </table:table-cell>
          <table:table-cell office:value-type="string">
            <text:p>Pinard</text:p>
          </table:table-cell>
          <table:table-cell office:value-type="float" office:value="175.52">
            <text:p>175,52</text:p>
          </table:table-cell>
          <table:table-cell office:value-type="float" office:value="-392.76">
            <text:p>-392,7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Taurian Concordat</text:p>
          </table:table-cell>
          <table:table-cell office:value-type="string">
            <text:p>New Vandenburg</text:p>
          </table:table-cell>
          <table:table-cell office:value-type="float" office:value="157.26">
            <text:p>157,26</text:p>
          </table:table-cell>
          <table:table-cell office:value-type="float" office:value="-409.2">
            <text:p>-409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beron Confederation</text:p>
          </table:table-cell>
          <table:table-cell office:value-type="string">
            <text:p>Sigurd</text:p>
          </table:table-cell>
          <table:table-cell office:value-type="float" office:value="-104.84">
            <text:p>-104,84</text:p>
          </table:table-cell>
          <table:table-cell office:value-type="float" office:value="484.04">
            <text:p>484,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beron Confederation</text:p>
          </table:table-cell>
          <table:table-cell office:value-type="string">
            <text:p>Oberon VI</text:p>
          </table:table-cell>
          <table:table-cell office:value-type="float" office:value="-112.4">
            <text:p>-112,4</text:p>
          </table:table-cell>
          <table:table-cell office:value-type="float" office:value="477.52">
            <text:p>477,5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Pirates</text:p>
          </table:table-cell>
          <table:table-cell office:value-type="string">
            <text:p>Star's End</text:p>
          </table:table-cell>
          <table:table-cell office:value-type="float" office:value="-83.98">
            <text:p>-83,98</text:p>
          </table:table-cell>
          <table:table-cell office:value-type="float" office:value="436.06">
            <text:p>436,0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Pirates</text:p>
          </table:table-cell>
          <table:table-cell office:value-type="string">
            <text:p>Pirates Haven (clst)</text:p>
          </table:table-cell>
          <table:table-cell office:value-type="float" office:value="428.76">
            <text:p>428,76</text:p>
          </table:table-cell>
          <table:table-cell office:value-type="float" office:value="-352.86">
            <text:p>-352,8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Pirates</text:p>
          </table:table-cell>
          <table:table-cell office:value-type="string">
            <text:p>Santander V</text:p>
          </table:table-cell>
          <table:table-cell office:value-type="float" office:value="78.5">
            <text:p>78,5</text:p>
          </table:table-cell>
          <table:table-cell office:value-type="float" office:value="485.35">
            <text:p>485,3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Pirates</text:p>
          </table:table-cell>
          <table:table-cell office:value-type="string">
            <text:p>Enif</text:p>
          </table:table-cell>
          <table:table-cell office:value-type="float" office:value="432.93">
            <text:p>432,93</text:p>
          </table:table-cell>
          <table:table-cell office:value-type="float" office:value="291.31">
            <text:p>291,31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string">
            <text:p>Pirates</text:p>
          </table:table-cell>
          <table:table-cell office:value-type="string">
            <text:p>Slewis</text:p>
          </table:table-cell>
          <table:table-cell office:value-type="float" office:value="-479.61">
            <text:p>-479,61</text:p>
          </table:table-cell>
          <table:table-cell office:value-type="float" office:value="218.55">
            <text:p>218,55</text:p>
          </table:table-cell>
          <table:table-cell office:value-type="float" office:value="0.5">
            <text:p>0,5</text:p>
          </table:table-cell>
        </table:table-row>
        <table:table-row table:style-name="ro1" table:number-rows-repeated="20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2011-01-09</text:date>, <text:time>18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09T18:52:31.42</dc:date>
    <dc:creator>Al </dc:creator>
    <meta:generator>OpenOffice.org/3.1$Win32 OpenOffice.org_project/310m19$Build-9420</meta:generator>
    <meta:editing-duration>PT01H11M55S</meta:editing-duration>
    <meta:editing-cycles>12</meta:editing-cycles>
    <meta:document-statistic meta:table-count="1" meta:cell-count="9715" meta:object-count="0"/>
  </office:meta>
</office:document-meta>
</file>